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6.272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5.346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5.075cm"/>
    </style:style>
    <style:style style:name="co8" style:family="table-column">
      <style:table-column-properties fo:break-before="auto" style:column-width="4.066cm"/>
    </style:style>
    <style:style style:name="co9" style:family="table-column">
      <style:table-column-properties fo:break-before="auto" style:column-width="2.868cm"/>
    </style:style>
    <style:style style:name="co10" style:family="table-column">
      <style:table-column-properties fo:break-before="auto" style:column-width="1.588cm"/>
    </style:style>
    <style:style style:name="co11" style:family="table-column">
      <style:table-column-properties fo:break-before="auto" style:column-width="1.561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1.533cm"/>
    </style:style>
    <style:style style:name="co14" style:family="table-column">
      <style:table-column-properties fo:break-before="auto" style:column-width="1.452cm"/>
    </style:style>
    <style:style style:name="co15" style:family="table-column">
      <style:table-column-properties fo:break-before="auto" style:column-width="1.697cm"/>
    </style:style>
    <style:style style:name="co16" style:family="table-column">
      <style:table-column-properties fo:break-before="auto" style:column-width="2.104cm"/>
    </style:style>
    <style:style style:name="co17" style:family="table-column">
      <style:table-column-properties fo:break-before="auto" style:column-width="3.276cm"/>
    </style:style>
    <style:style style:name="co18" style:family="table-column">
      <style:table-column-properties fo:break-before="auto" style:column-width="2.787cm"/>
    </style:style>
    <style:style style:name="co19" style:family="table-column">
      <style:table-column-properties fo:break-before="auto" style:column-width="3.903cm"/>
    </style:style>
    <style:style style:name="co20" style:family="table-column">
      <style:table-column-properties fo:break-before="auto" style:column-width="4.094cm"/>
    </style:style>
    <style:style style:name="co21" style:family="table-column">
      <style:table-column-properties fo:break-before="auto" style:column-width="4.23cm"/>
    </style:style>
    <style:style style:name="co22" style:family="table-column">
      <style:table-column-properties fo:break-before="auto" style:column-width="2.378cm"/>
    </style:style>
    <style:style style:name="co23" style:family="table-column">
      <style:table-column-properties fo:break-before="auto" style:column-width="2.459cm"/>
    </style:style>
    <style:style style:name="co24" style:family="table-column">
      <style:table-column-properties fo:break-before="auto" style:column-width="4.203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Pivot_20_Table_20_Corner">
      <style:table-cell-properties fo:border-bottom="none" style:text-align-source="fix" style:repeat-content="false" fo:border-left="2.01pt solid #000000" fo:border-right="0.99pt solid #000000" fo:border-top="2.01pt solid #000000"/>
      <style:paragraph-properties fo:text-align="center" fo:margin-left="0cm"/>
    </style:style>
    <style:style style:name="ce5" style:family="table-cell" style:parent-style-name="Pivot_20_Table_20_Field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</style:style>
    <style:style style:name="ce7" style:family="table-cell" style:parent-style-name="Pivot_20_Table_20_Category" style:data-style-name="N0">
      <style:table-cell-properties fo:border-bottom="none" fo:background-color="#ff0000" style:text-align-source="fix" style:repeat-content="false" fo:border-left="2.01pt solid #000000" fo:border-right="0.99pt solid #000000" fo:border-top="0.99pt solid #000000"/>
      <style:paragraph-properties fo:text-align="center" fo:margin-left="0cm"/>
    </style:style>
    <style:style style:name="ce8" style:family="table-cell" style:parent-style-name="Pivot_20_Table_20_Category" style:data-style-name="N0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cm"/>
    </style:style>
    <style:style style:name="ce10" style:family="table-cell" style:parent-style-name="Pivot_20_Table_20_Category" style:data-style-name="N0">
      <style:table-cell-properties fo:border-bottom="none" fo:background-color="#069a2e" style:text-align-source="fix" style:repeat-content="false" fo:border-left="2.01pt solid #000000" fo:border-right="0.99pt solid #000000" fo:border-top="none"/>
      <style:paragraph-properties fo:text-align="center" fo:margin-left="0cm"/>
    </style:style>
    <style:style style:name="ce12" style:family="table-cell" style:parent-style-name="Pivot_20_Table_20_Category" style:data-style-name="N0">
      <style:table-cell-properties fo:border-bottom="none" fo:background-color="#b2b2b2" style:text-align-source="fix" style:repeat-content="false" fo:border-left="2.01pt solid #000000" fo:border-right="0.99pt solid #000000" fo:border-top="none"/>
      <style:paragraph-properties fo:text-align="center" fo:margin-left="0cm"/>
    </style:style>
    <style:style style:name="ce15" style:family="table-cell" style:parent-style-name="Pivot_20_Table_20_Title" style:data-style-name="N0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Pivot_20_Table_20_Category" style:data-style-name="N0">
      <style:table-cell-properties fo:border-bottom="none" style:text-align-source="fix" style:repeat-content="false" fo:border-left="2.01pt solid #000000" fo:border-right="0.99pt solid #000000" fo:border-top="0.99pt solid #000000"/>
      <style:paragraph-properties fo:text-align="start" fo:margin-left="0cm"/>
    </style:style>
    <style:style style:name="ce26" style:family="table-cell" style:parent-style-name="Pivot_20_Table_20_Category" style:data-style-name="N0">
      <style:table-cell-properties fo:border-bottom="none" style:text-align-source="fix" style:repeat-content="false" fo:border-left="2.01pt solid #000000" fo:border-right="0.99pt solid #000000" fo:border-top="none"/>
      <style:paragraph-properties fo:text-align="start" fo:margin-left="0cm"/>
    </style:style>
    <style:style style:name="ce13" style:family="table-cell" style:parent-style-name="Pivot_20_Table_20_Category" style:data-style-name="N0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cm"/>
    </style:style>
    <style:style style:name="ce41" style:family="table-cell" style:parent-style-name="Pivot_20_Table_20_Field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cm"/>
    </style:style>
    <style:style style:name="ce42" style:family="table-cell" style:parent-style-name="Pivot_20_Table_20_Category" style:data-style-name="N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45" style:family="table-cell" style:parent-style-name="Pivot_20_Table_20_Value" style:data-style-name="N11">
      <style:table-cell-properties fo:border-bottom="none" fo:background-color="#ff0000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48" style:family="table-cell" style:parent-style-name="Pivot_20_Table_20_Value" style:data-style-name="N11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49" style:family="table-cell" style:parent-style-name="Pivot_20_Table_20_Value" style:data-style-name="N11">
      <style:table-cell-properties fo:border-bottom="none" fo:background-color="#069a2e" style:text-align-source="fix" style:repeat-content="false" fo:border-left="0.99pt solid #000000" fo:border-right="none" fo:border-top="none"/>
      <style:paragraph-properties fo:text-align="center" fo:margin-left="0cm"/>
    </style:style>
    <style:style style:name="ce50" style:family="table-cell" style:parent-style-name="Pivot_20_Table_20_Value" style:data-style-name="N11">
      <style:table-cell-properties fo:border-bottom="0.99pt solid #000000" fo:background-color="#b2b2b2" style:text-align-source="fix" style:repeat-content="false" fo:border-left="0.99pt solid #000000" fo:border-right="none" fo:border-top="none"/>
      <style:paragraph-properties fo:text-align="center" fo:margin-left="0cm"/>
    </style:style>
    <style:style style:name="ce51" style:family="table-cell" style:parent-style-name="Pivot_20_Table_20_Result" style:data-style-name="N11">
      <style:table-cell-properties fo:border-bottom="2.01pt solid #000000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11" style:family="table-cell" style:parent-style-name="Pivot_20_Table_20_Category" style:data-style-name="N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Pivot_20_Table_20_Value" style:data-style-name="N11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64" style:family="table-cell" style:parent-style-name="Pivot_20_Table_20_Corner">
      <style:table-cell-properties fo:border-bottom="0.99pt solid #000000" style:text-align-source="fix" style:repeat-content="false" fo:border-left="none" fo:border-right="none" fo:border-top="2.01pt solid #000000"/>
      <style:paragraph-properties fo:text-align="center" fo:margin-left="0cm"/>
    </style:style>
    <style:style style:name="ce65" style:family="table-cell" style:parent-style-name="Pivot_20_Table_20_Category" style:data-style-name="N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66" style:family="table-cell" style:parent-style-name="Pivot_20_Table_20_Value" style:data-style-name="N11">
      <style:table-cell-properties fo:border-bottom="none" fo:background-color="#ff0000" style:text-align-source="fix" style:repeat-content="false" fo:border-left="none" fo:border-right="none" fo:border-top="0.99pt solid #000000"/>
      <style:paragraph-properties fo:text-align="center" fo:margin-left="0cm"/>
    </style:style>
    <style:style style:name="ce67" style:family="table-cell" style:parent-style-name="Pivot_20_Table_20_Value" style:data-style-name="N11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Pivot_20_Table_20_Value" style:data-style-name="N11">
      <style:table-cell-properties fo:background-color="#069a2e" style:text-align-source="fix" style:repeat-content="false"/>
      <style:paragraph-properties fo:text-align="center" fo:margin-left="0cm"/>
    </style:style>
    <style:style style:name="ce69" style:family="table-cell" style:parent-style-name="Pivot_20_Table_20_Value" style:data-style-name="N11">
      <style:table-cell-properties fo:border-bottom="0.99pt solid #000000" fo:background-color="#b2b2b2" style:text-align-source="fix" style:repeat-content="false" fo:border-left="none" fo:border-right="none" fo:border-top="none"/>
      <style:paragraph-properties fo:text-align="center" fo:margin-left="0cm"/>
    </style:style>
    <style:style style:name="ce70" style:family="table-cell" style:parent-style-name="Pivot_20_Table_20_Result" style:data-style-name="N11">
      <style:table-cell-properties fo:border-bottom="2.01pt solid #000000" style:text-align-source="fix" style:repeat-content="false" fo:border-left="none" fo:border-right="none" fo:border-top="0.99pt solid #000000"/>
      <style:paragraph-properties fo:text-align="center" fo:margin-left="0cm"/>
    </style:style>
    <style:style style:name="ce22" style:family="table-cell" style:parent-style-name="Pivot_20_Table_20_Category" style:data-style-name="N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Pivot_20_Table_20_Value" style:data-style-name="N1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7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81" style:family="table-cell" style:parent-style-name="Pivot_20_Table_20_Value" style:data-style-name="N2">
      <style:table-cell-properties fo:border-bottom="none" fo:background-color="#ff0000" style:text-align-source="fix" style:repeat-content="false" fo:border-left="none" fo:border-right="none" fo:border-top="0.99pt solid #000000"/>
      <style:paragraph-properties fo:text-align="center" fo:margin-left="0cm"/>
    </style:style>
    <style:style style:name="ce86" style:family="table-cell" style:parent-style-name="Pivot_20_Table_20_Value" style:data-style-name="N2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Pivot_20_Table_20_Value" style:data-style-name="N2">
      <style:table-cell-properties fo:background-color="#069a2e" style:text-align-source="fix" style:repeat-content="false"/>
      <style:paragraph-properties fo:text-align="center" fo:margin-left="0cm"/>
    </style:style>
    <style:style style:name="ce88" style:family="table-cell" style:parent-style-name="Pivot_20_Table_20_Value" style:data-style-name="N2">
      <style:table-cell-properties fo:border-bottom="0.99pt solid #000000" fo:background-color="#b2b2b2" style:text-align-source="fix" style:repeat-content="false" fo:border-left="none" fo:border-right="none" fo:border-top="none"/>
      <style:paragraph-properties fo:text-align="center" fo:margin-left="0cm"/>
    </style:style>
    <style:style style:name="ce89" style:family="table-cell" style:parent-style-name="Pivot_20_Table_20_Result" style:data-style-name="N2">
      <style:table-cell-properties fo:border-bottom="2.01pt solid #000000" style:text-align-source="fix" style:repeat-content="false" fo:border-left="none" fo:border-right="none" fo:border-top="0.99pt solid #000000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32" style:family="table-cell" style:parent-style-name="Pivot_20_Table_20_Value" style:data-style-name="N2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Pivot_20_Table_20_Value" style:data-style-name="N2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Pivot_20_Table_20_Value" style:data-style-name="N3">
      <style:table-cell-properties fo:border-bottom="none" fo:background-color="#ff0000" style:text-align-source="fix" style:repeat-content="false" fo:border-left="none" fo:border-right="none" fo:border-top="0.99pt solid #000000"/>
      <style:paragraph-properties fo:text-align="center" fo:margin-left="0cm"/>
    </style:style>
    <style:style style:name="ce100" style:family="table-cell" style:parent-style-name="Pivot_20_Table_20_Value" style:data-style-name="N3">
      <style:table-cell-properties style:text-align-source="fix" style:repeat-content="false"/>
      <style:paragraph-properties fo:text-align="center" fo:margin-left="0cm"/>
    </style:style>
    <style:style style:name="ce101" style:family="table-cell" style:parent-style-name="Pivot_20_Table_20_Value" style:data-style-name="N3">
      <style:table-cell-properties fo:background-color="#069a2e" style:text-align-source="fix" style:repeat-content="false"/>
      <style:paragraph-properties fo:text-align="center" fo:margin-left="0cm"/>
    </style:style>
    <style:style style:name="ce102" style:family="table-cell" style:parent-style-name="Pivot_20_Table_20_Value" style:data-style-name="N3">
      <style:table-cell-properties fo:border-bottom="0.99pt solid #000000" fo:background-color="#b2b2b2" style:text-align-source="fix" style:repeat-content="false" fo:border-left="none" fo:border-right="none" fo:border-top="none"/>
      <style:paragraph-properties fo:text-align="center" fo:margin-left="0cm"/>
    </style:style>
    <style:style style:name="ce103" style:family="table-cell" style:parent-style-name="Pivot_20_Table_20_Result" style:data-style-name="N3">
      <style:table-cell-properties fo:border-bottom="2.01pt solid #000000" style:text-align-source="fix" style:repeat-content="false" fo:border-left="none" fo:border-right="none" fo:border-top="0.99pt solid #000000"/>
      <style:paragraph-properties fo:text-align="center" fo:margin-left="0cm"/>
    </style:style>
    <style:style style:name="ce116" style:family="table-cell" style:parent-style-name="Pivot_20_Table_20_Value" style:data-style-name="N11">
      <style:table-cell-properties fo:border-bottom="none" fo:background-color="#ff0000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117" style:family="table-cell" style:parent-style-name="Pivot_20_Table_20_Value" style:data-style-name="N11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118" style:family="table-cell" style:parent-style-name="Pivot_20_Table_20_Value" style:data-style-name="N11">
      <style:table-cell-properties fo:border-bottom="none" fo:background-color="#069a2e" style:text-align-source="fix" style:repeat-content="false" fo:border-left="none" fo:border-right="0.99pt solid #000000" fo:border-top="none"/>
      <style:paragraph-properties fo:text-align="center" fo:margin-left="0cm"/>
    </style:style>
    <style:style style:name="ce119" style:family="table-cell" style:parent-style-name="Pivot_20_Table_20_Value" style:data-style-name="N11">
      <style:table-cell-properties fo:border-bottom="0.99pt solid #000000" fo:background-color="#b2b2b2" style:text-align-source="fix" style:repeat-content="false" fo:border-left="none" fo:border-right="0.99pt solid #000000" fo:border-top="none"/>
      <style:paragraph-properties fo:text-align="center" fo:margin-left="0cm"/>
    </style:style>
    <style:style style:name="ce120" style:family="table-cell" style:parent-style-name="Pivot_20_Table_20_Result" style:data-style-name="N11">
      <style:table-cell-properties fo:border-bottom="2.01pt solid #000000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123" style:family="table-cell" style:parent-style-name="Pivot_20_Table_20_Corner">
      <style:table-cell-properties fo:border-bottom="0.99pt solid #000000" style:text-align-source="fix" style:repeat-content="false" fo:border-left="none" fo:border-right="2.01pt solid #000000" fo:border-top="2.01pt solid #000000"/>
      <style:paragraph-properties fo:text-align="center" fo:margin-left="0cm"/>
    </style:style>
    <style:style style:name="ce124" style:family="table-cell" style:parent-style-name="Pivot_20_Table_20_Title" style:data-style-name="N0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</style:style>
    <style:style style:name="ce125" style:family="table-cell" style:parent-style-name="Pivot_20_Table_20_Result" style:data-style-name="N11">
      <style:table-cell-properties fo:border-bottom="none" fo:background-color="#ff0000" style:text-align-source="fix" style:repeat-content="false" fo:border-left="0.99pt solid #000000" fo:border-right="2.01pt solid #000000" fo:border-top="0.99pt solid #000000"/>
      <style:paragraph-properties fo:text-align="center" fo:margin-left="0cm"/>
    </style:style>
    <style:style style:name="ce126" style:family="table-cell" style:parent-style-name="Pivot_20_Table_20_Result" style:data-style-name="N11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</style:style>
    <style:style style:name="ce127" style:family="table-cell" style:parent-style-name="Pivot_20_Table_20_Result" style:data-style-name="N11">
      <style:table-cell-properties fo:border-bottom="none" fo:background-color="#069a2e" style:text-align-source="fix" style:repeat-content="false" fo:border-left="0.99pt solid #000000" fo:border-right="2.01pt solid #000000" fo:border-top="none"/>
      <style:paragraph-properties fo:text-align="center" fo:margin-left="0cm"/>
    </style:style>
    <style:style style:name="ce128" style:family="table-cell" style:parent-style-name="Pivot_20_Table_20_Result" style:data-style-name="N11">
      <style:table-cell-properties fo:border-bottom="0.99pt solid #000000" fo:background-color="#b2b2b2" style:text-align-source="fix" style:repeat-content="false" fo:border-left="0.99pt solid #000000" fo:border-right="2.01pt solid #000000" fo:border-top="none"/>
      <style:paragraph-properties fo:text-align="center" fo:margin-left="0cm"/>
    </style:style>
    <style:style style:name="ce129" style:family="table-cell" style:parent-style-name="Pivot_20_Table_20_Res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cm"/>
    </style:style>
    <style:style style:name="ce130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6382" table:default-cell-style-name="ce6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Coluna</text:p>
          </table:table-cell>
          <table:table-cell office:value-type="string" calcext:value-type="string">
            <text:p>Dados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uantidade</text:p>
          </table:table-cell>
          <table:table-cell office:value-type="float" office:value="383750" calcext:value-type="float">
            <text:p>383750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uantidade</text:p>
          </table:table-cell>
          <table:table-cell office:value-type="float" office:value="827801" calcext:value-type="float">
            <text:p>827801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uantidade</text:p>
          </table:table-cell>
          <table:table-cell office:value-type="float" office:value="353713" calcext:value-type="float">
            <text:p>353713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uantidade</text:p>
          </table:table-cell>
          <table:table-cell office:value-type="float" office:value="613796" calcext:value-type="float">
            <text:p>613796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uantidade</text:p>
          </table:table-cell>
          <table:table-cell office:value-type="float" office:value="499204" calcext:value-type="float">
            <text:p>499204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uantidade</text:p>
          </table:table-cell>
          <table:table-cell office:value-type="float" office:value="2678264" calcext:value-type="float">
            <text:p>2678264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MEDIA_NOTAS</text:p>
          </table:table-cell>
          <table:table-cell office:value-type="float" office:value="494.2913" calcext:value-type="float">
            <text:p>494,2913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MEDIA_NOTAS</text:p>
          </table:table-cell>
          <table:table-cell office:value-type="float" office:value="507.3274" calcext:value-type="float">
            <text:p>507,3274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MEDIA_NOTAS</text:p>
          </table:table-cell>
          <table:table-cell office:value-type="float" office:value="617.2122" calcext:value-type="float">
            <text:p>617,2122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MEDIA_NOTAS</text:p>
          </table:table-cell>
          <table:table-cell office:value-type="float" office:value="569.0983" calcext:value-type="float">
            <text:p>569,0983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MEDIA_NOTAS</text:p>
          </table:table-cell>
          <table:table-cell office:value-type="float" office:value="542.0951" calcext:value-type="float">
            <text:p>542,0951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FAIXA_ETARIA_1</text:p>
          </table:table-cell>
          <table:table-cell table:style-name="ce27" office:value-type="percentage" office:value="0.000983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FAIXA_ETARIA_1</text:p>
          </table:table-cell>
          <table:table-cell table:style-name="ce27" office:value-type="percentage" office:value="0.03053" calcext:value-type="percentage">
            <text:p>3,05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FAIXA_ETARIA_1</text:p>
          </table:table-cell>
          <table:table-cell table:style-name="ce27" office:value-type="percentage" office:value="0.030411" calcext:value-type="percentage">
            <text:p>3,04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FAIXA_ETARIA_1</text:p>
          </table:table-cell>
          <table:table-cell table:style-name="ce27" office:value-type="percentage" office:value="0.044991" calcext:value-type="percentage">
            <text:p>4,5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FAIXA_ETARIA_1</text:p>
          </table:table-cell>
          <table:table-cell table:style-name="ce27" office:value-type="percentage" office:value="0.00081" calcext:value-type="percentage">
            <text:p>0,08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FAIXA_ETARIA_2</text:p>
          </table:table-cell>
          <table:table-cell table:style-name="ce27" office:value-type="percentage" office:value="0.045454" calcext:value-type="percentage">
            <text:p>4,55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FAIXA_ETARIA_2</text:p>
          </table:table-cell>
          <table:table-cell table:style-name="ce27" office:value-type="percentage" office:value="0.029761" calcext:value-type="percentage">
            <text:p>2,98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FAIXA_ETARIA_2</text:p>
          </table:table-cell>
          <table:table-cell table:style-name="ce27" office:value-type="percentage" office:value="0.048682" calcext:value-type="percentage">
            <text:p>4,87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FAIXA_ETARIA_2</text:p>
          </table:table-cell>
          <table:table-cell table:style-name="ce27" office:value-type="percentage" office:value="0.035711" calcext:value-type="percentage">
            <text:p>3,57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FAIXA_ETARIA_2</text:p>
          </table:table-cell>
          <table:table-cell table:style-name="ce27" office:value-type="percentage" office:value="0.072184" calcext:value-type="percentage">
            <text:p>7,22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FAIXA_ETARIA_3</text:p>
          </table:table-cell>
          <table:table-cell table:style-name="ce27" office:value-type="percentage" office:value="0.073407" calcext:value-type="percentage">
            <text:p>7,34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FAIXA_ETARIA_3</text:p>
          </table:table-cell>
          <table:table-cell table:style-name="ce27" office:value-type="percentage" office:value="0.025931" calcext:value-type="percentage">
            <text:p>2,59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FAIXA_ETARIA_3</text:p>
          </table:table-cell>
          <table:table-cell table:style-name="ce27" office:value-type="percentage" office:value="0.032697" calcext:value-type="percentage">
            <text:p>3,27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FAIXA_ETARIA_3</text:p>
          </table:table-cell>
          <table:table-cell table:style-name="ce27" office:value-type="percentage" office:value="0.02435" calcext:value-type="percentage">
            <text:p>2,44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FAIXA_ETARIA_3</text:p>
          </table:table-cell>
          <table:table-cell table:style-name="ce27" office:value-type="percentage" office:value="0.098566" calcext:value-type="percentage">
            <text:p>9,86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FAIXA_ETARIA_4</text:p>
          </table:table-cell>
          <table:table-cell table:style-name="ce27" office:value-type="percentage" office:value="0.014147" calcext:value-type="percentage">
            <text:p>1,41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FAIXA_ETARIA_4</text:p>
          </table:table-cell>
          <table:table-cell table:style-name="ce27" office:value-type="percentage" office:value="0.04112" calcext:value-type="percentage">
            <text:p>4,11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FAIXA_ETARIA_4</text:p>
          </table:table-cell>
          <table:table-cell table:style-name="ce27" office:value-type="percentage" office:value="0.008722" calcext:value-type="percentage">
            <text:p>0,87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FAIXA_ETARIA_4</text:p>
          </table:table-cell>
          <table:table-cell table:style-name="ce27" office:value-type="percentage" office:value="0.033936" calcext:value-type="percentage">
            <text:p>3,39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FAIXA_ETARIA_4</text:p>
          </table:table-cell>
          <table:table-cell table:style-name="ce27" office:value-type="percentage" office:value="0.011224" calcext:value-type="percentage">
            <text:p>1,12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FAIXA_ETARIA_5</text:p>
          </table:table-cell>
          <table:table-cell table:style-name="ce27" office:value-type="percentage" office:value="0.004018" calcext:value-type="percentage">
            <text:p>0,4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FAIXA_ETARIA_5</text:p>
          </table:table-cell>
          <table:table-cell table:style-name="ce27" office:value-type="percentage" office:value="0.031505" calcext:value-type="percentage">
            <text:p>3,15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FAIXA_ETARIA_5</text:p>
          </table:table-cell>
          <table:table-cell table:style-name="ce27" office:value-type="percentage" office:value="0.003948" calcext:value-type="percentage">
            <text:p>0,39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FAIXA_ETARIA_5</text:p>
          </table:table-cell>
          <table:table-cell table:style-name="ce27" office:value-type="percentage" office:value="0.021692" calcext:value-type="percentage">
            <text:p>2,17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FAIXA_ETARIA_5</text:p>
          </table:table-cell>
          <table:table-cell table:style-name="ce27" office:value-type="percentage" office:value="0.002071" calcext:value-type="percentage">
            <text:p>0,21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FAIXA_ETARIA_6</text:p>
          </table:table-cell>
          <table:table-cell table:style-name="ce27" office:value-type="percentage" office:value="0.00133" calcext:value-type="percentage">
            <text:p>0,13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FAIXA_ETARIA_6</text:p>
          </table:table-cell>
          <table:table-cell table:style-name="ce27" office:value-type="percentage" office:value="0.023137" calcext:value-type="percentage">
            <text:p>2,31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FAIXA_ETARIA_6</text:p>
          </table:table-cell>
          <table:table-cell table:style-name="ce27" office:value-type="percentage" office:value="0.002007" calcext:value-type="percentage">
            <text:p>0,20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FAIXA_ETARIA_6</text:p>
          </table:table-cell>
          <table:table-cell table:style-name="ce27" office:value-type="percentage" office:value="0.013608" calcext:value-type="percentage">
            <text:p>1,36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FAIXA_ETARIA_6</text:p>
          </table:table-cell>
          <table:table-cell table:style-name="ce27" office:value-type="percentage" office:value="0.000517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FAIXA_ETARIA_7</text:p>
          </table:table-cell>
          <table:table-cell table:style-name="ce27" office:value-type="percentage" office:value="0.000626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FAIXA_ETARIA_7</text:p>
          </table:table-cell>
          <table:table-cell table:style-name="ce27" office:value-type="percentage" office:value="0.018012" calcext:value-type="percentage">
            <text:p>1,8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FAIXA_ETARIA_7</text:p>
          </table:table-cell>
          <table:table-cell table:style-name="ce27" office:value-type="percentage" office:value="0.001174" calcext:value-type="percentage">
            <text:p>0,12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FAIXA_ETARIA_7</text:p>
          </table:table-cell>
          <table:table-cell table:style-name="ce27" office:value-type="percentage" office:value="0.009063" calcext:value-type="percentage">
            <text:p>0,9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FAIXA_ETARIA_7</text:p>
          </table:table-cell>
          <table:table-cell table:style-name="ce27" office:value-type="percentage" office:value="0.000179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FAIXA_ETARIA_8</text:p>
          </table:table-cell>
          <table:table-cell table:style-name="ce27" office:value-type="percentage" office:value="0.000392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FAIXA_ETARIA_8</text:p>
          </table:table-cell>
          <table:table-cell table:style-name="ce27" office:value-type="percentage" office:value="0.014263" calcext:value-type="percentage">
            <text:p>1,43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FAIXA_ETARIA_8</text:p>
          </table:table-cell>
          <table:table-cell table:style-name="ce27" office:value-type="percentage" office:value="0.000771" calcext:value-type="percentage">
            <text:p>0,08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FAIXA_ETARIA_8</text:p>
          </table:table-cell>
          <table:table-cell table:style-name="ce27" office:value-type="percentage" office:value="0.006771" calcext:value-type="percentage">
            <text:p>0,68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FAIXA_ETARIA_8</text:p>
          </table:table-cell>
          <table:table-cell table:style-name="ce27" office:value-type="percentage" office:value="0.0001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FAIXA_ETARIA_9</text:p>
          </table:table-cell>
          <table:table-cell table:style-name="ce27" office:value-type="percentage" office:value="0.000268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FAIXA_ETARIA_9</text:p>
          </table:table-cell>
          <table:table-cell table:style-name="ce27" office:value-type="percentage" office:value="0.011533" calcext:value-type="percentage">
            <text:p>1,15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FAIXA_ETARIA_9</text:p>
          </table:table-cell>
          <table:table-cell table:style-name="ce27" office:value-type="percentage" office:value="0.000527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FAIXA_ETARIA_9</text:p>
          </table:table-cell>
          <table:table-cell table:style-name="ce27" office:value-type="percentage" office:value="0.005044" calcext:value-type="percentage">
            <text:p>0,5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FAIXA_ETARIA_9</text:p>
          </table:table-cell>
          <table:table-cell table:style-name="ce27" office:value-type="percentage" office:value="0.00006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FAIXA_ETARIA_10</text:p>
          </table:table-cell>
          <table:table-cell table:style-name="ce27" office:value-type="percentage" office:value="0.000205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FAIXA_ETARIA_10</text:p>
          </table:table-cell>
          <table:table-cell table:style-name="ce27" office:value-type="percentage" office:value="0.009069" calcext:value-type="percentage">
            <text:p>0,91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FAIXA_ETARIA_10</text:p>
          </table:table-cell>
          <table:table-cell table:style-name="ce27" office:value-type="percentage" office:value="0.000391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FAIXA_ETARIA_10</text:p>
          </table:table-cell>
          <table:table-cell table:style-name="ce27" office:value-type="percentage" office:value="0.003771" calcext:value-type="percentage">
            <text:p>0,38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FAIXA_ETARIA_10</text:p>
          </table:table-cell>
          <table:table-cell table:style-name="ce27" office:value-type="percentage" office:value="0.000047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FAIXA_ETARIA_11</text:p>
          </table:table-cell>
          <table:table-cell table:style-name="ce27" office:value-type="percentage" office:value="0.000753" calcext:value-type="percentage">
            <text:p>0,08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FAIXA_ETARIA_11</text:p>
          </table:table-cell>
          <table:table-cell table:style-name="ce27" office:value-type="percentage" office:value="0.02973" calcext:value-type="percentage">
            <text:p>2,97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FAIXA_ETARIA_11</text:p>
          </table:table-cell>
          <table:table-cell table:style-name="ce27" office:value-type="percentage" office:value="0.000979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FAIXA_ETARIA_11</text:p>
          </table:table-cell>
          <table:table-cell table:style-name="ce27" office:value-type="percentage" office:value="0.011125" calcext:value-type="percentage">
            <text:p>1,1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FAIXA_ETARIA_11</text:p>
          </table:table-cell>
          <table:table-cell table:style-name="ce27" office:value-type="percentage" office:value="0.000137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FAIXA_ETARIA_12</text:p>
          </table:table-cell>
          <table:table-cell table:style-name="ce27" office:value-type="percentage" office:value="0.0005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FAIXA_ETARIA_12</text:p>
          </table:table-cell>
          <table:table-cell table:style-name="ce27" office:value-type="percentage" office:value="0.015419" calcext:value-type="percentage">
            <text:p>1,54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FAIXA_ETARIA_12</text:p>
          </table:table-cell>
          <table:table-cell table:style-name="ce27" office:value-type="percentage" office:value="0.000463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FAIXA_ETARIA_12</text:p>
          </table:table-cell>
          <table:table-cell table:style-name="ce27" office:value-type="percentage" office:value="0.006012" calcext:value-type="percentage">
            <text:p>0,6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FAIXA_ETARIA_12</text:p>
          </table:table-cell>
          <table:table-cell table:style-name="ce27" office:value-type="percentage" office:value="0.00009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FAIXA_ETARIA_13</text:p>
          </table:table-cell>
          <table:table-cell table:style-name="ce27" office:value-type="percentage" office:value="0.001198" calcext:value-type="percentage">
            <text:p>0,12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FAIXA_ETARIA_13</text:p>
          </table:table-cell>
          <table:table-cell table:style-name="ce27" office:value-type="percentage" office:value="0.029071" calcext:value-type="percentage">
            <text:p>2,91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FAIXA_ETARIA_13</text:p>
          </table:table-cell>
          <table:table-cell table:style-name="ce27" office:value-type="percentage" office:value="0.001297" calcext:value-type="percentage">
            <text:p>0,13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FAIXA_ETARIA_13</text:p>
          </table:table-cell>
          <table:table-cell table:style-name="ce27" office:value-type="percentage" office:value="0.013103" calcext:value-type="percentage">
            <text:p>1,3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FAIXA_ETARIA_13</text:p>
          </table:table-cell>
          <table:table-cell table:style-name="ce27" office:value-type="percentage" office:value="0.000405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SEXO_F</text:p>
          </table:table-cell>
          <table:table-cell table:style-name="ce27" office:value-type="percentage" office:value="0.093063" calcext:value-type="percentage">
            <text:p>9,31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SEXO_F</text:p>
          </table:table-cell>
          <table:table-cell table:style-name="ce27" office:value-type="percentage" office:value="0.205934" calcext:value-type="percentage">
            <text:p>20,59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SEXO_F</text:p>
          </table:table-cell>
          <table:table-cell table:style-name="ce27" office:value-type="percentage" office:value="0.071462" calcext:value-type="percentage">
            <text:p>7,15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SEXO_F</text:p>
          </table:table-cell>
          <table:table-cell table:style-name="ce27" office:value-type="percentage" office:value="0.136365" calcext:value-type="percentage">
            <text:p>13,64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SEXO_F</text:p>
          </table:table-cell>
          <table:table-cell table:style-name="ce27" office:value-type="percentage" office:value="0.107024" calcext:value-type="percentage">
            <text:p>10,7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SEXO_M</text:p>
          </table:table-cell>
          <table:table-cell table:style-name="ce27" office:value-type="percentage" office:value="0.05022" calcext:value-type="percentage">
            <text:p>5,02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SEXO_M</text:p>
          </table:table-cell>
          <table:table-cell table:style-name="ce27" office:value-type="percentage" office:value="0.103147" calcext:value-type="percentage">
            <text:p>10,31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SEXO_M</text:p>
          </table:table-cell>
          <table:table-cell table:style-name="ce27" office:value-type="percentage" office:value="0.060606" calcext:value-type="percentage">
            <text:p>6,06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SEXO_M</text:p>
          </table:table-cell>
          <table:table-cell table:style-name="ce27" office:value-type="percentage" office:value="0.092812" calcext:value-type="percentage">
            <text:p>9,28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SEXO_M</text:p>
          </table:table-cell>
          <table:table-cell table:style-name="ce27" office:value-type="percentage" office:value="0.079367" calcext:value-type="percentage">
            <text:p>7,94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ESTADO_CIVIL_0</text:p>
          </table:table-cell>
          <table:table-cell table:style-name="ce27" office:value-type="percentage" office:value="0.006237" calcext:value-type="percentage">
            <text:p>0,62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ESTADO_CIVIL_0</text:p>
          </table:table-cell>
          <table:table-cell table:style-name="ce27" office:value-type="percentage" office:value="0.012965" calcext:value-type="percentage">
            <text:p>1,3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ESTADO_CIVIL_0</text:p>
          </table:table-cell>
          <table:table-cell table:style-name="ce27" office:value-type="percentage" office:value="0.004533" calcext:value-type="percentage">
            <text:p>0,45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ESTADO_CIVIL_0</text:p>
          </table:table-cell>
          <table:table-cell table:style-name="ce27" office:value-type="percentage" office:value="0.008366" calcext:value-type="percentage">
            <text:p>0,84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ESTADO_CIVIL_0</text:p>
          </table:table-cell>
          <table:table-cell table:style-name="ce27" office:value-type="percentage" office:value="0.006794" calcext:value-type="percentage">
            <text:p>0,68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ESTADO_CIVIL_1</text:p>
          </table:table-cell>
          <table:table-cell table:style-name="ce27" office:value-type="percentage" office:value="0.134555" calcext:value-type="percentage">
            <text:p>13,46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ESTADO_CIVIL_1</text:p>
          </table:table-cell>
          <table:table-cell table:style-name="ce27" office:value-type="percentage" office:value="0.26777" calcext:value-type="percentage">
            <text:p>26,78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ESTADO_CIVIL_1</text:p>
          </table:table-cell>
          <table:table-cell table:style-name="ce27" office:value-type="percentage" office:value="0.125287" calcext:value-type="percentage">
            <text:p>12,53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ESTADO_CIVIL_1</text:p>
          </table:table-cell>
          <table:table-cell table:style-name="ce27" office:value-type="percentage" office:value="0.206591" calcext:value-type="percentage">
            <text:p>20,66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ESTADO_CIVIL_1</text:p>
          </table:table-cell>
          <table:table-cell table:style-name="ce27" office:value-type="percentage" office:value="0.177277" calcext:value-type="percentage">
            <text:p>17,73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ESTADO_CIVIL_2</text:p>
          </table:table-cell>
          <table:table-cell table:style-name="ce27" office:value-type="percentage" office:value="0.001393" calcext:value-type="percentage">
            <text:p>0,14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ESTADO_CIVIL_2</text:p>
          </table:table-cell>
          <table:table-cell table:style-name="ce27" office:value-type="percentage" office:value="0.021098" calcext:value-type="percentage">
            <text:p>2,11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ESTADO_CIVIL_2</text:p>
          </table:table-cell>
          <table:table-cell table:style-name="ce27" office:value-type="percentage" office:value="0.001343" calcext:value-type="percentage">
            <text:p>0,13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ESTADO_CIVIL_2</text:p>
          </table:table-cell>
          <table:table-cell table:style-name="ce27" office:value-type="percentage" office:value="0.011137" calcext:value-type="percentage">
            <text:p>1,1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ESTADO_CIVIL_2</text:p>
          </table:table-cell>
          <table:table-cell table:style-name="ce27" office:value-type="percentage" office:value="0.000886" calcext:value-type="percentage">
            <text:p>0,09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ESTADO_CIVIL_3</text:p>
          </table:table-cell>
          <table:table-cell table:style-name="ce27" office:value-type="percentage" office:value="0.001037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ESTADO_CIVIL_3</text:p>
          </table:table-cell>
          <table:table-cell table:style-name="ce27" office:value-type="percentage" office:value="0.006691" calcext:value-type="percentage">
            <text:p>0,67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ESTADO_CIVIL_3</text:p>
          </table:table-cell>
          <table:table-cell table:style-name="ce27" office:value-type="percentage" office:value="0.000871" calcext:value-type="percentage">
            <text:p>0,09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ESTADO_CIVIL_3</text:p>
          </table:table-cell>
          <table:table-cell table:style-name="ce27" office:value-type="percentage" office:value="0.002852" calcext:value-type="percentage">
            <text:p>0,29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ESTADO_CIVIL_3</text:p>
          </table:table-cell>
          <table:table-cell table:style-name="ce27" office:value-type="percentage" office:value="0.001396" calcext:value-type="percentage">
            <text:p>0,14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ESTADO_CIVIL_4</text:p>
          </table:table-cell>
          <table:table-cell table:style-name="ce27" office:value-type="percentage" office:value="0.000062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ESTADO_CIVIL_4</text:p>
          </table:table-cell>
          <table:table-cell table:style-name="ce27" office:value-type="percentage" office:value="0.000557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ESTADO_CIVIL_4</text:p>
          </table:table-cell>
          <table:table-cell table:style-name="ce27" office:value-type="percentage" office:value="0.000034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ESTADO_CIVIL_4</text:p>
          </table:table-cell>
          <table:table-cell table:style-name="ce27" office:value-type="percentage" office:value="0.000231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ESTADO_CIVIL_4</text:p>
          </table:table-cell>
          <table:table-cell table:style-name="ce27" office:value-type="percentage" office:value="0.000037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COR_RACA_0</text:p>
          </table:table-cell>
          <table:table-cell table:style-name="ce27" office:value-type="percentage" office:value="0.001962" calcext:value-type="percentage">
            <text:p>0,2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COR_RACA_0</text:p>
          </table:table-cell>
          <table:table-cell table:style-name="ce27" office:value-type="percentage" office:value="0.004117" calcext:value-type="percentage">
            <text:p>0,41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COR_RACA_0</text:p>
          </table:table-cell>
          <table:table-cell table:style-name="ce27" office:value-type="percentage" office:value="0.001376" calcext:value-type="percentage">
            <text:p>0,14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COR_RACA_0</text:p>
          </table:table-cell>
          <table:table-cell table:style-name="ce27" office:value-type="percentage" office:value="0.003096" calcext:value-type="percentage">
            <text:p>0,3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COR_RACA_0</text:p>
          </table:table-cell>
          <table:table-cell table:style-name="ce27" office:value-type="percentage" office:value="0.001856" calcext:value-type="percentage">
            <text:p>0,19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COR_RACA_1</text:p>
          </table:table-cell>
          <table:table-cell table:style-name="ce27" office:value-type="percentage" office:value="0.032419" calcext:value-type="percentage">
            <text:p>3,24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COR_RACA_1</text:p>
          </table:table-cell>
          <table:table-cell table:style-name="ce27" office:value-type="percentage" office:value="0.074905" calcext:value-type="percentage">
            <text:p>7,49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COR_RACA_1</text:p>
          </table:table-cell>
          <table:table-cell table:style-name="ce27" office:value-type="percentage" office:value="0.103484" calcext:value-type="percentage">
            <text:p>10,35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COR_RACA_1</text:p>
          </table:table-cell>
          <table:table-cell table:style-name="ce27" office:value-type="percentage" office:value="0.124716" calcext:value-type="percentage">
            <text:p>12,47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COR_RACA_1</text:p>
          </table:table-cell>
          <table:table-cell table:style-name="ce27" office:value-type="percentage" office:value="0.09527" calcext:value-type="percentage">
            <text:p>9,53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COR_RACA_2</text:p>
          </table:table-cell>
          <table:table-cell table:style-name="ce27" office:value-type="percentage" office:value="0.021428" calcext:value-type="percentage">
            <text:p>2,14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COR_RACA_2</text:p>
          </table:table-cell>
          <table:table-cell table:style-name="ce27" office:value-type="percentage" office:value="0.052434" calcext:value-type="percentage">
            <text:p>5,24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COR_RACA_2</text:p>
          </table:table-cell>
          <table:table-cell table:style-name="ce27" office:value-type="percentage" office:value="0.004139" calcext:value-type="percentage">
            <text:p>0,41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COR_RACA_2</text:p>
          </table:table-cell>
          <table:table-cell table:style-name="ce27" office:value-type="percentage" office:value="0.021027" calcext:value-type="percentage">
            <text:p>2,1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COR_RACA_2</text:p>
          </table:table-cell>
          <table:table-cell table:style-name="ce27" office:value-type="percentage" office:value="0.01933" calcext:value-type="percentage">
            <text:p>1,93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COR_RACA_3</text:p>
          </table:table-cell>
          <table:table-cell table:style-name="ce27" office:value-type="percentage" office:value="0.083776" calcext:value-type="percentage">
            <text:p>8,38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COR_RACA_3</text:p>
          </table:table-cell>
          <table:table-cell table:style-name="ce27" office:value-type="percentage" office:value="0.169733" calcext:value-type="percentage">
            <text:p>16,97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COR_RACA_3</text:p>
          </table:table-cell>
          <table:table-cell table:style-name="ce27" office:value-type="percentage" office:value="0.02034" calcext:value-type="percentage">
            <text:p>2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COR_RACA_3</text:p>
          </table:table-cell>
          <table:table-cell table:style-name="ce27" office:value-type="percentage" office:value="0.076494" calcext:value-type="percentage">
            <text:p>7,65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COR_RACA_3</text:p>
          </table:table-cell>
          <table:table-cell table:style-name="ce27" office:value-type="percentage" office:value="0.066803" calcext:value-type="percentage">
            <text:p>6,68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COR_RACA_4</text:p>
          </table:table-cell>
          <table:table-cell table:style-name="ce27" office:value-type="percentage" office:value="0.002347" calcext:value-type="percentage">
            <text:p>0,23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COR_RACA_4</text:p>
          </table:table-cell>
          <table:table-cell table:style-name="ce27" office:value-type="percentage" office:value="0.005275" calcext:value-type="percentage">
            <text:p>0,53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COR_RACA_4</text:p>
          </table:table-cell>
          <table:table-cell table:style-name="ce27" office:value-type="percentage" office:value="0.00259" calcext:value-type="percentage">
            <text:p>0,26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COR_RACA_4</text:p>
          </table:table-cell>
          <table:table-cell table:style-name="ce27" office:value-type="percentage" office:value="0.003268" calcext:value-type="percentage">
            <text:p>0,33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COR_RACA_4</text:p>
          </table:table-cell>
          <table:table-cell table:style-name="ce27" office:value-type="percentage" office:value="0.002453" calcext:value-type="percentage">
            <text:p>0,25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COR_RACA_5</text:p>
          </table:table-cell>
          <table:table-cell table:style-name="ce27" office:value-type="percentage" office:value="0.00135" calcext:value-type="percentage">
            <text:p>0,14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COR_RACA_5</text:p>
          </table:table-cell>
          <table:table-cell table:style-name="ce27" office:value-type="percentage" office:value="0.002617" calcext:value-type="percentage">
            <text:p>0,26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COR_RACA_5</text:p>
          </table:table-cell>
          <table:table-cell table:style-name="ce27" office:value-type="percentage" office:value="0.000139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COR_RACA_5</text:p>
          </table:table-cell>
          <table:table-cell table:style-name="ce27" office:value-type="percentage" office:value="0.000575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COR_RACA_5</text:p>
          </table:table-cell>
          <table:table-cell table:style-name="ce27" office:value-type="percentage" office:value="0.000678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NACIONALIDADE_0</text:p>
          </table:table-cell>
          <table:table-cell table:style-name="ce27" office:value-type="percentage" office:value="0.000129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NACIONALIDADE_0</text:p>
          </table:table-cell>
          <table:table-cell table:style-name="ce27" office:value-type="percentage" office:value="0.000126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NACIONALIDADE_0</text:p>
          </table:table-cell>
          <table:table-cell table:style-name="ce27" office:value-type="percentage" office:value="0.000047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NACIONALIDADE_0</text:p>
          </table:table-cell>
          <table:table-cell table:style-name="ce27" office:value-type="percentage" office:value="0.000069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NACIONALIDADE_0</text:p>
          </table:table-cell>
          <table:table-cell table:style-name="ce27" office:value-type="percentage" office:value="0.000093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NACIONALIDADE_1</text:p>
          </table:table-cell>
          <table:table-cell table:style-name="ce27" office:value-type="percentage" office:value="0.139285" calcext:value-type="percentage">
            <text:p>13,93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NACIONALIDADE_1</text:p>
          </table:table-cell>
          <table:table-cell table:style-name="ce27" office:value-type="percentage" office:value="0.301344" calcext:value-type="percentage">
            <text:p>30,13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NACIONALIDADE_1</text:p>
          </table:table-cell>
          <table:table-cell table:style-name="ce27" office:value-type="percentage" office:value="0.130221" calcext:value-type="percentage">
            <text:p>13,02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NACIONALIDADE_1</text:p>
          </table:table-cell>
          <table:table-cell table:style-name="ce27" office:value-type="percentage" office:value="0.224936" calcext:value-type="percentage">
            <text:p>22,49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NACIONALIDADE_1</text:p>
          </table:table-cell>
          <table:table-cell table:style-name="ce27" office:value-type="percentage" office:value="0.181857" calcext:value-type="percentage">
            <text:p>18,19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NACIONALIDADE_2</text:p>
          </table:table-cell>
          <table:table-cell table:style-name="ce27" office:value-type="percentage" office:value="0.00342" calcext:value-type="percentage">
            <text:p>0,34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NACIONALIDADE_2</text:p>
          </table:table-cell>
          <table:table-cell table:style-name="ce27" office:value-type="percentage" office:value="0.006804" calcext:value-type="percentage">
            <text:p>0,68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NACIONALIDADE_2</text:p>
          </table:table-cell>
          <table:table-cell table:style-name="ce27" office:value-type="percentage" office:value="0.001019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NACIONALIDADE_2</text:p>
          </table:table-cell>
          <table:table-cell table:style-name="ce27" office:value-type="percentage" office:value="0.003072" calcext:value-type="percentage">
            <text:p>0,3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NACIONALIDADE_2</text:p>
          </table:table-cell>
          <table:table-cell table:style-name="ce27" office:value-type="percentage" office:value="0.003459" calcext:value-type="percentage">
            <text:p>0,35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NACIONALIDADE_3</text:p>
          </table:table-cell>
          <table:table-cell table:style-name="ce27" office:value-type="percentage" office:value="0.000242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NACIONALIDADE_3</text:p>
          </table:table-cell>
          <table:table-cell table:style-name="ce27" office:value-type="percentage" office:value="0.000471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NACIONALIDADE_3</text:p>
          </table:table-cell>
          <table:table-cell table:style-name="ce27" office:value-type="percentage" office:value="0.000212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NACIONALIDADE_3</text:p>
          </table:table-cell>
          <table:table-cell table:style-name="ce27" office:value-type="percentage" office:value="0.000394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NACIONALIDADE_3</text:p>
          </table:table-cell>
          <table:table-cell table:style-name="ce27" office:value-type="percentage" office:value="0.000432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NACIONALIDADE_4</text:p>
          </table:table-cell>
          <table:table-cell table:style-name="ce27" office:value-type="percentage" office:value="0.000206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NACIONALIDADE_4</text:p>
          </table:table-cell>
          <table:table-cell table:style-name="ce27" office:value-type="percentage" office:value="0.000336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NACIONALIDADE_4</text:p>
          </table:table-cell>
          <table:table-cell table:style-name="ce27" office:value-type="percentage" office:value="0.000569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NACIONALIDADE_4</text:p>
          </table:table-cell>
          <table:table-cell table:style-name="ce27" office:value-type="percentage" office:value="0.000705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NACIONALIDADE_4</text:p>
          </table:table-cell>
          <table:table-cell table:style-name="ce27" office:value-type="percentage" office:value="0.00055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ST_CONCLUSAO_1</text:p>
          </table:table-cell>
          <table:table-cell table:style-name="ce27" office:value-type="percentage" office:value="0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ST_CONCLUSAO_1</text:p>
          </table:table-cell>
          <table:table-cell table:style-name="ce27" office:value-type="percentage" office:value="0.243398" calcext:value-type="percentage">
            <text:p>24,34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ST_CONCLUSAO_1</text:p>
          </table:table-cell>
          <table:table-cell table:style-name="ce27" office:value-type="percentage" office:value="0.024334" calcext:value-type="percentage">
            <text:p>2,43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ST_CONCLUSAO_1</text:p>
          </table:table-cell>
          <table:table-cell table:style-name="ce27" office:value-type="percentage" office:value="0.145215" calcext:value-type="percentage">
            <text:p>14,52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ST_CONCLUSAO_1</text:p>
          </table:table-cell>
          <table:table-cell table:style-name="ce27" office:value-type="percentage" office:value="0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ST_CONCLUSAO_2</text:p>
          </table:table-cell>
          <table:table-cell table:style-name="ce27" office:value-type="percentage" office:value="0.143283" calcext:value-type="percentage">
            <text:p>14,33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ST_CONCLUSAO_2</text:p>
          </table:table-cell>
          <table:table-cell table:style-name="ce27" office:value-type="percentage" office:value="0.00000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ST_CONCLUSAO_2</text:p>
          </table:table-cell>
          <table:table-cell table:style-name="ce27" office:value-type="percentage" office:value="0.060517" calcext:value-type="percentage">
            <text:p>6,05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ST_CONCLUSAO_2</text:p>
          </table:table-cell>
          <table:table-cell table:style-name="ce27" office:value-type="percentage" office:value="0.002176" calcext:value-type="percentage">
            <text:p>0,22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ST_CONCLUSAO_2</text:p>
          </table:table-cell>
          <table:table-cell table:style-name="ce27" office:value-type="percentage" office:value="0.18639" calcext:value-type="percentage">
            <text:p>18,64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ST_CONCLUSAO_3</text:p>
          </table:table-cell>
          <table:table-cell table:style-name="ce27" office:value-type="percentage" office:value="0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ST_CONCLUSAO_3</text:p>
          </table:table-cell>
          <table:table-cell table:style-name="ce27" office:value-type="percentage" office:value="0.064296" calcext:value-type="percentage">
            <text:p>6,43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ST_CONCLUSAO_3</text:p>
          </table:table-cell>
          <table:table-cell table:style-name="ce27" office:value-type="percentage" office:value="0.046257" calcext:value-type="percentage">
            <text:p>4,63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ST_CONCLUSAO_3</text:p>
          </table:table-cell>
          <table:table-cell table:style-name="ce27" office:value-type="percentage" office:value="0.080398" calcext:value-type="percentage">
            <text:p>8,04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ST_CONCLUSAO_3</text:p>
          </table:table-cell>
          <table:table-cell table:style-name="ce27" office:value-type="percentage" office:value="0.00000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ST_CONCLUSAO_4</text:p>
          </table:table-cell>
          <table:table-cell table:style-name="ce27" office:value-type="percentage" office:value="0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ST_CONCLUSAO_4</text:p>
          </table:table-cell>
          <table:table-cell table:style-name="ce27" office:value-type="percentage" office:value="0.001386" calcext:value-type="percentage">
            <text:p>0,14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ST_CONCLUSAO_4</text:p>
          </table:table-cell>
          <table:table-cell table:style-name="ce27" office:value-type="percentage" office:value="0.00096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ST_CONCLUSAO_4</text:p>
          </table:table-cell>
          <table:table-cell table:style-name="ce27" office:value-type="percentage" office:value="0.001387" calcext:value-type="percentage">
            <text:p>0,14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ST_CONCLUSAO_4</text:p>
          </table:table-cell>
          <table:table-cell table:style-name="ce27" office:value-type="percentage" office:value="0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ESCOLA_1</text:p>
          </table:table-cell>
          <table:table-cell table:style-name="ce27" office:value-type="percentage" office:value="0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ESCOLA_1</text:p>
          </table:table-cell>
          <table:table-cell table:style-name="ce27" office:value-type="percentage" office:value="0.30908" calcext:value-type="percentage">
            <text:p>30,91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ESCOLA_1</text:p>
          </table:table-cell>
          <table:table-cell table:style-name="ce27" office:value-type="percentage" office:value="0.071552" calcext:value-type="percentage">
            <text:p>7,16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ESCOLA_1</text:p>
          </table:table-cell>
          <table:table-cell table:style-name="ce27" office:value-type="percentage" office:value="0.227002" calcext:value-type="percentage">
            <text:p>22,7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ESCOLA_1</text:p>
          </table:table-cell>
          <table:table-cell table:style-name="ce27" office:value-type="percentage" office:value="0.00000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ESCOLA_2</text:p>
          </table:table-cell>
          <table:table-cell table:style-name="ce27" office:value-type="percentage" office:value="0.138936" calcext:value-type="percentage">
            <text:p>13,89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ESCOLA_2</text:p>
          </table:table-cell>
          <table:table-cell table:style-name="ce27" office:value-type="percentage" office:value="0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ESCOLA_2</text:p>
          </table:table-cell>
          <table:table-cell table:style-name="ce27" office:value-type="percentage" office:value="0.014168" calcext:value-type="percentage">
            <text:p>1,42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ESCOLA_2</text:p>
          </table:table-cell>
          <table:table-cell table:style-name="ce27" office:value-type="percentage" office:value="0.000007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ESCOLA_2</text:p>
          </table:table-cell>
          <table:table-cell table:style-name="ce27" office:value-type="percentage" office:value="0.156616" calcext:value-type="percentage">
            <text:p>15,66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TP_ESCOLA_3</text:p>
          </table:table-cell>
          <table:table-cell table:style-name="ce27" office:value-type="percentage" office:value="0.004348" calcext:value-type="percentage">
            <text:p>0,43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P_ESCOLA_3</text:p>
          </table:table-cell>
          <table:table-cell table:style-name="ce27" office:value-type="percentage" office:value="0.00000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P_ESCOLA_3</text:p>
          </table:table-cell>
          <table:table-cell table:style-name="ce27" office:value-type="percentage" office:value="0.046349" calcext:value-type="percentage">
            <text:p>4,63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TP_ESCOLA_3</text:p>
          </table:table-cell>
          <table:table-cell table:style-name="ce27" office:value-type="percentage" office:value="0.002168" calcext:value-type="percentage">
            <text:p>0,22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P_ESCOLA_3</text:p>
          </table:table-cell>
          <table:table-cell table:style-name="ce27" office:value-type="percentage" office:value="0.029773" calcext:value-type="percentage">
            <text:p>2,98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1_A</text:p>
          </table:table-cell>
          <table:table-cell table:style-name="ce27" office:value-type="percentage" office:value="0.008954" calcext:value-type="percentage">
            <text:p>0,9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1_A</text:p>
          </table:table-cell>
          <table:table-cell table:style-name="ce27" office:value-type="percentage" office:value="0.022692" calcext:value-type="percentage">
            <text:p>2,27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1_A</text:p>
          </table:table-cell>
          <table:table-cell table:style-name="ce27" office:value-type="percentage" office:value="0.000138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1_A</text:p>
          </table:table-cell>
          <table:table-cell table:style-name="ce27" office:value-type="percentage" office:value="0.00255" calcext:value-type="percentage">
            <text:p>0,26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1_A</text:p>
          </table:table-cell>
          <table:table-cell table:style-name="ce27" office:value-type="percentage" office:value="0.001637" calcext:value-type="percentage">
            <text:p>0,16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1_B</text:p>
          </table:table-cell>
          <table:table-cell table:style-name="ce27" office:value-type="percentage" office:value="0.032655" calcext:value-type="percentage">
            <text:p>3,27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1_B</text:p>
          </table:table-cell>
          <table:table-cell table:style-name="ce27" office:value-type="percentage" office:value="0.08383" calcext:value-type="percentage">
            <text:p>8,38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1_B</text:p>
          </table:table-cell>
          <table:table-cell table:style-name="ce27" office:value-type="percentage" office:value="0.00148" calcext:value-type="percentage">
            <text:p>0,15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1_B</text:p>
          </table:table-cell>
          <table:table-cell table:style-name="ce27" office:value-type="percentage" office:value="0.019258" calcext:value-type="percentage">
            <text:p>1,93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1_B</text:p>
          </table:table-cell>
          <table:table-cell table:style-name="ce27" office:value-type="percentage" office:value="0.015886" calcext:value-type="percentage">
            <text:p>1,59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1_C</text:p>
          </table:table-cell>
          <table:table-cell table:style-name="ce27" office:value-type="percentage" office:value="0.023384" calcext:value-type="percentage">
            <text:p>2,34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1_C</text:p>
          </table:table-cell>
          <table:table-cell table:style-name="ce27" office:value-type="percentage" office:value="0.048423" calcext:value-type="percentage">
            <text:p>4,84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1_C</text:p>
          </table:table-cell>
          <table:table-cell table:style-name="ce27" office:value-type="percentage" office:value="0.003677" calcext:value-type="percentage">
            <text:p>0,37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1_C</text:p>
          </table:table-cell>
          <table:table-cell table:style-name="ce27" office:value-type="percentage" office:value="0.025257" calcext:value-type="percentage">
            <text:p>2,53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1_C</text:p>
          </table:table-cell>
          <table:table-cell table:style-name="ce27" office:value-type="percentage" office:value="0.023008" calcext:value-type="percentage">
            <text:p>2,3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1_D</text:p>
          </table:table-cell>
          <table:table-cell table:style-name="ce27" office:value-type="percentage" office:value="0.019338" calcext:value-type="percentage">
            <text:p>1,93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1_D</text:p>
          </table:table-cell>
          <table:table-cell table:style-name="ce27" office:value-type="percentage" office:value="0.035019" calcext:value-type="percentage">
            <text:p>3,5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1_D</text:p>
          </table:table-cell>
          <table:table-cell table:style-name="ce27" office:value-type="percentage" office:value="0.005993" calcext:value-type="percentage">
            <text:p>0,60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1_D</text:p>
          </table:table-cell>
          <table:table-cell table:style-name="ce27" office:value-type="percentage" office:value="0.025297" calcext:value-type="percentage">
            <text:p>2,53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1_D</text:p>
          </table:table-cell>
          <table:table-cell table:style-name="ce27" office:value-type="percentage" office:value="0.025331" calcext:value-type="percentage">
            <text:p>2,53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1_E</text:p>
          </table:table-cell>
          <table:table-cell table:style-name="ce27" office:value-type="percentage" office:value="0.032323" calcext:value-type="percentage">
            <text:p>3,23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1_E</text:p>
          </table:table-cell>
          <table:table-cell table:style-name="ce27" office:value-type="percentage" office:value="0.071878" calcext:value-type="percentage">
            <text:p>7,19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1_E</text:p>
          </table:table-cell>
          <table:table-cell table:style-name="ce27" office:value-type="percentage" office:value="0.028753" calcext:value-type="percentage">
            <text:p>2,88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1_E</text:p>
          </table:table-cell>
          <table:table-cell table:style-name="ce27" office:value-type="percentage" office:value="0.0928" calcext:value-type="percentage">
            <text:p>9,28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1_E</text:p>
          </table:table-cell>
          <table:table-cell table:style-name="ce27" office:value-type="percentage" office:value="0.076373" calcext:value-type="percentage">
            <text:p>7,64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1_F</text:p>
          </table:table-cell>
          <table:table-cell table:style-name="ce27" office:value-type="percentage" office:value="0.003323" calcext:value-type="percentage">
            <text:p>0,33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1_F</text:p>
          </table:table-cell>
          <table:table-cell table:style-name="ce27" office:value-type="percentage" office:value="0.009335" calcext:value-type="percentage">
            <text:p>0,93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1_F</text:p>
          </table:table-cell>
          <table:table-cell table:style-name="ce27" office:value-type="percentage" office:value="0.038964" calcext:value-type="percentage">
            <text:p>3,90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1_F</text:p>
          </table:table-cell>
          <table:table-cell table:style-name="ce27" office:value-type="percentage" office:value="0.031667" calcext:value-type="percentage">
            <text:p>3,17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1_F</text:p>
          </table:table-cell>
          <table:table-cell table:style-name="ce27" office:value-type="percentage" office:value="0.017449" calcext:value-type="percentage">
            <text:p>1,74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1_G</text:p>
          </table:table-cell>
          <table:table-cell table:style-name="ce27" office:value-type="percentage" office:value="0.001504" calcext:value-type="percentage">
            <text:p>0,15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1_G</text:p>
          </table:table-cell>
          <table:table-cell table:style-name="ce27" office:value-type="percentage" office:value="0.00394" calcext:value-type="percentage">
            <text:p>0,39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1_G</text:p>
          </table:table-cell>
          <table:table-cell table:style-name="ce27" office:value-type="percentage" office:value="0.048907" calcext:value-type="percentage">
            <text:p>4,89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1_G</text:p>
          </table:table-cell>
          <table:table-cell table:style-name="ce27" office:value-type="percentage" office:value="0.01722" calcext:value-type="percentage">
            <text:p>1,72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1_G</text:p>
          </table:table-cell>
          <table:table-cell table:style-name="ce27" office:value-type="percentage" office:value="0.008558" calcext:value-type="percentage">
            <text:p>0,86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1_H</text:p>
          </table:table-cell>
          <table:table-cell table:style-name="ce27" office:value-type="percentage" office:value="0.021801" calcext:value-type="percentage">
            <text:p>2,18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1_H</text:p>
          </table:table-cell>
          <table:table-cell table:style-name="ce27" office:value-type="percentage" office:value="0.033965" calcext:value-type="percentage">
            <text:p>3,4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1_H</text:p>
          </table:table-cell>
          <table:table-cell table:style-name="ce27" office:value-type="percentage" office:value="0.004155" calcext:value-type="percentage">
            <text:p>0,42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1_H</text:p>
          </table:table-cell>
          <table:table-cell table:style-name="ce27" office:value-type="percentage" office:value="0.015128" calcext:value-type="percentage">
            <text:p>1,5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1_H</text:p>
          </table:table-cell>
          <table:table-cell table:style-name="ce27" office:value-type="percentage" office:value="0.018149" calcext:value-type="percentage">
            <text:p>1,81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2_A</text:p>
          </table:table-cell>
          <table:table-cell table:style-name="ce27" office:value-type="percentage" office:value="0.004662" calcext:value-type="percentage">
            <text:p>0,47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2_A</text:p>
          </table:table-cell>
          <table:table-cell table:style-name="ce27" office:value-type="percentage" office:value="0.014261" calcext:value-type="percentage">
            <text:p>1,43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2_A</text:p>
          </table:table-cell>
          <table:table-cell table:style-name="ce27" office:value-type="percentage" office:value="0.000076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2_A</text:p>
          </table:table-cell>
          <table:table-cell table:style-name="ce27" office:value-type="percentage" office:value="0.001797" calcext:value-type="percentage">
            <text:p>0,18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2_A</text:p>
          </table:table-cell>
          <table:table-cell table:style-name="ce27" office:value-type="percentage" office:value="0.000774" calcext:value-type="percentage">
            <text:p>0,08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2_B</text:p>
          </table:table-cell>
          <table:table-cell table:style-name="ce27" office:value-type="percentage" office:value="0.022296" calcext:value-type="percentage">
            <text:p>2,23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2_B</text:p>
          </table:table-cell>
          <table:table-cell table:style-name="ce27" office:value-type="percentage" office:value="0.061447" calcext:value-type="percentage">
            <text:p>6,14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2_B</text:p>
          </table:table-cell>
          <table:table-cell table:style-name="ce27" office:value-type="percentage" office:value="0.000661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2_B</text:p>
          </table:table-cell>
          <table:table-cell table:style-name="ce27" office:value-type="percentage" office:value="0.011765" calcext:value-type="percentage">
            <text:p>1,18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2_B</text:p>
          </table:table-cell>
          <table:table-cell table:style-name="ce27" office:value-type="percentage" office:value="0.008518" calcext:value-type="percentage">
            <text:p>0,85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2_C</text:p>
          </table:table-cell>
          <table:table-cell table:style-name="ce27" office:value-type="percentage" office:value="0.021781" calcext:value-type="percentage">
            <text:p>2,18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2_C</text:p>
          </table:table-cell>
          <table:table-cell table:style-name="ce27" office:value-type="percentage" office:value="0.04443" calcext:value-type="percentage">
            <text:p>4,44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2_C</text:p>
          </table:table-cell>
          <table:table-cell table:style-name="ce27" office:value-type="percentage" office:value="0.001559" calcext:value-type="percentage">
            <text:p>0,16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2_C</text:p>
          </table:table-cell>
          <table:table-cell table:style-name="ce27" office:value-type="percentage" office:value="0.016414" calcext:value-type="percentage">
            <text:p>1,64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2_C</text:p>
          </table:table-cell>
          <table:table-cell table:style-name="ce27" office:value-type="percentage" office:value="0.01501" calcext:value-type="percentage">
            <text:p>1,5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2_D</text:p>
          </table:table-cell>
          <table:table-cell table:style-name="ce27" office:value-type="percentage" office:value="0.024048" calcext:value-type="percentage">
            <text:p>2,4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2_D</text:p>
          </table:table-cell>
          <table:table-cell table:style-name="ce27" office:value-type="percentage" office:value="0.042321" calcext:value-type="percentage">
            <text:p>4,23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2_D</text:p>
          </table:table-cell>
          <table:table-cell table:style-name="ce27" office:value-type="percentage" office:value="0.003358" calcext:value-type="percentage">
            <text:p>0,34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2_D</text:p>
          </table:table-cell>
          <table:table-cell table:style-name="ce27" office:value-type="percentage" office:value="0.021036" calcext:value-type="percentage">
            <text:p>2,1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2_D</text:p>
          </table:table-cell>
          <table:table-cell table:style-name="ce27" office:value-type="percentage" office:value="0.022726" calcext:value-type="percentage">
            <text:p>2,27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2_E</text:p>
          </table:table-cell>
          <table:table-cell table:style-name="ce27" office:value-type="percentage" office:value="0.050325" calcext:value-type="percentage">
            <text:p>5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2_E</text:p>
          </table:table-cell>
          <table:table-cell table:style-name="ce27" office:value-type="percentage" office:value="0.107194" calcext:value-type="percentage">
            <text:p>10,72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2_E</text:p>
          </table:table-cell>
          <table:table-cell table:style-name="ce27" office:value-type="percentage" office:value="0.023743" calcext:value-type="percentage">
            <text:p>2,37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2_E</text:p>
          </table:table-cell>
          <table:table-cell table:style-name="ce27" office:value-type="percentage" office:value="0.094711" calcext:value-type="percentage">
            <text:p>9,47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2_E</text:p>
          </table:table-cell>
          <table:table-cell table:style-name="ce27" office:value-type="percentage" office:value="0.086555" calcext:value-type="percentage">
            <text:p>8,66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2_F</text:p>
          </table:table-cell>
          <table:table-cell table:style-name="ce27" office:value-type="percentage" office:value="0.007544" calcext:value-type="percentage">
            <text:p>0,75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2_F</text:p>
          </table:table-cell>
          <table:table-cell table:style-name="ce27" office:value-type="percentage" office:value="0.018951" calcext:value-type="percentage">
            <text:p>1,9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2_F</text:p>
          </table:table-cell>
          <table:table-cell table:style-name="ce27" office:value-type="percentage" office:value="0.040564" calcext:value-type="percentage">
            <text:p>4,06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2_F</text:p>
          </table:table-cell>
          <table:table-cell table:style-name="ce27" office:value-type="percentage" office:value="0.041353" calcext:value-type="percentage">
            <text:p>4,14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2_F</text:p>
          </table:table-cell>
          <table:table-cell table:style-name="ce27" office:value-type="percentage" office:value="0.025711" calcext:value-type="percentage">
            <text:p>2,57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2_G</text:p>
          </table:table-cell>
          <table:table-cell table:style-name="ce27" office:value-type="percentage" office:value="0.004355" calcext:value-type="percentage">
            <text:p>0,44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2_G</text:p>
          </table:table-cell>
          <table:table-cell table:style-name="ce27" office:value-type="percentage" office:value="0.011852" calcext:value-type="percentage">
            <text:p>1,19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2_G</text:p>
          </table:table-cell>
          <table:table-cell table:style-name="ce27" office:value-type="percentage" office:value="0.060306" calcext:value-type="percentage">
            <text:p>6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2_G</text:p>
          </table:table-cell>
          <table:table-cell table:style-name="ce27" office:value-type="percentage" office:value="0.037822" calcext:value-type="percentage">
            <text:p>3,78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2_G</text:p>
          </table:table-cell>
          <table:table-cell table:style-name="ce27" office:value-type="percentage" office:value="0.021158" calcext:value-type="percentage">
            <text:p>2,12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2_H</text:p>
          </table:table-cell>
          <table:table-cell table:style-name="ce27" office:value-type="percentage" office:value="0.008272" calcext:value-type="percentage">
            <text:p>0,83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2_H</text:p>
          </table:table-cell>
          <table:table-cell table:style-name="ce27" office:value-type="percentage" office:value="0.008625" calcext:value-type="percentage">
            <text:p>0,86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2_H</text:p>
          </table:table-cell>
          <table:table-cell table:style-name="ce27" office:value-type="percentage" office:value="0.001801" calcext:value-type="percentage">
            <text:p>0,18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2_H</text:p>
          </table:table-cell>
          <table:table-cell table:style-name="ce27" office:value-type="percentage" office:value="0.004279" calcext:value-type="percentage">
            <text:p>0,43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2_H</text:p>
          </table:table-cell>
          <table:table-cell table:style-name="ce27" office:value-type="percentage" office:value="0.005939" calcext:value-type="percentage">
            <text:p>0,59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3_A</text:p>
          </table:table-cell>
          <table:table-cell table:style-name="ce27" office:value-type="percentage" office:value="0.045953" calcext:value-type="percentage">
            <text:p>4,6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3_A</text:p>
          </table:table-cell>
          <table:table-cell table:style-name="ce27" office:value-type="percentage" office:value="0.096169" calcext:value-type="percentage">
            <text:p>9,62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3_A</text:p>
          </table:table-cell>
          <table:table-cell table:style-name="ce27" office:value-type="percentage" office:value="0.002728" calcext:value-type="percentage">
            <text:p>0,27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3_A</text:p>
          </table:table-cell>
          <table:table-cell table:style-name="ce27" office:value-type="percentage" office:value="0.015786" calcext:value-type="percentage">
            <text:p>1,58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3_A</text:p>
          </table:table-cell>
          <table:table-cell table:style-name="ce27" office:value-type="percentage" office:value="0.014272" calcext:value-type="percentage">
            <text:p>1,43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3_B</text:p>
          </table:table-cell>
          <table:table-cell table:style-name="ce27" office:value-type="percentage" office:value="0.034088" calcext:value-type="percentage">
            <text:p>3,41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3_B</text:p>
          </table:table-cell>
          <table:table-cell table:style-name="ce27" office:value-type="percentage" office:value="0.075389" calcext:value-type="percentage">
            <text:p>7,54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3_B</text:p>
          </table:table-cell>
          <table:table-cell table:style-name="ce27" office:value-type="percentage" office:value="0.004761" calcext:value-type="percentage">
            <text:p>0,48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3_B</text:p>
          </table:table-cell>
          <table:table-cell table:style-name="ce27" office:value-type="percentage" office:value="0.038022" calcext:value-type="percentage">
            <text:p>3,8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3_B</text:p>
          </table:table-cell>
          <table:table-cell table:style-name="ce27" office:value-type="percentage" office:value="0.036851" calcext:value-type="percentage">
            <text:p>3,69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3_C</text:p>
          </table:table-cell>
          <table:table-cell table:style-name="ce27" office:value-type="percentage" office:value="0.029123" calcext:value-type="percentage">
            <text:p>2,91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3_C</text:p>
          </table:table-cell>
          <table:table-cell table:style-name="ce27" office:value-type="percentage" office:value="0.067976" calcext:value-type="percentage">
            <text:p>6,8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3_C</text:p>
          </table:table-cell>
          <table:table-cell table:style-name="ce27" office:value-type="percentage" office:value="0.008265" calcext:value-type="percentage">
            <text:p>0,83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3_C</text:p>
          </table:table-cell>
          <table:table-cell table:style-name="ce27" office:value-type="percentage" office:value="0.06238" calcext:value-type="percentage">
            <text:p>6,24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3_C</text:p>
          </table:table-cell>
          <table:table-cell table:style-name="ce27" office:value-type="percentage" office:value="0.060381" calcext:value-type="percentage">
            <text:p>6,04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3_D</text:p>
          </table:table-cell>
          <table:table-cell table:style-name="ce27" office:value-type="percentage" office:value="0.008968" calcext:value-type="percentage">
            <text:p>0,9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3_D</text:p>
          </table:table-cell>
          <table:table-cell table:style-name="ce27" office:value-type="percentage" office:value="0.023908" calcext:value-type="percentage">
            <text:p>2,39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3_D</text:p>
          </table:table-cell>
          <table:table-cell table:style-name="ce27" office:value-type="percentage" office:value="0.053697" calcext:value-type="percentage">
            <text:p>5,37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3_D</text:p>
          </table:table-cell>
          <table:table-cell table:style-name="ce27" office:value-type="percentage" office:value="0.075959" calcext:value-type="percentage">
            <text:p>7,6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3_D</text:p>
          </table:table-cell>
          <table:table-cell table:style-name="ce27" office:value-type="percentage" office:value="0.044107" calcext:value-type="percentage">
            <text:p>4,41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3_E</text:p>
          </table:table-cell>
          <table:table-cell table:style-name="ce27" office:value-type="percentage" office:value="0.000849" calcext:value-type="percentage">
            <text:p>0,08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3_E</text:p>
          </table:table-cell>
          <table:table-cell table:style-name="ce27" office:value-type="percentage" office:value="0.00263" calcext:value-type="percentage">
            <text:p>0,26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3_E</text:p>
          </table:table-cell>
          <table:table-cell table:style-name="ce27" office:value-type="percentage" office:value="0.056537" calcext:value-type="percentage">
            <text:p>5,65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3_E</text:p>
          </table:table-cell>
          <table:table-cell table:style-name="ce27" office:value-type="percentage" office:value="0.014811" calcext:value-type="percentage">
            <text:p>1,48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3_E</text:p>
          </table:table-cell>
          <table:table-cell table:style-name="ce27" office:value-type="percentage" office:value="0.00716" calcext:value-type="percentage">
            <text:p>0,72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3_F</text:p>
          </table:table-cell>
          <table:table-cell table:style-name="ce27" office:value-type="percentage" office:value="0.024302" calcext:value-type="percentage">
            <text:p>2,43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3_F</text:p>
          </table:table-cell>
          <table:table-cell table:style-name="ce27" office:value-type="percentage" office:value="0.043009" calcext:value-type="percentage">
            <text:p>4,3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3_F</text:p>
          </table:table-cell>
          <table:table-cell table:style-name="ce27" office:value-type="percentage" office:value="0.006079" calcext:value-type="percentage">
            <text:p>0,61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3_F</text:p>
          </table:table-cell>
          <table:table-cell table:style-name="ce27" office:value-type="percentage" office:value="0.02222" calcext:value-type="percentage">
            <text:p>2,22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3_F</text:p>
          </table:table-cell>
          <table:table-cell table:style-name="ce27" office:value-type="percentage" office:value="0.023622" calcext:value-type="percentage">
            <text:p>2,36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4_A</text:p>
          </table:table-cell>
          <table:table-cell table:style-name="ce27" office:value-type="percentage" office:value="0.039662" calcext:value-type="percentage">
            <text:p>3,97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4_A</text:p>
          </table:table-cell>
          <table:table-cell table:style-name="ce27" office:value-type="percentage" office:value="0.082603" calcext:value-type="percentage">
            <text:p>8,26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4_A</text:p>
          </table:table-cell>
          <table:table-cell table:style-name="ce27" office:value-type="percentage" office:value="0.000998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4_A</text:p>
          </table:table-cell>
          <table:table-cell table:style-name="ce27" office:value-type="percentage" office:value="0.009004" calcext:value-type="percentage">
            <text:p>0,9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4_A</text:p>
          </table:table-cell>
          <table:table-cell table:style-name="ce27" office:value-type="percentage" office:value="0.007802" calcext:value-type="percentage">
            <text:p>0,78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4_B</text:p>
          </table:table-cell>
          <table:table-cell table:style-name="ce27" office:value-type="percentage" office:value="0.066086" calcext:value-type="percentage">
            <text:p>6,61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4_B</text:p>
          </table:table-cell>
          <table:table-cell table:style-name="ce27" office:value-type="percentage" office:value="0.148766" calcext:value-type="percentage">
            <text:p>14,88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4_B</text:p>
          </table:table-cell>
          <table:table-cell table:style-name="ce27" office:value-type="percentage" office:value="0.011171" calcext:value-type="percentage">
            <text:p>1,12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4_B</text:p>
          </table:table-cell>
          <table:table-cell table:style-name="ce27" office:value-type="percentage" office:value="0.08305" calcext:value-type="percentage">
            <text:p>8,3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4_B</text:p>
          </table:table-cell>
          <table:table-cell table:style-name="ce27" office:value-type="percentage" office:value="0.082022" calcext:value-type="percentage">
            <text:p>8,2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4_C</text:p>
          </table:table-cell>
          <table:table-cell table:style-name="ce27" office:value-type="percentage" office:value="0.007919" calcext:value-type="percentage">
            <text:p>0,79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4_C</text:p>
          </table:table-cell>
          <table:table-cell table:style-name="ce27" office:value-type="percentage" office:value="0.016828" calcext:value-type="percentage">
            <text:p>1,68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4_C</text:p>
          </table:table-cell>
          <table:table-cell table:style-name="ce27" office:value-type="percentage" office:value="0.00286" calcext:value-type="percentage">
            <text:p>0,29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4_C</text:p>
          </table:table-cell>
          <table:table-cell table:style-name="ce27" office:value-type="percentage" office:value="0.01666" calcext:value-type="percentage">
            <text:p>1,67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4_C</text:p>
          </table:table-cell>
          <table:table-cell table:style-name="ce27" office:value-type="percentage" office:value="0.016718" calcext:value-type="percentage">
            <text:p>1,67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4_D</text:p>
          </table:table-cell>
          <table:table-cell table:style-name="ce27" office:value-type="percentage" office:value="0.013456" calcext:value-type="percentage">
            <text:p>1,35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4_D</text:p>
          </table:table-cell>
          <table:table-cell table:style-name="ce27" office:value-type="percentage" office:value="0.034876" calcext:value-type="percentage">
            <text:p>3,49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4_D</text:p>
          </table:table-cell>
          <table:table-cell table:style-name="ce27" office:value-type="percentage" office:value="0.065881" calcext:value-type="percentage">
            <text:p>6,59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4_D</text:p>
          </table:table-cell>
          <table:table-cell table:style-name="ce27" office:value-type="percentage" office:value="0.090242" calcext:value-type="percentage">
            <text:p>9,02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4_D</text:p>
          </table:table-cell>
          <table:table-cell table:style-name="ce27" office:value-type="percentage" office:value="0.055478" calcext:value-type="percentage">
            <text:p>5,55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4_E</text:p>
          </table:table-cell>
          <table:table-cell table:style-name="ce27" office:value-type="percentage" office:value="0.000677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4_E</text:p>
          </table:table-cell>
          <table:table-cell table:style-name="ce27" office:value-type="percentage" office:value="0.001783" calcext:value-type="percentage">
            <text:p>0,18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4_E</text:p>
          </table:table-cell>
          <table:table-cell table:style-name="ce27" office:value-type="percentage" office:value="0.04241" calcext:value-type="percentage">
            <text:p>4,24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4_E</text:p>
          </table:table-cell>
          <table:table-cell table:style-name="ce27" office:value-type="percentage" office:value="0.010919" calcext:value-type="percentage">
            <text:p>1,09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4_E</text:p>
          </table:table-cell>
          <table:table-cell table:style-name="ce27" office:value-type="percentage" office:value="0.005606" calcext:value-type="percentage">
            <text:p>0,56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4_F</text:p>
          </table:table-cell>
          <table:table-cell table:style-name="ce27" office:value-type="percentage" office:value="0.015483" calcext:value-type="percentage">
            <text:p>1,55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4_F</text:p>
          </table:table-cell>
          <table:table-cell table:style-name="ce27" office:value-type="percentage" office:value="0.024226" calcext:value-type="percentage">
            <text:p>2,42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4_F</text:p>
          </table:table-cell>
          <table:table-cell table:style-name="ce27" office:value-type="percentage" office:value="0.008749" calcext:value-type="percentage">
            <text:p>0,87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4_F</text:p>
          </table:table-cell>
          <table:table-cell table:style-name="ce27" office:value-type="percentage" office:value="0.019301" calcext:value-type="percentage">
            <text:p>1,93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4_F</text:p>
          </table:table-cell>
          <table:table-cell table:style-name="ce27" office:value-type="percentage" office:value="0.018766" calcext:value-type="percentage">
            <text:p>1,88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5_1</text:p>
          </table:table-cell>
          <table:table-cell table:style-name="ce27" office:value-type="percentage" office:value="0.001288" calcext:value-type="percentage">
            <text:p>0,13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5_1</text:p>
          </table:table-cell>
          <table:table-cell table:style-name="ce27" office:value-type="percentage" office:value="0.021104" calcext:value-type="percentage">
            <text:p>2,11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5_1</text:p>
          </table:table-cell>
          <table:table-cell table:style-name="ce27" office:value-type="percentage" office:value="0.000257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5_1</text:p>
          </table:table-cell>
          <table:table-cell table:style-name="ce27" office:value-type="percentage" office:value="0.003967" calcext:value-type="percentage">
            <text:p>0,4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5_1</text:p>
          </table:table-cell>
          <table:table-cell table:style-name="ce27" office:value-type="percentage" office:value="0.000414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5_2</text:p>
          </table:table-cell>
          <table:table-cell table:style-name="ce27" office:value-type="percentage" office:value="0.017807" calcext:value-type="percentage">
            <text:p>1,78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5_2</text:p>
          </table:table-cell>
          <table:table-cell table:style-name="ce27" office:value-type="percentage" office:value="0.056377" calcext:value-type="percentage">
            <text:p>5,64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5_2</text:p>
          </table:table-cell>
          <table:table-cell table:style-name="ce27" office:value-type="percentage" office:value="0.007165" calcext:value-type="percentage">
            <text:p>0,72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5_2</text:p>
          </table:table-cell>
          <table:table-cell table:style-name="ce27" office:value-type="percentage" office:value="0.029566" calcext:value-type="percentage">
            <text:p>2,96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5_2</text:p>
          </table:table-cell>
          <table:table-cell table:style-name="ce27" office:value-type="percentage" office:value="0.019788" calcext:value-type="percentage">
            <text:p>1,98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5_3</text:p>
          </table:table-cell>
          <table:table-cell table:style-name="ce27" office:value-type="percentage" office:value="0.036219" calcext:value-type="percentage">
            <text:p>3,62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5_3</text:p>
          </table:table-cell>
          <table:table-cell table:style-name="ce27" office:value-type="percentage" office:value="0.078412" calcext:value-type="percentage">
            <text:p>7,84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5_3</text:p>
          </table:table-cell>
          <table:table-cell table:style-name="ce27" office:value-type="percentage" office:value="0.03495" calcext:value-type="percentage">
            <text:p>3,50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5_3</text:p>
          </table:table-cell>
          <table:table-cell table:style-name="ce27" office:value-type="percentage" office:value="0.074698" calcext:value-type="percentage">
            <text:p>7,47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5_3</text:p>
          </table:table-cell>
          <table:table-cell table:style-name="ce27" office:value-type="percentage" office:value="0.058247" calcext:value-type="percentage">
            <text:p>5,82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5_4</text:p>
          </table:table-cell>
          <table:table-cell table:style-name="ce27" office:value-type="percentage" office:value="0.044493" calcext:value-type="percentage">
            <text:p>4,45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5_4</text:p>
          </table:table-cell>
          <table:table-cell table:style-name="ce27" office:value-type="percentage" office:value="0.081249" calcext:value-type="percentage">
            <text:p>8,12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5_4</text:p>
          </table:table-cell>
          <table:table-cell table:style-name="ce27" office:value-type="percentage" office:value="0.064533" calcext:value-type="percentage">
            <text:p>6,45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5_4</text:p>
          </table:table-cell>
          <table:table-cell table:style-name="ce27" office:value-type="percentage" office:value="0.079825" calcext:value-type="percentage">
            <text:p>7,98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5_4</text:p>
          </table:table-cell>
          <table:table-cell table:style-name="ce27" office:value-type="percentage" office:value="0.067426" calcext:value-type="percentage">
            <text:p>6,74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5_5</text:p>
          </table:table-cell>
          <table:table-cell table:style-name="ce27" office:value-type="percentage" office:value="0.043476" calcext:value-type="percentage">
            <text:p>4,35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5_5</text:p>
          </table:table-cell>
          <table:table-cell table:style-name="ce27" office:value-type="percentage" office:value="0.07194" calcext:value-type="percentage">
            <text:p>7,19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5_5</text:p>
          </table:table-cell>
          <table:table-cell table:style-name="ce27" office:value-type="percentage" office:value="0.025162" calcext:value-type="percentage">
            <text:p>2,52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5_5</text:p>
          </table:table-cell>
          <table:table-cell table:style-name="ce27" office:value-type="percentage" office:value="0.041121" calcext:value-type="percentage">
            <text:p>4,1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5_5</text:p>
          </table:table-cell>
          <table:table-cell table:style-name="ce27" office:value-type="percentage" office:value="0.040516" calcext:value-type="percentage">
            <text:p>4,05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6_A</text:p>
          </table:table-cell>
          <table:table-cell table:style-name="ce27" office:value-type="percentage" office:value="0.018056" calcext:value-type="percentage">
            <text:p>1,81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6_A</text:p>
          </table:table-cell>
          <table:table-cell table:style-name="ce27" office:value-type="percentage" office:value="0.035051" calcext:value-type="percentage">
            <text:p>3,51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6_A</text:p>
          </table:table-cell>
          <table:table-cell table:style-name="ce27" office:value-type="percentage" office:value="0.000346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6_A</text:p>
          </table:table-cell>
          <table:table-cell table:style-name="ce27" office:value-type="percentage" office:value="0.001904" calcext:value-type="percentage">
            <text:p>0,19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6_A</text:p>
          </table:table-cell>
          <table:table-cell table:style-name="ce27" office:value-type="percentage" office:value="0.00274" calcext:value-type="percentage">
            <text:p>0,27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6_B</text:p>
          </table:table-cell>
          <table:table-cell table:style-name="ce27" office:value-type="percentage" office:value="0.089505" calcext:value-type="percentage">
            <text:p>8,95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6_B</text:p>
          </table:table-cell>
          <table:table-cell table:style-name="ce27" office:value-type="percentage" office:value="0.157397" calcext:value-type="percentage">
            <text:p>15,74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6_B</text:p>
          </table:table-cell>
          <table:table-cell table:style-name="ce27" office:value-type="percentage" office:value="0.000625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6_B</text:p>
          </table:table-cell>
          <table:table-cell table:style-name="ce27" office:value-type="percentage" office:value="0.01709" calcext:value-type="percentage">
            <text:p>1,7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6_B</text:p>
          </table:table-cell>
          <table:table-cell table:style-name="ce27" office:value-type="percentage" office:value="0.026285" calcext:value-type="percentage">
            <text:p>2,63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6_C</text:p>
          </table:table-cell>
          <table:table-cell table:style-name="ce27" office:value-type="percentage" office:value="0.021868" calcext:value-type="percentage">
            <text:p>2,19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6_C</text:p>
          </table:table-cell>
          <table:table-cell table:style-name="ce27" office:value-type="percentage" office:value="0.062772" calcext:value-type="percentage">
            <text:p>6,28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6_C</text:p>
          </table:table-cell>
          <table:table-cell table:style-name="ce27" office:value-type="percentage" office:value="0.001284" calcext:value-type="percentage">
            <text:p>0,13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6_C</text:p>
          </table:table-cell>
          <table:table-cell table:style-name="ce27" office:value-type="percentage" office:value="0.031755" calcext:value-type="percentage">
            <text:p>3,18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6_C</text:p>
          </table:table-cell>
          <table:table-cell table:style-name="ce27" office:value-type="percentage" office:value="0.037065" calcext:value-type="percentage">
            <text:p>3,71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6_D</text:p>
          </table:table-cell>
          <table:table-cell table:style-name="ce27" office:value-type="percentage" office:value="0.008098" calcext:value-type="percentage">
            <text:p>0,81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6_D</text:p>
          </table:table-cell>
          <table:table-cell table:style-name="ce27" office:value-type="percentage" office:value="0.028905" calcext:value-type="percentage">
            <text:p>2,89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6_D</text:p>
          </table:table-cell>
          <table:table-cell table:style-name="ce27" office:value-type="percentage" office:value="0.002635" calcext:value-type="percentage">
            <text:p>0,26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6_D</text:p>
          </table:table-cell>
          <table:table-cell table:style-name="ce27" office:value-type="percentage" office:value="0.036907" calcext:value-type="percentage">
            <text:p>3,69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6_D</text:p>
          </table:table-cell>
          <table:table-cell table:style-name="ce27" office:value-type="percentage" office:value="0.033929" calcext:value-type="percentage">
            <text:p>3,39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6_E</text:p>
          </table:table-cell>
          <table:table-cell table:style-name="ce27" office:value-type="percentage" office:value="0.003028" calcext:value-type="percentage">
            <text:p>0,3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6_E</text:p>
          </table:table-cell>
          <table:table-cell table:style-name="ce27" office:value-type="percentage" office:value="0.012141" calcext:value-type="percentage">
            <text:p>1,21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6_E</text:p>
          </table:table-cell>
          <table:table-cell table:style-name="ce27" office:value-type="percentage" office:value="0.004282" calcext:value-type="percentage">
            <text:p>0,43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6_E</text:p>
          </table:table-cell>
          <table:table-cell table:style-name="ce27" office:value-type="percentage" office:value="0.032827" calcext:value-type="percentage">
            <text:p>3,28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6_E</text:p>
          </table:table-cell>
          <table:table-cell table:style-name="ce27" office:value-type="percentage" office:value="0.025951" calcext:value-type="percentage">
            <text:p>2,6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6_F</text:p>
          </table:table-cell>
          <table:table-cell table:style-name="ce27" office:value-type="percentage" office:value="0.001168" calcext:value-type="percentage">
            <text:p>0,12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6_F</text:p>
          </table:table-cell>
          <table:table-cell table:style-name="ce27" office:value-type="percentage" office:value="0.005009" calcext:value-type="percentage">
            <text:p>0,5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6_F</text:p>
          </table:table-cell>
          <table:table-cell table:style-name="ce27" office:value-type="percentage" office:value="0.004379" calcext:value-type="percentage">
            <text:p>0,44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6_F</text:p>
          </table:table-cell>
          <table:table-cell table:style-name="ce27" office:value-type="percentage" office:value="0.021385" calcext:value-type="percentage">
            <text:p>2,14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6_F</text:p>
          </table:table-cell>
          <table:table-cell table:style-name="ce27" office:value-type="percentage" office:value="0.015555" calcext:value-type="percentage">
            <text:p>1,56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6_G</text:p>
          </table:table-cell>
          <table:table-cell table:style-name="ce27" office:value-type="percentage" office:value="0.000983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6_G</text:p>
          </table:table-cell>
          <table:table-cell table:style-name="ce27" office:value-type="percentage" office:value="0.004665" calcext:value-type="percentage">
            <text:p>0,47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6_G</text:p>
          </table:table-cell>
          <table:table-cell table:style-name="ce27" office:value-type="percentage" office:value="0.012091" calcext:value-type="percentage">
            <text:p>1,21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6_G</text:p>
          </table:table-cell>
          <table:table-cell table:style-name="ce27" office:value-type="percentage" office:value="0.035745" calcext:value-type="percentage">
            <text:p>3,57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6_G</text:p>
          </table:table-cell>
          <table:table-cell table:style-name="ce27" office:value-type="percentage" office:value="0.021831" calcext:value-type="percentage">
            <text:p>2,18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6_H</text:p>
          </table:table-cell>
          <table:table-cell table:style-name="ce27" office:value-type="percentage" office:value="0.000284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6_H</text:p>
          </table:table-cell>
          <table:table-cell table:style-name="ce27" office:value-type="percentage" office:value="0.001467" calcext:value-type="percentage">
            <text:p>0,15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6_H</text:p>
          </table:table-cell>
          <table:table-cell table:style-name="ce27" office:value-type="percentage" office:value="0.011914" calcext:value-type="percentage">
            <text:p>1,19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6_H</text:p>
          </table:table-cell>
          <table:table-cell table:style-name="ce27" office:value-type="percentage" office:value="0.01809" calcext:value-type="percentage">
            <text:p>1,8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6_H</text:p>
          </table:table-cell>
          <table:table-cell table:style-name="ce27" office:value-type="percentage" office:value="0.009477" calcext:value-type="percentage">
            <text:p>0,95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6_I</text:p>
          </table:table-cell>
          <table:table-cell table:style-name="ce27" office:value-type="percentage" office:value="0.000132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6_I</text:p>
          </table:table-cell>
          <table:table-cell table:style-name="ce27" office:value-type="percentage" office:value="0.000655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6_I</text:p>
          </table:table-cell>
          <table:table-cell table:style-name="ce27" office:value-type="percentage" office:value="0.009414" calcext:value-type="percentage">
            <text:p>0,94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6_I</text:p>
          </table:table-cell>
          <table:table-cell table:style-name="ce27" office:value-type="percentage" office:value="0.010696" calcext:value-type="percentage">
            <text:p>1,07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6_I</text:p>
          </table:table-cell>
          <table:table-cell table:style-name="ce27" office:value-type="percentage" office:value="0.005027" calcext:value-type="percentage">
            <text:p>0,5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6_J</text:p>
          </table:table-cell>
          <table:table-cell table:style-name="ce27" office:value-type="percentage" office:value="0.000078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6_J</text:p>
          </table:table-cell>
          <table:table-cell table:style-name="ce27" office:value-type="percentage" office:value="0.000394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6_J</text:p>
          </table:table-cell>
          <table:table-cell table:style-name="ce27" office:value-type="percentage" office:value="0.010579" calcext:value-type="percentage">
            <text:p>1,06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6_J</text:p>
          </table:table-cell>
          <table:table-cell table:style-name="ce27" office:value-type="percentage" office:value="0.008412" calcext:value-type="percentage">
            <text:p>0,84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6_J</text:p>
          </table:table-cell>
          <table:table-cell table:style-name="ce27" office:value-type="percentage" office:value="0.003569" calcext:value-type="percentage">
            <text:p>0,36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6_K</text:p>
          </table:table-cell>
          <table:table-cell table:style-name="ce27" office:value-type="percentage" office:value="0.000028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6_K</text:p>
          </table:table-cell>
          <table:table-cell table:style-name="ce27" office:value-type="percentage" office:value="0.00023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6_K</text:p>
          </table:table-cell>
          <table:table-cell table:style-name="ce27" office:value-type="percentage" office:value="0.010564" calcext:value-type="percentage">
            <text:p>1,06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6_K</text:p>
          </table:table-cell>
          <table:table-cell table:style-name="ce27" office:value-type="percentage" office:value="0.005477" calcext:value-type="percentage">
            <text:p>0,55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6_K</text:p>
          </table:table-cell>
          <table:table-cell table:style-name="ce27" office:value-type="percentage" office:value="0.002108" calcext:value-type="percentage">
            <text:p>0,21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6_L</text:p>
          </table:table-cell>
          <table:table-cell table:style-name="ce27" office:value-type="percentage" office:value="0.000056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6_L</text:p>
          </table:table-cell>
          <table:table-cell table:style-name="ce27" office:value-type="percentage" office:value="0.000394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6_L</text:p>
          </table:table-cell>
          <table:table-cell table:style-name="ce27" office:value-type="percentage" office:value="0.063956" calcext:value-type="percentage">
            <text:p>6,40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6_L</text:p>
          </table:table-cell>
          <table:table-cell table:style-name="ce27" office:value-type="percentage" office:value="0.008889" calcext:value-type="percentage">
            <text:p>0,89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6_L</text:p>
          </table:table-cell>
          <table:table-cell table:style-name="ce27" office:value-type="percentage" office:value="0.002854" calcext:value-type="percentage">
            <text:p>0,29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7_A</text:p>
          </table:table-cell>
          <table:table-cell table:style-name="ce27" office:value-type="percentage" office:value="0.138486" calcext:value-type="percentage">
            <text:p>13,85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7_A</text:p>
          </table:table-cell>
          <table:table-cell table:style-name="ce27" office:value-type="percentage" office:value="0.301358" calcext:value-type="percentage">
            <text:p>30,14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7_A</text:p>
          </table:table-cell>
          <table:table-cell table:style-name="ce27" office:value-type="percentage" office:value="0.070641" calcext:value-type="percentage">
            <text:p>7,06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7_A</text:p>
          </table:table-cell>
          <table:table-cell table:style-name="ce27" office:value-type="percentage" office:value="0.218021" calcext:value-type="percentage">
            <text:p>21,8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7_A</text:p>
          </table:table-cell>
          <table:table-cell table:style-name="ce27" office:value-type="percentage" office:value="0.179769" calcext:value-type="percentage">
            <text:p>17,98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7_B</text:p>
          </table:table-cell>
          <table:table-cell table:style-name="ce27" office:value-type="percentage" office:value="0.002649" calcext:value-type="percentage">
            <text:p>0,26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7_B</text:p>
          </table:table-cell>
          <table:table-cell table:style-name="ce27" office:value-type="percentage" office:value="0.004529" calcext:value-type="percentage">
            <text:p>0,45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7_B</text:p>
          </table:table-cell>
          <table:table-cell table:style-name="ce27" office:value-type="percentage" office:value="0.033046" calcext:value-type="percentage">
            <text:p>3,30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7_B</text:p>
          </table:table-cell>
          <table:table-cell table:style-name="ce27" office:value-type="percentage" office:value="0.006804" calcext:value-type="percentage">
            <text:p>0,68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7_B</text:p>
          </table:table-cell>
          <table:table-cell table:style-name="ce27" office:value-type="percentage" office:value="0.0035" calcext:value-type="percentage">
            <text:p>0,35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7_C</text:p>
          </table:table-cell>
          <table:table-cell table:style-name="ce27" office:value-type="percentage" office:value="0.000681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7_C</text:p>
          </table:table-cell>
          <table:table-cell table:style-name="ce27" office:value-type="percentage" office:value="0.001041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7_C</text:p>
          </table:table-cell>
          <table:table-cell table:style-name="ce27" office:value-type="percentage" office:value="0.006957" calcext:value-type="percentage">
            <text:p>0,70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7_C</text:p>
          </table:table-cell>
          <table:table-cell table:style-name="ce27" office:value-type="percentage" office:value="0.001488" calcext:value-type="percentage">
            <text:p>0,15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7_C</text:p>
          </table:table-cell>
          <table:table-cell table:style-name="ce27" office:value-type="percentage" office:value="0.001011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7_D</text:p>
          </table:table-cell>
          <table:table-cell table:style-name="ce27" office:value-type="percentage" office:value="0.001467" calcext:value-type="percentage">
            <text:p>0,15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7_D</text:p>
          </table:table-cell>
          <table:table-cell table:style-name="ce27" office:value-type="percentage" office:value="0.002153" calcext:value-type="percentage">
            <text:p>0,22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7_D</text:p>
          </table:table-cell>
          <table:table-cell table:style-name="ce27" office:value-type="percentage" office:value="0.021424" calcext:value-type="percentage">
            <text:p>2,14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7_D</text:p>
          </table:table-cell>
          <table:table-cell table:style-name="ce27" office:value-type="percentage" office:value="0.002864" calcext:value-type="percentage">
            <text:p>0,29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7_D</text:p>
          </table:table-cell>
          <table:table-cell table:style-name="ce27" office:value-type="percentage" office:value="0.002111" calcext:value-type="percentage">
            <text:p>0,21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8_A</text:p>
          </table:table-cell>
          <table:table-cell table:style-name="ce27" office:value-type="percentage" office:value="0.003479" calcext:value-type="percentage">
            <text:p>0,35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8_A</text:p>
          </table:table-cell>
          <table:table-cell table:style-name="ce27" office:value-type="percentage" office:value="0.004576" calcext:value-type="percentage">
            <text:p>0,46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8_A</text:p>
          </table:table-cell>
          <table:table-cell table:style-name="ce27" office:value-type="percentage" office:value="0.00004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8_A</text:p>
          </table:table-cell>
          <table:table-cell table:style-name="ce27" office:value-type="percentage" office:value="0.000146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8_A</text:p>
          </table:table-cell>
          <table:table-cell table:style-name="ce27" office:value-type="percentage" office:value="0.000189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8_B</text:p>
          </table:table-cell>
          <table:table-cell table:style-name="ce27" office:value-type="percentage" office:value="0.130302" calcext:value-type="percentage">
            <text:p>13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8_B</text:p>
          </table:table-cell>
          <table:table-cell table:style-name="ce27" office:value-type="percentage" office:value="0.281468" calcext:value-type="percentage">
            <text:p>28,15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8_B</text:p>
          </table:table-cell>
          <table:table-cell table:style-name="ce27" office:value-type="percentage" office:value="0.006979" calcext:value-type="percentage">
            <text:p>0,70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8_B</text:p>
          </table:table-cell>
          <table:table-cell table:style-name="ce27" office:value-type="percentage" office:value="0.101338" calcext:value-type="percentage">
            <text:p>10,13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8_B</text:p>
          </table:table-cell>
          <table:table-cell table:style-name="ce27" office:value-type="percentage" office:value="0.11094" calcext:value-type="percentage">
            <text:p>11,09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8_C</text:p>
          </table:table-cell>
          <table:table-cell table:style-name="ce27" office:value-type="percentage" office:value="0.008923" calcext:value-type="percentage">
            <text:p>0,89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8_C</text:p>
          </table:table-cell>
          <table:table-cell table:style-name="ce27" office:value-type="percentage" office:value="0.021583" calcext:value-type="percentage">
            <text:p>2,16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8_C</text:p>
          </table:table-cell>
          <table:table-cell table:style-name="ce27" office:value-type="percentage" office:value="0.041611" calcext:value-type="percentage">
            <text:p>4,16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8_C</text:p>
          </table:table-cell>
          <table:table-cell table:style-name="ce27" office:value-type="percentage" office:value="0.104063" calcext:value-type="percentage">
            <text:p>10,4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8_C</text:p>
          </table:table-cell>
          <table:table-cell table:style-name="ce27" office:value-type="percentage" office:value="0.0637" calcext:value-type="percentage">
            <text:p>6,37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8_D</text:p>
          </table:table-cell>
          <table:table-cell table:style-name="ce27" office:value-type="percentage" office:value="0.000512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8_D</text:p>
          </table:table-cell>
          <table:table-cell table:style-name="ce27" office:value-type="percentage" office:value="0.001294" calcext:value-type="percentage">
            <text:p>0,13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8_D</text:p>
          </table:table-cell>
          <table:table-cell table:style-name="ce27" office:value-type="percentage" office:value="0.04554" calcext:value-type="percentage">
            <text:p>4,55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8_D</text:p>
          </table:table-cell>
          <table:table-cell table:style-name="ce27" office:value-type="percentage" office:value="0.019809" calcext:value-type="percentage">
            <text:p>1,98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8_D</text:p>
          </table:table-cell>
          <table:table-cell table:style-name="ce27" office:value-type="percentage" office:value="0.009924" calcext:value-type="percentage">
            <text:p>0,99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8_E</text:p>
          </table:table-cell>
          <table:table-cell table:style-name="ce27" office:value-type="percentage" office:value="0.000066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8_E</text:p>
          </table:table-cell>
          <table:table-cell table:style-name="ce27" office:value-type="percentage" office:value="0.00016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8_E</text:p>
          </table:table-cell>
          <table:table-cell table:style-name="ce27" office:value-type="percentage" office:value="0.037899" calcext:value-type="percentage">
            <text:p>3,79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8_E</text:p>
          </table:table-cell>
          <table:table-cell table:style-name="ce27" office:value-type="percentage" office:value="0.00382" calcext:value-type="percentage">
            <text:p>0,38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8_E</text:p>
          </table:table-cell>
          <table:table-cell table:style-name="ce27" office:value-type="percentage" office:value="0.001638" calcext:value-type="percentage">
            <text:p>0,16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9_A</text:p>
          </table:table-cell>
          <table:table-cell table:style-name="ce27" office:value-type="percentage" office:value="0.002263" calcext:value-type="percentage">
            <text:p>0,23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9_A</text:p>
          </table:table-cell>
          <table:table-cell table:style-name="ce27" office:value-type="percentage" office:value="0.004323" calcext:value-type="percentage">
            <text:p>0,43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9_A</text:p>
          </table:table-cell>
          <table:table-cell table:style-name="ce27" office:value-type="percentage" office:value="0.000019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9_A</text:p>
          </table:table-cell>
          <table:table-cell table:style-name="ce27" office:value-type="percentage" office:value="0.000252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9_A</text:p>
          </table:table-cell>
          <table:table-cell table:style-name="ce27" office:value-type="percentage" office:value="0.000293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9_B</text:p>
          </table:table-cell>
          <table:table-cell table:style-name="ce27" office:value-type="percentage" office:value="0.029617" calcext:value-type="percentage">
            <text:p>2,96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9_B</text:p>
          </table:table-cell>
          <table:table-cell table:style-name="ce27" office:value-type="percentage" office:value="0.071218" calcext:value-type="percentage">
            <text:p>7,12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9_B</text:p>
          </table:table-cell>
          <table:table-cell table:style-name="ce27" office:value-type="percentage" office:value="0.000281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9_B</text:p>
          </table:table-cell>
          <table:table-cell table:style-name="ce27" office:value-type="percentage" office:value="0.008578" calcext:value-type="percentage">
            <text:p>0,86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9_B</text:p>
          </table:table-cell>
          <table:table-cell table:style-name="ce27" office:value-type="percentage" office:value="0.008049" calcext:value-type="percentage">
            <text:p>0,8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9_C</text:p>
          </table:table-cell>
          <table:table-cell table:style-name="ce27" office:value-type="percentage" office:value="0.087154" calcext:value-type="percentage">
            <text:p>8,72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9_C</text:p>
          </table:table-cell>
          <table:table-cell table:style-name="ce27" office:value-type="percentage" office:value="0.183644" calcext:value-type="percentage">
            <text:p>18,36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9_C</text:p>
          </table:table-cell>
          <table:table-cell table:style-name="ce27" office:value-type="percentage" office:value="0.016509" calcext:value-type="percentage">
            <text:p>1,65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9_C</text:p>
          </table:table-cell>
          <table:table-cell table:style-name="ce27" office:value-type="percentage" office:value="0.105342" calcext:value-type="percentage">
            <text:p>10,53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9_C</text:p>
          </table:table-cell>
          <table:table-cell table:style-name="ce27" office:value-type="percentage" office:value="0.099722" calcext:value-type="percentage">
            <text:p>9,97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9_D</text:p>
          </table:table-cell>
          <table:table-cell table:style-name="ce27" office:value-type="percentage" office:value="0.022059" calcext:value-type="percentage">
            <text:p>2,21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9_D</text:p>
          </table:table-cell>
          <table:table-cell table:style-name="ce27" office:value-type="percentage" office:value="0.045836" calcext:value-type="percentage">
            <text:p>4,58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9_D</text:p>
          </table:table-cell>
          <table:table-cell table:style-name="ce27" office:value-type="percentage" office:value="0.083606" calcext:value-type="percentage">
            <text:p>8,36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9_D</text:p>
          </table:table-cell>
          <table:table-cell table:style-name="ce27" office:value-type="percentage" office:value="0.10311" calcext:value-type="percentage">
            <text:p>10,3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9_D</text:p>
          </table:table-cell>
          <table:table-cell table:style-name="ce27" office:value-type="percentage" office:value="0.070229" calcext:value-type="percentage">
            <text:p>7,02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09_E</text:p>
          </table:table-cell>
          <table:table-cell table:style-name="ce27" office:value-type="percentage" office:value="0.002191" calcext:value-type="percentage">
            <text:p>0,22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09_E</text:p>
          </table:table-cell>
          <table:table-cell table:style-name="ce27" office:value-type="percentage" office:value="0.00406" calcext:value-type="percentage">
            <text:p>0,41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09_E</text:p>
          </table:table-cell>
          <table:table-cell table:style-name="ce27" office:value-type="percentage" office:value="0.031653" calcext:value-type="percentage">
            <text:p>3,17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09_E</text:p>
          </table:table-cell>
          <table:table-cell table:style-name="ce27" office:value-type="percentage" office:value="0.011895" calcext:value-type="percentage">
            <text:p>1,19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09_E</text:p>
          </table:table-cell>
          <table:table-cell table:style-name="ce27" office:value-type="percentage" office:value="0.008098" calcext:value-type="percentage">
            <text:p>0,81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0_A</text:p>
          </table:table-cell>
          <table:table-cell table:style-name="ce27" office:value-type="percentage" office:value="0.12742" calcext:value-type="percentage">
            <text:p>12,74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0_A</text:p>
          </table:table-cell>
          <table:table-cell table:style-name="ce27" office:value-type="percentage" office:value="0.265919" calcext:value-type="percentage">
            <text:p>26,59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0_A</text:p>
          </table:table-cell>
          <table:table-cell table:style-name="ce27" office:value-type="percentage" office:value="0.00419" calcext:value-type="percentage">
            <text:p>0,42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0_A</text:p>
          </table:table-cell>
          <table:table-cell table:style-name="ce27" office:value-type="percentage" office:value="0.050565" calcext:value-type="percentage">
            <text:p>5,06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0_A</text:p>
          </table:table-cell>
          <table:table-cell table:style-name="ce27" office:value-type="percentage" office:value="0.054243" calcext:value-type="percentage">
            <text:p>5,42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0_B</text:p>
          </table:table-cell>
          <table:table-cell table:style-name="ce27" office:value-type="percentage" office:value="0.015425" calcext:value-type="percentage">
            <text:p>1,54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0_B</text:p>
          </table:table-cell>
          <table:table-cell table:style-name="ce27" office:value-type="percentage" office:value="0.04191" calcext:value-type="percentage">
            <text:p>4,19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0_B</text:p>
          </table:table-cell>
          <table:table-cell table:style-name="ce27" office:value-type="percentage" office:value="0.05549" calcext:value-type="percentage">
            <text:p>5,55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0_B</text:p>
          </table:table-cell>
          <table:table-cell table:style-name="ce27" office:value-type="percentage" office:value="0.155108" calcext:value-type="percentage">
            <text:p>15,5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0_B</text:p>
          </table:table-cell>
          <table:table-cell table:style-name="ce27" office:value-type="percentage" office:value="0.117176" calcext:value-type="percentage">
            <text:p>11,72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0_C</text:p>
          </table:table-cell>
          <table:table-cell table:style-name="ce27" office:value-type="percentage" office:value="0.000393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0_C</text:p>
          </table:table-cell>
          <table:table-cell table:style-name="ce27" office:value-type="percentage" office:value="0.00116" calcext:value-type="percentage">
            <text:p>0,12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0_C</text:p>
          </table:table-cell>
          <table:table-cell table:style-name="ce27" office:value-type="percentage" office:value="0.061082" calcext:value-type="percentage">
            <text:p>6,11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0_C</text:p>
          </table:table-cell>
          <table:table-cell table:style-name="ce27" office:value-type="percentage" office:value="0.021503" calcext:value-type="percentage">
            <text:p>2,15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0_C</text:p>
          </table:table-cell>
          <table:table-cell table:style-name="ce27" office:value-type="percentage" office:value="0.013604" calcext:value-type="percentage">
            <text:p>1,36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0_D</text:p>
          </table:table-cell>
          <table:table-cell table:style-name="ce27" office:value-type="percentage" office:value="0.000033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0_D</text:p>
          </table:table-cell>
          <table:table-cell table:style-name="ce27" office:value-type="percentage" office:value="0.000074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0_D</text:p>
          </table:table-cell>
          <table:table-cell table:style-name="ce27" office:value-type="percentage" office:value="0.009132" calcext:value-type="percentage">
            <text:p>0,91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0_D</text:p>
          </table:table-cell>
          <table:table-cell table:style-name="ce27" office:value-type="percentage" office:value="0.001732" calcext:value-type="percentage">
            <text:p>0,17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0_D</text:p>
          </table:table-cell>
          <table:table-cell table:style-name="ce27" office:value-type="percentage" office:value="0.001164" calcext:value-type="percentage">
            <text:p>0,12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0_E</text:p>
          </table:table-cell>
          <table:table-cell table:style-name="ce27" office:value-type="percentage" office:value="0.000012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0_E</text:p>
          </table:table-cell>
          <table:table-cell table:style-name="ce27" office:value-type="percentage" office:value="0.00002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0_E</text:p>
          </table:table-cell>
          <table:table-cell table:style-name="ce27" office:value-type="percentage" office:value="0.002174" calcext:value-type="percentage">
            <text:p>0,22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0_E</text:p>
          </table:table-cell>
          <table:table-cell table:style-name="ce27" office:value-type="percentage" office:value="0.000268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0_E</text:p>
          </table:table-cell>
          <table:table-cell table:style-name="ce27" office:value-type="percentage" office:value="0.000203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1_A</text:p>
          </table:table-cell>
          <table:table-cell table:style-name="ce27" office:value-type="percentage" office:value="0.105906" calcext:value-type="percentage">
            <text:p>10,59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1_A</text:p>
          </table:table-cell>
          <table:table-cell table:style-name="ce27" office:value-type="percentage" office:value="0.235101" calcext:value-type="percentage">
            <text:p>23,51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1_A</text:p>
          </table:table-cell>
          <table:table-cell table:style-name="ce27" office:value-type="percentage" office:value="0.109095" calcext:value-type="percentage">
            <text:p>10,91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1_A</text:p>
          </table:table-cell>
          <table:table-cell table:style-name="ce27" office:value-type="percentage" office:value="0.166995" calcext:value-type="percentage">
            <text:p>16,7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1_A</text:p>
          </table:table-cell>
          <table:table-cell table:style-name="ce27" office:value-type="percentage" office:value="0.13386" calcext:value-type="percentage">
            <text:p>13,39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1_B</text:p>
          </table:table-cell>
          <table:table-cell table:style-name="ce27" office:value-type="percentage" office:value="0.03459" calcext:value-type="percentage">
            <text:p>3,46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1_B</text:p>
          </table:table-cell>
          <table:table-cell table:style-name="ce27" office:value-type="percentage" office:value="0.068858" calcext:value-type="percentage">
            <text:p>6,89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1_B</text:p>
          </table:table-cell>
          <table:table-cell table:style-name="ce27" office:value-type="percentage" office:value="0.018581" calcext:value-type="percentage">
            <text:p>1,86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1_B</text:p>
          </table:table-cell>
          <table:table-cell table:style-name="ce27" office:value-type="percentage" office:value="0.053245" calcext:value-type="percentage">
            <text:p>5,32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1_B</text:p>
          </table:table-cell>
          <table:table-cell table:style-name="ce27" office:value-type="percentage" office:value="0.045141" calcext:value-type="percentage">
            <text:p>4,51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1_C</text:p>
          </table:table-cell>
          <table:table-cell table:style-name="ce27" office:value-type="percentage" office:value="0.002582" calcext:value-type="percentage">
            <text:p>0,26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1_C</text:p>
          </table:table-cell>
          <table:table-cell table:style-name="ce27" office:value-type="percentage" office:value="0.00482" calcext:value-type="percentage">
            <text:p>0,48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1_C</text:p>
          </table:table-cell>
          <table:table-cell table:style-name="ce27" office:value-type="percentage" office:value="0.003502" calcext:value-type="percentage">
            <text:p>0,35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1_C</text:p>
          </table:table-cell>
          <table:table-cell table:style-name="ce27" office:value-type="percentage" office:value="0.008055" calcext:value-type="percentage">
            <text:p>0,8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1_C</text:p>
          </table:table-cell>
          <table:table-cell table:style-name="ce27" office:value-type="percentage" office:value="0.006632" calcext:value-type="percentage">
            <text:p>0,66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1_D</text:p>
          </table:table-cell>
          <table:table-cell table:style-name="ce27" office:value-type="percentage" office:value="0.000187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1_D</text:p>
          </table:table-cell>
          <table:table-cell table:style-name="ce27" office:value-type="percentage" office:value="0.000278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1_D</text:p>
          </table:table-cell>
          <table:table-cell table:style-name="ce27" office:value-type="percentage" office:value="0.00065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1_D</text:p>
          </table:table-cell>
          <table:table-cell table:style-name="ce27" office:value-type="percentage" office:value="0.000771" calcext:value-type="percentage">
            <text:p>0,08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1_D</text:p>
          </table:table-cell>
          <table:table-cell table:style-name="ce27" office:value-type="percentage" office:value="0.000656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1_E</text:p>
          </table:table-cell>
          <table:table-cell table:style-name="ce27" office:value-type="percentage" office:value="0.000018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1_E</text:p>
          </table:table-cell>
          <table:table-cell table:style-name="ce27" office:value-type="percentage" office:value="0.000024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1_E</text:p>
          </table:table-cell>
          <table:table-cell table:style-name="ce27" office:value-type="percentage" office:value="0.00024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1_E</text:p>
          </table:table-cell>
          <table:table-cell table:style-name="ce27" office:value-type="percentage" office:value="0.000111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1_E</text:p>
          </table:table-cell>
          <table:table-cell table:style-name="ce27" office:value-type="percentage" office:value="0.000103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2_A</text:p>
          </table:table-cell>
          <table:table-cell table:style-name="ce27" office:value-type="percentage" office:value="0.005687" calcext:value-type="percentage">
            <text:p>0,57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2_A</text:p>
          </table:table-cell>
          <table:table-cell table:style-name="ce27" office:value-type="percentage" office:value="0.009766" calcext:value-type="percentage">
            <text:p>0,98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2_A</text:p>
          </table:table-cell>
          <table:table-cell table:style-name="ce27" office:value-type="percentage" office:value="0.00006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2_A</text:p>
          </table:table-cell>
          <table:table-cell table:style-name="ce27" office:value-type="percentage" office:value="0.000432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2_A</text:p>
          </table:table-cell>
          <table:table-cell table:style-name="ce27" office:value-type="percentage" office:value="0.000467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2_B</text:p>
          </table:table-cell>
          <table:table-cell table:style-name="ce27" office:value-type="percentage" office:value="0.136554" calcext:value-type="percentage">
            <text:p>13,66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2_B</text:p>
          </table:table-cell>
          <table:table-cell table:style-name="ce27" office:value-type="percentage" office:value="0.297516" calcext:value-type="percentage">
            <text:p>29,75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2_B</text:p>
          </table:table-cell>
          <table:table-cell table:style-name="ce27" office:value-type="percentage" office:value="0.095925" calcext:value-type="percentage">
            <text:p>9,59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2_B</text:p>
          </table:table-cell>
          <table:table-cell table:style-name="ce27" office:value-type="percentage" office:value="0.21771" calcext:value-type="percentage">
            <text:p>21,77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2_B</text:p>
          </table:table-cell>
          <table:table-cell table:style-name="ce27" office:value-type="percentage" office:value="0.177293" calcext:value-type="percentage">
            <text:p>17,73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2_C</text:p>
          </table:table-cell>
          <table:table-cell table:style-name="ce27" office:value-type="percentage" office:value="0.001004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2_C</text:p>
          </table:table-cell>
          <table:table-cell table:style-name="ce27" office:value-type="percentage" office:value="0.001736" calcext:value-type="percentage">
            <text:p>0,17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2_C</text:p>
          </table:table-cell>
          <table:table-cell table:style-name="ce27" office:value-type="percentage" office:value="0.032001" calcext:value-type="percentage">
            <text:p>3,20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2_C</text:p>
          </table:table-cell>
          <table:table-cell table:style-name="ce27" office:value-type="percentage" office:value="0.010582" calcext:value-type="percentage">
            <text:p>1,06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2_C</text:p>
          </table:table-cell>
          <table:table-cell table:style-name="ce27" office:value-type="percentage" office:value="0.008173" calcext:value-type="percentage">
            <text:p>0,82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2_D</text:p>
          </table:table-cell>
          <table:table-cell table:style-name="ce27" office:value-type="percentage" office:value="0.00003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2_D</text:p>
          </table:table-cell>
          <table:table-cell table:style-name="ce27" office:value-type="percentage" office:value="0.00005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2_D</text:p>
          </table:table-cell>
          <table:table-cell table:style-name="ce27" office:value-type="percentage" office:value="0.003349" calcext:value-type="percentage">
            <text:p>0,33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2_D</text:p>
          </table:table-cell>
          <table:table-cell table:style-name="ce27" office:value-type="percentage" office:value="0.000396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2_D</text:p>
          </table:table-cell>
          <table:table-cell table:style-name="ce27" office:value-type="percentage" office:value="0.000397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2_E</text:p>
          </table:table-cell>
          <table:table-cell table:style-name="ce27" office:value-type="percentage" office:value="0.000007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2_E</text:p>
          </table:table-cell>
          <table:table-cell table:style-name="ce27" office:value-type="percentage" office:value="0.000012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2_E</text:p>
          </table:table-cell>
          <table:table-cell table:style-name="ce27" office:value-type="percentage" office:value="0.000733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2_E</text:p>
          </table:table-cell>
          <table:table-cell table:style-name="ce27" office:value-type="percentage" office:value="0.000056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2_E</text:p>
          </table:table-cell>
          <table:table-cell table:style-name="ce27" office:value-type="percentage" office:value="0.000061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3_A</text:p>
          </table:table-cell>
          <table:table-cell table:style-name="ce27" office:value-type="percentage" office:value="0.119604" calcext:value-type="percentage">
            <text:p>11,96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3_A</text:p>
          </table:table-cell>
          <table:table-cell table:style-name="ce27" office:value-type="percentage" office:value="0.245024" calcext:value-type="percentage">
            <text:p>24,5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3_A</text:p>
          </table:table-cell>
          <table:table-cell table:style-name="ce27" office:value-type="percentage" office:value="0.019663" calcext:value-type="percentage">
            <text:p>1,97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3_A</text:p>
          </table:table-cell>
          <table:table-cell table:style-name="ce27" office:value-type="percentage" office:value="0.077663" calcext:value-type="percentage">
            <text:p>7,77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3_A</text:p>
          </table:table-cell>
          <table:table-cell table:style-name="ce27" office:value-type="percentage" office:value="0.068475" calcext:value-type="percentage">
            <text:p>6,85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3_B</text:p>
          </table:table-cell>
          <table:table-cell table:style-name="ce27" office:value-type="percentage" office:value="0.0233" calcext:value-type="percentage">
            <text:p>2,33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3_B</text:p>
          </table:table-cell>
          <table:table-cell table:style-name="ce27" office:value-type="percentage" office:value="0.063313" calcext:value-type="percentage">
            <text:p>6,33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3_B</text:p>
          </table:table-cell>
          <table:table-cell table:style-name="ce27" office:value-type="percentage" office:value="0.086146" calcext:value-type="percentage">
            <text:p>8,61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3_B</text:p>
          </table:table-cell>
          <table:table-cell table:style-name="ce27" office:value-type="percentage" office:value="0.144203" calcext:value-type="percentage">
            <text:p>14,42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3_B</text:p>
          </table:table-cell>
          <table:table-cell table:style-name="ce27" office:value-type="percentage" office:value="0.112057" calcext:value-type="percentage">
            <text:p>11,21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3_C</text:p>
          </table:table-cell>
          <table:table-cell table:style-name="ce27" office:value-type="percentage" office:value="0.000347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3_C</text:p>
          </table:table-cell>
          <table:table-cell table:style-name="ce27" office:value-type="percentage" office:value="0.000675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3_C</text:p>
          </table:table-cell>
          <table:table-cell table:style-name="ce27" office:value-type="percentage" office:value="0.022243" calcext:value-type="percentage">
            <text:p>2,22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3_C</text:p>
          </table:table-cell>
          <table:table-cell table:style-name="ce27" office:value-type="percentage" office:value="0.006579" calcext:value-type="percentage">
            <text:p>0,66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3_C</text:p>
          </table:table-cell>
          <table:table-cell table:style-name="ce27" office:value-type="percentage" office:value="0.005204" calcext:value-type="percentage">
            <text:p>0,52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3_D</text:p>
          </table:table-cell>
          <table:table-cell table:style-name="ce27" office:value-type="percentage" office:value="0.000025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3_D</text:p>
          </table:table-cell>
          <table:table-cell table:style-name="ce27" office:value-type="percentage" office:value="0.000052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3_D</text:p>
          </table:table-cell>
          <table:table-cell table:style-name="ce27" office:value-type="percentage" office:value="0.003317" calcext:value-type="percentage">
            <text:p>0,33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3_D</text:p>
          </table:table-cell>
          <table:table-cell table:style-name="ce27" office:value-type="percentage" office:value="0.000593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3_D</text:p>
          </table:table-cell>
          <table:table-cell table:style-name="ce27" office:value-type="percentage" office:value="0.000521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3_E</text:p>
          </table:table-cell>
          <table:table-cell table:style-name="ce27" office:value-type="percentage" office:value="0.000008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3_E</text:p>
          </table:table-cell>
          <table:table-cell table:style-name="ce27" office:value-type="percentage" office:value="0.000018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3_E</text:p>
          </table:table-cell>
          <table:table-cell table:style-name="ce27" office:value-type="percentage" office:value="0.000699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3_E</text:p>
          </table:table-cell>
          <table:table-cell table:style-name="ce27" office:value-type="percentage" office:value="0.000139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3_E</text:p>
          </table:table-cell>
          <table:table-cell table:style-name="ce27" office:value-type="percentage" office:value="0.000135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4_A</text:p>
          </table:table-cell>
          <table:table-cell table:style-name="ce27" office:value-type="percentage" office:value="0.111956" calcext:value-type="percentage">
            <text:p>11,2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4_A</text:p>
          </table:table-cell>
          <table:table-cell table:style-name="ce27" office:value-type="percentage" office:value="0.213241" calcext:value-type="percentage">
            <text:p>21,32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4_A</text:p>
          </table:table-cell>
          <table:table-cell table:style-name="ce27" office:value-type="percentage" office:value="0.001487" calcext:value-type="percentage">
            <text:p>0,15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4_A</text:p>
          </table:table-cell>
          <table:table-cell table:style-name="ce27" office:value-type="percentage" office:value="0.016966" calcext:value-type="percentage">
            <text:p>1,7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4_A</text:p>
          </table:table-cell>
          <table:table-cell table:style-name="ce27" office:value-type="percentage" office:value="0.016736" calcext:value-type="percentage">
            <text:p>1,67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4_B</text:p>
          </table:table-cell>
          <table:table-cell table:style-name="ce27" office:value-type="percentage" office:value="0.031114" calcext:value-type="percentage">
            <text:p>3,11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4_B</text:p>
          </table:table-cell>
          <table:table-cell table:style-name="ce27" office:value-type="percentage" office:value="0.095545" calcext:value-type="percentage">
            <text:p>9,55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4_B</text:p>
          </table:table-cell>
          <table:table-cell table:style-name="ce27" office:value-type="percentage" office:value="0.123402" calcext:value-type="percentage">
            <text:p>12,34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4_B</text:p>
          </table:table-cell>
          <table:table-cell table:style-name="ce27" office:value-type="percentage" office:value="0.209615" calcext:value-type="percentage">
            <text:p>20,96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4_B</text:p>
          </table:table-cell>
          <table:table-cell table:style-name="ce27" office:value-type="percentage" office:value="0.166916" calcext:value-type="percentage">
            <text:p>16,69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4_C</text:p>
          </table:table-cell>
          <table:table-cell table:style-name="ce27" office:value-type="percentage" office:value="0.000206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4_C</text:p>
          </table:table-cell>
          <table:table-cell table:style-name="ce27" office:value-type="percentage" office:value="0.000283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4_C</text:p>
          </table:table-cell>
          <table:table-cell table:style-name="ce27" office:value-type="percentage" office:value="0.006806" calcext:value-type="percentage">
            <text:p>0,68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4_C</text:p>
          </table:table-cell>
          <table:table-cell table:style-name="ce27" office:value-type="percentage" office:value="0.002511" calcext:value-type="percentage">
            <text:p>0,25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4_C</text:p>
          </table:table-cell>
          <table:table-cell table:style-name="ce27" office:value-type="percentage" office:value="0.002639" calcext:value-type="percentage">
            <text:p>0,26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4_D</text:p>
          </table:table-cell>
          <table:table-cell table:style-name="ce27" office:value-type="percentage" office:value="0.000006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4_D</text:p>
          </table:table-cell>
          <table:table-cell table:style-name="ce27" office:value-type="percentage" office:value="0.000009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4_D</text:p>
          </table:table-cell>
          <table:table-cell table:style-name="ce27" office:value-type="percentage" office:value="0.000302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4_D</text:p>
          </table:table-cell>
          <table:table-cell table:style-name="ce27" office:value-type="percentage" office:value="0.000068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4_D</text:p>
          </table:table-cell>
          <table:table-cell table:style-name="ce27" office:value-type="percentage" office:value="0.000088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4_E</text:p>
          </table:table-cell>
          <table:table-cell table:style-name="ce27" office:value-type="percentage" office:value="0.00000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4_E</text:p>
          </table:table-cell>
          <table:table-cell table:style-name="ce27" office:value-type="percentage" office:value="0.000004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4_E</text:p>
          </table:table-cell>
          <table:table-cell table:style-name="ce27" office:value-type="percentage" office:value="0.00007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4_E</text:p>
          </table:table-cell>
          <table:table-cell table:style-name="ce27" office:value-type="percentage" office:value="0.000017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4_E</text:p>
          </table:table-cell>
          <table:table-cell table:style-name="ce27" office:value-type="percentage" office:value="0.000012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5_A</text:p>
          </table:table-cell>
          <table:table-cell table:style-name="ce27" office:value-type="percentage" office:value="0.13977" calcext:value-type="percentage">
            <text:p>13,98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5_A</text:p>
          </table:table-cell>
          <table:table-cell table:style-name="ce27" office:value-type="percentage" office:value="0.299317" calcext:value-type="percentage">
            <text:p>29,93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5_A</text:p>
          </table:table-cell>
          <table:table-cell table:style-name="ce27" office:value-type="percentage" office:value="0.079184" calcext:value-type="percentage">
            <text:p>7,92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5_A</text:p>
          </table:table-cell>
          <table:table-cell table:style-name="ce27" office:value-type="percentage" office:value="0.192086" calcext:value-type="percentage">
            <text:p>19,2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5_A</text:p>
          </table:table-cell>
          <table:table-cell table:style-name="ce27" office:value-type="percentage" office:value="0.15576" calcext:value-type="percentage">
            <text:p>15,58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5_B</text:p>
          </table:table-cell>
          <table:table-cell table:style-name="ce27" office:value-type="percentage" office:value="0.00349" calcext:value-type="percentage">
            <text:p>0,35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5_B</text:p>
          </table:table-cell>
          <table:table-cell table:style-name="ce27" office:value-type="percentage" office:value="0.009725" calcext:value-type="percentage">
            <text:p>0,97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5_B</text:p>
          </table:table-cell>
          <table:table-cell table:style-name="ce27" office:value-type="percentage" office:value="0.051743" calcext:value-type="percentage">
            <text:p>5,17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5_B</text:p>
          </table:table-cell>
          <table:table-cell table:style-name="ce27" office:value-type="percentage" office:value="0.036812" calcext:value-type="percentage">
            <text:p>3,68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5_B</text:p>
          </table:table-cell>
          <table:table-cell table:style-name="ce27" office:value-type="percentage" office:value="0.030312" calcext:value-type="percentage">
            <text:p>3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5_C</text:p>
          </table:table-cell>
          <table:table-cell table:style-name="ce27" office:value-type="percentage" office:value="0.000019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5_C</text:p>
          </table:table-cell>
          <table:table-cell table:style-name="ce27" office:value-type="percentage" office:value="0.00003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5_C</text:p>
          </table:table-cell>
          <table:table-cell table:style-name="ce27" office:value-type="percentage" office:value="0.001019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5_C</text:p>
          </table:table-cell>
          <table:table-cell table:style-name="ce27" office:value-type="percentage" office:value="0.000255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5_C</text:p>
          </table:table-cell>
          <table:table-cell table:style-name="ce27" office:value-type="percentage" office:value="0.000299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5_D</text:p>
          </table:table-cell>
          <table:table-cell table:style-name="ce27" office:value-type="percentage" office:value="0.000002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5_D</text:p>
          </table:table-cell>
          <table:table-cell table:style-name="ce27" office:value-type="percentage" office:value="0.000004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5_D</text:p>
          </table:table-cell>
          <table:table-cell table:style-name="ce27" office:value-type="percentage" office:value="0.000079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5_D</text:p>
          </table:table-cell>
          <table:table-cell table:style-name="ce27" office:value-type="percentage" office:value="0.000014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5_D</text:p>
          </table:table-cell>
          <table:table-cell table:style-name="ce27" office:value-type="percentage" office:value="0.000016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5_E</text:p>
          </table:table-cell>
          <table:table-cell table:style-name="ce27" office:value-type="percentage" office:value="0.000002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5_E</text:p>
          </table:table-cell>
          <table:table-cell table:style-name="ce27" office:value-type="percentage" office:value="0.000004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5_E</text:p>
          </table:table-cell>
          <table:table-cell table:style-name="ce27" office:value-type="percentage" office:value="0.000043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5_E</text:p>
          </table:table-cell>
          <table:table-cell table:style-name="ce27" office:value-type="percentage" office:value="0.0000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5_E</text:p>
          </table:table-cell>
          <table:table-cell table:style-name="ce27" office:value-type="percentage" office:value="0.000003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6_A</text:p>
          </table:table-cell>
          <table:table-cell table:style-name="ce27" office:value-type="percentage" office:value="0.126236" calcext:value-type="percentage">
            <text:p>12,62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6_A</text:p>
          </table:table-cell>
          <table:table-cell table:style-name="ce27" office:value-type="percentage" office:value="0.252882" calcext:value-type="percentage">
            <text:p>25,29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6_A</text:p>
          </table:table-cell>
          <table:table-cell table:style-name="ce27" office:value-type="percentage" office:value="0.008149" calcext:value-type="percentage">
            <text:p>0,81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6_A</text:p>
          </table:table-cell>
          <table:table-cell table:style-name="ce27" office:value-type="percentage" office:value="0.053622" calcext:value-type="percentage">
            <text:p>5,36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6_A</text:p>
          </table:table-cell>
          <table:table-cell table:style-name="ce27" office:value-type="percentage" office:value="0.053543" calcext:value-type="percentage">
            <text:p>5,35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6_B</text:p>
          </table:table-cell>
          <table:table-cell table:style-name="ce27" office:value-type="percentage" office:value="0.016993" calcext:value-type="percentage">
            <text:p>1,7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6_B</text:p>
          </table:table-cell>
          <table:table-cell table:style-name="ce27" office:value-type="percentage" office:value="0.056118" calcext:value-type="percentage">
            <text:p>5,61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6_B</text:p>
          </table:table-cell>
          <table:table-cell table:style-name="ce27" office:value-type="percentage" office:value="0.117819" calcext:value-type="percentage">
            <text:p>11,78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6_B</text:p>
          </table:table-cell>
          <table:table-cell table:style-name="ce27" office:value-type="percentage" office:value="0.174379" calcext:value-type="percentage">
            <text:p>17,44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6_B</text:p>
          </table:table-cell>
          <table:table-cell table:style-name="ce27" office:value-type="percentage" office:value="0.131657" calcext:value-type="percentage">
            <text:p>13,17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6_C</text:p>
          </table:table-cell>
          <table:table-cell table:style-name="ce27" office:value-type="percentage" office:value="0.000048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6_C</text:p>
          </table:table-cell>
          <table:table-cell table:style-name="ce27" office:value-type="percentage" office:value="0.000072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6_C</text:p>
          </table:table-cell>
          <table:table-cell table:style-name="ce27" office:value-type="percentage" office:value="0.005689" calcext:value-type="percentage">
            <text:p>0,57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6_C</text:p>
          </table:table-cell>
          <table:table-cell table:style-name="ce27" office:value-type="percentage" office:value="0.001131" calcext:value-type="percentage">
            <text:p>0,1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6_C</text:p>
          </table:table-cell>
          <table:table-cell table:style-name="ce27" office:value-type="percentage" office:value="0.001138" calcext:value-type="percentage">
            <text:p>0,11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6_D</text:p>
          </table:table-cell>
          <table:table-cell table:style-name="ce27" office:value-type="percentage" office:value="0.000003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6_D</text:p>
          </table:table-cell>
          <table:table-cell table:style-name="ce27" office:value-type="percentage" office:value="0.000005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6_D</text:p>
          </table:table-cell>
          <table:table-cell table:style-name="ce27" office:value-type="percentage" office:value="0.000322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6_D</text:p>
          </table:table-cell>
          <table:table-cell table:style-name="ce27" office:value-type="percentage" office:value="0.000035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6_D</text:p>
          </table:table-cell>
          <table:table-cell table:style-name="ce27" office:value-type="percentage" office:value="0.000039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6_E</text:p>
          </table:table-cell>
          <table:table-cell table:style-name="ce27" office:value-type="percentage" office:value="0.000003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6_E</text:p>
          </table:table-cell>
          <table:table-cell table:style-name="ce27" office:value-type="percentage" office:value="0.000003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6_E</text:p>
          </table:table-cell>
          <table:table-cell table:style-name="ce27" office:value-type="percentage" office:value="0.000089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6_E</text:p>
          </table:table-cell>
          <table:table-cell table:style-name="ce27" office:value-type="percentage" office:value="0.000009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6_E</text:p>
          </table:table-cell>
          <table:table-cell table:style-name="ce27" office:value-type="percentage" office:value="0.000013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7_A</text:p>
          </table:table-cell>
          <table:table-cell table:style-name="ce27" office:value-type="percentage" office:value="0.142576" calcext:value-type="percentage">
            <text:p>14,26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7_A</text:p>
          </table:table-cell>
          <table:table-cell table:style-name="ce27" office:value-type="percentage" office:value="0.307787" calcext:value-type="percentage">
            <text:p>30,78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7_A</text:p>
          </table:table-cell>
          <table:table-cell table:style-name="ce27" office:value-type="percentage" office:value="0.104124" calcext:value-type="percentage">
            <text:p>10,41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7_A</text:p>
          </table:table-cell>
          <table:table-cell table:style-name="ce27" office:value-type="percentage" office:value="0.224317" calcext:value-type="percentage">
            <text:p>22,43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7_A</text:p>
          </table:table-cell>
          <table:table-cell table:style-name="ce27" office:value-type="percentage" office:value="0.183265" calcext:value-type="percentage">
            <text:p>18,33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7_B</text:p>
          </table:table-cell>
          <table:table-cell table:style-name="ce27" office:value-type="percentage" office:value="0.000698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7_B</text:p>
          </table:table-cell>
          <table:table-cell table:style-name="ce27" office:value-type="percentage" office:value="0.001273" calcext:value-type="percentage">
            <text:p>0,13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7_B</text:p>
          </table:table-cell>
          <table:table-cell table:style-name="ce27" office:value-type="percentage" office:value="0.027381" calcext:value-type="percentage">
            <text:p>2,74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7_B</text:p>
          </table:table-cell>
          <table:table-cell table:style-name="ce27" office:value-type="percentage" office:value="0.004805" calcext:value-type="percentage">
            <text:p>0,48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7_B</text:p>
          </table:table-cell>
          <table:table-cell table:style-name="ce27" office:value-type="percentage" office:value="0.003063" calcext:value-type="percentage">
            <text:p>0,31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7_C</text:p>
          </table:table-cell>
          <table:table-cell table:style-name="ce27" office:value-type="percentage" office:value="0.000006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7_C</text:p>
          </table:table-cell>
          <table:table-cell table:style-name="ce27" office:value-type="percentage" office:value="0.0000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7_C</text:p>
          </table:table-cell>
          <table:table-cell table:style-name="ce27" office:value-type="percentage" office:value="0.000479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7_C</text:p>
          </table:table-cell>
          <table:table-cell table:style-name="ce27" office:value-type="percentage" office:value="0.00004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7_C</text:p>
          </table:table-cell>
          <table:table-cell table:style-name="ce27" office:value-type="percentage" office:value="0.000053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7_D</text:p>
          </table:table-cell>
          <table:table-cell table:style-name="ce27" office:value-type="percentage" office:value="0.00000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7_D</text:p>
          </table:table-cell>
          <table:table-cell table:style-name="ce27" office:value-type="percentage" office:value="0.000005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7_D</text:p>
          </table:table-cell>
          <table:table-cell table:style-name="ce27" office:value-type="percentage" office:value="0.000044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7_D</text:p>
          </table:table-cell>
          <table:table-cell table:style-name="ce27" office:value-type="percentage" office:value="0.000006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7_D</text:p>
          </table:table-cell>
          <table:table-cell table:style-name="ce27" office:value-type="percentage" office:value="0.000006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7_E</text:p>
          </table:table-cell>
          <table:table-cell table:style-name="ce27" office:value-type="percentage" office:value="0.000002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7_E</text:p>
          </table:table-cell>
          <table:table-cell table:style-name="ce27" office:value-type="percentage" office:value="0.000006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7_E</text:p>
          </table:table-cell>
          <table:table-cell table:style-name="ce27" office:value-type="percentage" office:value="0.00004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7_E</text:p>
          </table:table-cell>
          <table:table-cell table:style-name="ce27" office:value-type="percentage" office:value="0.000007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7_E</text:p>
          </table:table-cell>
          <table:table-cell table:style-name="ce27" office:value-type="percentage" office:value="0.000003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8_A</text:p>
          </table:table-cell>
          <table:table-cell table:style-name="ce27" office:value-type="percentage" office:value="0.141886" calcext:value-type="percentage">
            <text:p>14,19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8_A</text:p>
          </table:table-cell>
          <table:table-cell table:style-name="ce27" office:value-type="percentage" office:value="0.302927" calcext:value-type="percentage">
            <text:p>30,29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8_A</text:p>
          </table:table-cell>
          <table:table-cell table:style-name="ce27" office:value-type="percentage" office:value="0.020377" calcext:value-type="percentage">
            <text:p>2,04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8_A</text:p>
          </table:table-cell>
          <table:table-cell table:style-name="ce27" office:value-type="percentage" office:value="0.144582" calcext:value-type="percentage">
            <text:p>14,46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8_A</text:p>
          </table:table-cell>
          <table:table-cell table:style-name="ce27" office:value-type="percentage" office:value="0.131176" calcext:value-type="percentage">
            <text:p>13,12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8_B</text:p>
          </table:table-cell>
          <table:table-cell table:style-name="ce27" office:value-type="percentage" office:value="0.001397" calcext:value-type="percentage">
            <text:p>0,14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8_B</text:p>
          </table:table-cell>
          <table:table-cell table:style-name="ce27" office:value-type="percentage" office:value="0.006154" calcext:value-type="percentage">
            <text:p>0,62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8_B</text:p>
          </table:table-cell>
          <table:table-cell table:style-name="ce27" office:value-type="percentage" office:value="0.111691" calcext:value-type="percentage">
            <text:p>11,17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8_B</text:p>
          </table:table-cell>
          <table:table-cell table:style-name="ce27" office:value-type="percentage" office:value="0.084595" calcext:value-type="percentage">
            <text:p>8,46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8_B</text:p>
          </table:table-cell>
          <table:table-cell table:style-name="ce27" office:value-type="percentage" office:value="0.055215" calcext:value-type="percentage">
            <text:p>5,52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9_A</text:p>
          </table:table-cell>
          <table:table-cell table:style-name="ce27" office:value-type="percentage" office:value="0.018545" calcext:value-type="percentage">
            <text:p>1,85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9_A</text:p>
          </table:table-cell>
          <table:table-cell table:style-name="ce27" office:value-type="percentage" office:value="0.037987" calcext:value-type="percentage">
            <text:p>3,8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9_A</text:p>
          </table:table-cell>
          <table:table-cell table:style-name="ce27" office:value-type="percentage" office:value="0.000456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9_A</text:p>
          </table:table-cell>
          <table:table-cell table:style-name="ce27" office:value-type="percentage" office:value="0.005974" calcext:value-type="percentage">
            <text:p>0,6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9_A</text:p>
          </table:table-cell>
          <table:table-cell table:style-name="ce27" office:value-type="percentage" office:value="0.005448" calcext:value-type="percentage">
            <text:p>0,54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9_B</text:p>
          </table:table-cell>
          <table:table-cell table:style-name="ce27" office:value-type="percentage" office:value="0.119717" calcext:value-type="percentage">
            <text:p>11,97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9_B</text:p>
          </table:table-cell>
          <table:table-cell table:style-name="ce27" office:value-type="percentage" office:value="0.257522" calcext:value-type="percentage">
            <text:p>25,75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9_B</text:p>
          </table:table-cell>
          <table:table-cell table:style-name="ce27" office:value-type="percentage" office:value="0.017087" calcext:value-type="percentage">
            <text:p>1,71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9_B</text:p>
          </table:table-cell>
          <table:table-cell table:style-name="ce27" office:value-type="percentage" office:value="0.125589" calcext:value-type="percentage">
            <text:p>12,56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9_B</text:p>
          </table:table-cell>
          <table:table-cell table:style-name="ce27" office:value-type="percentage" office:value="0.118904" calcext:value-type="percentage">
            <text:p>11,89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9_C</text:p>
          </table:table-cell>
          <table:table-cell table:style-name="ce27" office:value-type="percentage" office:value="0.004644" calcext:value-type="percentage">
            <text:p>0,46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9_C</text:p>
          </table:table-cell>
          <table:table-cell table:style-name="ce27" office:value-type="percentage" office:value="0.012582" calcext:value-type="percentage">
            <text:p>1,26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9_C</text:p>
          </table:table-cell>
          <table:table-cell table:style-name="ce27" office:value-type="percentage" office:value="0.044264" calcext:value-type="percentage">
            <text:p>4,43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9_C</text:p>
          </table:table-cell>
          <table:table-cell table:style-name="ce27" office:value-type="percentage" office:value="0.074816" calcext:value-type="percentage">
            <text:p>7,48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9_C</text:p>
          </table:table-cell>
          <table:table-cell table:style-name="ce27" office:value-type="percentage" office:value="0.048113" calcext:value-type="percentage">
            <text:p>4,81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9_D</text:p>
          </table:table-cell>
          <table:table-cell table:style-name="ce27" office:value-type="percentage" office:value="0.000337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9_D</text:p>
          </table:table-cell>
          <table:table-cell table:style-name="ce27" office:value-type="percentage" office:value="0.000899" calcext:value-type="percentage">
            <text:p>0,09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9_D</text:p>
          </table:table-cell>
          <table:table-cell table:style-name="ce27" office:value-type="percentage" office:value="0.03961" calcext:value-type="percentage">
            <text:p>3,96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9_D</text:p>
          </table:table-cell>
          <table:table-cell table:style-name="ce27" office:value-type="percentage" office:value="0.019187" calcext:value-type="percentage">
            <text:p>1,92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9_D</text:p>
          </table:table-cell>
          <table:table-cell table:style-name="ce27" office:value-type="percentage" office:value="0.011883" calcext:value-type="percentage">
            <text:p>1,19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19_E</text:p>
          </table:table-cell>
          <table:table-cell table:style-name="ce27" office:value-type="percentage" office:value="0.00004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19_E</text:p>
          </table:table-cell>
          <table:table-cell table:style-name="ce27" office:value-type="percentage" office:value="0.000092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19_E</text:p>
          </table:table-cell>
          <table:table-cell table:style-name="ce27" office:value-type="percentage" office:value="0.030651" calcext:value-type="percentage">
            <text:p>3,07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19_E</text:p>
          </table:table-cell>
          <table:table-cell table:style-name="ce27" office:value-type="percentage" office:value="0.003611" calcext:value-type="percentage">
            <text:p>0,36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19_E</text:p>
          </table:table-cell>
          <table:table-cell table:style-name="ce27" office:value-type="percentage" office:value="0.002043" calcext:value-type="percentage">
            <text:p>0,2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20_A</text:p>
          </table:table-cell>
          <table:table-cell table:style-name="ce27" office:value-type="percentage" office:value="0.13364" calcext:value-type="percentage">
            <text:p>13,36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20_A</text:p>
          </table:table-cell>
          <table:table-cell table:style-name="ce27" office:value-type="percentage" office:value="0.290692" calcext:value-type="percentage">
            <text:p>29,07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20_A</text:p>
          </table:table-cell>
          <table:table-cell table:style-name="ce27" office:value-type="percentage" office:value="0.076211" calcext:value-type="percentage">
            <text:p>7,62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20_A</text:p>
          </table:table-cell>
          <table:table-cell table:style-name="ce27" office:value-type="percentage" office:value="0.196914" calcext:value-type="percentage">
            <text:p>19,69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20_A</text:p>
          </table:table-cell>
          <table:table-cell table:style-name="ce27" office:value-type="percentage" office:value="0.161036" calcext:value-type="percentage">
            <text:p>16,1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20_B</text:p>
          </table:table-cell>
          <table:table-cell table:style-name="ce27" office:value-type="percentage" office:value="0.009643" calcext:value-type="percentage">
            <text:p>0,96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20_B</text:p>
          </table:table-cell>
          <table:table-cell table:style-name="ce27" office:value-type="percentage" office:value="0.01839" calcext:value-type="percentage">
            <text:p>1,84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20_B</text:p>
          </table:table-cell>
          <table:table-cell table:style-name="ce27" office:value-type="percentage" office:value="0.055857" calcext:value-type="percentage">
            <text:p>5,59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20_B</text:p>
          </table:table-cell>
          <table:table-cell table:style-name="ce27" office:value-type="percentage" office:value="0.032263" calcext:value-type="percentage">
            <text:p>3,23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20_B</text:p>
          </table:table-cell>
          <table:table-cell table:style-name="ce27" office:value-type="percentage" office:value="0.025354" calcext:value-type="percentage">
            <text:p>2,54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21_A</text:p>
          </table:table-cell>
          <table:table-cell table:style-name="ce27" office:value-type="percentage" office:value="0.135524" calcext:value-type="percentage">
            <text:p>13,55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21_A</text:p>
          </table:table-cell>
          <table:table-cell table:style-name="ce27" office:value-type="percentage" office:value="0.292972" calcext:value-type="percentage">
            <text:p>29,30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21_A</text:p>
          </table:table-cell>
          <table:table-cell table:style-name="ce27" office:value-type="percentage" office:value="0.032657" calcext:value-type="percentage">
            <text:p>3,27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21_A</text:p>
          </table:table-cell>
          <table:table-cell table:style-name="ce27" office:value-type="percentage" office:value="0.164903" calcext:value-type="percentage">
            <text:p>16,49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21_A</text:p>
          </table:table-cell>
          <table:table-cell table:style-name="ce27" office:value-type="percentage" office:value="0.139517" calcext:value-type="percentage">
            <text:p>13,95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21_B</text:p>
          </table:table-cell>
          <table:table-cell table:style-name="ce27" office:value-type="percentage" office:value="0.00776" calcext:value-type="percentage">
            <text:p>0,78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21_B</text:p>
          </table:table-cell>
          <table:table-cell table:style-name="ce27" office:value-type="percentage" office:value="0.016109" calcext:value-type="percentage">
            <text:p>1,61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21_B</text:p>
          </table:table-cell>
          <table:table-cell table:style-name="ce27" office:value-type="percentage" office:value="0.099411" calcext:value-type="percentage">
            <text:p>9,94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21_B</text:p>
          </table:table-cell>
          <table:table-cell table:style-name="ce27" office:value-type="percentage" office:value="0.064274" calcext:value-type="percentage">
            <text:p>6,43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21_B</text:p>
          </table:table-cell>
          <table:table-cell table:style-name="ce27" office:value-type="percentage" office:value="0.046874" calcext:value-type="percentage">
            <text:p>4,69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22_A</text:p>
          </table:table-cell>
          <table:table-cell table:style-name="ce27" office:value-type="percentage" office:value="0.006241" calcext:value-type="percentage">
            <text:p>0,62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22_A</text:p>
          </table:table-cell>
          <table:table-cell table:style-name="ce27" office:value-type="percentage" office:value="0.00881" calcext:value-type="percentage">
            <text:p>0,88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22_A</text:p>
          </table:table-cell>
          <table:table-cell table:style-name="ce27" office:value-type="percentage" office:value="0.001581" calcext:value-type="percentage">
            <text:p>0,16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22_A</text:p>
          </table:table-cell>
          <table:table-cell table:style-name="ce27" office:value-type="percentage" office:value="0.003176" calcext:value-type="percentage">
            <text:p>0,32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22_A</text:p>
          </table:table-cell>
          <table:table-cell table:style-name="ce27" office:value-type="percentage" office:value="0.003925" calcext:value-type="percentage">
            <text:p>0,39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22_B</text:p>
          </table:table-cell>
          <table:table-cell table:style-name="ce27" office:value-type="percentage" office:value="0.04387" calcext:value-type="percentage">
            <text:p>4,39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22_B</text:p>
          </table:table-cell>
          <table:table-cell table:style-name="ce27" office:value-type="percentage" office:value="0.096073" calcext:value-type="percentage">
            <text:p>9,61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22_B</text:p>
          </table:table-cell>
          <table:table-cell table:style-name="ce27" office:value-type="percentage" office:value="0.002497" calcext:value-type="percentage">
            <text:p>0,25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22_B</text:p>
          </table:table-cell>
          <table:table-cell table:style-name="ce27" office:value-type="percentage" office:value="0.011851" calcext:value-type="percentage">
            <text:p>1,19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22_B</text:p>
          </table:table-cell>
          <table:table-cell table:style-name="ce27" office:value-type="percentage" office:value="0.010945" calcext:value-type="percentage">
            <text:p>1,09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22_C</text:p>
          </table:table-cell>
          <table:table-cell table:style-name="ce27" office:value-type="percentage" office:value="0.054156" calcext:value-type="percentage">
            <text:p>5,42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22_C</text:p>
          </table:table-cell>
          <table:table-cell table:style-name="ce27" office:value-type="percentage" office:value="0.117643" calcext:value-type="percentage">
            <text:p>11,76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22_C</text:p>
          </table:table-cell>
          <table:table-cell table:style-name="ce27" office:value-type="percentage" office:value="0.007426" calcext:value-type="percentage">
            <text:p>0,74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22_C</text:p>
          </table:table-cell>
          <table:table-cell table:style-name="ce27" office:value-type="percentage" office:value="0.046222" calcext:value-type="percentage">
            <text:p>4,62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22_C</text:p>
          </table:table-cell>
          <table:table-cell table:style-name="ce27" office:value-type="percentage" office:value="0.03696" calcext:value-type="percentage">
            <text:p>3,7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22_D</text:p>
          </table:table-cell>
          <table:table-cell table:style-name="ce27" office:value-type="percentage" office:value="0.02821" calcext:value-type="percentage">
            <text:p>2,82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22_D</text:p>
          </table:table-cell>
          <table:table-cell table:style-name="ce27" office:value-type="percentage" office:value="0.063335" calcext:value-type="percentage">
            <text:p>6,33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22_D</text:p>
          </table:table-cell>
          <table:table-cell table:style-name="ce27" office:value-type="percentage" office:value="0.039255" calcext:value-type="percentage">
            <text:p>3,93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22_D</text:p>
          </table:table-cell>
          <table:table-cell table:style-name="ce27" office:value-type="percentage" office:value="0.09886" calcext:value-type="percentage">
            <text:p>9,89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22_D</text:p>
          </table:table-cell>
          <table:table-cell table:style-name="ce27" office:value-type="percentage" office:value="0.080687" calcext:value-type="percentage">
            <text:p>8,07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22_E</text:p>
          </table:table-cell>
          <table:table-cell table:style-name="ce27" office:value-type="percentage" office:value="0.010806" calcext:value-type="percentage">
            <text:p>1,08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22_E</text:p>
          </table:table-cell>
          <table:table-cell table:style-name="ce27" office:value-type="percentage" office:value="0.02322" calcext:value-type="percentage">
            <text:p>2,32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22_E</text:p>
          </table:table-cell>
          <table:table-cell table:style-name="ce27" office:value-type="percentage" office:value="0.081309" calcext:value-type="percentage">
            <text:p>8,13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22_E</text:p>
          </table:table-cell>
          <table:table-cell table:style-name="ce27" office:value-type="percentage" office:value="0.069068" calcext:value-type="percentage">
            <text:p>6,91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22_E</text:p>
          </table:table-cell>
          <table:table-cell table:style-name="ce27" office:value-type="percentage" office:value="0.053874" calcext:value-type="percentage">
            <text:p>5,39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23_A</text:p>
          </table:table-cell>
          <table:table-cell table:style-name="ce27" office:value-type="percentage" office:value="0.140341" calcext:value-type="percentage">
            <text:p>14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23_A</text:p>
          </table:table-cell>
          <table:table-cell table:style-name="ce27" office:value-type="percentage" office:value="0.300632" calcext:value-type="percentage">
            <text:p>30,06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23_A</text:p>
          </table:table-cell>
          <table:table-cell table:style-name="ce27" office:value-type="percentage" office:value="0.09146" calcext:value-type="percentage">
            <text:p>9,15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23_A</text:p>
          </table:table-cell>
          <table:table-cell table:style-name="ce27" office:value-type="percentage" office:value="0.199764" calcext:value-type="percentage">
            <text:p>19,98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23_A</text:p>
          </table:table-cell>
          <table:table-cell table:style-name="ce27" office:value-type="percentage" office:value="0.166873" calcext:value-type="percentage">
            <text:p>16,69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23_B</text:p>
          </table:table-cell>
          <table:table-cell table:style-name="ce27" office:value-type="percentage" office:value="0.002942" calcext:value-type="percentage">
            <text:p>0,29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23_B</text:p>
          </table:table-cell>
          <table:table-cell table:style-name="ce27" office:value-type="percentage" office:value="0.008449" calcext:value-type="percentage">
            <text:p>0,84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23_B</text:p>
          </table:table-cell>
          <table:table-cell table:style-name="ce27" office:value-type="percentage" office:value="0.040608" calcext:value-type="percentage">
            <text:p>4,06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23_B</text:p>
          </table:table-cell>
          <table:table-cell table:style-name="ce27" office:value-type="percentage" office:value="0.029412" calcext:value-type="percentage">
            <text:p>2,94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23_B</text:p>
          </table:table-cell>
          <table:table-cell table:style-name="ce27" office:value-type="percentage" office:value="0.019518" calcext:value-type="percentage">
            <text:p>1,95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24_A</text:p>
          </table:table-cell>
          <table:table-cell table:style-name="ce27" office:value-type="percentage" office:value="0.128512" calcext:value-type="percentage">
            <text:p>12,85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24_A</text:p>
          </table:table-cell>
          <table:table-cell table:style-name="ce27" office:value-type="percentage" office:value="0.232239" calcext:value-type="percentage">
            <text:p>23,22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24_A</text:p>
          </table:table-cell>
          <table:table-cell table:style-name="ce27" office:value-type="percentage" office:value="0.004782" calcext:value-type="percentage">
            <text:p>0,48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24_A</text:p>
          </table:table-cell>
          <table:table-cell table:style-name="ce27" office:value-type="percentage" office:value="0.04522" calcext:value-type="percentage">
            <text:p>4,52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24_A</text:p>
          </table:table-cell>
          <table:table-cell table:style-name="ce27" office:value-type="percentage" office:value="0.068567" calcext:value-type="percentage">
            <text:p>6,86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24_B</text:p>
          </table:table-cell>
          <table:table-cell table:style-name="ce27" office:value-type="percentage" office:value="0.014133" calcext:value-type="percentage">
            <text:p>1,41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24_B</text:p>
          </table:table-cell>
          <table:table-cell table:style-name="ce27" office:value-type="percentage" office:value="0.072687" calcext:value-type="percentage">
            <text:p>7,27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24_B</text:p>
          </table:table-cell>
          <table:table-cell table:style-name="ce27" office:value-type="percentage" office:value="0.033898" calcext:value-type="percentage">
            <text:p>3,39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24_B</text:p>
          </table:table-cell>
          <table:table-cell table:style-name="ce27" office:value-type="percentage" office:value="0.1416" calcext:value-type="percentage">
            <text:p>14,16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24_B</text:p>
          </table:table-cell>
          <table:table-cell table:style-name="ce27" office:value-type="percentage" office:value="0.098951" calcext:value-type="percentage">
            <text:p>9,90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24_C</text:p>
          </table:table-cell>
          <table:table-cell table:style-name="ce27" office:value-type="percentage" office:value="0.000578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24_C</text:p>
          </table:table-cell>
          <table:table-cell table:style-name="ce27" office:value-type="percentage" office:value="0.003752" calcext:value-type="percentage">
            <text:p>0,38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24_C</text:p>
          </table:table-cell>
          <table:table-cell table:style-name="ce27" office:value-type="percentage" office:value="0.046871" calcext:value-type="percentage">
            <text:p>4,69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24_C</text:p>
          </table:table-cell>
          <table:table-cell table:style-name="ce27" office:value-type="percentage" office:value="0.033974" calcext:value-type="percentage">
            <text:p>3,40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24_C</text:p>
          </table:table-cell>
          <table:table-cell table:style-name="ce27" office:value-type="percentage" office:value="0.015568" calcext:value-type="percentage">
            <text:p>1,56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24_D</text:p>
          </table:table-cell>
          <table:table-cell table:style-name="ce27" office:value-type="percentage" office:value="0.000053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24_D</text:p>
          </table:table-cell>
          <table:table-cell table:style-name="ce27" office:value-type="percentage" office:value="0.000342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24_D</text:p>
          </table:table-cell>
          <table:table-cell table:style-name="ce27" office:value-type="percentage" office:value="0.029062" calcext:value-type="percentage">
            <text:p>2,91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24_D</text:p>
          </table:table-cell>
          <table:table-cell table:style-name="ce27" office:value-type="percentage" office:value="0.006926" calcext:value-type="percentage">
            <text:p>0,69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24_D</text:p>
          </table:table-cell>
          <table:table-cell table:style-name="ce27" office:value-type="percentage" office:value="0.002756" calcext:value-type="percentage">
            <text:p>0,28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24_E</text:p>
          </table:table-cell>
          <table:table-cell table:style-name="ce27" office:value-type="percentage" office:value="0.000007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24_E</text:p>
          </table:table-cell>
          <table:table-cell table:style-name="ce27" office:value-type="percentage" office:value="0.000061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24_E</text:p>
          </table:table-cell>
          <table:table-cell table:style-name="ce27" office:value-type="percentage" office:value="0.017455" calcext:value-type="percentage">
            <text:p>1,75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24_E</text:p>
          </table:table-cell>
          <table:table-cell table:style-name="ce27" office:value-type="percentage" office:value="0.001457" calcext:value-type="percentage">
            <text:p>0,15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24_E</text:p>
          </table:table-cell>
          <table:table-cell table:style-name="ce27" office:value-type="percentage" office:value="0.000549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25_A</text:p>
          </table:table-cell>
          <table:table-cell table:style-name="ce27" office:value-type="percentage" office:value="0.029499" calcext:value-type="percentage">
            <text:p>2,95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25_A</text:p>
          </table:table-cell>
          <table:table-cell table:style-name="ce27" office:value-type="percentage" office:value="0.049762" calcext:value-type="percentage">
            <text:p>4,98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25_A</text:p>
          </table:table-cell>
          <table:table-cell table:style-name="ce27" office:value-type="percentage" office:value="0.000109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25_A</text:p>
          </table:table-cell>
          <table:table-cell table:style-name="ce27" office:value-type="percentage" office:value="0.001421" calcext:value-type="percentage">
            <text:p>0,14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25_A</text:p>
          </table:table-cell>
          <table:table-cell table:style-name="ce27" office:value-type="percentage" office:value="0.002255" calcext:value-type="percentage">
            <text:p>0,23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025_B</text:p>
          </table:table-cell>
          <table:table-cell table:style-name="ce27" office:value-type="percentage" office:value="0.113785" calcext:value-type="percentage">
            <text:p>11,38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025_B</text:p>
          </table:table-cell>
          <table:table-cell table:style-name="ce27" office:value-type="percentage" office:value="0.259319" calcext:value-type="percentage">
            <text:p>25,93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Q025_B</text:p>
          </table:table-cell>
          <table:table-cell table:style-name="ce27" office:value-type="percentage" office:value="0.131959" calcext:value-type="percentage">
            <text:p>13,20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Q025_B</text:p>
          </table:table-cell>
          <table:table-cell table:style-name="ce27" office:value-type="percentage" office:value="0.227756" calcext:value-type="percentage">
            <text:p>22,78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Q025_B</text:p>
          </table:table-cell>
          <table:table-cell table:style-name="ce27" office:value-type="percentage" office:value="0.184136" calcext:value-type="percentage">
            <text:p>18,41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MACRO_REGIAO_CENTRO_OESTE</text:p>
          </table:table-cell>
          <table:table-cell table:style-name="ce27" office:value-type="percentage" office:value="0.008277" calcext:value-type="percentage">
            <text:p>0,83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MACRO_REGIAO_CENTRO_OESTE</text:p>
          </table:table-cell>
          <table:table-cell table:style-name="ce27" office:value-type="percentage" office:value="0.016334" calcext:value-type="percentage">
            <text:p>1,63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MACRO_REGIAO_CENTRO_OESTE</text:p>
          </table:table-cell>
          <table:table-cell table:style-name="ce27" office:value-type="percentage" office:value="0.013882" calcext:value-type="percentage">
            <text:p>1,39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MACRO_REGIAO_CENTRO_OESTE</text:p>
          </table:table-cell>
          <table:table-cell table:style-name="ce27" office:value-type="percentage" office:value="0.021806" calcext:value-type="percentage">
            <text:p>2,18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MACRO_REGIAO_CENTRO_OESTE</text:p>
          </table:table-cell>
          <table:table-cell table:style-name="ce27" office:value-type="percentage" office:value="0.021597" calcext:value-type="percentage">
            <text:p>2,16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MACRO_REGIAO_NORDESTE</text:p>
          </table:table-cell>
          <table:table-cell table:style-name="ce27" office:value-type="percentage" office:value="0.089297" calcext:value-type="percentage">
            <text:p>8,93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MACRO_REGIAO_NORDESTE</text:p>
          </table:table-cell>
          <table:table-cell table:style-name="ce27" office:value-type="percentage" office:value="0.172601" calcext:value-type="percentage">
            <text:p>17,26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MACRO_REGIAO_NORDESTE</text:p>
          </table:table-cell>
          <table:table-cell table:style-name="ce27" office:value-type="percentage" office:value="0.021721" calcext:value-type="percentage">
            <text:p>2,17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MACRO_REGIAO_NORDESTE</text:p>
          </table:table-cell>
          <table:table-cell table:style-name="ce27" office:value-type="percentage" office:value="0.05472" calcext:value-type="percentage">
            <text:p>5,47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MACRO_REGIAO_NORDESTE</text:p>
          </table:table-cell>
          <table:table-cell table:style-name="ce27" office:value-type="percentage" office:value="0.032171" calcext:value-type="percentage">
            <text:p>3,22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MACRO_REGIAO_NORTE</text:p>
          </table:table-cell>
          <table:table-cell table:style-name="ce27" office:value-type="percentage" office:value="0.021623" calcext:value-type="percentage">
            <text:p>2,16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MACRO_REGIAO_NORTE</text:p>
          </table:table-cell>
          <table:table-cell table:style-name="ce27" office:value-type="percentage" office:value="0.049323" calcext:value-type="percentage">
            <text:p>4,93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MACRO_REGIAO_NORTE</text:p>
          </table:table-cell>
          <table:table-cell table:style-name="ce27" office:value-type="percentage" office:value="0.005768" calcext:value-type="percentage">
            <text:p>0,58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MACRO_REGIAO_NORTE</text:p>
          </table:table-cell>
          <table:table-cell table:style-name="ce27" office:value-type="percentage" office:value="0.016264" calcext:value-type="percentage">
            <text:p>1,63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MACRO_REGIAO_NORTE</text:p>
          </table:table-cell>
          <table:table-cell table:style-name="ce27" office:value-type="percentage" office:value="0.013495" calcext:value-type="percentage">
            <text:p>1,35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MACRO_REGIAO_SUDESTE</text:p>
          </table:table-cell>
          <table:table-cell table:style-name="ce27" office:value-type="percentage" office:value="0.019621" calcext:value-type="percentage">
            <text:p>1,96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MACRO_REGIAO_SUDESTE</text:p>
          </table:table-cell>
          <table:table-cell table:style-name="ce27" office:value-type="percentage" office:value="0.058276" calcext:value-type="percentage">
            <text:p>5,83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MACRO_REGIAO_SUDESTE</text:p>
          </table:table-cell>
          <table:table-cell table:style-name="ce27" office:value-type="percentage" office:value="0.066596" calcext:value-type="percentage">
            <text:p>6,66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MACRO_REGIAO_SUDESTE</text:p>
          </table:table-cell>
          <table:table-cell table:style-name="ce27" office:value-type="percentage" office:value="0.103859" calcext:value-type="percentage">
            <text:p>10,39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MACRO_REGIAO_SUDESTE</text:p>
          </table:table-cell>
          <table:table-cell table:style-name="ce27" office:value-type="percentage" office:value="0.08516" calcext:value-type="percentage">
            <text:p>8,52%</text:p>
          </table:table-cell>
          <table:table-cell table:number-columns-repeated="16381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MACRO_REGIAO_SUL</text:p>
          </table:table-cell>
          <table:table-cell table:style-name="ce27" office:value-type="percentage" office:value="0.004466" calcext:value-type="percentage">
            <text:p>0,45%</text:p>
          </table:table-cell>
          <table:table-cell table:number-columns-repeated="1638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MACRO_REGIAO_SUL</text:p>
          </table:table-cell>
          <table:table-cell table:style-name="ce27" office:value-type="percentage" office:value="0.012547" calcext:value-type="percentage">
            <text:p>1,25%</text:p>
          </table:table-cell>
          <table:table-cell table:number-columns-repeated="1638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MACRO_REGIAO_SUL</text:p>
          </table:table-cell>
          <table:table-cell table:style-name="ce27" office:value-type="percentage" office:value="0.024101" calcext:value-type="percentage">
            <text:p>2,41%</text:p>
          </table:table-cell>
          <table:table-cell table:number-columns-repeated="1638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MACRO_REGIAO_SUL</text:p>
          </table:table-cell>
          <table:table-cell table:style-name="ce27" office:value-type="percentage" office:value="0.032528" calcext:value-type="percentage">
            <text:p>3,25%</text:p>
          </table:table-cell>
          <table:table-cell table:number-columns-repeated="1638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MACRO_REGIAO_SUL</text:p>
          </table:table-cell>
          <table:table-cell table:style-name="ce27" office:value-type="percentage" office:value="0.033969" calcext:value-type="percentage">
            <text:p>3,40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MEDIA_NOTAS</text:p>
          </table:table-cell>
          <table:table-cell office:value-type="float" office:value="540.6086" calcext:value-type="float">
            <text:p>540,6086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FAIXA_ETARIA_1</text:p>
          </table:table-cell>
          <table:table-cell table:style-name="ce27" office:value-type="percentage" office:value="0.107725" calcext:value-type="percentage">
            <text:p>10,77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FAIXA_ETARIA_2</text:p>
          </table:table-cell>
          <table:table-cell table:style-name="ce27" office:value-type="percentage" office:value="0.231791" calcext:value-type="percentage">
            <text:p>23,18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FAIXA_ETARIA_3</text:p>
          </table:table-cell>
          <table:table-cell table:style-name="ce27" office:value-type="percentage" office:value="0.254951" calcext:value-type="percentage">
            <text:p>25,50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FAIXA_ETARIA_4</text:p>
          </table:table-cell>
          <table:table-cell table:style-name="ce27" office:value-type="percentage" office:value="0.109149" calcext:value-type="percentage">
            <text:p>10,9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FAIXA_ETARIA_5</text:p>
          </table:table-cell>
          <table:table-cell table:style-name="ce27" office:value-type="percentage" office:value="0.063235" calcext:value-type="percentage">
            <text:p>6,32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FAIXA_ETARIA_6</text:p>
          </table:table-cell>
          <table:table-cell table:style-name="ce27" office:value-type="percentage" office:value="0.040599" calcext:value-type="percentage">
            <text:p>4,06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FAIXA_ETARIA_7</text:p>
          </table:table-cell>
          <table:table-cell table:style-name="ce27" office:value-type="percentage" office:value="0.029054" calcext:value-type="percentage">
            <text:p>2,9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FAIXA_ETARIA_8</text:p>
          </table:table-cell>
          <table:table-cell table:style-name="ce27" office:value-type="percentage" office:value="0.022298" calcext:value-type="percentage">
            <text:p>2,23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FAIXA_ETARIA_9</text:p>
          </table:table-cell>
          <table:table-cell table:style-name="ce27" office:value-type="percentage" office:value="0.017433" calcext:value-type="percentage">
            <text:p>1,74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FAIXA_ETARIA_10</text:p>
          </table:table-cell>
          <table:table-cell table:style-name="ce27" office:value-type="percentage" office:value="0.013483" calcext:value-type="percentage">
            <text:p>1,3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FAIXA_ETARIA_11</text:p>
          </table:table-cell>
          <table:table-cell table:style-name="ce27" office:value-type="percentage" office:value="0.042724" calcext:value-type="percentage">
            <text:p>4,27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FAIXA_ETARIA_12</text:p>
          </table:table-cell>
          <table:table-cell table:style-name="ce27" office:value-type="percentage" office:value="0.022485" calcext:value-type="percentage">
            <text:p>2,2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FAIXA_ETARIA_13</text:p>
          </table:table-cell>
          <table:table-cell table:style-name="ce27" office:value-type="percentage" office:value="0.045074" calcext:value-type="percentage">
            <text:p>4,5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SEXO_F</text:p>
          </table:table-cell>
          <table:table-cell table:style-name="ce27" office:value-type="percentage" office:value="0.613848" calcext:value-type="percentage">
            <text:p>61,38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SEXO_M</text:p>
          </table:table-cell>
          <table:table-cell table:style-name="ce27" office:value-type="percentage" office:value="0.386152" calcext:value-type="percentage">
            <text:p>38,62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ESTADO_CIVIL_0</text:p>
          </table:table-cell>
          <table:table-cell table:style-name="ce27" office:value-type="percentage" office:value="0.038895" calcext:value-type="percentage">
            <text:p>3,89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ESTADO_CIVIL_1</text:p>
          </table:table-cell>
          <table:table-cell table:style-name="ce27" office:value-type="percentage" office:value="0.91148" calcext:value-type="percentage">
            <text:p>91,1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ESTADO_CIVIL_2</text:p>
          </table:table-cell>
          <table:table-cell table:style-name="ce27" office:value-type="percentage" office:value="0.035858" calcext:value-type="percentage">
            <text:p>3,59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ESTADO_CIVIL_3</text:p>
          </table:table-cell>
          <table:table-cell table:style-name="ce27" office:value-type="percentage" office:value="0.012848" calcext:value-type="percentage">
            <text:p>1,28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ESTADO_CIVIL_4</text:p>
          </table:table-cell>
          <table:table-cell table:style-name="ce27" office:value-type="percentage" office:value="0.00092" calcext:value-type="percentage">
            <text:p>0,09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COR_RACA_0</text:p>
          </table:table-cell>
          <table:table-cell table:style-name="ce27" office:value-type="percentage" office:value="0.012407" calcext:value-type="percentage">
            <text:p>1,24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COR_RACA_1</text:p>
          </table:table-cell>
          <table:table-cell table:style-name="ce27" office:value-type="percentage" office:value="0.430795" calcext:value-type="percentage">
            <text:p>43,08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COR_RACA_2</text:p>
          </table:table-cell>
          <table:table-cell table:style-name="ce27" office:value-type="percentage" office:value="0.118359" calcext:value-type="percentage">
            <text:p>11,84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COR_RACA_3</text:p>
          </table:table-cell>
          <table:table-cell table:style-name="ce27" office:value-type="percentage" office:value="0.417146" calcext:value-type="percentage">
            <text:p>41,7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COR_RACA_4</text:p>
          </table:table-cell>
          <table:table-cell table:style-name="ce27" office:value-type="percentage" office:value="0.015933" calcext:value-type="percentage">
            <text:p>1,59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COR_RACA_5</text:p>
          </table:table-cell>
          <table:table-cell table:style-name="ce27" office:value-type="percentage" office:value="0.005359" calcext:value-type="percentage">
            <text:p>0,54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NACIONALIDADE_0</text:p>
          </table:table-cell>
          <table:table-cell table:style-name="ce27" office:value-type="percentage" office:value="0.000464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NACIONALIDADE_1</text:p>
          </table:table-cell>
          <table:table-cell table:style-name="ce27" office:value-type="percentage" office:value="0.977643" calcext:value-type="percentage">
            <text:p>97,76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NACIONALIDADE_2</text:p>
          </table:table-cell>
          <table:table-cell table:style-name="ce27" office:value-type="percentage" office:value="0.017775" calcext:value-type="percentage">
            <text:p>1,78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NACIONALIDADE_3</text:p>
          </table:table-cell>
          <table:table-cell table:style-name="ce27" office:value-type="percentage" office:value="0.001751" calcext:value-type="percentage">
            <text:p>0,18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NACIONALIDADE_4</text:p>
          </table:table-cell>
          <table:table-cell table:style-name="ce27" office:value-type="percentage" office:value="0.002366" calcext:value-type="percentage">
            <text:p>0,24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ST_CONCLUSAO_1</text:p>
          </table:table-cell>
          <table:table-cell table:style-name="ce27" office:value-type="percentage" office:value="0.412947" calcext:value-type="percentage">
            <text:p>41,29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ST_CONCLUSAO_2</text:p>
          </table:table-cell>
          <table:table-cell table:style-name="ce27" office:value-type="percentage" office:value="0.392367" calcext:value-type="percentage">
            <text:p>39,24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ST_CONCLUSAO_3</text:p>
          </table:table-cell>
          <table:table-cell table:style-name="ce27" office:value-type="percentage" office:value="0.190952" calcext:value-type="percentage">
            <text:p>19,10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ST_CONCLUSAO_4</text:p>
          </table:table-cell>
          <table:table-cell table:style-name="ce27" office:value-type="percentage" office:value="0.003733" calcext:value-type="percentage">
            <text:p>0,37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ESCOLA_1</text:p>
          </table:table-cell>
          <table:table-cell table:style-name="ce27" office:value-type="percentage" office:value="0.607635" calcext:value-type="percentage">
            <text:p>60,76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ESCOLA_2</text:p>
          </table:table-cell>
          <table:table-cell table:style-name="ce27" office:value-type="percentage" office:value="0.309727" calcext:value-type="percentage">
            <text:p>30,97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TP_ESCOLA_3</text:p>
          </table:table-cell>
          <table:table-cell table:style-name="ce27" office:value-type="percentage" office:value="0.082639" calcext:value-type="percentage">
            <text:p>8,26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1_A</text:p>
          </table:table-cell>
          <table:table-cell table:style-name="ce27" office:value-type="percentage" office:value="0.035971" calcext:value-type="percentage">
            <text:p>3,60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1_B</text:p>
          </table:table-cell>
          <table:table-cell table:style-name="ce27" office:value-type="percentage" office:value="0.153109" calcext:value-type="percentage">
            <text:p>15,3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1_C</text:p>
          </table:table-cell>
          <table:table-cell table:style-name="ce27" office:value-type="percentage" office:value="0.123748" calcext:value-type="percentage">
            <text:p>12,37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1_D</text:p>
          </table:table-cell>
          <table:table-cell table:style-name="ce27" office:value-type="percentage" office:value="0.11098" calcext:value-type="percentage">
            <text:p>11,10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1_E</text:p>
          </table:table-cell>
          <table:table-cell table:style-name="ce27" office:value-type="percentage" office:value="0.302126" calcext:value-type="percentage">
            <text:p>30,2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1_F</text:p>
          </table:table-cell>
          <table:table-cell table:style-name="ce27" office:value-type="percentage" office:value="0.100738" calcext:value-type="percentage">
            <text:p>10,07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1_G</text:p>
          </table:table-cell>
          <table:table-cell table:style-name="ce27" office:value-type="percentage" office:value="0.08013" calcext:value-type="percentage">
            <text:p>8,0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1_H</text:p>
          </table:table-cell>
          <table:table-cell table:style-name="ce27" office:value-type="percentage" office:value="0.093199" calcext:value-type="percentage">
            <text:p>9,32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2_A</text:p>
          </table:table-cell>
          <table:table-cell table:style-name="ce27" office:value-type="percentage" office:value="0.02157" calcext:value-type="percentage">
            <text:p>2,16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2_B</text:p>
          </table:table-cell>
          <table:table-cell table:style-name="ce27" office:value-type="percentage" office:value="0.104686" calcext:value-type="percentage">
            <text:p>10,47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2_C</text:p>
          </table:table-cell>
          <table:table-cell table:style-name="ce27" office:value-type="percentage" office:value="0.099193" calcext:value-type="percentage">
            <text:p>9,92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2_D</text:p>
          </table:table-cell>
          <table:table-cell table:style-name="ce27" office:value-type="percentage" office:value="0.11349" calcext:value-type="percentage">
            <text:p>11,3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2_E</text:p>
          </table:table-cell>
          <table:table-cell table:style-name="ce27" office:value-type="percentage" office:value="0.362528" calcext:value-type="percentage">
            <text:p>36,2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2_F</text:p>
          </table:table-cell>
          <table:table-cell table:style-name="ce27" office:value-type="percentage" office:value="0.134123" calcext:value-type="percentage">
            <text:p>13,4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2_G</text:p>
          </table:table-cell>
          <table:table-cell table:style-name="ce27" office:value-type="percentage" office:value="0.135493" calcext:value-type="percentage">
            <text:p>13,5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2_H</text:p>
          </table:table-cell>
          <table:table-cell table:style-name="ce27" office:value-type="percentage" office:value="0.028915" calcext:value-type="percentage">
            <text:p>2,89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3_A</text:p>
          </table:table-cell>
          <table:table-cell table:style-name="ce27" office:value-type="percentage" office:value="0.174908" calcext:value-type="percentage">
            <text:p>17,49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3_B</text:p>
          </table:table-cell>
          <table:table-cell table:style-name="ce27" office:value-type="percentage" office:value="0.189111" calcext:value-type="percentage">
            <text:p>18,9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3_C</text:p>
          </table:table-cell>
          <table:table-cell table:style-name="ce27" office:value-type="percentage" office:value="0.228125" calcext:value-type="percentage">
            <text:p>22,8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3_D</text:p>
          </table:table-cell>
          <table:table-cell table:style-name="ce27" office:value-type="percentage" office:value="0.206639" calcext:value-type="percentage">
            <text:p>20,66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3_E</text:p>
          </table:table-cell>
          <table:table-cell table:style-name="ce27" office:value-type="percentage" office:value="0.081987" calcext:value-type="percentage">
            <text:p>8,20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3_F</text:p>
          </table:table-cell>
          <table:table-cell table:style-name="ce27" office:value-type="percentage" office:value="0.119232" calcext:value-type="percentage">
            <text:p>11,92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4_A</text:p>
          </table:table-cell>
          <table:table-cell table:style-name="ce27" office:value-type="percentage" office:value="0.140068" calcext:value-type="percentage">
            <text:p>14,0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4_B</text:p>
          </table:table-cell>
          <table:table-cell table:style-name="ce27" office:value-type="percentage" office:value="0.391095" calcext:value-type="percentage">
            <text:p>39,1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4_C</text:p>
          </table:table-cell>
          <table:table-cell table:style-name="ce27" office:value-type="percentage" office:value="0.060983" calcext:value-type="percentage">
            <text:p>6,10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4_D</text:p>
          </table:table-cell>
          <table:table-cell table:style-name="ce27" office:value-type="percentage" office:value="0.259934" calcext:value-type="percentage">
            <text:p>25,99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4_E</text:p>
          </table:table-cell>
          <table:table-cell table:style-name="ce27" office:value-type="percentage" office:value="0.061396" calcext:value-type="percentage">
            <text:p>6,14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4_F</text:p>
          </table:table-cell>
          <table:table-cell table:style-name="ce27" office:value-type="percentage" office:value="0.086524" calcext:value-type="percentage">
            <text:p>8,6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5_1</text:p>
          </table:table-cell>
          <table:table-cell table:style-name="ce27" office:value-type="percentage" office:value="0.027031" calcext:value-type="percentage">
            <text:p>2,70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5_2</text:p>
          </table:table-cell>
          <table:table-cell table:style-name="ce27" office:value-type="percentage" office:value="0.130704" calcext:value-type="percentage">
            <text:p>13,07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5_3</text:p>
          </table:table-cell>
          <table:table-cell table:style-name="ce27" office:value-type="percentage" office:value="0.282526" calcext:value-type="percentage">
            <text:p>28,2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5_4</text:p>
          </table:table-cell>
          <table:table-cell table:style-name="ce27" office:value-type="percentage" office:value="0.337525" calcext:value-type="percentage">
            <text:p>33,7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5_5</text:p>
          </table:table-cell>
          <table:table-cell table:style-name="ce27" office:value-type="percentage" office:value="0.222214" calcext:value-type="percentage">
            <text:p>22,22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6_A</text:p>
          </table:table-cell>
          <table:table-cell table:style-name="ce27" office:value-type="percentage" office:value="0.058097" calcext:value-type="percentage">
            <text:p>5,8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6_B</text:p>
          </table:table-cell>
          <table:table-cell table:style-name="ce27" office:value-type="percentage" office:value="0.290901" calcext:value-type="percentage">
            <text:p>29,09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6_C</text:p>
          </table:table-cell>
          <table:table-cell table:style-name="ce27" office:value-type="percentage" office:value="0.154744" calcext:value-type="percentage">
            <text:p>15,47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6_D</text:p>
          </table:table-cell>
          <table:table-cell table:style-name="ce27" office:value-type="percentage" office:value="0.110473" calcext:value-type="percentage">
            <text:p>11,0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6_E</text:p>
          </table:table-cell>
          <table:table-cell table:style-name="ce27" office:value-type="percentage" office:value="0.078228" calcext:value-type="percentage">
            <text:p>7,82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6_F</text:p>
          </table:table-cell>
          <table:table-cell table:style-name="ce27" office:value-type="percentage" office:value="0.047496" calcext:value-type="percentage">
            <text:p>4,7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6_G</text:p>
          </table:table-cell>
          <table:table-cell table:style-name="ce27" office:value-type="percentage" office:value="0.075315" calcext:value-type="percentage">
            <text:p>7,53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6_H</text:p>
          </table:table-cell>
          <table:table-cell table:style-name="ce27" office:value-type="percentage" office:value="0.041233" calcext:value-type="percentage">
            <text:p>4,12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6_I</text:p>
          </table:table-cell>
          <table:table-cell table:style-name="ce27" office:value-type="percentage" office:value="0.025924" calcext:value-type="percentage">
            <text:p>2,59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6_J</text:p>
          </table:table-cell>
          <table:table-cell table:style-name="ce27" office:value-type="percentage" office:value="0.023032" calcext:value-type="percentage">
            <text:p>2,30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6_K</text:p>
          </table:table-cell>
          <table:table-cell table:style-name="ce27" office:value-type="percentage" office:value="0.018406" calcext:value-type="percentage">
            <text:p>1,84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6_L</text:p>
          </table:table-cell>
          <table:table-cell table:style-name="ce27" office:value-type="percentage" office:value="0.07615" calcext:value-type="percentage">
            <text:p>7,62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7_A</text:p>
          </table:table-cell>
          <table:table-cell table:style-name="ce27" office:value-type="percentage" office:value="0.908275" calcext:value-type="percentage">
            <text:p>90,83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7_B</text:p>
          </table:table-cell>
          <table:table-cell table:style-name="ce27" office:value-type="percentage" office:value="0.050528" calcext:value-type="percentage">
            <text:p>5,0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7_C</text:p>
          </table:table-cell>
          <table:table-cell table:style-name="ce27" office:value-type="percentage" office:value="0.011179" calcext:value-type="percentage">
            <text:p>1,12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7_D</text:p>
          </table:table-cell>
          <table:table-cell table:style-name="ce27" office:value-type="percentage" office:value="0.030018" calcext:value-type="percentage">
            <text:p>3,00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8_A</text:p>
          </table:table-cell>
          <table:table-cell table:style-name="ce27" office:value-type="percentage" office:value="0.008431" calcext:value-type="percentage">
            <text:p>0,84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8_B</text:p>
          </table:table-cell>
          <table:table-cell table:style-name="ce27" office:value-type="percentage" office:value="0.631027" calcext:value-type="percentage">
            <text:p>63,10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8_C</text:p>
          </table:table-cell>
          <table:table-cell table:style-name="ce27" office:value-type="percentage" office:value="0.23988" calcext:value-type="percentage">
            <text:p>23,99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8_D</text:p>
          </table:table-cell>
          <table:table-cell table:style-name="ce27" office:value-type="percentage" office:value="0.077078" calcext:value-type="percentage">
            <text:p>7,7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8_E</text:p>
          </table:table-cell>
          <table:table-cell table:style-name="ce27" office:value-type="percentage" office:value="0.043584" calcext:value-type="percentage">
            <text:p>4,36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9_A</text:p>
          </table:table-cell>
          <table:table-cell table:style-name="ce27" office:value-type="percentage" office:value="0.007149" calcext:value-type="percentage">
            <text:p>0,7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9_B</text:p>
          </table:table-cell>
          <table:table-cell table:style-name="ce27" office:value-type="percentage" office:value="0.117743" calcext:value-type="percentage">
            <text:p>11,77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9_C</text:p>
          </table:table-cell>
          <table:table-cell table:style-name="ce27" office:value-type="percentage" office:value="0.492372" calcext:value-type="percentage">
            <text:p>49,24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9_D</text:p>
          </table:table-cell>
          <table:table-cell table:style-name="ce27" office:value-type="percentage" office:value="0.32484" calcext:value-type="percentage">
            <text:p>32,48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09_E</text:p>
          </table:table-cell>
          <table:table-cell table:style-name="ce27" office:value-type="percentage" office:value="0.057896" calcext:value-type="percentage">
            <text:p>5,79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0_A</text:p>
          </table:table-cell>
          <table:table-cell table:style-name="ce27" office:value-type="percentage" office:value="0.502337" calcext:value-type="percentage">
            <text:p>50,23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0_B</text:p>
          </table:table-cell>
          <table:table-cell table:style-name="ce27" office:value-type="percentage" office:value="0.38511" calcext:value-type="percentage">
            <text:p>38,5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0_C</text:p>
          </table:table-cell>
          <table:table-cell table:style-name="ce27" office:value-type="percentage" office:value="0.097742" calcext:value-type="percentage">
            <text:p>9,77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0_D</text:p>
          </table:table-cell>
          <table:table-cell table:style-name="ce27" office:value-type="percentage" office:value="0.012135" calcext:value-type="percentage">
            <text:p>1,2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0_E</text:p>
          </table:table-cell>
          <table:table-cell table:style-name="ce27" office:value-type="percentage" office:value="0.002676" calcext:value-type="percentage">
            <text:p>0,27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1_A</text:p>
          </table:table-cell>
          <table:table-cell table:style-name="ce27" office:value-type="percentage" office:value="0.750958" calcext:value-type="percentage">
            <text:p>75,10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1_B</text:p>
          </table:table-cell>
          <table:table-cell table:style-name="ce27" office:value-type="percentage" office:value="0.220415" calcext:value-type="percentage">
            <text:p>22,04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1_C</text:p>
          </table:table-cell>
          <table:table-cell table:style-name="ce27" office:value-type="percentage" office:value="0.025591" calcext:value-type="percentage">
            <text:p>2,56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1_D</text:p>
          </table:table-cell>
          <table:table-cell table:style-name="ce27" office:value-type="percentage" office:value="0.002541" calcext:value-type="percentage">
            <text:p>0,2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1_E</text:p>
          </table:table-cell>
          <table:table-cell table:style-name="ce27" office:value-type="percentage" office:value="0.000495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2_A</text:p>
          </table:table-cell>
          <table:table-cell table:style-name="ce27" office:value-type="percentage" office:value="0.016412" calcext:value-type="percentage">
            <text:p>1,64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2_B</text:p>
          </table:table-cell>
          <table:table-cell table:style-name="ce27" office:value-type="percentage" office:value="0.924999" calcext:value-type="percentage">
            <text:p>92,50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2_C</text:p>
          </table:table-cell>
          <table:table-cell table:style-name="ce27" office:value-type="percentage" office:value="0.053496" calcext:value-type="percentage">
            <text:p>5,3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2_D</text:p>
          </table:table-cell>
          <table:table-cell table:style-name="ce27" office:value-type="percentage" office:value="0.004223" calcext:value-type="percentage">
            <text:p>0,42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2_E</text:p>
          </table:table-cell>
          <table:table-cell table:style-name="ce27" office:value-type="percentage" office:value="0.00087" calcext:value-type="percentage">
            <text:p>0,09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3_A</text:p>
          </table:table-cell>
          <table:table-cell table:style-name="ce27" office:value-type="percentage" office:value="0.530428" calcext:value-type="percentage">
            <text:p>53,04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3_B</text:p>
          </table:table-cell>
          <table:table-cell table:style-name="ce27" office:value-type="percentage" office:value="0.429019" calcext:value-type="percentage">
            <text:p>42,90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3_C</text:p>
          </table:table-cell>
          <table:table-cell table:style-name="ce27" office:value-type="percentage" office:value="0.035048" calcext:value-type="percentage">
            <text:p>3,50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3_D</text:p>
          </table:table-cell>
          <table:table-cell table:style-name="ce27" office:value-type="percentage" office:value="0.004506" calcext:value-type="percentage">
            <text:p>0,4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3_E</text:p>
          </table:table-cell>
          <table:table-cell table:style-name="ce27" office:value-type="percentage" office:value="0.000998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4_A</text:p>
          </table:table-cell>
          <table:table-cell table:style-name="ce27" office:value-type="percentage" office:value="0.360386" calcext:value-type="percentage">
            <text:p>36,04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4_B</text:p>
          </table:table-cell>
          <table:table-cell table:style-name="ce27" office:value-type="percentage" office:value="0.626591" calcext:value-type="percentage">
            <text:p>62,66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4_C</text:p>
          </table:table-cell>
          <table:table-cell table:style-name="ce27" office:value-type="percentage" office:value="0.012445" calcext:value-type="percentage">
            <text:p>1,24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4_D</text:p>
          </table:table-cell>
          <table:table-cell table:style-name="ce27" office:value-type="percentage" office:value="0.000473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4_E</text:p>
          </table:table-cell>
          <table:table-cell table:style-name="ce27" office:value-type="percentage" office:value="0.000104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5_A</text:p>
          </table:table-cell>
          <table:table-cell table:style-name="ce27" office:value-type="percentage" office:value="0.866117" calcext:value-type="percentage">
            <text:p>86,6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5_B</text:p>
          </table:table-cell>
          <table:table-cell table:style-name="ce27" office:value-type="percentage" office:value="0.132082" calcext:value-type="percentage">
            <text:p>13,2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5_C</text:p>
          </table:table-cell>
          <table:table-cell table:style-name="ce27" office:value-type="percentage" office:value="0.001622" calcext:value-type="percentage">
            <text:p>0,16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5_D</text:p>
          </table:table-cell>
          <table:table-cell table:style-name="ce27" office:value-type="percentage" office:value="0.000116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5_E</text:p>
          </table:table-cell>
          <table:table-cell table:style-name="ce27" office:value-type="percentage" office:value="0.000062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6_A</text:p>
          </table:table-cell>
          <table:table-cell table:style-name="ce27" office:value-type="percentage" office:value="0.494432" calcext:value-type="percentage">
            <text:p>49,44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6_B</text:p>
          </table:table-cell>
          <table:table-cell table:style-name="ce27" office:value-type="percentage" office:value="0.496966" calcext:value-type="percentage">
            <text:p>49,70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6_C</text:p>
          </table:table-cell>
          <table:table-cell table:style-name="ce27" office:value-type="percentage" office:value="0.008078" calcext:value-type="percentage">
            <text:p>0,8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6_D</text:p>
          </table:table-cell>
          <table:table-cell table:style-name="ce27" office:value-type="percentage" office:value="0.000405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6_E</text:p>
          </table:table-cell>
          <table:table-cell table:style-name="ce27" office:value-type="percentage" office:value="0.000118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7_A</text:p>
          </table:table-cell>
          <table:table-cell table:style-name="ce27" office:value-type="percentage" office:value="0.96207" calcext:value-type="percentage">
            <text:p>96,2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7_B</text:p>
          </table:table-cell>
          <table:table-cell table:style-name="ce27" office:value-type="percentage" office:value="0.037221" calcext:value-type="percentage">
            <text:p>3,72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7_C</text:p>
          </table:table-cell>
          <table:table-cell table:style-name="ce27" office:value-type="percentage" office:value="0.000588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7_D</text:p>
          </table:table-cell>
          <table:table-cell table:style-name="ce27" office:value-type="percentage" office:value="0.000063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7_E</text:p>
          </table:table-cell>
          <table:table-cell table:style-name="ce27" office:value-type="percentage" office:value="0.000058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8_A</text:p>
          </table:table-cell>
          <table:table-cell table:style-name="ce27" office:value-type="percentage" office:value="0.740948" calcext:value-type="percentage">
            <text:p>74,09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8_B</text:p>
          </table:table-cell>
          <table:table-cell table:style-name="ce27" office:value-type="percentage" office:value="0.259052" calcext:value-type="percentage">
            <text:p>25,9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9_A</text:p>
          </table:table-cell>
          <table:table-cell table:style-name="ce27" office:value-type="percentage" office:value="0.06841" calcext:value-type="percentage">
            <text:p>6,84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9_B</text:p>
          </table:table-cell>
          <table:table-cell table:style-name="ce27" office:value-type="percentage" office:value="0.638819" calcext:value-type="percentage">
            <text:p>63,88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9_C</text:p>
          </table:table-cell>
          <table:table-cell table:style-name="ce27" office:value-type="percentage" office:value="0.184419" calcext:value-type="percentage">
            <text:p>18,44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9_D</text:p>
          </table:table-cell>
          <table:table-cell table:style-name="ce27" office:value-type="percentage" office:value="0.071915" calcext:value-type="percentage">
            <text:p>7,19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19_E</text:p>
          </table:table-cell>
          <table:table-cell table:style-name="ce27" office:value-type="percentage" office:value="0.036437" calcext:value-type="percentage">
            <text:p>3,64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20_A</text:p>
          </table:table-cell>
          <table:table-cell table:style-name="ce27" office:value-type="percentage" office:value="0.858493" calcext:value-type="percentage">
            <text:p>85,8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20_B</text:p>
          </table:table-cell>
          <table:table-cell table:style-name="ce27" office:value-type="percentage" office:value="0.141507" calcext:value-type="percentage">
            <text:p>14,1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21_A</text:p>
          </table:table-cell>
          <table:table-cell table:style-name="ce27" office:value-type="percentage" office:value="0.765572" calcext:value-type="percentage">
            <text:p>76,56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21_B</text:p>
          </table:table-cell>
          <table:table-cell table:style-name="ce27" office:value-type="percentage" office:value="0.234428" calcext:value-type="percentage">
            <text:p>23,44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22_A</text:p>
          </table:table-cell>
          <table:table-cell table:style-name="ce27" office:value-type="percentage" office:value="0.023733" calcext:value-type="percentage">
            <text:p>2,37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22_B</text:p>
          </table:table-cell>
          <table:table-cell table:style-name="ce27" office:value-type="percentage" office:value="0.165236" calcext:value-type="percentage">
            <text:p>16,52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22_C</text:p>
          </table:table-cell>
          <table:table-cell table:style-name="ce27" office:value-type="percentage" office:value="0.262408" calcext:value-type="percentage">
            <text:p>26,24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22_D</text:p>
          </table:table-cell>
          <table:table-cell table:style-name="ce27" office:value-type="percentage" office:value="0.310347" calcext:value-type="percentage">
            <text:p>31,03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22_E</text:p>
          </table:table-cell>
          <table:table-cell table:style-name="ce27" office:value-type="percentage" office:value="0.238277" calcext:value-type="percentage">
            <text:p>23,83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23_A</text:p>
          </table:table-cell>
          <table:table-cell table:style-name="ce27" office:value-type="percentage" office:value="0.89907" calcext:value-type="percentage">
            <text:p>89,9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23_B</text:p>
          </table:table-cell>
          <table:table-cell table:style-name="ce27" office:value-type="percentage" office:value="0.10093" calcext:value-type="percentage">
            <text:p>10,09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24_A</text:p>
          </table:table-cell>
          <table:table-cell table:style-name="ce27" office:value-type="percentage" office:value="0.479321" calcext:value-type="percentage">
            <text:p>47,93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24_B</text:p>
          </table:table-cell>
          <table:table-cell table:style-name="ce27" office:value-type="percentage" office:value="0.361269" calcext:value-type="percentage">
            <text:p>36,13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24_C</text:p>
          </table:table-cell>
          <table:table-cell table:style-name="ce27" office:value-type="percentage" office:value="0.100742" calcext:value-type="percentage">
            <text:p>10,07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24_D</text:p>
          </table:table-cell>
          <table:table-cell table:style-name="ce27" office:value-type="percentage" office:value="0.03914" calcext:value-type="percentage">
            <text:p>3,91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24_E</text:p>
          </table:table-cell>
          <table:table-cell table:style-name="ce27" office:value-type="percentage" office:value="0.019528" calcext:value-type="percentage">
            <text:p>1,9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25_A</text:p>
          </table:table-cell>
          <table:table-cell table:style-name="ce27" office:value-type="percentage" office:value="0.083046" calcext:value-type="percentage">
            <text:p>8,30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Q025_B</text:p>
          </table:table-cell>
          <table:table-cell table:style-name="ce27" office:value-type="percentage" office:value="0.916954" calcext:value-type="percentage">
            <text:p>91,70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MACRO_REGIAO_CENTRO_OESTE</text:p>
          </table:table-cell>
          <table:table-cell table:style-name="ce27" office:value-type="percentage" office:value="0.081896" calcext:value-type="percentage">
            <text:p>8,19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MACRO_REGIAO_NORDESTE</text:p>
          </table:table-cell>
          <table:table-cell table:style-name="ce27" office:value-type="percentage" office:value="0.37051" calcext:value-type="percentage">
            <text:p>37,0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MACRO_REGIAO_NORTE</text:p>
          </table:table-cell>
          <table:table-cell table:style-name="ce27" office:value-type="percentage" office:value="0.106472" calcext:value-type="percentage">
            <text:p>10,6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MACRO_REGIAO_SUDESTE</text:p>
          </table:table-cell>
          <table:table-cell table:style-name="ce27" office:value-type="percentage" office:value="0.333512" calcext:value-type="percentage">
            <text:p>33,35%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All</text:p>
          </table:table-cell>
          <table:table-cell office:value-type="string" calcext:value-type="string">
            <text:p>MACRO_REGIAO_SUL</text:p>
          </table:table-cell>
          <table:table-cell table:style-name="ce27" office:value-type="percentage" office:value="0.107611" calcext:value-type="percentage">
            <text:p>10,76%</text:p>
          </table:table-cell>
          <table:table-cell table:number-columns-repeated="16381"/>
        </table:table-row>
        <table:table-row table:style-name="ro1" table:number-rows-repeated="1047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ela dinâmica_Planilha1_1" table:style-name="ta1"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5" table:default-cell-style-name="ce9"/>
        <table:table-column table:style-name="co11" table:default-cell-style-name="ce9"/>
        <table:table-column table:style-name="co12" table:default-cell-style-name="ce9"/>
        <table:table-column table:style-name="co10" table:number-columns-repeated="6" table:default-cell-style-name="ce9"/>
        <table:table-column table:style-name="co11" table:default-cell-style-name="ce9"/>
        <table:table-column table:style-name="co12" table:default-cell-style-name="ce9"/>
        <table:table-column table:style-name="co10" table:number-columns-repeated="6" table:default-cell-style-name="ce9"/>
        <table:table-column table:style-name="co11" table:default-cell-style-name="ce9"/>
        <table:table-column table:style-name="co10" table:number-columns-repeated="5" table:default-cell-style-name="ce9"/>
        <table:table-column table:style-name="co11" table:default-cell-style-name="ce9"/>
        <table:table-column table:style-name="co13" table:number-columns-repeated="5" table:default-cell-style-name="ce9"/>
        <table:table-column table:style-name="co10" table:number-columns-repeated="5" table:default-cell-style-name="ce9"/>
        <table:table-column table:style-name="co11" table:default-cell-style-name="ce9"/>
        <table:table-column table:style-name="co12" table:default-cell-style-name="ce9"/>
        <table:table-column table:style-name="co10" table:default-cell-style-name="ce9"/>
        <table:table-column table:style-name="co14" table:default-cell-style-name="ce9"/>
        <table:table-column table:style-name="co13" table:default-cell-style-name="ce9"/>
        <table:table-column table:style-name="co10" table:default-cell-style-name="ce9"/>
        <table:table-column table:style-name="co13" table:default-cell-style-name="ce9"/>
        <table:table-column table:style-name="co15" table:default-cell-style-name="ce9"/>
        <table:table-column table:style-name="co10" table:number-columns-repeated="4" table:default-cell-style-name="ce9"/>
        <table:table-column table:style-name="co15" table:default-cell-style-name="ce9"/>
        <table:table-column table:style-name="co10" table:number-columns-repeated="8" table:default-cell-style-name="ce9"/>
        <table:table-column table:style-name="co15" table:default-cell-style-name="ce9"/>
        <table:table-column table:style-name="co10" table:number-columns-repeated="4" table:default-cell-style-name="ce9"/>
        <table:table-column table:style-name="co15" table:default-cell-style-name="ce9"/>
        <table:table-column table:style-name="co10" table:number-columns-repeated="5" table:default-cell-style-name="ce9"/>
        <table:table-column table:style-name="co15" table:default-cell-style-name="ce9"/>
        <table:table-column table:style-name="co10" table:number-columns-repeated="3" table:default-cell-style-name="ce9"/>
        <table:table-column table:style-name="co15" table:default-cell-style-name="ce9"/>
        <table:table-column table:style-name="co10" table:number-columns-repeated="5" table:default-cell-style-name="ce9"/>
        <table:table-column table:style-name="co15" table:default-cell-style-name="ce9"/>
        <table:table-column table:style-name="co10" table:number-columns-repeated="3" table:default-cell-style-name="ce9"/>
        <table:table-column table:style-name="co15" table:default-cell-style-name="ce9"/>
        <table:table-column table:style-name="co10" table:number-columns-repeated="9" table:default-cell-style-name="ce9"/>
        <table:table-column table:style-name="co15" table:default-cell-style-name="ce9"/>
        <table:table-column table:style-name="co10" table:number-columns-repeated="4" table:default-cell-style-name="ce9"/>
        <table:table-column table:style-name="co15" table:default-cell-style-name="ce9"/>
        <table:table-column table:style-name="co10" table:number-columns-repeated="2" table:default-cell-style-name="ce9"/>
        <table:table-column table:style-name="co15" table:default-cell-style-name="ce9"/>
        <table:table-column table:style-name="co10" table:number-columns-repeated="3" table:default-cell-style-name="ce9"/>
        <table:table-column table:style-name="co15" table:default-cell-style-name="ce9"/>
        <table:table-column table:style-name="co10" table:default-cell-style-name="ce9"/>
        <table:table-column table:style-name="co15" table:default-cell-style-name="ce9"/>
        <table:table-column table:style-name="co10" table:number-columns-repeated="6" table:default-cell-style-name="ce9"/>
        <table:table-column table:style-name="co15" table:default-cell-style-name="ce9"/>
        <table:table-column table:style-name="co10" table:number-columns-repeated="7" table:default-cell-style-name="ce9"/>
        <table:table-column table:style-name="co15" table:default-cell-style-name="ce9"/>
        <table:table-column table:style-name="co16" table:default-cell-style-name="ce9"/>
        <table:table-column table:style-name="co17" table:number-columns-repeated="6" table:default-cell-style-name="ce9"/>
        <table:table-column table:style-name="co18" table:number-columns-repeated="3" table:default-cell-style-name="ce9"/>
        <table:table-column table:style-name="co19" table:number-columns-repeated="6" table:default-cell-style-name="ce9"/>
        <table:table-column table:style-name="co20" table:number-columns-repeated="4" table:default-cell-style-name="ce9"/>
        <table:table-column table:style-name="co19" table:number-columns-repeated="8" table:default-cell-style-name="ce9"/>
        <table:table-column table:style-name="co21" table:number-columns-repeated="5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4" table:default-cell-style-name="ce9"/>
        <table:table-column table:style-name="co4" table:default-cell-style-name="ce9"/>
        <table:table-column table:style-name="co25" table:number-columns-repeated="16213" table:default-cell-style-name="ce9"/>
        <table:table-row table:style-name="ro1">
          <table:table-cell table:style-name="ce4" office:value-type="string" calcext:value-type="string">
            <text:p>Soma - Dados2</text:p>
          </table:table-cell>
          <table:table-cell table:style-name="ce41" office:value-type="string" calcext:value-type="string">
            <text:p>Coluna</text:p>
          </table:table-cell>
          <table:table-cell table:style-name="ce64" table:number-columns-repeated="168"/>
          <table:table-cell table:style-name="ce123"/>
          <table:table-cell table:number-columns-repeated="16213"/>
        </table:table-row>
        <table:table-row table:style-name="ro1">
          <table:table-cell table:style-name="ce5" office:value-type="string" calcext:value-type="string">
            <text:p>Cluster</text:p>
          </table:table-cell>
          <table:table-cell table:style-name="ce42" office:value-type="string" calcext:value-type="string">
            <text:p>MACRO_REGIAO_CENTRO_OESTE</text:p>
          </table:table-cell>
          <table:table-cell table:style-name="ce65" office:value-type="string" calcext:value-type="string">
            <text:p>MACRO_REGIAO_NORDESTE</text:p>
          </table:table-cell>
          <table:table-cell table:style-name="ce65" office:value-type="string" calcext:value-type="string">
            <text:p>MACRO_REGIAO_NORTE</text:p>
          </table:table-cell>
          <table:table-cell table:style-name="ce65" office:value-type="string" calcext:value-type="string">
            <text:p>MACRO_REGIAO_SUDESTE</text:p>
          </table:table-cell>
          <table:table-cell table:style-name="ce65" office:value-type="string" calcext:value-type="string">
            <text:p>MACRO_REGIAO_SUL</text:p>
          </table:table-cell>
          <table:table-cell table:style-name="ce65" office:value-type="string" calcext:value-type="string">
            <text:p>MEDIA_NOTAS</text:p>
          </table:table-cell>
          <table:table-cell table:style-name="ce65" office:value-type="string" calcext:value-type="string">
            <text:p>Q001_A</text:p>
          </table:table-cell>
          <table:table-cell table:style-name="ce65" office:value-type="string" calcext:value-type="string">
            <text:p>Q001_B</text:p>
          </table:table-cell>
          <table:table-cell table:style-name="ce65" office:value-type="string" calcext:value-type="string">
            <text:p>Q001_C</text:p>
          </table:table-cell>
          <table:table-cell table:style-name="ce65" office:value-type="string" calcext:value-type="string">
            <text:p>Q001_D</text:p>
          </table:table-cell>
          <table:table-cell table:style-name="ce65" office:value-type="string" calcext:value-type="string">
            <text:p>Q001_E</text:p>
          </table:table-cell>
          <table:table-cell table:style-name="ce65" office:value-type="string" calcext:value-type="string">
            <text:p>Q001_F</text:p>
          </table:table-cell>
          <table:table-cell table:style-name="ce65" office:value-type="string" calcext:value-type="string">
            <text:p>Q001_G</text:p>
          </table:table-cell>
          <table:table-cell table:style-name="ce65" office:value-type="string" calcext:value-type="string">
            <text:p>Q001_H</text:p>
          </table:table-cell>
          <table:table-cell table:style-name="ce65" office:value-type="string" calcext:value-type="string">
            <text:p>Q002_A</text:p>
          </table:table-cell>
          <table:table-cell table:style-name="ce65" office:value-type="string" calcext:value-type="string">
            <text:p>Q002_B</text:p>
          </table:table-cell>
          <table:table-cell table:style-name="ce65" office:value-type="string" calcext:value-type="string">
            <text:p>Q002_C</text:p>
          </table:table-cell>
          <table:table-cell table:style-name="ce65" office:value-type="string" calcext:value-type="string">
            <text:p>Q002_D</text:p>
          </table:table-cell>
          <table:table-cell table:style-name="ce65" office:value-type="string" calcext:value-type="string">
            <text:p>Q002_E</text:p>
          </table:table-cell>
          <table:table-cell table:style-name="ce65" office:value-type="string" calcext:value-type="string">
            <text:p>Q002_F</text:p>
          </table:table-cell>
          <table:table-cell table:style-name="ce65" office:value-type="string" calcext:value-type="string">
            <text:p>Q002_G</text:p>
          </table:table-cell>
          <table:table-cell table:style-name="ce65" office:value-type="string" calcext:value-type="string">
            <text:p>Q002_H</text:p>
          </table:table-cell>
          <table:table-cell table:style-name="ce65" office:value-type="string" calcext:value-type="string">
            <text:p>Q003_A</text:p>
          </table:table-cell>
          <table:table-cell table:style-name="ce65" office:value-type="string" calcext:value-type="string">
            <text:p>Q003_B</text:p>
          </table:table-cell>
          <table:table-cell table:style-name="ce65" office:value-type="string" calcext:value-type="string">
            <text:p>Q003_C</text:p>
          </table:table-cell>
          <table:table-cell table:style-name="ce65" office:value-type="string" calcext:value-type="string">
            <text:p>Q003_D</text:p>
          </table:table-cell>
          <table:table-cell table:style-name="ce65" office:value-type="string" calcext:value-type="string">
            <text:p>Q003_E</text:p>
          </table:table-cell>
          <table:table-cell table:style-name="ce65" office:value-type="string" calcext:value-type="string">
            <text:p>Q003_F</text:p>
          </table:table-cell>
          <table:table-cell table:style-name="ce65" office:value-type="string" calcext:value-type="string">
            <text:p>Q004_A</text:p>
          </table:table-cell>
          <table:table-cell table:style-name="ce65" office:value-type="string" calcext:value-type="string">
            <text:p>Q004_B</text:p>
          </table:table-cell>
          <table:table-cell table:style-name="ce65" office:value-type="string" calcext:value-type="string">
            <text:p>Q004_C</text:p>
          </table:table-cell>
          <table:table-cell table:style-name="ce65" office:value-type="string" calcext:value-type="string">
            <text:p>Q004_D</text:p>
          </table:table-cell>
          <table:table-cell table:style-name="ce65" office:value-type="string" calcext:value-type="string">
            <text:p>Q004_E</text:p>
          </table:table-cell>
          <table:table-cell table:style-name="ce65" office:value-type="string" calcext:value-type="string">
            <text:p>Q004_F</text:p>
          </table:table-cell>
          <table:table-cell table:style-name="ce65" office:value-type="string" calcext:value-type="string">
            <text:p>Q005_1</text:p>
          </table:table-cell>
          <table:table-cell table:style-name="ce65" office:value-type="string" calcext:value-type="string">
            <text:p>Q005_2</text:p>
          </table:table-cell>
          <table:table-cell table:style-name="ce65" office:value-type="string" calcext:value-type="string">
            <text:p>Q005_3</text:p>
          </table:table-cell>
          <table:table-cell table:style-name="ce65" office:value-type="string" calcext:value-type="string">
            <text:p>Q005_4</text:p>
          </table:table-cell>
          <table:table-cell table:style-name="ce65" office:value-type="string" calcext:value-type="string">
            <text:p>Q005_5</text:p>
          </table:table-cell>
          <table:table-cell table:style-name="ce65" office:value-type="string" calcext:value-type="string">
            <text:p>Q006_A</text:p>
          </table:table-cell>
          <table:table-cell table:style-name="ce65" office:value-type="string" calcext:value-type="string">
            <text:p>Q006_B</text:p>
          </table:table-cell>
          <table:table-cell table:style-name="ce65" office:value-type="string" calcext:value-type="string">
            <text:p>Q006_C</text:p>
          </table:table-cell>
          <table:table-cell table:style-name="ce65" office:value-type="string" calcext:value-type="string">
            <text:p>Q006_D</text:p>
          </table:table-cell>
          <table:table-cell table:style-name="ce65" office:value-type="string" calcext:value-type="string">
            <text:p>Q006_E</text:p>
          </table:table-cell>
          <table:table-cell table:style-name="ce65" office:value-type="string" calcext:value-type="string">
            <text:p>Q006_F</text:p>
          </table:table-cell>
          <table:table-cell table:style-name="ce65" office:value-type="string" calcext:value-type="string">
            <text:p>Q006_G</text:p>
          </table:table-cell>
          <table:table-cell table:style-name="ce65" office:value-type="string" calcext:value-type="string">
            <text:p>Q006_H</text:p>
          </table:table-cell>
          <table:table-cell table:style-name="ce65" office:value-type="string" calcext:value-type="string">
            <text:p>Q006_I</text:p>
          </table:table-cell>
          <table:table-cell table:style-name="ce65" office:value-type="string" calcext:value-type="string">
            <text:p>Q006_J</text:p>
          </table:table-cell>
          <table:table-cell table:style-name="ce65" office:value-type="string" calcext:value-type="string">
            <text:p>Q006_K</text:p>
          </table:table-cell>
          <table:table-cell table:style-name="ce65" office:value-type="string" calcext:value-type="string">
            <text:p>Q006_L</text:p>
          </table:table-cell>
          <table:table-cell table:style-name="ce65" office:value-type="string" calcext:value-type="string">
            <text:p>Q007_A</text:p>
          </table:table-cell>
          <table:table-cell table:style-name="ce65" office:value-type="string" calcext:value-type="string">
            <text:p>Q007_B</text:p>
          </table:table-cell>
          <table:table-cell table:style-name="ce65" office:value-type="string" calcext:value-type="string">
            <text:p>Q007_C</text:p>
          </table:table-cell>
          <table:table-cell table:style-name="ce65" office:value-type="string" calcext:value-type="string">
            <text:p>Q007_D</text:p>
          </table:table-cell>
          <table:table-cell table:style-name="ce65" office:value-type="string" calcext:value-type="string">
            <text:p>Q008_A</text:p>
          </table:table-cell>
          <table:table-cell table:style-name="ce65" office:value-type="string" calcext:value-type="string">
            <text:p>Q008_B</text:p>
          </table:table-cell>
          <table:table-cell table:style-name="ce65" office:value-type="string" calcext:value-type="string">
            <text:p>Q008_C</text:p>
          </table:table-cell>
          <table:table-cell table:style-name="ce65" office:value-type="string" calcext:value-type="string">
            <text:p>Q008_D</text:p>
          </table:table-cell>
          <table:table-cell table:style-name="ce65" office:value-type="string" calcext:value-type="string">
            <text:p>Q008_E</text:p>
          </table:table-cell>
          <table:table-cell table:style-name="ce65" office:value-type="string" calcext:value-type="string">
            <text:p>Q009_A</text:p>
          </table:table-cell>
          <table:table-cell table:style-name="ce65" office:value-type="string" calcext:value-type="string">
            <text:p>Q009_B</text:p>
          </table:table-cell>
          <table:table-cell table:style-name="ce65" office:value-type="string" calcext:value-type="string">
            <text:p>Q009_C</text:p>
          </table:table-cell>
          <table:table-cell table:style-name="ce65" office:value-type="string" calcext:value-type="string">
            <text:p>Q009_D</text:p>
          </table:table-cell>
          <table:table-cell table:style-name="ce65" office:value-type="string" calcext:value-type="string">
            <text:p>Q009_E</text:p>
          </table:table-cell>
          <table:table-cell table:style-name="ce65" office:value-type="string" calcext:value-type="string">
            <text:p>Q010_A</text:p>
          </table:table-cell>
          <table:table-cell table:style-name="ce65" office:value-type="string" calcext:value-type="string">
            <text:p>Q010_B</text:p>
          </table:table-cell>
          <table:table-cell table:style-name="ce65" office:value-type="string" calcext:value-type="string">
            <text:p>Q010_C</text:p>
          </table:table-cell>
          <table:table-cell table:style-name="ce65" office:value-type="string" calcext:value-type="string">
            <text:p>Q010_D</text:p>
          </table:table-cell>
          <table:table-cell table:style-name="ce65" office:value-type="string" calcext:value-type="string">
            <text:p>Q010_E</text:p>
          </table:table-cell>
          <table:table-cell table:style-name="ce65" office:value-type="string" calcext:value-type="string">
            <text:p>Q011_A</text:p>
          </table:table-cell>
          <table:table-cell table:style-name="ce65" office:value-type="string" calcext:value-type="string">
            <text:p>Q011_B</text:p>
          </table:table-cell>
          <table:table-cell table:style-name="ce65" office:value-type="string" calcext:value-type="string">
            <text:p>Q011_C</text:p>
          </table:table-cell>
          <table:table-cell table:style-name="ce65" office:value-type="string" calcext:value-type="string">
            <text:p>Q011_D</text:p>
          </table:table-cell>
          <table:table-cell table:style-name="ce65" office:value-type="string" calcext:value-type="string">
            <text:p>Q011_E</text:p>
          </table:table-cell>
          <table:table-cell table:style-name="ce65" office:value-type="string" calcext:value-type="string">
            <text:p>Q012_A</text:p>
          </table:table-cell>
          <table:table-cell table:style-name="ce65" office:value-type="string" calcext:value-type="string">
            <text:p>Q012_B</text:p>
          </table:table-cell>
          <table:table-cell table:style-name="ce65" office:value-type="string" calcext:value-type="string">
            <text:p>Q012_C</text:p>
          </table:table-cell>
          <table:table-cell table:style-name="ce65" office:value-type="string" calcext:value-type="string">
            <text:p>Q012_D</text:p>
          </table:table-cell>
          <table:table-cell table:style-name="ce65" office:value-type="string" calcext:value-type="string">
            <text:p>Q012_E</text:p>
          </table:table-cell>
          <table:table-cell table:style-name="ce65" office:value-type="string" calcext:value-type="string">
            <text:p>Q013_A</text:p>
          </table:table-cell>
          <table:table-cell table:style-name="ce65" office:value-type="string" calcext:value-type="string">
            <text:p>Q013_B</text:p>
          </table:table-cell>
          <table:table-cell table:style-name="ce65" office:value-type="string" calcext:value-type="string">
            <text:p>Q013_C</text:p>
          </table:table-cell>
          <table:table-cell table:style-name="ce65" office:value-type="string" calcext:value-type="string">
            <text:p>Q013_D</text:p>
          </table:table-cell>
          <table:table-cell table:style-name="ce65" office:value-type="string" calcext:value-type="string">
            <text:p>Q013_E</text:p>
          </table:table-cell>
          <table:table-cell table:style-name="ce65" office:value-type="string" calcext:value-type="string">
            <text:p>Q014_A</text:p>
          </table:table-cell>
          <table:table-cell table:style-name="ce65" office:value-type="string" calcext:value-type="string">
            <text:p>Q014_B</text:p>
          </table:table-cell>
          <table:table-cell table:style-name="ce65" office:value-type="string" calcext:value-type="string">
            <text:p>Q014_C</text:p>
          </table:table-cell>
          <table:table-cell table:style-name="ce65" office:value-type="string" calcext:value-type="string">
            <text:p>Q014_D</text:p>
          </table:table-cell>
          <table:table-cell table:style-name="ce65" office:value-type="string" calcext:value-type="string">
            <text:p>Q014_E</text:p>
          </table:table-cell>
          <table:table-cell table:style-name="ce65" office:value-type="string" calcext:value-type="string">
            <text:p>Q015_A</text:p>
          </table:table-cell>
          <table:table-cell table:style-name="ce65" office:value-type="string" calcext:value-type="string">
            <text:p>Q015_B</text:p>
          </table:table-cell>
          <table:table-cell table:style-name="ce65" office:value-type="string" calcext:value-type="string">
            <text:p>Q015_C</text:p>
          </table:table-cell>
          <table:table-cell table:style-name="ce65" office:value-type="string" calcext:value-type="string">
            <text:p>Q015_D</text:p>
          </table:table-cell>
          <table:table-cell table:style-name="ce65" office:value-type="string" calcext:value-type="string">
            <text:p>Q015_E</text:p>
          </table:table-cell>
          <table:table-cell table:style-name="ce65" office:value-type="string" calcext:value-type="string">
            <text:p>Q016_A</text:p>
          </table:table-cell>
          <table:table-cell table:style-name="ce65" office:value-type="string" calcext:value-type="string">
            <text:p>Q016_B</text:p>
          </table:table-cell>
          <table:table-cell table:style-name="ce65" office:value-type="string" calcext:value-type="string">
            <text:p>Q016_C</text:p>
          </table:table-cell>
          <table:table-cell table:style-name="ce65" office:value-type="string" calcext:value-type="string">
            <text:p>Q016_D</text:p>
          </table:table-cell>
          <table:table-cell table:style-name="ce65" office:value-type="string" calcext:value-type="string">
            <text:p>Q016_E</text:p>
          </table:table-cell>
          <table:table-cell table:style-name="ce65" office:value-type="string" calcext:value-type="string">
            <text:p>Q017_A</text:p>
          </table:table-cell>
          <table:table-cell table:style-name="ce65" office:value-type="string" calcext:value-type="string">
            <text:p>Q017_B</text:p>
          </table:table-cell>
          <table:table-cell table:style-name="ce65" office:value-type="string" calcext:value-type="string">
            <text:p>Q017_C</text:p>
          </table:table-cell>
          <table:table-cell table:style-name="ce65" office:value-type="string" calcext:value-type="string">
            <text:p>Q017_D</text:p>
          </table:table-cell>
          <table:table-cell table:style-name="ce65" office:value-type="string" calcext:value-type="string">
            <text:p>Q017_E</text:p>
          </table:table-cell>
          <table:table-cell table:style-name="ce65" office:value-type="string" calcext:value-type="string">
            <text:p>Q018_A</text:p>
          </table:table-cell>
          <table:table-cell table:style-name="ce65" office:value-type="string" calcext:value-type="string">
            <text:p>Q018_B</text:p>
          </table:table-cell>
          <table:table-cell table:style-name="ce65" office:value-type="string" calcext:value-type="string">
            <text:p>Q019_A</text:p>
          </table:table-cell>
          <table:table-cell table:style-name="ce65" office:value-type="string" calcext:value-type="string">
            <text:p>Q019_B</text:p>
          </table:table-cell>
          <table:table-cell table:style-name="ce65" office:value-type="string" calcext:value-type="string">
            <text:p>Q019_C</text:p>
          </table:table-cell>
          <table:table-cell table:style-name="ce65" office:value-type="string" calcext:value-type="string">
            <text:p>Q019_D</text:p>
          </table:table-cell>
          <table:table-cell table:style-name="ce65" office:value-type="string" calcext:value-type="string">
            <text:p>Q019_E</text:p>
          </table:table-cell>
          <table:table-cell table:style-name="ce65" office:value-type="string" calcext:value-type="string">
            <text:p>Q020_A</text:p>
          </table:table-cell>
          <table:table-cell table:style-name="ce65" office:value-type="string" calcext:value-type="string">
            <text:p>Q020_B</text:p>
          </table:table-cell>
          <table:table-cell table:style-name="ce65" office:value-type="string" calcext:value-type="string">
            <text:p>Q021_A</text:p>
          </table:table-cell>
          <table:table-cell table:style-name="ce65" office:value-type="string" calcext:value-type="string">
            <text:p>Q021_B</text:p>
          </table:table-cell>
          <table:table-cell table:style-name="ce65" office:value-type="string" calcext:value-type="string">
            <text:p>Q022_A</text:p>
          </table:table-cell>
          <table:table-cell table:style-name="ce65" office:value-type="string" calcext:value-type="string">
            <text:p>Q022_B</text:p>
          </table:table-cell>
          <table:table-cell table:style-name="ce65" office:value-type="string" calcext:value-type="string">
            <text:p>Q022_C</text:p>
          </table:table-cell>
          <table:table-cell table:style-name="ce65" office:value-type="string" calcext:value-type="string">
            <text:p>Q022_D</text:p>
          </table:table-cell>
          <table:table-cell table:style-name="ce65" office:value-type="string" calcext:value-type="string">
            <text:p>Q022_E</text:p>
          </table:table-cell>
          <table:table-cell table:style-name="ce65" office:value-type="string" calcext:value-type="string">
            <text:p>Q023_A</text:p>
          </table:table-cell>
          <table:table-cell table:style-name="ce65" office:value-type="string" calcext:value-type="string">
            <text:p>Q023_B</text:p>
          </table:table-cell>
          <table:table-cell table:style-name="ce65" office:value-type="string" calcext:value-type="string">
            <text:p>Q024_A</text:p>
          </table:table-cell>
          <table:table-cell table:style-name="ce65" office:value-type="string" calcext:value-type="string">
            <text:p>Q024_B</text:p>
          </table:table-cell>
          <table:table-cell table:style-name="ce65" office:value-type="string" calcext:value-type="string">
            <text:p>Q024_C</text:p>
          </table:table-cell>
          <table:table-cell table:style-name="ce65" office:value-type="string" calcext:value-type="string">
            <text:p>Q024_D</text:p>
          </table:table-cell>
          <table:table-cell table:style-name="ce65" office:value-type="string" calcext:value-type="string">
            <text:p>Q024_E</text:p>
          </table:table-cell>
          <table:table-cell table:style-name="ce65" office:value-type="string" calcext:value-type="string">
            <text:p>Q025_A</text:p>
          </table:table-cell>
          <table:table-cell table:style-name="ce65" office:value-type="string" calcext:value-type="string">
            <text:p>Q025_B</text:p>
          </table:table-cell>
          <table:table-cell table:style-name="ce65" office:value-type="string" calcext:value-type="string">
            <text:p>Quantidade</text:p>
          </table:table-cell>
          <table:table-cell table:style-name="ce65" office:value-type="string" calcext:value-type="string">
            <text:p>TP_COR_RACA_0</text:p>
          </table:table-cell>
          <table:table-cell table:style-name="ce65" office:value-type="string" calcext:value-type="string">
            <text:p>TP_COR_RACA_1</text:p>
          </table:table-cell>
          <table:table-cell table:style-name="ce65" office:value-type="string" calcext:value-type="string">
            <text:p>TP_COR_RACA_2</text:p>
          </table:table-cell>
          <table:table-cell table:style-name="ce65" office:value-type="string" calcext:value-type="string">
            <text:p>TP_COR_RACA_3</text:p>
          </table:table-cell>
          <table:table-cell table:style-name="ce65" office:value-type="string" calcext:value-type="string">
            <text:p>TP_COR_RACA_4</text:p>
          </table:table-cell>
          <table:table-cell table:style-name="ce65" office:value-type="string" calcext:value-type="string">
            <text:p>TP_COR_RACA_5</text:p>
          </table:table-cell>
          <table:table-cell table:style-name="ce65" office:value-type="string" calcext:value-type="string">
            <text:p>TP_ESCOLA_1</text:p>
          </table:table-cell>
          <table:table-cell table:style-name="ce65" office:value-type="string" calcext:value-type="string">
            <text:p>TP_ESCOLA_2</text:p>
          </table:table-cell>
          <table:table-cell table:style-name="ce65" office:value-type="string" calcext:value-type="string">
            <text:p>TP_ESCOLA_3</text:p>
          </table:table-cell>
          <table:table-cell table:style-name="ce65" office:value-type="string" calcext:value-type="string">
            <text:p>TP_ESTADO_CIVIL_0</text:p>
          </table:table-cell>
          <table:table-cell table:style-name="ce65" office:value-type="string" calcext:value-type="string">
            <text:p>TP_ESTADO_CIVIL_1</text:p>
          </table:table-cell>
          <table:table-cell table:style-name="ce65" office:value-type="string" calcext:value-type="string">
            <text:p>TP_ESTADO_CIVIL_2</text:p>
          </table:table-cell>
          <table:table-cell table:style-name="ce65" office:value-type="string" calcext:value-type="string">
            <text:p>TP_ESTADO_CIVIL_3</text:p>
          </table:table-cell>
          <table:table-cell table:style-name="ce65" office:value-type="string" calcext:value-type="string">
            <text:p>TP_ESTADO_CIVIL_4</text:p>
          </table:table-cell>
          <table:table-cell table:style-name="ce65" office:value-type="string" calcext:value-type="string">
            <text:p>TP_FAIXA_ETARIA_1</text:p>
          </table:table-cell>
          <table:table-cell table:style-name="ce65" office:value-type="string" calcext:value-type="string">
            <text:p>TP_FAIXA_ETARIA_10</text:p>
          </table:table-cell>
          <table:table-cell table:style-name="ce65" office:value-type="string" calcext:value-type="string">
            <text:p>TP_FAIXA_ETARIA_11</text:p>
          </table:table-cell>
          <table:table-cell table:style-name="ce65" office:value-type="string" calcext:value-type="string">
            <text:p>TP_FAIXA_ETARIA_12</text:p>
          </table:table-cell>
          <table:table-cell table:style-name="ce65" office:value-type="string" calcext:value-type="string">
            <text:p>TP_FAIXA_ETARIA_13</text:p>
          </table:table-cell>
          <table:table-cell table:style-name="ce65" office:value-type="string" calcext:value-type="string">
            <text:p>TP_FAIXA_ETARIA_2</text:p>
          </table:table-cell>
          <table:table-cell table:style-name="ce65" office:value-type="string" calcext:value-type="string">
            <text:p>TP_FAIXA_ETARIA_3</text:p>
          </table:table-cell>
          <table:table-cell table:style-name="ce65" office:value-type="string" calcext:value-type="string">
            <text:p>TP_FAIXA_ETARIA_4</text:p>
          </table:table-cell>
          <table:table-cell table:style-name="ce65" office:value-type="string" calcext:value-type="string">
            <text:p>TP_FAIXA_ETARIA_5</text:p>
          </table:table-cell>
          <table:table-cell table:style-name="ce65" office:value-type="string" calcext:value-type="string">
            <text:p>TP_FAIXA_ETARIA_6</text:p>
          </table:table-cell>
          <table:table-cell table:style-name="ce65" office:value-type="string" calcext:value-type="string">
            <text:p>TP_FAIXA_ETARIA_7</text:p>
          </table:table-cell>
          <table:table-cell table:style-name="ce65" office:value-type="string" calcext:value-type="string">
            <text:p>TP_FAIXA_ETARIA_8</text:p>
          </table:table-cell>
          <table:table-cell table:style-name="ce65" office:value-type="string" calcext:value-type="string">
            <text:p>TP_FAIXA_ETARIA_9</text:p>
          </table:table-cell>
          <table:table-cell table:style-name="ce65" office:value-type="string" calcext:value-type="string">
            <text:p>TP_NACIONALIDADE_0</text:p>
          </table:table-cell>
          <table:table-cell table:style-name="ce65" office:value-type="string" calcext:value-type="string">
            <text:p>TP_NACIONALIDADE_1</text:p>
          </table:table-cell>
          <table:table-cell table:style-name="ce65" office:value-type="string" calcext:value-type="string">
            <text:p>TP_NACIONALIDADE_2</text:p>
          </table:table-cell>
          <table:table-cell table:style-name="ce65" office:value-type="string" calcext:value-type="string">
            <text:p>TP_NACIONALIDADE_3</text:p>
          </table:table-cell>
          <table:table-cell table:style-name="ce65" office:value-type="string" calcext:value-type="string">
            <text:p>TP_NACIONALIDADE_4</text:p>
          </table:table-cell>
          <table:table-cell table:style-name="ce65" office:value-type="string" calcext:value-type="string">
            <text:p>TP_SEXO_F</text:p>
          </table:table-cell>
          <table:table-cell table:style-name="ce65" office:value-type="string" calcext:value-type="string">
            <text:p>TP_SEXO_M</text:p>
          </table:table-cell>
          <table:table-cell table:style-name="ce65" office:value-type="string" calcext:value-type="string">
            <text:p>TP_ST_CONCLUSAO_1</text:p>
          </table:table-cell>
          <table:table-cell table:style-name="ce65" office:value-type="string" calcext:value-type="string">
            <text:p>TP_ST_CONCLUSAO_2</text:p>
          </table:table-cell>
          <table:table-cell table:style-name="ce65" office:value-type="string" calcext:value-type="string">
            <text:p>TP_ST_CONCLUSAO_3</text:p>
          </table:table-cell>
          <table:table-cell table:style-name="ce65" office:value-type="string" calcext:value-type="string">
            <text:p>TP_ST_CONCLUSAO_4</text:p>
          </table:table-cell>
          <table:table-cell table:style-name="ce124" office:value-type="string" calcext:value-type="string">
            <text:p>Total Resultado</text:p>
          </table:table-cell>
          <table:table-cell table:number-columns-repeated="1621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45" office:value-type="percentage" office:value="0.008277" calcext:value-type="percentage">
            <text:p>0,83%</text:p>
          </table:table-cell>
          <table:table-cell table:style-name="ce66" office:value-type="percentage" office:value="0.089297" calcext:value-type="percentage">
            <text:p>8,93%</text:p>
          </table:table-cell>
          <table:table-cell table:style-name="ce66" office:value-type="percentage" office:value="0.021623" calcext:value-type="percentage">
            <text:p>2,16%</text:p>
          </table:table-cell>
          <table:table-cell table:style-name="ce66" office:value-type="percentage" office:value="0.019621" calcext:value-type="percentage">
            <text:p>1,96%</text:p>
          </table:table-cell>
          <table:table-cell table:style-name="ce66" office:value-type="percentage" office:value="0.004466" calcext:value-type="percentage">
            <text:p>0,45%</text:p>
          </table:table-cell>
          <table:table-cell table:style-name="ce81" office:value-type="float" office:value="494.2913" calcext:value-type="float">
            <text:p>494,29</text:p>
          </table:table-cell>
          <table:table-cell table:style-name="ce66" office:value-type="percentage" office:value="0.008954" calcext:value-type="percentage">
            <text:p>0,90%</text:p>
          </table:table-cell>
          <table:table-cell table:style-name="ce66" office:value-type="percentage" office:value="0.032655" calcext:value-type="percentage">
            <text:p>3,27%</text:p>
          </table:table-cell>
          <table:table-cell table:style-name="ce66" office:value-type="percentage" office:value="0.023384" calcext:value-type="percentage">
            <text:p>2,34%</text:p>
          </table:table-cell>
          <table:table-cell table:style-name="ce66" office:value-type="percentage" office:value="0.019338" calcext:value-type="percentage">
            <text:p>1,93%</text:p>
          </table:table-cell>
          <table:table-cell table:style-name="ce66" office:value-type="percentage" office:value="0.032323" calcext:value-type="percentage">
            <text:p>3,23%</text:p>
          </table:table-cell>
          <table:table-cell table:style-name="ce66" office:value-type="percentage" office:value="0.003323" calcext:value-type="percentage">
            <text:p>0,33%</text:p>
          </table:table-cell>
          <table:table-cell table:style-name="ce66" office:value-type="percentage" office:value="0.001504" calcext:value-type="percentage">
            <text:p>0,15%</text:p>
          </table:table-cell>
          <table:table-cell table:style-name="ce66" office:value-type="percentage" office:value="0.021801" calcext:value-type="percentage">
            <text:p>2,18%</text:p>
          </table:table-cell>
          <table:table-cell table:style-name="ce66" office:value-type="percentage" office:value="0.004662" calcext:value-type="percentage">
            <text:p>0,47%</text:p>
          </table:table-cell>
          <table:table-cell table:style-name="ce66" office:value-type="percentage" office:value="0.022296" calcext:value-type="percentage">
            <text:p>2,23%</text:p>
          </table:table-cell>
          <table:table-cell table:style-name="ce66" office:value-type="percentage" office:value="0.021781" calcext:value-type="percentage">
            <text:p>2,18%</text:p>
          </table:table-cell>
          <table:table-cell table:style-name="ce66" office:value-type="percentage" office:value="0.024048" calcext:value-type="percentage">
            <text:p>2,40%</text:p>
          </table:table-cell>
          <table:table-cell table:style-name="ce66" office:value-type="percentage" office:value="0.050325" calcext:value-type="percentage">
            <text:p>5,03%</text:p>
          </table:table-cell>
          <table:table-cell table:style-name="ce66" office:value-type="percentage" office:value="0.007544" calcext:value-type="percentage">
            <text:p>0,75%</text:p>
          </table:table-cell>
          <table:table-cell table:style-name="ce66" office:value-type="percentage" office:value="0.004355" calcext:value-type="percentage">
            <text:p>0,44%</text:p>
          </table:table-cell>
          <table:table-cell table:style-name="ce66" office:value-type="percentage" office:value="0.008272" calcext:value-type="percentage">
            <text:p>0,83%</text:p>
          </table:table-cell>
          <table:table-cell table:style-name="ce66" office:value-type="percentage" office:value="0.045953" calcext:value-type="percentage">
            <text:p>4,60%</text:p>
          </table:table-cell>
          <table:table-cell table:style-name="ce66" office:value-type="percentage" office:value="0.034088" calcext:value-type="percentage">
            <text:p>3,41%</text:p>
          </table:table-cell>
          <table:table-cell table:style-name="ce66" office:value-type="percentage" office:value="0.029123" calcext:value-type="percentage">
            <text:p>2,91%</text:p>
          </table:table-cell>
          <table:table-cell table:style-name="ce66" office:value-type="percentage" office:value="0.008968" calcext:value-type="percentage">
            <text:p>0,90%</text:p>
          </table:table-cell>
          <table:table-cell table:style-name="ce66" office:value-type="percentage" office:value="0.000849" calcext:value-type="percentage">
            <text:p>0,08%</text:p>
          </table:table-cell>
          <table:table-cell table:style-name="ce66" office:value-type="percentage" office:value="0.024302" calcext:value-type="percentage">
            <text:p>2,43%</text:p>
          </table:table-cell>
          <table:table-cell table:style-name="ce66" office:value-type="percentage" office:value="0.039662" calcext:value-type="percentage">
            <text:p>3,97%</text:p>
          </table:table-cell>
          <table:table-cell table:style-name="ce66" office:value-type="percentage" office:value="0.066086" calcext:value-type="percentage">
            <text:p>6,61%</text:p>
          </table:table-cell>
          <table:table-cell table:style-name="ce66" office:value-type="percentage" office:value="0.007919" calcext:value-type="percentage">
            <text:p>0,79%</text:p>
          </table:table-cell>
          <table:table-cell table:style-name="ce66" office:value-type="percentage" office:value="0.013456" calcext:value-type="percentage">
            <text:p>1,35%</text:p>
          </table:table-cell>
          <table:table-cell table:style-name="ce66" office:value-type="percentage" office:value="0.000677" calcext:value-type="percentage">
            <text:p>0,07%</text:p>
          </table:table-cell>
          <table:table-cell table:style-name="ce66" office:value-type="percentage" office:value="0.015483" calcext:value-type="percentage">
            <text:p>1,55%</text:p>
          </table:table-cell>
          <table:table-cell table:style-name="ce66" office:value-type="percentage" office:value="0.001288" calcext:value-type="percentage">
            <text:p>0,13%</text:p>
          </table:table-cell>
          <table:table-cell table:style-name="ce66" office:value-type="percentage" office:value="0.017807" calcext:value-type="percentage">
            <text:p>1,78%</text:p>
          </table:table-cell>
          <table:table-cell table:style-name="ce66" office:value-type="percentage" office:value="0.036219" calcext:value-type="percentage">
            <text:p>3,62%</text:p>
          </table:table-cell>
          <table:table-cell table:style-name="ce66" office:value-type="percentage" office:value="0.044493" calcext:value-type="percentage">
            <text:p>4,45%</text:p>
          </table:table-cell>
          <table:table-cell table:style-name="ce66" office:value-type="percentage" office:value="0.043476" calcext:value-type="percentage">
            <text:p>4,35%</text:p>
          </table:table-cell>
          <table:table-cell table:style-name="ce66" office:value-type="percentage" office:value="0.018056" calcext:value-type="percentage">
            <text:p>1,81%</text:p>
          </table:table-cell>
          <table:table-cell table:style-name="ce66" office:value-type="percentage" office:value="0.089505" calcext:value-type="percentage">
            <text:p>8,95%</text:p>
          </table:table-cell>
          <table:table-cell table:style-name="ce66" office:value-type="percentage" office:value="0.021868" calcext:value-type="percentage">
            <text:p>2,19%</text:p>
          </table:table-cell>
          <table:table-cell table:style-name="ce66" office:value-type="percentage" office:value="0.008098" calcext:value-type="percentage">
            <text:p>0,81%</text:p>
          </table:table-cell>
          <table:table-cell table:style-name="ce66" office:value-type="percentage" office:value="0.003028" calcext:value-type="percentage">
            <text:p>0,30%</text:p>
          </table:table-cell>
          <table:table-cell table:style-name="ce66" office:value-type="percentage" office:value="0.001168" calcext:value-type="percentage">
            <text:p>0,12%</text:p>
          </table:table-cell>
          <table:table-cell table:style-name="ce66" office:value-type="percentage" office:value="0.000983" calcext:value-type="percentage">
            <text:p>0,10%</text:p>
          </table:table-cell>
          <table:table-cell table:style-name="ce66" office:value-type="percentage" office:value="0.000284" calcext:value-type="percentage">
            <text:p>0,03%</text:p>
          </table:table-cell>
          <table:table-cell table:style-name="ce66" office:value-type="percentage" office:value="0.000132" calcext:value-type="percentage">
            <text:p>0,01%</text:p>
          </table:table-cell>
          <table:table-cell table:style-name="ce66" office:value-type="percentage" office:value="0.000078" calcext:value-type="percentage">
            <text:p>0,01%</text:p>
          </table:table-cell>
          <table:table-cell table:style-name="ce66" office:value-type="percentage" office:value="0.000028" calcext:value-type="percentage">
            <text:p>0,00%</text:p>
          </table:table-cell>
          <table:table-cell table:style-name="ce66" office:value-type="percentage" office:value="0.000056" calcext:value-type="percentage">
            <text:p>0,01%</text:p>
          </table:table-cell>
          <table:table-cell table:style-name="ce66" office:value-type="percentage" office:value="0.138486" calcext:value-type="percentage">
            <text:p>13,85%</text:p>
          </table:table-cell>
          <table:table-cell table:style-name="ce66" office:value-type="percentage" office:value="0.002649" calcext:value-type="percentage">
            <text:p>0,26%</text:p>
          </table:table-cell>
          <table:table-cell table:style-name="ce66" office:value-type="percentage" office:value="0.000681" calcext:value-type="percentage">
            <text:p>0,07%</text:p>
          </table:table-cell>
          <table:table-cell table:style-name="ce66" office:value-type="percentage" office:value="0.001467" calcext:value-type="percentage">
            <text:p>0,15%</text:p>
          </table:table-cell>
          <table:table-cell table:style-name="ce66" office:value-type="percentage" office:value="0.003479" calcext:value-type="percentage">
            <text:p>0,35%</text:p>
          </table:table-cell>
          <table:table-cell table:style-name="ce66" office:value-type="percentage" office:value="0.130302" calcext:value-type="percentage">
            <text:p>13,03%</text:p>
          </table:table-cell>
          <table:table-cell table:style-name="ce66" office:value-type="percentage" office:value="0.008923" calcext:value-type="percentage">
            <text:p>0,89%</text:p>
          </table:table-cell>
          <table:table-cell table:style-name="ce66" office:value-type="percentage" office:value="0.000512" calcext:value-type="percentage">
            <text:p>0,05%</text:p>
          </table:table-cell>
          <table:table-cell table:style-name="ce66" office:value-type="percentage" office:value="0.000066" calcext:value-type="percentage">
            <text:p>0,01%</text:p>
          </table:table-cell>
          <table:table-cell table:style-name="ce66" office:value-type="percentage" office:value="0.002263" calcext:value-type="percentage">
            <text:p>0,23%</text:p>
          </table:table-cell>
          <table:table-cell table:style-name="ce66" office:value-type="percentage" office:value="0.029617" calcext:value-type="percentage">
            <text:p>2,96%</text:p>
          </table:table-cell>
          <table:table-cell table:style-name="ce66" office:value-type="percentage" office:value="0.087154" calcext:value-type="percentage">
            <text:p>8,72%</text:p>
          </table:table-cell>
          <table:table-cell table:style-name="ce66" office:value-type="percentage" office:value="0.022059" calcext:value-type="percentage">
            <text:p>2,21%</text:p>
          </table:table-cell>
          <table:table-cell table:style-name="ce66" office:value-type="percentage" office:value="0.002191" calcext:value-type="percentage">
            <text:p>0,22%</text:p>
          </table:table-cell>
          <table:table-cell table:style-name="ce66" office:value-type="percentage" office:value="0.12742" calcext:value-type="percentage">
            <text:p>12,74%</text:p>
          </table:table-cell>
          <table:table-cell table:style-name="ce66" office:value-type="percentage" office:value="0.015425" calcext:value-type="percentage">
            <text:p>1,54%</text:p>
          </table:table-cell>
          <table:table-cell table:style-name="ce66" office:value-type="percentage" office:value="0.000393" calcext:value-type="percentage">
            <text:p>0,04%</text:p>
          </table:table-cell>
          <table:table-cell table:style-name="ce66" office:value-type="percentage" office:value="0.000033" calcext:value-type="percentage">
            <text:p>0,00%</text:p>
          </table:table-cell>
          <table:table-cell table:style-name="ce66" office:value-type="percentage" office:value="0.000012" calcext:value-type="percentage">
            <text:p>0,00%</text:p>
          </table:table-cell>
          <table:table-cell table:style-name="ce66" office:value-type="percentage" office:value="0.105906" calcext:value-type="percentage">
            <text:p>10,59%</text:p>
          </table:table-cell>
          <table:table-cell table:style-name="ce66" office:value-type="percentage" office:value="0.03459" calcext:value-type="percentage">
            <text:p>3,46%</text:p>
          </table:table-cell>
          <table:table-cell table:style-name="ce66" office:value-type="percentage" office:value="0.002582" calcext:value-type="percentage">
            <text:p>0,26%</text:p>
          </table:table-cell>
          <table:table-cell table:style-name="ce66" office:value-type="percentage" office:value="0.000187" calcext:value-type="percentage">
            <text:p>0,02%</text:p>
          </table:table-cell>
          <table:table-cell table:style-name="ce66" office:value-type="percentage" office:value="0.000018" calcext:value-type="percentage">
            <text:p>0,00%</text:p>
          </table:table-cell>
          <table:table-cell table:style-name="ce66" office:value-type="percentage" office:value="0.005687" calcext:value-type="percentage">
            <text:p>0,57%</text:p>
          </table:table-cell>
          <table:table-cell table:style-name="ce66" office:value-type="percentage" office:value="0.136554" calcext:value-type="percentage">
            <text:p>13,66%</text:p>
          </table:table-cell>
          <table:table-cell table:style-name="ce66" office:value-type="percentage" office:value="0.001004" calcext:value-type="percentage">
            <text:p>0,10%</text:p>
          </table:table-cell>
          <table:table-cell table:style-name="ce66" office:value-type="percentage" office:value="0.000031" calcext:value-type="percentage">
            <text:p>0,00%</text:p>
          </table:table-cell>
          <table:table-cell table:style-name="ce66" office:value-type="percentage" office:value="0.000007" calcext:value-type="percentage">
            <text:p>0,00%</text:p>
          </table:table-cell>
          <table:table-cell table:style-name="ce66" office:value-type="percentage" office:value="0.119604" calcext:value-type="percentage">
            <text:p>11,96%</text:p>
          </table:table-cell>
          <table:table-cell table:style-name="ce66" office:value-type="percentage" office:value="0.0233" calcext:value-type="percentage">
            <text:p>2,33%</text:p>
          </table:table-cell>
          <table:table-cell table:style-name="ce66" office:value-type="percentage" office:value="0.000347" calcext:value-type="percentage">
            <text:p>0,03%</text:p>
          </table:table-cell>
          <table:table-cell table:style-name="ce66" office:value-type="percentage" office:value="0.000025" calcext:value-type="percentage">
            <text:p>0,00%</text:p>
          </table:table-cell>
          <table:table-cell table:style-name="ce66" office:value-type="percentage" office:value="0.000008" calcext:value-type="percentage">
            <text:p>0,00%</text:p>
          </table:table-cell>
          <table:table-cell table:style-name="ce66" office:value-type="percentage" office:value="0.111956" calcext:value-type="percentage">
            <text:p>11,20%</text:p>
          </table:table-cell>
          <table:table-cell table:style-name="ce66" office:value-type="percentage" office:value="0.031114" calcext:value-type="percentage">
            <text:p>3,11%</text:p>
          </table:table-cell>
          <table:table-cell table:style-name="ce66" office:value-type="percentage" office:value="0.000206" calcext:value-type="percentage">
            <text:p>0,02%</text:p>
          </table:table-cell>
          <table:table-cell table:style-name="ce66" office:value-type="percentage" office:value="0.000006" calcext:value-type="percentage">
            <text:p>0,00%</text:p>
          </table:table-cell>
          <table:table-cell table:style-name="ce66" office:value-type="percentage" office:value="0.000001" calcext:value-type="percentage">
            <text:p>0,00%</text:p>
          </table:table-cell>
          <table:table-cell table:style-name="ce66" office:value-type="percentage" office:value="0.13977" calcext:value-type="percentage">
            <text:p>13,98%</text:p>
          </table:table-cell>
          <table:table-cell table:style-name="ce66" office:value-type="percentage" office:value="0.00349" calcext:value-type="percentage">
            <text:p>0,35%</text:p>
          </table:table-cell>
          <table:table-cell table:style-name="ce66" office:value-type="percentage" office:value="0.000019" calcext:value-type="percentage">
            <text:p>0,00%</text:p>
          </table:table-cell>
          <table:table-cell table:number-columns-repeated="2" table:style-name="ce66" office:value-type="percentage" office:value="0.000002" calcext:value-type="percentage">
            <text:p>0,00%</text:p>
          </table:table-cell>
          <table:table-cell table:style-name="ce66" office:value-type="percentage" office:value="0.126236" calcext:value-type="percentage">
            <text:p>12,62%</text:p>
          </table:table-cell>
          <table:table-cell table:style-name="ce66" office:value-type="percentage" office:value="0.016993" calcext:value-type="percentage">
            <text:p>1,70%</text:p>
          </table:table-cell>
          <table:table-cell table:style-name="ce66" office:value-type="percentage" office:value="0.000048" calcext:value-type="percentage">
            <text:p>0,00%</text:p>
          </table:table-cell>
          <table:table-cell table:number-columns-repeated="2" table:style-name="ce66" office:value-type="percentage" office:value="0.000003" calcext:value-type="percentage">
            <text:p>0,00%</text:p>
          </table:table-cell>
          <table:table-cell table:style-name="ce66" office:value-type="percentage" office:value="0.142576" calcext:value-type="percentage">
            <text:p>14,26%</text:p>
          </table:table-cell>
          <table:table-cell table:style-name="ce66" office:value-type="percentage" office:value="0.000698" calcext:value-type="percentage">
            <text:p>0,07%</text:p>
          </table:table-cell>
          <table:table-cell table:style-name="ce66" office:value-type="percentage" office:value="0.000006" calcext:value-type="percentage">
            <text:p>0,00%</text:p>
          </table:table-cell>
          <table:table-cell table:style-name="ce66" office:value-type="percentage" office:value="0.000001" calcext:value-type="percentage">
            <text:p>0,00%</text:p>
          </table:table-cell>
          <table:table-cell table:style-name="ce66" office:value-type="percentage" office:value="0.000002" calcext:value-type="percentage">
            <text:p>0,00%</text:p>
          </table:table-cell>
          <table:table-cell table:style-name="ce66" office:value-type="percentage" office:value="0.141886" calcext:value-type="percentage">
            <text:p>14,19%</text:p>
          </table:table-cell>
          <table:table-cell table:style-name="ce66" office:value-type="percentage" office:value="0.001397" calcext:value-type="percentage">
            <text:p>0,14%</text:p>
          </table:table-cell>
          <table:table-cell table:style-name="ce66" office:value-type="percentage" office:value="0.018545" calcext:value-type="percentage">
            <text:p>1,85%</text:p>
          </table:table-cell>
          <table:table-cell table:style-name="ce66" office:value-type="percentage" office:value="0.119717" calcext:value-type="percentage">
            <text:p>11,97%</text:p>
          </table:table-cell>
          <table:table-cell table:style-name="ce66" office:value-type="percentage" office:value="0.004644" calcext:value-type="percentage">
            <text:p>0,46%</text:p>
          </table:table-cell>
          <table:table-cell table:style-name="ce66" office:value-type="percentage" office:value="0.000337" calcext:value-type="percentage">
            <text:p>0,03%</text:p>
          </table:table-cell>
          <table:table-cell table:style-name="ce66" office:value-type="percentage" office:value="0.00004" calcext:value-type="percentage">
            <text:p>0,00%</text:p>
          </table:table-cell>
          <table:table-cell table:style-name="ce66" office:value-type="percentage" office:value="0.13364" calcext:value-type="percentage">
            <text:p>13,36%</text:p>
          </table:table-cell>
          <table:table-cell table:style-name="ce66" office:value-type="percentage" office:value="0.009643" calcext:value-type="percentage">
            <text:p>0,96%</text:p>
          </table:table-cell>
          <table:table-cell table:style-name="ce66" office:value-type="percentage" office:value="0.135524" calcext:value-type="percentage">
            <text:p>13,55%</text:p>
          </table:table-cell>
          <table:table-cell table:style-name="ce66" office:value-type="percentage" office:value="0.00776" calcext:value-type="percentage">
            <text:p>0,78%</text:p>
          </table:table-cell>
          <table:table-cell table:style-name="ce66" office:value-type="percentage" office:value="0.006241" calcext:value-type="percentage">
            <text:p>0,62%</text:p>
          </table:table-cell>
          <table:table-cell table:style-name="ce66" office:value-type="percentage" office:value="0.04387" calcext:value-type="percentage">
            <text:p>4,39%</text:p>
          </table:table-cell>
          <table:table-cell table:style-name="ce66" office:value-type="percentage" office:value="0.054156" calcext:value-type="percentage">
            <text:p>5,42%</text:p>
          </table:table-cell>
          <table:table-cell table:style-name="ce66" office:value-type="percentage" office:value="0.02821" calcext:value-type="percentage">
            <text:p>2,82%</text:p>
          </table:table-cell>
          <table:table-cell table:style-name="ce66" office:value-type="percentage" office:value="0.010806" calcext:value-type="percentage">
            <text:p>1,08%</text:p>
          </table:table-cell>
          <table:table-cell table:style-name="ce66" office:value-type="percentage" office:value="0.140341" calcext:value-type="percentage">
            <text:p>14,03%</text:p>
          </table:table-cell>
          <table:table-cell table:style-name="ce66" office:value-type="percentage" office:value="0.002942" calcext:value-type="percentage">
            <text:p>0,29%</text:p>
          </table:table-cell>
          <table:table-cell table:style-name="ce66" office:value-type="percentage" office:value="0.128512" calcext:value-type="percentage">
            <text:p>12,85%</text:p>
          </table:table-cell>
          <table:table-cell table:style-name="ce66" office:value-type="percentage" office:value="0.014133" calcext:value-type="percentage">
            <text:p>1,41%</text:p>
          </table:table-cell>
          <table:table-cell table:style-name="ce66" office:value-type="percentage" office:value="0.000578" calcext:value-type="percentage">
            <text:p>0,06%</text:p>
          </table:table-cell>
          <table:table-cell table:style-name="ce66" office:value-type="percentage" office:value="0.000053" calcext:value-type="percentage">
            <text:p>0,01%</text:p>
          </table:table-cell>
          <table:table-cell table:style-name="ce66" office:value-type="percentage" office:value="0.000007" calcext:value-type="percentage">
            <text:p>0,00%</text:p>
          </table:table-cell>
          <table:table-cell table:style-name="ce66" office:value-type="percentage" office:value="0.029499" calcext:value-type="percentage">
            <text:p>2,95%</text:p>
          </table:table-cell>
          <table:table-cell table:style-name="ce66" office:value-type="percentage" office:value="0.113785" calcext:value-type="percentage">
            <text:p>11,38%</text:p>
          </table:table-cell>
          <table:table-cell table:style-name="ce99" office:value-type="float" office:value="383750" calcext:value-type="float">
            <text:p>383.750</text:p>
          </table:table-cell>
          <table:table-cell table:style-name="ce66" office:value-type="percentage" office:value="0.001962" calcext:value-type="percentage">
            <text:p>0,20%</text:p>
          </table:table-cell>
          <table:table-cell table:style-name="ce66" office:value-type="percentage" office:value="0.032419" calcext:value-type="percentage">
            <text:p>3,24%</text:p>
          </table:table-cell>
          <table:table-cell table:style-name="ce66" office:value-type="percentage" office:value="0.021428" calcext:value-type="percentage">
            <text:p>2,14%</text:p>
          </table:table-cell>
          <table:table-cell table:style-name="ce66" office:value-type="percentage" office:value="0.083776" calcext:value-type="percentage">
            <text:p>8,38%</text:p>
          </table:table-cell>
          <table:table-cell table:style-name="ce66" office:value-type="percentage" office:value="0.002347" calcext:value-type="percentage">
            <text:p>0,23%</text:p>
          </table:table-cell>
          <table:table-cell table:style-name="ce66" office:value-type="percentage" office:value="0.00135" calcext:value-type="percentage">
            <text:p>0,14%</text:p>
          </table:table-cell>
          <table:table-cell table:style-name="ce66" office:value-type="percentage" office:value="0" calcext:value-type="percentage">
            <text:p>0,00%</text:p>
          </table:table-cell>
          <table:table-cell table:style-name="ce66" office:value-type="percentage" office:value="0.138936" calcext:value-type="percentage">
            <text:p>13,89%</text:p>
          </table:table-cell>
          <table:table-cell table:style-name="ce66" office:value-type="percentage" office:value="0.004348" calcext:value-type="percentage">
            <text:p>0,43%</text:p>
          </table:table-cell>
          <table:table-cell table:style-name="ce66" office:value-type="percentage" office:value="0.006237" calcext:value-type="percentage">
            <text:p>0,62%</text:p>
          </table:table-cell>
          <table:table-cell table:style-name="ce66" office:value-type="percentage" office:value="0.134555" calcext:value-type="percentage">
            <text:p>13,46%</text:p>
          </table:table-cell>
          <table:table-cell table:style-name="ce66" office:value-type="percentage" office:value="0.001393" calcext:value-type="percentage">
            <text:p>0,14%</text:p>
          </table:table-cell>
          <table:table-cell table:style-name="ce66" office:value-type="percentage" office:value="0.001037" calcext:value-type="percentage">
            <text:p>0,10%</text:p>
          </table:table-cell>
          <table:table-cell table:style-name="ce66" office:value-type="percentage" office:value="0.000062" calcext:value-type="percentage">
            <text:p>0,01%</text:p>
          </table:table-cell>
          <table:table-cell table:style-name="ce66" office:value-type="percentage" office:value="0.000983" calcext:value-type="percentage">
            <text:p>0,10%</text:p>
          </table:table-cell>
          <table:table-cell table:style-name="ce66" office:value-type="percentage" office:value="0.000205" calcext:value-type="percentage">
            <text:p>0,02%</text:p>
          </table:table-cell>
          <table:table-cell table:style-name="ce66" office:value-type="percentage" office:value="0.000753" calcext:value-type="percentage">
            <text:p>0,08%</text:p>
          </table:table-cell>
          <table:table-cell table:style-name="ce66" office:value-type="percentage" office:value="0.0005" calcext:value-type="percentage">
            <text:p>0,05%</text:p>
          </table:table-cell>
          <table:table-cell table:style-name="ce66" office:value-type="percentage" office:value="0.001198" calcext:value-type="percentage">
            <text:p>0,12%</text:p>
          </table:table-cell>
          <table:table-cell table:style-name="ce66" office:value-type="percentage" office:value="0.045454" calcext:value-type="percentage">
            <text:p>4,55%</text:p>
          </table:table-cell>
          <table:table-cell table:style-name="ce66" office:value-type="percentage" office:value="0.073407" calcext:value-type="percentage">
            <text:p>7,34%</text:p>
          </table:table-cell>
          <table:table-cell table:style-name="ce66" office:value-type="percentage" office:value="0.014147" calcext:value-type="percentage">
            <text:p>1,41%</text:p>
          </table:table-cell>
          <table:table-cell table:style-name="ce66" office:value-type="percentage" office:value="0.004018" calcext:value-type="percentage">
            <text:p>0,40%</text:p>
          </table:table-cell>
          <table:table-cell table:style-name="ce66" office:value-type="percentage" office:value="0.00133" calcext:value-type="percentage">
            <text:p>0,13%</text:p>
          </table:table-cell>
          <table:table-cell table:style-name="ce66" office:value-type="percentage" office:value="0.000626" calcext:value-type="percentage">
            <text:p>0,06%</text:p>
          </table:table-cell>
          <table:table-cell table:style-name="ce66" office:value-type="percentage" office:value="0.000392" calcext:value-type="percentage">
            <text:p>0,04%</text:p>
          </table:table-cell>
          <table:table-cell table:style-name="ce66" office:value-type="percentage" office:value="0.000268" calcext:value-type="percentage">
            <text:p>0,03%</text:p>
          </table:table-cell>
          <table:table-cell table:style-name="ce66" office:value-type="percentage" office:value="0.000129" calcext:value-type="percentage">
            <text:p>0,01%</text:p>
          </table:table-cell>
          <table:table-cell table:style-name="ce66" office:value-type="percentage" office:value="0.139285" calcext:value-type="percentage">
            <text:p>13,93%</text:p>
          </table:table-cell>
          <table:table-cell table:style-name="ce66" office:value-type="percentage" office:value="0.00342" calcext:value-type="percentage">
            <text:p>0,34%</text:p>
          </table:table-cell>
          <table:table-cell table:style-name="ce66" office:value-type="percentage" office:value="0.000242" calcext:value-type="percentage">
            <text:p>0,02%</text:p>
          </table:table-cell>
          <table:table-cell table:style-name="ce66" office:value-type="percentage" office:value="0.000206" calcext:value-type="percentage">
            <text:p>0,02%</text:p>
          </table:table-cell>
          <table:table-cell table:style-name="ce66" office:value-type="percentage" office:value="0.093063" calcext:value-type="percentage">
            <text:p>9,31%</text:p>
          </table:table-cell>
          <table:table-cell table:style-name="ce66" office:value-type="percentage" office:value="0.05022" calcext:value-type="percentage">
            <text:p>5,02%</text:p>
          </table:table-cell>
          <table:table-cell table:style-name="ce66" office:value-type="percentage" office:value="0" calcext:value-type="percentage">
            <text:p>0,00%</text:p>
          </table:table-cell>
          <table:table-cell table:style-name="ce66" office:value-type="percentage" office:value="0.143283" calcext:value-type="percentage">
            <text:p>14,33%</text:p>
          </table:table-cell>
          <table:table-cell table:style-name="ce66" office:value-type="percentage" office:value="0" calcext:value-type="percentage">
            <text:p>0,00%</text:p>
          </table:table-cell>
          <table:table-cell table:style-name="ce116" office:value-type="percentage" office:value="0" calcext:value-type="percentage">
            <text:p>0,00%</text:p>
          </table:table-cell>
          <table:table-cell table:style-name="ce125" office:value-type="percentage" office:value="384249.019641" calcext:value-type="percentage">
            <text:p>38424901,96%</text:p>
          </table:table-cell>
          <table:table-cell table:style-name="Default" table:number-columns-repeated="1621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48" office:value-type="percentage" office:value="0.016334" calcext:value-type="percentage">
            <text:p>1,63%</text:p>
          </table:table-cell>
          <table:table-cell table:style-name="ce67" office:value-type="percentage" office:value="0.172601" calcext:value-type="percentage">
            <text:p>17,26%</text:p>
          </table:table-cell>
          <table:table-cell table:style-name="ce67" office:value-type="percentage" office:value="0.049323" calcext:value-type="percentage">
            <text:p>4,93%</text:p>
          </table:table-cell>
          <table:table-cell table:style-name="ce67" office:value-type="percentage" office:value="0.058276" calcext:value-type="percentage">
            <text:p>5,83%</text:p>
          </table:table-cell>
          <table:table-cell table:style-name="ce67" office:value-type="percentage" office:value="0.012547" calcext:value-type="percentage">
            <text:p>1,25%</text:p>
          </table:table-cell>
          <table:table-cell table:style-name="ce86" office:value-type="float" office:value="507.3274" calcext:value-type="float">
            <text:p>507,33</text:p>
          </table:table-cell>
          <table:table-cell table:style-name="ce67" office:value-type="percentage" office:value="0.022692" calcext:value-type="percentage">
            <text:p>2,27%</text:p>
          </table:table-cell>
          <table:table-cell table:style-name="ce67" office:value-type="percentage" office:value="0.08383" calcext:value-type="percentage">
            <text:p>8,38%</text:p>
          </table:table-cell>
          <table:table-cell table:style-name="ce67" office:value-type="percentage" office:value="0.048423" calcext:value-type="percentage">
            <text:p>4,84%</text:p>
          </table:table-cell>
          <table:table-cell table:style-name="ce67" office:value-type="percentage" office:value="0.035019" calcext:value-type="percentage">
            <text:p>3,50%</text:p>
          </table:table-cell>
          <table:table-cell table:style-name="ce67" office:value-type="percentage" office:value="0.071878" calcext:value-type="percentage">
            <text:p>7,19%</text:p>
          </table:table-cell>
          <table:table-cell table:style-name="ce67" office:value-type="percentage" office:value="0.009335" calcext:value-type="percentage">
            <text:p>0,93%</text:p>
          </table:table-cell>
          <table:table-cell table:style-name="ce67" office:value-type="percentage" office:value="0.00394" calcext:value-type="percentage">
            <text:p>0,39%</text:p>
          </table:table-cell>
          <table:table-cell table:style-name="ce67" office:value-type="percentage" office:value="0.033965" calcext:value-type="percentage">
            <text:p>3,40%</text:p>
          </table:table-cell>
          <table:table-cell table:style-name="ce67" office:value-type="percentage" office:value="0.014261" calcext:value-type="percentage">
            <text:p>1,43%</text:p>
          </table:table-cell>
          <table:table-cell table:style-name="ce67" office:value-type="percentage" office:value="0.061447" calcext:value-type="percentage">
            <text:p>6,14%</text:p>
          </table:table-cell>
          <table:table-cell table:style-name="ce67" office:value-type="percentage" office:value="0.04443" calcext:value-type="percentage">
            <text:p>4,44%</text:p>
          </table:table-cell>
          <table:table-cell table:style-name="ce67" office:value-type="percentage" office:value="0.042321" calcext:value-type="percentage">
            <text:p>4,23%</text:p>
          </table:table-cell>
          <table:table-cell table:style-name="ce67" office:value-type="percentage" office:value="0.107194" calcext:value-type="percentage">
            <text:p>10,72%</text:p>
          </table:table-cell>
          <table:table-cell table:style-name="ce67" office:value-type="percentage" office:value="0.018951" calcext:value-type="percentage">
            <text:p>1,90%</text:p>
          </table:table-cell>
          <table:table-cell table:style-name="ce67" office:value-type="percentage" office:value="0.011852" calcext:value-type="percentage">
            <text:p>1,19%</text:p>
          </table:table-cell>
          <table:table-cell table:style-name="ce67" office:value-type="percentage" office:value="0.008625" calcext:value-type="percentage">
            <text:p>0,86%</text:p>
          </table:table-cell>
          <table:table-cell table:style-name="ce67" office:value-type="percentage" office:value="0.096169" calcext:value-type="percentage">
            <text:p>9,62%</text:p>
          </table:table-cell>
          <table:table-cell table:style-name="ce67" office:value-type="percentage" office:value="0.075389" calcext:value-type="percentage">
            <text:p>7,54%</text:p>
          </table:table-cell>
          <table:table-cell table:style-name="ce67" office:value-type="percentage" office:value="0.067976" calcext:value-type="percentage">
            <text:p>6,80%</text:p>
          </table:table-cell>
          <table:table-cell table:style-name="ce67" office:value-type="percentage" office:value="0.023908" calcext:value-type="percentage">
            <text:p>2,39%</text:p>
          </table:table-cell>
          <table:table-cell table:style-name="ce67" office:value-type="percentage" office:value="0.00263" calcext:value-type="percentage">
            <text:p>0,26%</text:p>
          </table:table-cell>
          <table:table-cell table:style-name="ce67" office:value-type="percentage" office:value="0.043009" calcext:value-type="percentage">
            <text:p>4,30%</text:p>
          </table:table-cell>
          <table:table-cell table:style-name="ce67" office:value-type="percentage" office:value="0.082603" calcext:value-type="percentage">
            <text:p>8,26%</text:p>
          </table:table-cell>
          <table:table-cell table:style-name="ce67" office:value-type="percentage" office:value="0.148766" calcext:value-type="percentage">
            <text:p>14,88%</text:p>
          </table:table-cell>
          <table:table-cell table:style-name="ce67" office:value-type="percentage" office:value="0.016828" calcext:value-type="percentage">
            <text:p>1,68%</text:p>
          </table:table-cell>
          <table:table-cell table:style-name="ce67" office:value-type="percentage" office:value="0.034876" calcext:value-type="percentage">
            <text:p>3,49%</text:p>
          </table:table-cell>
          <table:table-cell table:style-name="ce67" office:value-type="percentage" office:value="0.001783" calcext:value-type="percentage">
            <text:p>0,18%</text:p>
          </table:table-cell>
          <table:table-cell table:style-name="ce67" office:value-type="percentage" office:value="0.024226" calcext:value-type="percentage">
            <text:p>2,42%</text:p>
          </table:table-cell>
          <table:table-cell table:style-name="ce67" office:value-type="percentage" office:value="0.021104" calcext:value-type="percentage">
            <text:p>2,11%</text:p>
          </table:table-cell>
          <table:table-cell table:style-name="ce67" office:value-type="percentage" office:value="0.056377" calcext:value-type="percentage">
            <text:p>5,64%</text:p>
          </table:table-cell>
          <table:table-cell table:style-name="ce67" office:value-type="percentage" office:value="0.078412" calcext:value-type="percentage">
            <text:p>7,84%</text:p>
          </table:table-cell>
          <table:table-cell table:style-name="ce67" office:value-type="percentage" office:value="0.081249" calcext:value-type="percentage">
            <text:p>8,12%</text:p>
          </table:table-cell>
          <table:table-cell table:style-name="ce67" office:value-type="percentage" office:value="0.07194" calcext:value-type="percentage">
            <text:p>7,19%</text:p>
          </table:table-cell>
          <table:table-cell table:style-name="ce67" office:value-type="percentage" office:value="0.035051" calcext:value-type="percentage">
            <text:p>3,51%</text:p>
          </table:table-cell>
          <table:table-cell table:style-name="ce67" office:value-type="percentage" office:value="0.157397" calcext:value-type="percentage">
            <text:p>15,74%</text:p>
          </table:table-cell>
          <table:table-cell table:style-name="ce67" office:value-type="percentage" office:value="0.062772" calcext:value-type="percentage">
            <text:p>6,28%</text:p>
          </table:table-cell>
          <table:table-cell table:style-name="ce67" office:value-type="percentage" office:value="0.028905" calcext:value-type="percentage">
            <text:p>2,89%</text:p>
          </table:table-cell>
          <table:table-cell table:style-name="ce67" office:value-type="percentage" office:value="0.012141" calcext:value-type="percentage">
            <text:p>1,21%</text:p>
          </table:table-cell>
          <table:table-cell table:style-name="ce67" office:value-type="percentage" office:value="0.005009" calcext:value-type="percentage">
            <text:p>0,50%</text:p>
          </table:table-cell>
          <table:table-cell table:style-name="ce67" office:value-type="percentage" office:value="0.004665" calcext:value-type="percentage">
            <text:p>0,47%</text:p>
          </table:table-cell>
          <table:table-cell table:style-name="ce67" office:value-type="percentage" office:value="0.001467" calcext:value-type="percentage">
            <text:p>0,15%</text:p>
          </table:table-cell>
          <table:table-cell table:style-name="ce67" office:value-type="percentage" office:value="0.000655" calcext:value-type="percentage">
            <text:p>0,07%</text:p>
          </table:table-cell>
          <table:table-cell table:style-name="ce67" office:value-type="percentage" office:value="0.000394" calcext:value-type="percentage">
            <text:p>0,04%</text:p>
          </table:table-cell>
          <table:table-cell table:style-name="ce67" office:value-type="percentage" office:value="0.00023" calcext:value-type="percentage">
            <text:p>0,02%</text:p>
          </table:table-cell>
          <table:table-cell table:style-name="ce67" office:value-type="percentage" office:value="0.000394" calcext:value-type="percentage">
            <text:p>0,04%</text:p>
          </table:table-cell>
          <table:table-cell table:style-name="ce67" office:value-type="percentage" office:value="0.301358" calcext:value-type="percentage">
            <text:p>30,14%</text:p>
          </table:table-cell>
          <table:table-cell table:style-name="ce67" office:value-type="percentage" office:value="0.004529" calcext:value-type="percentage">
            <text:p>0,45%</text:p>
          </table:table-cell>
          <table:table-cell table:style-name="ce67" office:value-type="percentage" office:value="0.001041" calcext:value-type="percentage">
            <text:p>0,10%</text:p>
          </table:table-cell>
          <table:table-cell table:style-name="ce67" office:value-type="percentage" office:value="0.002153" calcext:value-type="percentage">
            <text:p>0,22%</text:p>
          </table:table-cell>
          <table:table-cell table:style-name="ce67" office:value-type="percentage" office:value="0.004576" calcext:value-type="percentage">
            <text:p>0,46%</text:p>
          </table:table-cell>
          <table:table-cell table:style-name="ce67" office:value-type="percentage" office:value="0.281468" calcext:value-type="percentage">
            <text:p>28,15%</text:p>
          </table:table-cell>
          <table:table-cell table:style-name="ce67" office:value-type="percentage" office:value="0.021583" calcext:value-type="percentage">
            <text:p>2,16%</text:p>
          </table:table-cell>
          <table:table-cell table:style-name="ce67" office:value-type="percentage" office:value="0.001294" calcext:value-type="percentage">
            <text:p>0,13%</text:p>
          </table:table-cell>
          <table:table-cell table:style-name="ce67" office:value-type="percentage" office:value="0.00016" calcext:value-type="percentage">
            <text:p>0,02%</text:p>
          </table:table-cell>
          <table:table-cell table:style-name="ce67" office:value-type="percentage" office:value="0.004323" calcext:value-type="percentage">
            <text:p>0,43%</text:p>
          </table:table-cell>
          <table:table-cell table:style-name="ce67" office:value-type="percentage" office:value="0.071218" calcext:value-type="percentage">
            <text:p>7,12%</text:p>
          </table:table-cell>
          <table:table-cell table:style-name="ce67" office:value-type="percentage" office:value="0.183644" calcext:value-type="percentage">
            <text:p>18,36%</text:p>
          </table:table-cell>
          <table:table-cell table:style-name="ce67" office:value-type="percentage" office:value="0.045836" calcext:value-type="percentage">
            <text:p>4,58%</text:p>
          </table:table-cell>
          <table:table-cell table:style-name="ce67" office:value-type="percentage" office:value="0.00406" calcext:value-type="percentage">
            <text:p>0,41%</text:p>
          </table:table-cell>
          <table:table-cell table:style-name="ce67" office:value-type="percentage" office:value="0.265919" calcext:value-type="percentage">
            <text:p>26,59%</text:p>
          </table:table-cell>
          <table:table-cell table:style-name="ce67" office:value-type="percentage" office:value="0.04191" calcext:value-type="percentage">
            <text:p>4,19%</text:p>
          </table:table-cell>
          <table:table-cell table:style-name="ce67" office:value-type="percentage" office:value="0.00116" calcext:value-type="percentage">
            <text:p>0,12%</text:p>
          </table:table-cell>
          <table:table-cell table:style-name="ce67" office:value-type="percentage" office:value="0.000074" calcext:value-type="percentage">
            <text:p>0,01%</text:p>
          </table:table-cell>
          <table:table-cell table:style-name="ce67" office:value-type="percentage" office:value="0.00002" calcext:value-type="percentage">
            <text:p>0,00%</text:p>
          </table:table-cell>
          <table:table-cell table:style-name="ce67" office:value-type="percentage" office:value="0.235101" calcext:value-type="percentage">
            <text:p>23,51%</text:p>
          </table:table-cell>
          <table:table-cell table:style-name="ce67" office:value-type="percentage" office:value="0.068858" calcext:value-type="percentage">
            <text:p>6,89%</text:p>
          </table:table-cell>
          <table:table-cell table:style-name="ce67" office:value-type="percentage" office:value="0.00482" calcext:value-type="percentage">
            <text:p>0,48%</text:p>
          </table:table-cell>
          <table:table-cell table:style-name="ce67" office:value-type="percentage" office:value="0.000278" calcext:value-type="percentage">
            <text:p>0,03%</text:p>
          </table:table-cell>
          <table:table-cell table:style-name="ce67" office:value-type="percentage" office:value="0.000024" calcext:value-type="percentage">
            <text:p>0,00%</text:p>
          </table:table-cell>
          <table:table-cell table:style-name="ce67" office:value-type="percentage" office:value="0.009766" calcext:value-type="percentage">
            <text:p>0,98%</text:p>
          </table:table-cell>
          <table:table-cell table:style-name="ce67" office:value-type="percentage" office:value="0.297516" calcext:value-type="percentage">
            <text:p>29,75%</text:p>
          </table:table-cell>
          <table:table-cell table:style-name="ce67" office:value-type="percentage" office:value="0.001736" calcext:value-type="percentage">
            <text:p>0,17%</text:p>
          </table:table-cell>
          <table:table-cell table:style-name="ce67" office:value-type="percentage" office:value="0.00005" calcext:value-type="percentage">
            <text:p>0,01%</text:p>
          </table:table-cell>
          <table:table-cell table:style-name="ce67" office:value-type="percentage" office:value="0.000012" calcext:value-type="percentage">
            <text:p>0,00%</text:p>
          </table:table-cell>
          <table:table-cell table:style-name="ce67" office:value-type="percentage" office:value="0.245024" calcext:value-type="percentage">
            <text:p>24,50%</text:p>
          </table:table-cell>
          <table:table-cell table:style-name="ce67" office:value-type="percentage" office:value="0.063313" calcext:value-type="percentage">
            <text:p>6,33%</text:p>
          </table:table-cell>
          <table:table-cell table:style-name="ce67" office:value-type="percentage" office:value="0.000675" calcext:value-type="percentage">
            <text:p>0,07%</text:p>
          </table:table-cell>
          <table:table-cell table:style-name="ce67" office:value-type="percentage" office:value="0.000052" calcext:value-type="percentage">
            <text:p>0,01%</text:p>
          </table:table-cell>
          <table:table-cell table:style-name="ce67" office:value-type="percentage" office:value="0.000018" calcext:value-type="percentage">
            <text:p>0,00%</text:p>
          </table:table-cell>
          <table:table-cell table:style-name="ce67" office:value-type="percentage" office:value="0.213241" calcext:value-type="percentage">
            <text:p>21,32%</text:p>
          </table:table-cell>
          <table:table-cell table:style-name="ce67" office:value-type="percentage" office:value="0.095545" calcext:value-type="percentage">
            <text:p>9,55%</text:p>
          </table:table-cell>
          <table:table-cell table:style-name="ce67" office:value-type="percentage" office:value="0.000283" calcext:value-type="percentage">
            <text:p>0,03%</text:p>
          </table:table-cell>
          <table:table-cell table:style-name="ce67" office:value-type="percentage" office:value="0.000009" calcext:value-type="percentage">
            <text:p>0,00%</text:p>
          </table:table-cell>
          <table:table-cell table:style-name="ce67" office:value-type="percentage" office:value="0.000004" calcext:value-type="percentage">
            <text:p>0,00%</text:p>
          </table:table-cell>
          <table:table-cell table:style-name="ce67" office:value-type="percentage" office:value="0.299317" calcext:value-type="percentage">
            <text:p>29,93%</text:p>
          </table:table-cell>
          <table:table-cell table:style-name="ce67" office:value-type="percentage" office:value="0.009725" calcext:value-type="percentage">
            <text:p>0,97%</text:p>
          </table:table-cell>
          <table:table-cell table:style-name="ce67" office:value-type="percentage" office:value="0.000031" calcext:value-type="percentage">
            <text:p>0,00%</text:p>
          </table:table-cell>
          <table:table-cell table:number-columns-repeated="2" table:style-name="ce67" office:value-type="percentage" office:value="0.000004" calcext:value-type="percentage">
            <text:p>0,00%</text:p>
          </table:table-cell>
          <table:table-cell table:style-name="ce67" office:value-type="percentage" office:value="0.252882" calcext:value-type="percentage">
            <text:p>25,29%</text:p>
          </table:table-cell>
          <table:table-cell table:style-name="ce67" office:value-type="percentage" office:value="0.056118" calcext:value-type="percentage">
            <text:p>5,61%</text:p>
          </table:table-cell>
          <table:table-cell table:style-name="ce67" office:value-type="percentage" office:value="0.000072" calcext:value-type="percentage">
            <text:p>0,01%</text:p>
          </table:table-cell>
          <table:table-cell table:style-name="ce67" office:value-type="percentage" office:value="0.000005" calcext:value-type="percentage">
            <text:p>0,00%</text:p>
          </table:table-cell>
          <table:table-cell table:style-name="ce67" office:value-type="percentage" office:value="0.000003" calcext:value-type="percentage">
            <text:p>0,00%</text:p>
          </table:table-cell>
          <table:table-cell table:style-name="ce67" office:value-type="percentage" office:value="0.307787" calcext:value-type="percentage">
            <text:p>30,78%</text:p>
          </table:table-cell>
          <table:table-cell table:style-name="ce67" office:value-type="percentage" office:value="0.001273" calcext:value-type="percentage">
            <text:p>0,13%</text:p>
          </table:table-cell>
          <table:table-cell table:style-name="ce67" office:value-type="percentage" office:value="0.00001" calcext:value-type="percentage">
            <text:p>0,00%</text:p>
          </table:table-cell>
          <table:table-cell table:style-name="ce67" office:value-type="percentage" office:value="0.000005" calcext:value-type="percentage">
            <text:p>0,00%</text:p>
          </table:table-cell>
          <table:table-cell table:style-name="ce67" office:value-type="percentage" office:value="0.000006" calcext:value-type="percentage">
            <text:p>0,00%</text:p>
          </table:table-cell>
          <table:table-cell table:style-name="ce67" office:value-type="percentage" office:value="0.302927" calcext:value-type="percentage">
            <text:p>30,29%</text:p>
          </table:table-cell>
          <table:table-cell table:style-name="ce67" office:value-type="percentage" office:value="0.006154" calcext:value-type="percentage">
            <text:p>0,62%</text:p>
          </table:table-cell>
          <table:table-cell table:style-name="ce67" office:value-type="percentage" office:value="0.037987" calcext:value-type="percentage">
            <text:p>3,80%</text:p>
          </table:table-cell>
          <table:table-cell table:style-name="ce67" office:value-type="percentage" office:value="0.257522" calcext:value-type="percentage">
            <text:p>25,75%</text:p>
          </table:table-cell>
          <table:table-cell table:style-name="ce67" office:value-type="percentage" office:value="0.012582" calcext:value-type="percentage">
            <text:p>1,26%</text:p>
          </table:table-cell>
          <table:table-cell table:style-name="ce67" office:value-type="percentage" office:value="0.000899" calcext:value-type="percentage">
            <text:p>0,09%</text:p>
          </table:table-cell>
          <table:table-cell table:style-name="ce67" office:value-type="percentage" office:value="0.000092" calcext:value-type="percentage">
            <text:p>0,01%</text:p>
          </table:table-cell>
          <table:table-cell table:style-name="ce67" office:value-type="percentage" office:value="0.290692" calcext:value-type="percentage">
            <text:p>29,07%</text:p>
          </table:table-cell>
          <table:table-cell table:style-name="ce67" office:value-type="percentage" office:value="0.01839" calcext:value-type="percentage">
            <text:p>1,84%</text:p>
          </table:table-cell>
          <table:table-cell table:style-name="ce67" office:value-type="percentage" office:value="0.292972" calcext:value-type="percentage">
            <text:p>29,30%</text:p>
          </table:table-cell>
          <table:table-cell table:style-name="ce67" office:value-type="percentage" office:value="0.016109" calcext:value-type="percentage">
            <text:p>1,61%</text:p>
          </table:table-cell>
          <table:table-cell table:style-name="ce67" office:value-type="percentage" office:value="0.00881" calcext:value-type="percentage">
            <text:p>0,88%</text:p>
          </table:table-cell>
          <table:table-cell table:style-name="ce67" office:value-type="percentage" office:value="0.096073" calcext:value-type="percentage">
            <text:p>9,61%</text:p>
          </table:table-cell>
          <table:table-cell table:style-name="ce67" office:value-type="percentage" office:value="0.117643" calcext:value-type="percentage">
            <text:p>11,76%</text:p>
          </table:table-cell>
          <table:table-cell table:style-name="ce67" office:value-type="percentage" office:value="0.063335" calcext:value-type="percentage">
            <text:p>6,33%</text:p>
          </table:table-cell>
          <table:table-cell table:style-name="ce67" office:value-type="percentage" office:value="0.02322" calcext:value-type="percentage">
            <text:p>2,32%</text:p>
          </table:table-cell>
          <table:table-cell table:style-name="ce67" office:value-type="percentage" office:value="0.300632" calcext:value-type="percentage">
            <text:p>30,06%</text:p>
          </table:table-cell>
          <table:table-cell table:style-name="ce67" office:value-type="percentage" office:value="0.008449" calcext:value-type="percentage">
            <text:p>0,84%</text:p>
          </table:table-cell>
          <table:table-cell table:style-name="ce67" office:value-type="percentage" office:value="0.232239" calcext:value-type="percentage">
            <text:p>23,22%</text:p>
          </table:table-cell>
          <table:table-cell table:style-name="ce67" office:value-type="percentage" office:value="0.072687" calcext:value-type="percentage">
            <text:p>7,27%</text:p>
          </table:table-cell>
          <table:table-cell table:style-name="ce67" office:value-type="percentage" office:value="0.003752" calcext:value-type="percentage">
            <text:p>0,38%</text:p>
          </table:table-cell>
          <table:table-cell table:style-name="ce67" office:value-type="percentage" office:value="0.000342" calcext:value-type="percentage">
            <text:p>0,03%</text:p>
          </table:table-cell>
          <table:table-cell table:style-name="ce67" office:value-type="percentage" office:value="0.000061" calcext:value-type="percentage">
            <text:p>0,01%</text:p>
          </table:table-cell>
          <table:table-cell table:style-name="ce67" office:value-type="percentage" office:value="0.049762" calcext:value-type="percentage">
            <text:p>4,98%</text:p>
          </table:table-cell>
          <table:table-cell table:style-name="ce67" office:value-type="percentage" office:value="0.259319" calcext:value-type="percentage">
            <text:p>25,93%</text:p>
          </table:table-cell>
          <table:table-cell table:style-name="ce100" office:value-type="float" office:value="827801" calcext:value-type="float">
            <text:p>827.801</text:p>
          </table:table-cell>
          <table:table-cell table:style-name="ce67" office:value-type="percentage" office:value="0.004117" calcext:value-type="percentage">
            <text:p>0,41%</text:p>
          </table:table-cell>
          <table:table-cell table:style-name="ce67" office:value-type="percentage" office:value="0.074905" calcext:value-type="percentage">
            <text:p>7,49%</text:p>
          </table:table-cell>
          <table:table-cell table:style-name="ce67" office:value-type="percentage" office:value="0.052434" calcext:value-type="percentage">
            <text:p>5,24%</text:p>
          </table:table-cell>
          <table:table-cell table:style-name="ce67" office:value-type="percentage" office:value="0.169733" calcext:value-type="percentage">
            <text:p>16,97%</text:p>
          </table:table-cell>
          <table:table-cell table:style-name="ce67" office:value-type="percentage" office:value="0.005275" calcext:value-type="percentage">
            <text:p>0,53%</text:p>
          </table:table-cell>
          <table:table-cell table:style-name="ce67" office:value-type="percentage" office:value="0.002617" calcext:value-type="percentage">
            <text:p>0,26%</text:p>
          </table:table-cell>
          <table:table-cell table:style-name="ce67" office:value-type="percentage" office:value="0.30908" calcext:value-type="percentage">
            <text:p>30,91%</text:p>
          </table:table-cell>
          <table:table-cell table:style-name="ce67" office:value-type="percentage" office:value="0" calcext:value-type="percentage">
            <text:p>0,00%</text:p>
          </table:table-cell>
          <table:table-cell table:style-name="ce67" office:value-type="percentage" office:value="0.000001" calcext:value-type="percentage">
            <text:p>0,00%</text:p>
          </table:table-cell>
          <table:table-cell table:style-name="ce67" office:value-type="percentage" office:value="0.012965" calcext:value-type="percentage">
            <text:p>1,30%</text:p>
          </table:table-cell>
          <table:table-cell table:style-name="ce67" office:value-type="percentage" office:value="0.26777" calcext:value-type="percentage">
            <text:p>26,78%</text:p>
          </table:table-cell>
          <table:table-cell table:style-name="ce67" office:value-type="percentage" office:value="0.021098" calcext:value-type="percentage">
            <text:p>2,11%</text:p>
          </table:table-cell>
          <table:table-cell table:style-name="ce67" office:value-type="percentage" office:value="0.006691" calcext:value-type="percentage">
            <text:p>0,67%</text:p>
          </table:table-cell>
          <table:table-cell table:style-name="ce67" office:value-type="percentage" office:value="0.000557" calcext:value-type="percentage">
            <text:p>0,06%</text:p>
          </table:table-cell>
          <table:table-cell table:style-name="ce67" office:value-type="percentage" office:value="0.03053" calcext:value-type="percentage">
            <text:p>3,05%</text:p>
          </table:table-cell>
          <table:table-cell table:style-name="ce67" office:value-type="percentage" office:value="0.009069" calcext:value-type="percentage">
            <text:p>0,91%</text:p>
          </table:table-cell>
          <table:table-cell table:style-name="ce67" office:value-type="percentage" office:value="0.02973" calcext:value-type="percentage">
            <text:p>2,97%</text:p>
          </table:table-cell>
          <table:table-cell table:style-name="ce67" office:value-type="percentage" office:value="0.015419" calcext:value-type="percentage">
            <text:p>1,54%</text:p>
          </table:table-cell>
          <table:table-cell table:style-name="ce67" office:value-type="percentage" office:value="0.029071" calcext:value-type="percentage">
            <text:p>2,91%</text:p>
          </table:table-cell>
          <table:table-cell table:style-name="ce67" office:value-type="percentage" office:value="0.029761" calcext:value-type="percentage">
            <text:p>2,98%</text:p>
          </table:table-cell>
          <table:table-cell table:style-name="ce67" office:value-type="percentage" office:value="0.025931" calcext:value-type="percentage">
            <text:p>2,59%</text:p>
          </table:table-cell>
          <table:table-cell table:style-name="ce67" office:value-type="percentage" office:value="0.04112" calcext:value-type="percentage">
            <text:p>4,11%</text:p>
          </table:table-cell>
          <table:table-cell table:style-name="ce67" office:value-type="percentage" office:value="0.031505" calcext:value-type="percentage">
            <text:p>3,15%</text:p>
          </table:table-cell>
          <table:table-cell table:style-name="ce67" office:value-type="percentage" office:value="0.023137" calcext:value-type="percentage">
            <text:p>2,31%</text:p>
          </table:table-cell>
          <table:table-cell table:style-name="ce67" office:value-type="percentage" office:value="0.018012" calcext:value-type="percentage">
            <text:p>1,80%</text:p>
          </table:table-cell>
          <table:table-cell table:style-name="ce67" office:value-type="percentage" office:value="0.014263" calcext:value-type="percentage">
            <text:p>1,43%</text:p>
          </table:table-cell>
          <table:table-cell table:style-name="ce67" office:value-type="percentage" office:value="0.011533" calcext:value-type="percentage">
            <text:p>1,15%</text:p>
          </table:table-cell>
          <table:table-cell table:style-name="ce67" office:value-type="percentage" office:value="0.000126" calcext:value-type="percentage">
            <text:p>0,01%</text:p>
          </table:table-cell>
          <table:table-cell table:style-name="ce67" office:value-type="percentage" office:value="0.301344" calcext:value-type="percentage">
            <text:p>30,13%</text:p>
          </table:table-cell>
          <table:table-cell table:style-name="ce67" office:value-type="percentage" office:value="0.006804" calcext:value-type="percentage">
            <text:p>0,68%</text:p>
          </table:table-cell>
          <table:table-cell table:style-name="ce67" office:value-type="percentage" office:value="0.000471" calcext:value-type="percentage">
            <text:p>0,05%</text:p>
          </table:table-cell>
          <table:table-cell table:style-name="ce67" office:value-type="percentage" office:value="0.000336" calcext:value-type="percentage">
            <text:p>0,03%</text:p>
          </table:table-cell>
          <table:table-cell table:style-name="ce67" office:value-type="percentage" office:value="0.205934" calcext:value-type="percentage">
            <text:p>20,59%</text:p>
          </table:table-cell>
          <table:table-cell table:style-name="ce67" office:value-type="percentage" office:value="0.103147" calcext:value-type="percentage">
            <text:p>10,31%</text:p>
          </table:table-cell>
          <table:table-cell table:style-name="ce67" office:value-type="percentage" office:value="0.243398" calcext:value-type="percentage">
            <text:p>24,34%</text:p>
          </table:table-cell>
          <table:table-cell table:style-name="ce67" office:value-type="percentage" office:value="0.000001" calcext:value-type="percentage">
            <text:p>0,00%</text:p>
          </table:table-cell>
          <table:table-cell table:style-name="ce67" office:value-type="percentage" office:value="0.064296" calcext:value-type="percentage">
            <text:p>6,43%</text:p>
          </table:table-cell>
          <table:table-cell table:style-name="ce117" office:value-type="percentage" office:value="0.001386" calcext:value-type="percentage">
            <text:p>0,14%</text:p>
          </table:table-cell>
          <table:table-cell table:style-name="ce126" office:value-type="percentage" office:value="828318.527079" calcext:value-type="percentage">
            <text:p>82831852,71%</text:p>
          </table:table-cell>
          <table:table-cell table:number-columns-repeated="162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49" office:value-type="percentage" office:value="0.013882" calcext:value-type="percentage">
            <text:p>1,39%</text:p>
          </table:table-cell>
          <table:table-cell table:style-name="ce68" office:value-type="percentage" office:value="0.021721" calcext:value-type="percentage">
            <text:p>2,17%</text:p>
          </table:table-cell>
          <table:table-cell table:style-name="ce68" office:value-type="percentage" office:value="0.005768" calcext:value-type="percentage">
            <text:p>0,58%</text:p>
          </table:table-cell>
          <table:table-cell table:style-name="ce68" office:value-type="percentage" office:value="0.066596" calcext:value-type="percentage">
            <text:p>6,66%</text:p>
          </table:table-cell>
          <table:table-cell table:style-name="ce68" office:value-type="percentage" office:value="0.024101" calcext:value-type="percentage">
            <text:p>2,41%</text:p>
          </table:table-cell>
          <table:table-cell table:style-name="ce87" office:value-type="float" office:value="617.2122" calcext:value-type="float">
            <text:p>617,21</text:p>
          </table:table-cell>
          <table:table-cell table:style-name="ce68" office:value-type="percentage" office:value="0.000138" calcext:value-type="percentage">
            <text:p>0,01%</text:p>
          </table:table-cell>
          <table:table-cell table:style-name="ce68" office:value-type="percentage" office:value="0.00148" calcext:value-type="percentage">
            <text:p>0,15%</text:p>
          </table:table-cell>
          <table:table-cell table:style-name="ce68" office:value-type="percentage" office:value="0.003677" calcext:value-type="percentage">
            <text:p>0,37%</text:p>
          </table:table-cell>
          <table:table-cell table:style-name="ce68" office:value-type="percentage" office:value="0.005993" calcext:value-type="percentage">
            <text:p>0,60%</text:p>
          </table:table-cell>
          <table:table-cell table:style-name="ce68" office:value-type="percentage" office:value="0.028753" calcext:value-type="percentage">
            <text:p>2,88%</text:p>
          </table:table-cell>
          <table:table-cell table:style-name="ce68" office:value-type="percentage" office:value="0.038964" calcext:value-type="percentage">
            <text:p>3,90%</text:p>
          </table:table-cell>
          <table:table-cell table:style-name="ce68" office:value-type="percentage" office:value="0.048907" calcext:value-type="percentage">
            <text:p>4,89%</text:p>
          </table:table-cell>
          <table:table-cell table:style-name="ce68" office:value-type="percentage" office:value="0.004155" calcext:value-type="percentage">
            <text:p>0,42%</text:p>
          </table:table-cell>
          <table:table-cell table:style-name="ce68" office:value-type="percentage" office:value="0.000076" calcext:value-type="percentage">
            <text:p>0,01%</text:p>
          </table:table-cell>
          <table:table-cell table:style-name="ce68" office:value-type="percentage" office:value="0.000661" calcext:value-type="percentage">
            <text:p>0,07%</text:p>
          </table:table-cell>
          <table:table-cell table:style-name="ce68" office:value-type="percentage" office:value="0.001559" calcext:value-type="percentage">
            <text:p>0,16%</text:p>
          </table:table-cell>
          <table:table-cell table:style-name="ce68" office:value-type="percentage" office:value="0.003358" calcext:value-type="percentage">
            <text:p>0,34%</text:p>
          </table:table-cell>
          <table:table-cell table:style-name="ce68" office:value-type="percentage" office:value="0.023743" calcext:value-type="percentage">
            <text:p>2,37%</text:p>
          </table:table-cell>
          <table:table-cell table:style-name="ce68" office:value-type="percentage" office:value="0.040564" calcext:value-type="percentage">
            <text:p>4,06%</text:p>
          </table:table-cell>
          <table:table-cell table:style-name="ce68" office:value-type="percentage" office:value="0.060306" calcext:value-type="percentage">
            <text:p>6,03%</text:p>
          </table:table-cell>
          <table:table-cell table:style-name="ce68" office:value-type="percentage" office:value="0.001801" calcext:value-type="percentage">
            <text:p>0,18%</text:p>
          </table:table-cell>
          <table:table-cell table:style-name="ce68" office:value-type="percentage" office:value="0.002728" calcext:value-type="percentage">
            <text:p>0,27%</text:p>
          </table:table-cell>
          <table:table-cell table:style-name="ce68" office:value-type="percentage" office:value="0.004761" calcext:value-type="percentage">
            <text:p>0,48%</text:p>
          </table:table-cell>
          <table:table-cell table:style-name="ce68" office:value-type="percentage" office:value="0.008265" calcext:value-type="percentage">
            <text:p>0,83%</text:p>
          </table:table-cell>
          <table:table-cell table:style-name="ce68" office:value-type="percentage" office:value="0.053697" calcext:value-type="percentage">
            <text:p>5,37%</text:p>
          </table:table-cell>
          <table:table-cell table:style-name="ce68" office:value-type="percentage" office:value="0.056537" calcext:value-type="percentage">
            <text:p>5,65%</text:p>
          </table:table-cell>
          <table:table-cell table:style-name="ce68" office:value-type="percentage" office:value="0.006079" calcext:value-type="percentage">
            <text:p>0,61%</text:p>
          </table:table-cell>
          <table:table-cell table:style-name="ce68" office:value-type="percentage" office:value="0.000998" calcext:value-type="percentage">
            <text:p>0,10%</text:p>
          </table:table-cell>
          <table:table-cell table:style-name="ce68" office:value-type="percentage" office:value="0.011171" calcext:value-type="percentage">
            <text:p>1,12%</text:p>
          </table:table-cell>
          <table:table-cell table:style-name="ce68" office:value-type="percentage" office:value="0.00286" calcext:value-type="percentage">
            <text:p>0,29%</text:p>
          </table:table-cell>
          <table:table-cell table:style-name="ce68" office:value-type="percentage" office:value="0.065881" calcext:value-type="percentage">
            <text:p>6,59%</text:p>
          </table:table-cell>
          <table:table-cell table:style-name="ce68" office:value-type="percentage" office:value="0.04241" calcext:value-type="percentage">
            <text:p>4,24%</text:p>
          </table:table-cell>
          <table:table-cell table:style-name="ce68" office:value-type="percentage" office:value="0.008749" calcext:value-type="percentage">
            <text:p>0,87%</text:p>
          </table:table-cell>
          <table:table-cell table:style-name="ce68" office:value-type="percentage" office:value="0.000257" calcext:value-type="percentage">
            <text:p>0,03%</text:p>
          </table:table-cell>
          <table:table-cell table:style-name="ce68" office:value-type="percentage" office:value="0.007165" calcext:value-type="percentage">
            <text:p>0,72%</text:p>
          </table:table-cell>
          <table:table-cell table:style-name="ce68" office:value-type="percentage" office:value="0.03495" calcext:value-type="percentage">
            <text:p>3,50%</text:p>
          </table:table-cell>
          <table:table-cell table:style-name="ce68" office:value-type="percentage" office:value="0.064533" calcext:value-type="percentage">
            <text:p>6,45%</text:p>
          </table:table-cell>
          <table:table-cell table:style-name="ce68" office:value-type="percentage" office:value="0.025162" calcext:value-type="percentage">
            <text:p>2,52%</text:p>
          </table:table-cell>
          <table:table-cell table:style-name="ce68" office:value-type="percentage" office:value="0.000346" calcext:value-type="percentage">
            <text:p>0,03%</text:p>
          </table:table-cell>
          <table:table-cell table:style-name="ce68" office:value-type="percentage" office:value="0.000625" calcext:value-type="percentage">
            <text:p>0,06%</text:p>
          </table:table-cell>
          <table:table-cell table:style-name="ce68" office:value-type="percentage" office:value="0.001284" calcext:value-type="percentage">
            <text:p>0,13%</text:p>
          </table:table-cell>
          <table:table-cell table:style-name="ce68" office:value-type="percentage" office:value="0.002635" calcext:value-type="percentage">
            <text:p>0,26%</text:p>
          </table:table-cell>
          <table:table-cell table:style-name="ce68" office:value-type="percentage" office:value="0.004282" calcext:value-type="percentage">
            <text:p>0,43%</text:p>
          </table:table-cell>
          <table:table-cell table:style-name="ce68" office:value-type="percentage" office:value="0.004379" calcext:value-type="percentage">
            <text:p>0,44%</text:p>
          </table:table-cell>
          <table:table-cell table:style-name="ce68" office:value-type="percentage" office:value="0.012091" calcext:value-type="percentage">
            <text:p>1,21%</text:p>
          </table:table-cell>
          <table:table-cell table:style-name="ce68" office:value-type="percentage" office:value="0.011914" calcext:value-type="percentage">
            <text:p>1,19%</text:p>
          </table:table-cell>
          <table:table-cell table:style-name="ce68" office:value-type="percentage" office:value="0.009414" calcext:value-type="percentage">
            <text:p>0,94%</text:p>
          </table:table-cell>
          <table:table-cell table:style-name="ce68" office:value-type="percentage" office:value="0.010579" calcext:value-type="percentage">
            <text:p>1,06%</text:p>
          </table:table-cell>
          <table:table-cell table:style-name="ce68" office:value-type="percentage" office:value="0.010564" calcext:value-type="percentage">
            <text:p>1,06%</text:p>
          </table:table-cell>
          <table:table-cell table:style-name="ce68" office:value-type="percentage" office:value="0.063956" calcext:value-type="percentage">
            <text:p>6,40%</text:p>
          </table:table-cell>
          <table:table-cell table:style-name="ce68" office:value-type="percentage" office:value="0.070641" calcext:value-type="percentage">
            <text:p>7,06%</text:p>
          </table:table-cell>
          <table:table-cell table:style-name="ce68" office:value-type="percentage" office:value="0.033046" calcext:value-type="percentage">
            <text:p>3,30%</text:p>
          </table:table-cell>
          <table:table-cell table:style-name="ce68" office:value-type="percentage" office:value="0.006957" calcext:value-type="percentage">
            <text:p>0,70%</text:p>
          </table:table-cell>
          <table:table-cell table:style-name="ce68" office:value-type="percentage" office:value="0.021424" calcext:value-type="percentage">
            <text:p>2,14%</text:p>
          </table:table-cell>
          <table:table-cell table:style-name="ce68" office:value-type="percentage" office:value="0.00004" calcext:value-type="percentage">
            <text:p>0,00%</text:p>
          </table:table-cell>
          <table:table-cell table:style-name="ce68" office:value-type="percentage" office:value="0.006979" calcext:value-type="percentage">
            <text:p>0,70%</text:p>
          </table:table-cell>
          <table:table-cell table:style-name="ce68" office:value-type="percentage" office:value="0.041611" calcext:value-type="percentage">
            <text:p>4,16%</text:p>
          </table:table-cell>
          <table:table-cell table:style-name="ce68" office:value-type="percentage" office:value="0.04554" calcext:value-type="percentage">
            <text:p>4,55%</text:p>
          </table:table-cell>
          <table:table-cell table:style-name="ce68" office:value-type="percentage" office:value="0.037899" calcext:value-type="percentage">
            <text:p>3,79%</text:p>
          </table:table-cell>
          <table:table-cell table:style-name="ce68" office:value-type="percentage" office:value="0.000019" calcext:value-type="percentage">
            <text:p>0,00%</text:p>
          </table:table-cell>
          <table:table-cell table:style-name="ce68" office:value-type="percentage" office:value="0.000281" calcext:value-type="percentage">
            <text:p>0,03%</text:p>
          </table:table-cell>
          <table:table-cell table:style-name="ce68" office:value-type="percentage" office:value="0.016509" calcext:value-type="percentage">
            <text:p>1,65%</text:p>
          </table:table-cell>
          <table:table-cell table:style-name="ce68" office:value-type="percentage" office:value="0.083606" calcext:value-type="percentage">
            <text:p>8,36%</text:p>
          </table:table-cell>
          <table:table-cell table:style-name="ce68" office:value-type="percentage" office:value="0.031653" calcext:value-type="percentage">
            <text:p>3,17%</text:p>
          </table:table-cell>
          <table:table-cell table:style-name="ce68" office:value-type="percentage" office:value="0.00419" calcext:value-type="percentage">
            <text:p>0,42%</text:p>
          </table:table-cell>
          <table:table-cell table:style-name="ce68" office:value-type="percentage" office:value="0.05549" calcext:value-type="percentage">
            <text:p>5,55%</text:p>
          </table:table-cell>
          <table:table-cell table:style-name="ce68" office:value-type="percentage" office:value="0.061082" calcext:value-type="percentage">
            <text:p>6,11%</text:p>
          </table:table-cell>
          <table:table-cell table:style-name="ce68" office:value-type="percentage" office:value="0.009132" calcext:value-type="percentage">
            <text:p>0,91%</text:p>
          </table:table-cell>
          <table:table-cell table:style-name="ce68" office:value-type="percentage" office:value="0.002174" calcext:value-type="percentage">
            <text:p>0,22%</text:p>
          </table:table-cell>
          <table:table-cell table:style-name="ce68" office:value-type="percentage" office:value="0.109095" calcext:value-type="percentage">
            <text:p>10,91%</text:p>
          </table:table-cell>
          <table:table-cell table:style-name="ce68" office:value-type="percentage" office:value="0.018581" calcext:value-type="percentage">
            <text:p>1,86%</text:p>
          </table:table-cell>
          <table:table-cell table:style-name="ce68" office:value-type="percentage" office:value="0.003502" calcext:value-type="percentage">
            <text:p>0,35%</text:p>
          </table:table-cell>
          <table:table-cell table:style-name="ce68" office:value-type="percentage" office:value="0.00065" calcext:value-type="percentage">
            <text:p>0,07%</text:p>
          </table:table-cell>
          <table:table-cell table:style-name="ce68" office:value-type="percentage" office:value="0.00024" calcext:value-type="percentage">
            <text:p>0,02%</text:p>
          </table:table-cell>
          <table:table-cell table:style-name="ce68" office:value-type="percentage" office:value="0.00006" calcext:value-type="percentage">
            <text:p>0,01%</text:p>
          </table:table-cell>
          <table:table-cell table:style-name="ce68" office:value-type="percentage" office:value="0.095925" calcext:value-type="percentage">
            <text:p>9,59%</text:p>
          </table:table-cell>
          <table:table-cell table:style-name="ce68" office:value-type="percentage" office:value="0.032001" calcext:value-type="percentage">
            <text:p>3,20%</text:p>
          </table:table-cell>
          <table:table-cell table:style-name="ce68" office:value-type="percentage" office:value="0.003349" calcext:value-type="percentage">
            <text:p>0,33%</text:p>
          </table:table-cell>
          <table:table-cell table:style-name="ce68" office:value-type="percentage" office:value="0.000733" calcext:value-type="percentage">
            <text:p>0,07%</text:p>
          </table:table-cell>
          <table:table-cell table:style-name="ce68" office:value-type="percentage" office:value="0.019663" calcext:value-type="percentage">
            <text:p>1,97%</text:p>
          </table:table-cell>
          <table:table-cell table:style-name="ce68" office:value-type="percentage" office:value="0.086146" calcext:value-type="percentage">
            <text:p>8,61%</text:p>
          </table:table-cell>
          <table:table-cell table:style-name="ce68" office:value-type="percentage" office:value="0.022243" calcext:value-type="percentage">
            <text:p>2,22%</text:p>
          </table:table-cell>
          <table:table-cell table:style-name="ce68" office:value-type="percentage" office:value="0.003317" calcext:value-type="percentage">
            <text:p>0,33%</text:p>
          </table:table-cell>
          <table:table-cell table:style-name="ce68" office:value-type="percentage" office:value="0.000699" calcext:value-type="percentage">
            <text:p>0,07%</text:p>
          </table:table-cell>
          <table:table-cell table:style-name="ce68" office:value-type="percentage" office:value="0.001487" calcext:value-type="percentage">
            <text:p>0,15%</text:p>
          </table:table-cell>
          <table:table-cell table:style-name="ce68" office:value-type="percentage" office:value="0.123402" calcext:value-type="percentage">
            <text:p>12,34%</text:p>
          </table:table-cell>
          <table:table-cell table:style-name="ce68" office:value-type="percentage" office:value="0.006806" calcext:value-type="percentage">
            <text:p>0,68%</text:p>
          </table:table-cell>
          <table:table-cell table:style-name="ce68" office:value-type="percentage" office:value="0.000302" calcext:value-type="percentage">
            <text:p>0,03%</text:p>
          </table:table-cell>
          <table:table-cell table:style-name="ce68" office:value-type="percentage" office:value="0.00007" calcext:value-type="percentage">
            <text:p>0,01%</text:p>
          </table:table-cell>
          <table:table-cell table:style-name="ce68" office:value-type="percentage" office:value="0.079184" calcext:value-type="percentage">
            <text:p>7,92%</text:p>
          </table:table-cell>
          <table:table-cell table:style-name="ce68" office:value-type="percentage" office:value="0.051743" calcext:value-type="percentage">
            <text:p>5,17%</text:p>
          </table:table-cell>
          <table:table-cell table:style-name="ce68" office:value-type="percentage" office:value="0.001019" calcext:value-type="percentage">
            <text:p>0,10%</text:p>
          </table:table-cell>
          <table:table-cell table:style-name="ce68" office:value-type="percentage" office:value="0.000079" calcext:value-type="percentage">
            <text:p>0,01%</text:p>
          </table:table-cell>
          <table:table-cell table:style-name="ce68" office:value-type="percentage" office:value="0.000043" calcext:value-type="percentage">
            <text:p>0,00%</text:p>
          </table:table-cell>
          <table:table-cell table:style-name="ce68" office:value-type="percentage" office:value="0.008149" calcext:value-type="percentage">
            <text:p>0,81%</text:p>
          </table:table-cell>
          <table:table-cell table:style-name="ce68" office:value-type="percentage" office:value="0.117819" calcext:value-type="percentage">
            <text:p>11,78%</text:p>
          </table:table-cell>
          <table:table-cell table:style-name="ce68" office:value-type="percentage" office:value="0.005689" calcext:value-type="percentage">
            <text:p>0,57%</text:p>
          </table:table-cell>
          <table:table-cell table:style-name="ce68" office:value-type="percentage" office:value="0.000322" calcext:value-type="percentage">
            <text:p>0,03%</text:p>
          </table:table-cell>
          <table:table-cell table:style-name="ce68" office:value-type="percentage" office:value="0.000089" calcext:value-type="percentage">
            <text:p>0,01%</text:p>
          </table:table-cell>
          <table:table-cell table:style-name="ce68" office:value-type="percentage" office:value="0.104124" calcext:value-type="percentage">
            <text:p>10,41%</text:p>
          </table:table-cell>
          <table:table-cell table:style-name="ce68" office:value-type="percentage" office:value="0.027381" calcext:value-type="percentage">
            <text:p>2,74%</text:p>
          </table:table-cell>
          <table:table-cell table:style-name="ce68" office:value-type="percentage" office:value="0.000479" calcext:value-type="percentage">
            <text:p>0,05%</text:p>
          </table:table-cell>
          <table:table-cell table:style-name="ce68" office:value-type="percentage" office:value="0.000044" calcext:value-type="percentage">
            <text:p>0,00%</text:p>
          </table:table-cell>
          <table:table-cell table:style-name="ce68" office:value-type="percentage" office:value="0.00004" calcext:value-type="percentage">
            <text:p>0,00%</text:p>
          </table:table-cell>
          <table:table-cell table:style-name="ce68" office:value-type="percentage" office:value="0.020377" calcext:value-type="percentage">
            <text:p>2,04%</text:p>
          </table:table-cell>
          <table:table-cell table:style-name="ce68" office:value-type="percentage" office:value="0.111691" calcext:value-type="percentage">
            <text:p>11,17%</text:p>
          </table:table-cell>
          <table:table-cell table:style-name="ce68" office:value-type="percentage" office:value="0.000456" calcext:value-type="percentage">
            <text:p>0,05%</text:p>
          </table:table-cell>
          <table:table-cell table:style-name="ce68" office:value-type="percentage" office:value="0.017087" calcext:value-type="percentage">
            <text:p>1,71%</text:p>
          </table:table-cell>
          <table:table-cell table:style-name="ce68" office:value-type="percentage" office:value="0.044264" calcext:value-type="percentage">
            <text:p>4,43%</text:p>
          </table:table-cell>
          <table:table-cell table:style-name="ce68" office:value-type="percentage" office:value="0.03961" calcext:value-type="percentage">
            <text:p>3,96%</text:p>
          </table:table-cell>
          <table:table-cell table:style-name="ce68" office:value-type="percentage" office:value="0.030651" calcext:value-type="percentage">
            <text:p>3,07%</text:p>
          </table:table-cell>
          <table:table-cell table:style-name="ce68" office:value-type="percentage" office:value="0.076211" calcext:value-type="percentage">
            <text:p>7,62%</text:p>
          </table:table-cell>
          <table:table-cell table:style-name="ce68" office:value-type="percentage" office:value="0.055857" calcext:value-type="percentage">
            <text:p>5,59%</text:p>
          </table:table-cell>
          <table:table-cell table:style-name="ce68" office:value-type="percentage" office:value="0.032657" calcext:value-type="percentage">
            <text:p>3,27%</text:p>
          </table:table-cell>
          <table:table-cell table:style-name="ce68" office:value-type="percentage" office:value="0.099411" calcext:value-type="percentage">
            <text:p>9,94%</text:p>
          </table:table-cell>
          <table:table-cell table:style-name="ce68" office:value-type="percentage" office:value="0.001581" calcext:value-type="percentage">
            <text:p>0,16%</text:p>
          </table:table-cell>
          <table:table-cell table:style-name="ce68" office:value-type="percentage" office:value="0.002497" calcext:value-type="percentage">
            <text:p>0,25%</text:p>
          </table:table-cell>
          <table:table-cell table:style-name="ce68" office:value-type="percentage" office:value="0.007426" calcext:value-type="percentage">
            <text:p>0,74%</text:p>
          </table:table-cell>
          <table:table-cell table:style-name="ce68" office:value-type="percentage" office:value="0.039255" calcext:value-type="percentage">
            <text:p>3,93%</text:p>
          </table:table-cell>
          <table:table-cell table:style-name="ce68" office:value-type="percentage" office:value="0.081309" calcext:value-type="percentage">
            <text:p>8,13%</text:p>
          </table:table-cell>
          <table:table-cell table:style-name="ce68" office:value-type="percentage" office:value="0.09146" calcext:value-type="percentage">
            <text:p>9,15%</text:p>
          </table:table-cell>
          <table:table-cell table:style-name="ce68" office:value-type="percentage" office:value="0.040608" calcext:value-type="percentage">
            <text:p>4,06%</text:p>
          </table:table-cell>
          <table:table-cell table:style-name="ce68" office:value-type="percentage" office:value="0.004782" calcext:value-type="percentage">
            <text:p>0,48%</text:p>
          </table:table-cell>
          <table:table-cell table:style-name="ce68" office:value-type="percentage" office:value="0.033898" calcext:value-type="percentage">
            <text:p>3,39%</text:p>
          </table:table-cell>
          <table:table-cell table:style-name="ce68" office:value-type="percentage" office:value="0.046871" calcext:value-type="percentage">
            <text:p>4,69%</text:p>
          </table:table-cell>
          <table:table-cell table:style-name="ce68" office:value-type="percentage" office:value="0.029062" calcext:value-type="percentage">
            <text:p>2,91%</text:p>
          </table:table-cell>
          <table:table-cell table:style-name="ce68" office:value-type="percentage" office:value="0.017455" calcext:value-type="percentage">
            <text:p>1,75%</text:p>
          </table:table-cell>
          <table:table-cell table:style-name="ce68" office:value-type="percentage" office:value="0.000109" calcext:value-type="percentage">
            <text:p>0,01%</text:p>
          </table:table-cell>
          <table:table-cell table:style-name="ce68" office:value-type="percentage" office:value="0.131959" calcext:value-type="percentage">
            <text:p>13,20%</text:p>
          </table:table-cell>
          <table:table-cell table:style-name="ce101" office:value-type="float" office:value="353713" calcext:value-type="float">
            <text:p>353.713</text:p>
          </table:table-cell>
          <table:table-cell table:style-name="ce68" office:value-type="percentage" office:value="0.001376" calcext:value-type="percentage">
            <text:p>0,14%</text:p>
          </table:table-cell>
          <table:table-cell table:style-name="ce68" office:value-type="percentage" office:value="0.103484" calcext:value-type="percentage">
            <text:p>10,35%</text:p>
          </table:table-cell>
          <table:table-cell table:style-name="ce68" office:value-type="percentage" office:value="0.004139" calcext:value-type="percentage">
            <text:p>0,41%</text:p>
          </table:table-cell>
          <table:table-cell table:style-name="ce68" office:value-type="percentage" office:value="0.02034" calcext:value-type="percentage">
            <text:p>2,03%</text:p>
          </table:table-cell>
          <table:table-cell table:style-name="ce68" office:value-type="percentage" office:value="0.00259" calcext:value-type="percentage">
            <text:p>0,26%</text:p>
          </table:table-cell>
          <table:table-cell table:style-name="ce68" office:value-type="percentage" office:value="0.000139" calcext:value-type="percentage">
            <text:p>0,01%</text:p>
          </table:table-cell>
          <table:table-cell table:style-name="ce68" office:value-type="percentage" office:value="0.071552" calcext:value-type="percentage">
            <text:p>7,16%</text:p>
          </table:table-cell>
          <table:table-cell table:style-name="ce68" office:value-type="percentage" office:value="0.014168" calcext:value-type="percentage">
            <text:p>1,42%</text:p>
          </table:table-cell>
          <table:table-cell table:style-name="ce68" office:value-type="percentage" office:value="0.046349" calcext:value-type="percentage">
            <text:p>4,63%</text:p>
          </table:table-cell>
          <table:table-cell table:style-name="ce68" office:value-type="percentage" office:value="0.004533" calcext:value-type="percentage">
            <text:p>0,45%</text:p>
          </table:table-cell>
          <table:table-cell table:style-name="ce68" office:value-type="percentage" office:value="0.125287" calcext:value-type="percentage">
            <text:p>12,53%</text:p>
          </table:table-cell>
          <table:table-cell table:style-name="ce68" office:value-type="percentage" office:value="0.001343" calcext:value-type="percentage">
            <text:p>0,13%</text:p>
          </table:table-cell>
          <table:table-cell table:style-name="ce68" office:value-type="percentage" office:value="0.000871" calcext:value-type="percentage">
            <text:p>0,09%</text:p>
          </table:table-cell>
          <table:table-cell table:style-name="ce68" office:value-type="percentage" office:value="0.000034" calcext:value-type="percentage">
            <text:p>0,00%</text:p>
          </table:table-cell>
          <table:table-cell table:style-name="ce68" office:value-type="percentage" office:value="0.030411" calcext:value-type="percentage">
            <text:p>3,04%</text:p>
          </table:table-cell>
          <table:table-cell table:style-name="ce68" office:value-type="percentage" office:value="0.000391" calcext:value-type="percentage">
            <text:p>0,04%</text:p>
          </table:table-cell>
          <table:table-cell table:style-name="ce68" office:value-type="percentage" office:value="0.000979" calcext:value-type="percentage">
            <text:p>0,10%</text:p>
          </table:table-cell>
          <table:table-cell table:style-name="ce68" office:value-type="percentage" office:value="0.000463" calcext:value-type="percentage">
            <text:p>0,05%</text:p>
          </table:table-cell>
          <table:table-cell table:style-name="ce68" office:value-type="percentage" office:value="0.001297" calcext:value-type="percentage">
            <text:p>0,13%</text:p>
          </table:table-cell>
          <table:table-cell table:style-name="ce68" office:value-type="percentage" office:value="0.048682" calcext:value-type="percentage">
            <text:p>4,87%</text:p>
          </table:table-cell>
          <table:table-cell table:style-name="ce68" office:value-type="percentage" office:value="0.032697" calcext:value-type="percentage">
            <text:p>3,27%</text:p>
          </table:table-cell>
          <table:table-cell table:style-name="ce68" office:value-type="percentage" office:value="0.008722" calcext:value-type="percentage">
            <text:p>0,87%</text:p>
          </table:table-cell>
          <table:table-cell table:style-name="ce68" office:value-type="percentage" office:value="0.003948" calcext:value-type="percentage">
            <text:p>0,39%</text:p>
          </table:table-cell>
          <table:table-cell table:style-name="ce68" office:value-type="percentage" office:value="0.002007" calcext:value-type="percentage">
            <text:p>0,20%</text:p>
          </table:table-cell>
          <table:table-cell table:style-name="ce68" office:value-type="percentage" office:value="0.001174" calcext:value-type="percentage">
            <text:p>0,12%</text:p>
          </table:table-cell>
          <table:table-cell table:style-name="ce68" office:value-type="percentage" office:value="0.000771" calcext:value-type="percentage">
            <text:p>0,08%</text:p>
          </table:table-cell>
          <table:table-cell table:style-name="ce68" office:value-type="percentage" office:value="0.000527" calcext:value-type="percentage">
            <text:p>0,05%</text:p>
          </table:table-cell>
          <table:table-cell table:style-name="ce68" office:value-type="percentage" office:value="0.000047" calcext:value-type="percentage">
            <text:p>0,00%</text:p>
          </table:table-cell>
          <table:table-cell table:style-name="ce68" office:value-type="percentage" office:value="0.130221" calcext:value-type="percentage">
            <text:p>13,02%</text:p>
          </table:table-cell>
          <table:table-cell table:style-name="ce68" office:value-type="percentage" office:value="0.001019" calcext:value-type="percentage">
            <text:p>0,10%</text:p>
          </table:table-cell>
          <table:table-cell table:style-name="ce68" office:value-type="percentage" office:value="0.000212" calcext:value-type="percentage">
            <text:p>0,02%</text:p>
          </table:table-cell>
          <table:table-cell table:style-name="ce68" office:value-type="percentage" office:value="0.000569" calcext:value-type="percentage">
            <text:p>0,06%</text:p>
          </table:table-cell>
          <table:table-cell table:style-name="ce68" office:value-type="percentage" office:value="0.071462" calcext:value-type="percentage">
            <text:p>7,15%</text:p>
          </table:table-cell>
          <table:table-cell table:style-name="ce68" office:value-type="percentage" office:value="0.060606" calcext:value-type="percentage">
            <text:p>6,06%</text:p>
          </table:table-cell>
          <table:table-cell table:style-name="ce68" office:value-type="percentage" office:value="0.024334" calcext:value-type="percentage">
            <text:p>2,43%</text:p>
          </table:table-cell>
          <table:table-cell table:style-name="ce68" office:value-type="percentage" office:value="0.060517" calcext:value-type="percentage">
            <text:p>6,05%</text:p>
          </table:table-cell>
          <table:table-cell table:style-name="ce68" office:value-type="percentage" office:value="0.046257" calcext:value-type="percentage">
            <text:p>4,63%</text:p>
          </table:table-cell>
          <table:table-cell table:style-name="ce118" office:value-type="percentage" office:value="0.00096" calcext:value-type="percentage">
            <text:p>0,10%</text:p>
          </table:table-cell>
          <table:table-cell table:style-name="ce127" office:value-type="percentage" office:value="354334.570445" calcext:value-type="percentage">
            <text:p>35433457,04%</text:p>
          </table:table-cell>
          <table:table-cell table:style-name="ce130" table:number-columns-repeated="1621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48" office:value-type="percentage" office:value="0.021806" calcext:value-type="percentage">
            <text:p>2,18%</text:p>
          </table:table-cell>
          <table:table-cell table:style-name="ce67" office:value-type="percentage" office:value="0.05472" calcext:value-type="percentage">
            <text:p>5,47%</text:p>
          </table:table-cell>
          <table:table-cell table:style-name="ce67" office:value-type="percentage" office:value="0.016264" calcext:value-type="percentage">
            <text:p>1,63%</text:p>
          </table:table-cell>
          <table:table-cell table:style-name="ce67" office:value-type="percentage" office:value="0.103859" calcext:value-type="percentage">
            <text:p>10,39%</text:p>
          </table:table-cell>
          <table:table-cell table:style-name="ce67" office:value-type="percentage" office:value="0.032528" calcext:value-type="percentage">
            <text:p>3,25%</text:p>
          </table:table-cell>
          <table:table-cell table:style-name="ce86" office:value-type="float" office:value="569.0983" calcext:value-type="float">
            <text:p>569,10</text:p>
          </table:table-cell>
          <table:table-cell table:style-name="ce67" office:value-type="percentage" office:value="0.00255" calcext:value-type="percentage">
            <text:p>0,26%</text:p>
          </table:table-cell>
          <table:table-cell table:style-name="ce67" office:value-type="percentage" office:value="0.019258" calcext:value-type="percentage">
            <text:p>1,93%</text:p>
          </table:table-cell>
          <table:table-cell table:style-name="ce67" office:value-type="percentage" office:value="0.025257" calcext:value-type="percentage">
            <text:p>2,53%</text:p>
          </table:table-cell>
          <table:table-cell table:style-name="ce67" office:value-type="percentage" office:value="0.025297" calcext:value-type="percentage">
            <text:p>2,53%</text:p>
          </table:table-cell>
          <table:table-cell table:style-name="ce67" office:value-type="percentage" office:value="0.0928" calcext:value-type="percentage">
            <text:p>9,28%</text:p>
          </table:table-cell>
          <table:table-cell table:style-name="ce67" office:value-type="percentage" office:value="0.031667" calcext:value-type="percentage">
            <text:p>3,17%</text:p>
          </table:table-cell>
          <table:table-cell table:style-name="ce67" office:value-type="percentage" office:value="0.01722" calcext:value-type="percentage">
            <text:p>1,72%</text:p>
          </table:table-cell>
          <table:table-cell table:style-name="ce67" office:value-type="percentage" office:value="0.015128" calcext:value-type="percentage">
            <text:p>1,51%</text:p>
          </table:table-cell>
          <table:table-cell table:style-name="ce67" office:value-type="percentage" office:value="0.001797" calcext:value-type="percentage">
            <text:p>0,18%</text:p>
          </table:table-cell>
          <table:table-cell table:style-name="ce67" office:value-type="percentage" office:value="0.011765" calcext:value-type="percentage">
            <text:p>1,18%</text:p>
          </table:table-cell>
          <table:table-cell table:style-name="ce67" office:value-type="percentage" office:value="0.016414" calcext:value-type="percentage">
            <text:p>1,64%</text:p>
          </table:table-cell>
          <table:table-cell table:style-name="ce67" office:value-type="percentage" office:value="0.021036" calcext:value-type="percentage">
            <text:p>2,10%</text:p>
          </table:table-cell>
          <table:table-cell table:style-name="ce67" office:value-type="percentage" office:value="0.094711" calcext:value-type="percentage">
            <text:p>9,47%</text:p>
          </table:table-cell>
          <table:table-cell table:style-name="ce67" office:value-type="percentage" office:value="0.041353" calcext:value-type="percentage">
            <text:p>4,14%</text:p>
          </table:table-cell>
          <table:table-cell table:style-name="ce67" office:value-type="percentage" office:value="0.037822" calcext:value-type="percentage">
            <text:p>3,78%</text:p>
          </table:table-cell>
          <table:table-cell table:style-name="ce67" office:value-type="percentage" office:value="0.004279" calcext:value-type="percentage">
            <text:p>0,43%</text:p>
          </table:table-cell>
          <table:table-cell table:style-name="ce67" office:value-type="percentage" office:value="0.015786" calcext:value-type="percentage">
            <text:p>1,58%</text:p>
          </table:table-cell>
          <table:table-cell table:style-name="ce67" office:value-type="percentage" office:value="0.038022" calcext:value-type="percentage">
            <text:p>3,80%</text:p>
          </table:table-cell>
          <table:table-cell table:style-name="ce67" office:value-type="percentage" office:value="0.06238" calcext:value-type="percentage">
            <text:p>6,24%</text:p>
          </table:table-cell>
          <table:table-cell table:style-name="ce67" office:value-type="percentage" office:value="0.075959" calcext:value-type="percentage">
            <text:p>7,60%</text:p>
          </table:table-cell>
          <table:table-cell table:style-name="ce67" office:value-type="percentage" office:value="0.014811" calcext:value-type="percentage">
            <text:p>1,48%</text:p>
          </table:table-cell>
          <table:table-cell table:style-name="ce67" office:value-type="percentage" office:value="0.02222" calcext:value-type="percentage">
            <text:p>2,22%</text:p>
          </table:table-cell>
          <table:table-cell table:style-name="ce67" office:value-type="percentage" office:value="0.009004" calcext:value-type="percentage">
            <text:p>0,90%</text:p>
          </table:table-cell>
          <table:table-cell table:style-name="ce67" office:value-type="percentage" office:value="0.08305" calcext:value-type="percentage">
            <text:p>8,31%</text:p>
          </table:table-cell>
          <table:table-cell table:style-name="ce67" office:value-type="percentage" office:value="0.01666" calcext:value-type="percentage">
            <text:p>1,67%</text:p>
          </table:table-cell>
          <table:table-cell table:style-name="ce67" office:value-type="percentage" office:value="0.090242" calcext:value-type="percentage">
            <text:p>9,02%</text:p>
          </table:table-cell>
          <table:table-cell table:style-name="ce67" office:value-type="percentage" office:value="0.010919" calcext:value-type="percentage">
            <text:p>1,09%</text:p>
          </table:table-cell>
          <table:table-cell table:style-name="ce67" office:value-type="percentage" office:value="0.019301" calcext:value-type="percentage">
            <text:p>1,93%</text:p>
          </table:table-cell>
          <table:table-cell table:style-name="ce67" office:value-type="percentage" office:value="0.003967" calcext:value-type="percentage">
            <text:p>0,40%</text:p>
          </table:table-cell>
          <table:table-cell table:style-name="ce67" office:value-type="percentage" office:value="0.029566" calcext:value-type="percentage">
            <text:p>2,96%</text:p>
          </table:table-cell>
          <table:table-cell table:style-name="ce67" office:value-type="percentage" office:value="0.074698" calcext:value-type="percentage">
            <text:p>7,47%</text:p>
          </table:table-cell>
          <table:table-cell table:style-name="ce67" office:value-type="percentage" office:value="0.079825" calcext:value-type="percentage">
            <text:p>7,98%</text:p>
          </table:table-cell>
          <table:table-cell table:style-name="ce67" office:value-type="percentage" office:value="0.041121" calcext:value-type="percentage">
            <text:p>4,11%</text:p>
          </table:table-cell>
          <table:table-cell table:style-name="ce67" office:value-type="percentage" office:value="0.001904" calcext:value-type="percentage">
            <text:p>0,19%</text:p>
          </table:table-cell>
          <table:table-cell table:style-name="ce67" office:value-type="percentage" office:value="0.01709" calcext:value-type="percentage">
            <text:p>1,71%</text:p>
          </table:table-cell>
          <table:table-cell table:style-name="ce67" office:value-type="percentage" office:value="0.031755" calcext:value-type="percentage">
            <text:p>3,18%</text:p>
          </table:table-cell>
          <table:table-cell table:style-name="ce67" office:value-type="percentage" office:value="0.036907" calcext:value-type="percentage">
            <text:p>3,69%</text:p>
          </table:table-cell>
          <table:table-cell table:style-name="ce67" office:value-type="percentage" office:value="0.032827" calcext:value-type="percentage">
            <text:p>3,28%</text:p>
          </table:table-cell>
          <table:table-cell table:style-name="ce67" office:value-type="percentage" office:value="0.021385" calcext:value-type="percentage">
            <text:p>2,14%</text:p>
          </table:table-cell>
          <table:table-cell table:style-name="ce67" office:value-type="percentage" office:value="0.035745" calcext:value-type="percentage">
            <text:p>3,57%</text:p>
          </table:table-cell>
          <table:table-cell table:style-name="ce67" office:value-type="percentage" office:value="0.01809" calcext:value-type="percentage">
            <text:p>1,81%</text:p>
          </table:table-cell>
          <table:table-cell table:style-name="ce67" office:value-type="percentage" office:value="0.010696" calcext:value-type="percentage">
            <text:p>1,07%</text:p>
          </table:table-cell>
          <table:table-cell table:style-name="ce67" office:value-type="percentage" office:value="0.008412" calcext:value-type="percentage">
            <text:p>0,84%</text:p>
          </table:table-cell>
          <table:table-cell table:style-name="ce67" office:value-type="percentage" office:value="0.005477" calcext:value-type="percentage">
            <text:p>0,55%</text:p>
          </table:table-cell>
          <table:table-cell table:style-name="ce67" office:value-type="percentage" office:value="0.008889" calcext:value-type="percentage">
            <text:p>0,89%</text:p>
          </table:table-cell>
          <table:table-cell table:style-name="ce67" office:value-type="percentage" office:value="0.218021" calcext:value-type="percentage">
            <text:p>21,80%</text:p>
          </table:table-cell>
          <table:table-cell table:style-name="ce67" office:value-type="percentage" office:value="0.006804" calcext:value-type="percentage">
            <text:p>0,68%</text:p>
          </table:table-cell>
          <table:table-cell table:style-name="ce67" office:value-type="percentage" office:value="0.001488" calcext:value-type="percentage">
            <text:p>0,15%</text:p>
          </table:table-cell>
          <table:table-cell table:style-name="ce67" office:value-type="percentage" office:value="0.002864" calcext:value-type="percentage">
            <text:p>0,29%</text:p>
          </table:table-cell>
          <table:table-cell table:style-name="ce67" office:value-type="percentage" office:value="0.000146" calcext:value-type="percentage">
            <text:p>0,01%</text:p>
          </table:table-cell>
          <table:table-cell table:style-name="ce67" office:value-type="percentage" office:value="0.101338" calcext:value-type="percentage">
            <text:p>10,13%</text:p>
          </table:table-cell>
          <table:table-cell table:style-name="ce67" office:value-type="percentage" office:value="0.104063" calcext:value-type="percentage">
            <text:p>10,41%</text:p>
          </table:table-cell>
          <table:table-cell table:style-name="ce67" office:value-type="percentage" office:value="0.019809" calcext:value-type="percentage">
            <text:p>1,98%</text:p>
          </table:table-cell>
          <table:table-cell table:style-name="ce67" office:value-type="percentage" office:value="0.00382" calcext:value-type="percentage">
            <text:p>0,38%</text:p>
          </table:table-cell>
          <table:table-cell table:style-name="ce67" office:value-type="percentage" office:value="0.000252" calcext:value-type="percentage">
            <text:p>0,03%</text:p>
          </table:table-cell>
          <table:table-cell table:style-name="ce67" office:value-type="percentage" office:value="0.008578" calcext:value-type="percentage">
            <text:p>0,86%</text:p>
          </table:table-cell>
          <table:table-cell table:style-name="ce67" office:value-type="percentage" office:value="0.105342" calcext:value-type="percentage">
            <text:p>10,53%</text:p>
          </table:table-cell>
          <table:table-cell table:style-name="ce67" office:value-type="percentage" office:value="0.10311" calcext:value-type="percentage">
            <text:p>10,31%</text:p>
          </table:table-cell>
          <table:table-cell table:style-name="ce67" office:value-type="percentage" office:value="0.011895" calcext:value-type="percentage">
            <text:p>1,19%</text:p>
          </table:table-cell>
          <table:table-cell table:style-name="ce67" office:value-type="percentage" office:value="0.050565" calcext:value-type="percentage">
            <text:p>5,06%</text:p>
          </table:table-cell>
          <table:table-cell table:style-name="ce67" office:value-type="percentage" office:value="0.155108" calcext:value-type="percentage">
            <text:p>15,51%</text:p>
          </table:table-cell>
          <table:table-cell table:style-name="ce67" office:value-type="percentage" office:value="0.021503" calcext:value-type="percentage">
            <text:p>2,15%</text:p>
          </table:table-cell>
          <table:table-cell table:style-name="ce67" office:value-type="percentage" office:value="0.001732" calcext:value-type="percentage">
            <text:p>0,17%</text:p>
          </table:table-cell>
          <table:table-cell table:style-name="ce67" office:value-type="percentage" office:value="0.000268" calcext:value-type="percentage">
            <text:p>0,03%</text:p>
          </table:table-cell>
          <table:table-cell table:style-name="ce67" office:value-type="percentage" office:value="0.166995" calcext:value-type="percentage">
            <text:p>16,70%</text:p>
          </table:table-cell>
          <table:table-cell table:style-name="ce67" office:value-type="percentage" office:value="0.053245" calcext:value-type="percentage">
            <text:p>5,32%</text:p>
          </table:table-cell>
          <table:table-cell table:style-name="ce67" office:value-type="percentage" office:value="0.008055" calcext:value-type="percentage">
            <text:p>0,81%</text:p>
          </table:table-cell>
          <table:table-cell table:style-name="ce67" office:value-type="percentage" office:value="0.000771" calcext:value-type="percentage">
            <text:p>0,08%</text:p>
          </table:table-cell>
          <table:table-cell table:style-name="ce67" office:value-type="percentage" office:value="0.000111" calcext:value-type="percentage">
            <text:p>0,01%</text:p>
          </table:table-cell>
          <table:table-cell table:style-name="ce67" office:value-type="percentage" office:value="0.000432" calcext:value-type="percentage">
            <text:p>0,04%</text:p>
          </table:table-cell>
          <table:table-cell table:style-name="ce67" office:value-type="percentage" office:value="0.21771" calcext:value-type="percentage">
            <text:p>21,77%</text:p>
          </table:table-cell>
          <table:table-cell table:style-name="ce67" office:value-type="percentage" office:value="0.010582" calcext:value-type="percentage">
            <text:p>1,06%</text:p>
          </table:table-cell>
          <table:table-cell table:style-name="ce67" office:value-type="percentage" office:value="0.000396" calcext:value-type="percentage">
            <text:p>0,04%</text:p>
          </table:table-cell>
          <table:table-cell table:style-name="ce67" office:value-type="percentage" office:value="0.000056" calcext:value-type="percentage">
            <text:p>0,01%</text:p>
          </table:table-cell>
          <table:table-cell table:style-name="ce67" office:value-type="percentage" office:value="0.077663" calcext:value-type="percentage">
            <text:p>7,77%</text:p>
          </table:table-cell>
          <table:table-cell table:style-name="ce67" office:value-type="percentage" office:value="0.144203" calcext:value-type="percentage">
            <text:p>14,42%</text:p>
          </table:table-cell>
          <table:table-cell table:style-name="ce67" office:value-type="percentage" office:value="0.006579" calcext:value-type="percentage">
            <text:p>0,66%</text:p>
          </table:table-cell>
          <table:table-cell table:style-name="ce67" office:value-type="percentage" office:value="0.000593" calcext:value-type="percentage">
            <text:p>0,06%</text:p>
          </table:table-cell>
          <table:table-cell table:style-name="ce67" office:value-type="percentage" office:value="0.000139" calcext:value-type="percentage">
            <text:p>0,01%</text:p>
          </table:table-cell>
          <table:table-cell table:style-name="ce67" office:value-type="percentage" office:value="0.016966" calcext:value-type="percentage">
            <text:p>1,70%</text:p>
          </table:table-cell>
          <table:table-cell table:style-name="ce67" office:value-type="percentage" office:value="0.209615" calcext:value-type="percentage">
            <text:p>20,96%</text:p>
          </table:table-cell>
          <table:table-cell table:style-name="ce67" office:value-type="percentage" office:value="0.002511" calcext:value-type="percentage">
            <text:p>0,25%</text:p>
          </table:table-cell>
          <table:table-cell table:style-name="ce67" office:value-type="percentage" office:value="0.000068" calcext:value-type="percentage">
            <text:p>0,01%</text:p>
          </table:table-cell>
          <table:table-cell table:style-name="ce67" office:value-type="percentage" office:value="0.000017" calcext:value-type="percentage">
            <text:p>0,00%</text:p>
          </table:table-cell>
          <table:table-cell table:style-name="ce67" office:value-type="percentage" office:value="0.192086" calcext:value-type="percentage">
            <text:p>19,21%</text:p>
          </table:table-cell>
          <table:table-cell table:style-name="ce67" office:value-type="percentage" office:value="0.036812" calcext:value-type="percentage">
            <text:p>3,68%</text:p>
          </table:table-cell>
          <table:table-cell table:style-name="ce67" office:value-type="percentage" office:value="0.000255" calcext:value-type="percentage">
            <text:p>0,03%</text:p>
          </table:table-cell>
          <table:table-cell table:style-name="ce67" office:value-type="percentage" office:value="0.000014" calcext:value-type="percentage">
            <text:p>0,00%</text:p>
          </table:table-cell>
          <table:table-cell table:style-name="ce67" office:value-type="percentage" office:value="0.00001" calcext:value-type="percentage">
            <text:p>0,00%</text:p>
          </table:table-cell>
          <table:table-cell table:style-name="ce67" office:value-type="percentage" office:value="0.053622" calcext:value-type="percentage">
            <text:p>5,36%</text:p>
          </table:table-cell>
          <table:table-cell table:style-name="ce67" office:value-type="percentage" office:value="0.174379" calcext:value-type="percentage">
            <text:p>17,44%</text:p>
          </table:table-cell>
          <table:table-cell table:style-name="ce67" office:value-type="percentage" office:value="0.001131" calcext:value-type="percentage">
            <text:p>0,11%</text:p>
          </table:table-cell>
          <table:table-cell table:style-name="ce67" office:value-type="percentage" office:value="0.000035" calcext:value-type="percentage">
            <text:p>0,00%</text:p>
          </table:table-cell>
          <table:table-cell table:style-name="ce67" office:value-type="percentage" office:value="0.000009" calcext:value-type="percentage">
            <text:p>0,00%</text:p>
          </table:table-cell>
          <table:table-cell table:style-name="ce67" office:value-type="percentage" office:value="0.224317" calcext:value-type="percentage">
            <text:p>22,43%</text:p>
          </table:table-cell>
          <table:table-cell table:style-name="ce67" office:value-type="percentage" office:value="0.004805" calcext:value-type="percentage">
            <text:p>0,48%</text:p>
          </table:table-cell>
          <table:table-cell table:style-name="ce67" office:value-type="percentage" office:value="0.000041" calcext:value-type="percentage">
            <text:p>0,00%</text:p>
          </table:table-cell>
          <table:table-cell table:style-name="ce67" office:value-type="percentage" office:value="0.000006" calcext:value-type="percentage">
            <text:p>0,00%</text:p>
          </table:table-cell>
          <table:table-cell table:style-name="ce67" office:value-type="percentage" office:value="0.000007" calcext:value-type="percentage">
            <text:p>0,00%</text:p>
          </table:table-cell>
          <table:table-cell table:style-name="ce67" office:value-type="percentage" office:value="0.144582" calcext:value-type="percentage">
            <text:p>14,46%</text:p>
          </table:table-cell>
          <table:table-cell table:style-name="ce67" office:value-type="percentage" office:value="0.084595" calcext:value-type="percentage">
            <text:p>8,46%</text:p>
          </table:table-cell>
          <table:table-cell table:style-name="ce67" office:value-type="percentage" office:value="0.005974" calcext:value-type="percentage">
            <text:p>0,60%</text:p>
          </table:table-cell>
          <table:table-cell table:style-name="ce67" office:value-type="percentage" office:value="0.125589" calcext:value-type="percentage">
            <text:p>12,56%</text:p>
          </table:table-cell>
          <table:table-cell table:style-name="ce67" office:value-type="percentage" office:value="0.074816" calcext:value-type="percentage">
            <text:p>7,48%</text:p>
          </table:table-cell>
          <table:table-cell table:style-name="ce67" office:value-type="percentage" office:value="0.019187" calcext:value-type="percentage">
            <text:p>1,92%</text:p>
          </table:table-cell>
          <table:table-cell table:style-name="ce67" office:value-type="percentage" office:value="0.003611" calcext:value-type="percentage">
            <text:p>0,36%</text:p>
          </table:table-cell>
          <table:table-cell table:style-name="ce67" office:value-type="percentage" office:value="0.196914" calcext:value-type="percentage">
            <text:p>19,69%</text:p>
          </table:table-cell>
          <table:table-cell table:style-name="ce67" office:value-type="percentage" office:value="0.032263" calcext:value-type="percentage">
            <text:p>3,23%</text:p>
          </table:table-cell>
          <table:table-cell table:style-name="ce67" office:value-type="percentage" office:value="0.164903" calcext:value-type="percentage">
            <text:p>16,49%</text:p>
          </table:table-cell>
          <table:table-cell table:style-name="ce67" office:value-type="percentage" office:value="0.064274" calcext:value-type="percentage">
            <text:p>6,43%</text:p>
          </table:table-cell>
          <table:table-cell table:style-name="ce67" office:value-type="percentage" office:value="0.003176" calcext:value-type="percentage">
            <text:p>0,32%</text:p>
          </table:table-cell>
          <table:table-cell table:style-name="ce67" office:value-type="percentage" office:value="0.011851" calcext:value-type="percentage">
            <text:p>1,19%</text:p>
          </table:table-cell>
          <table:table-cell table:style-name="ce67" office:value-type="percentage" office:value="0.046222" calcext:value-type="percentage">
            <text:p>4,62%</text:p>
          </table:table-cell>
          <table:table-cell table:style-name="ce67" office:value-type="percentage" office:value="0.09886" calcext:value-type="percentage">
            <text:p>9,89%</text:p>
          </table:table-cell>
          <table:table-cell table:style-name="ce67" office:value-type="percentage" office:value="0.069068" calcext:value-type="percentage">
            <text:p>6,91%</text:p>
          </table:table-cell>
          <table:table-cell table:style-name="ce67" office:value-type="percentage" office:value="0.199764" calcext:value-type="percentage">
            <text:p>19,98%</text:p>
          </table:table-cell>
          <table:table-cell table:style-name="ce67" office:value-type="percentage" office:value="0.029412" calcext:value-type="percentage">
            <text:p>2,94%</text:p>
          </table:table-cell>
          <table:table-cell table:style-name="ce67" office:value-type="percentage" office:value="0.04522" calcext:value-type="percentage">
            <text:p>4,52%</text:p>
          </table:table-cell>
          <table:table-cell table:style-name="ce67" office:value-type="percentage" office:value="0.1416" calcext:value-type="percentage">
            <text:p>14,16%</text:p>
          </table:table-cell>
          <table:table-cell table:style-name="ce67" office:value-type="percentage" office:value="0.033974" calcext:value-type="percentage">
            <text:p>3,40%</text:p>
          </table:table-cell>
          <table:table-cell table:style-name="ce67" office:value-type="percentage" office:value="0.006926" calcext:value-type="percentage">
            <text:p>0,69%</text:p>
          </table:table-cell>
          <table:table-cell table:style-name="ce67" office:value-type="percentage" office:value="0.001457" calcext:value-type="percentage">
            <text:p>0,15%</text:p>
          </table:table-cell>
          <table:table-cell table:style-name="ce67" office:value-type="percentage" office:value="0.001421" calcext:value-type="percentage">
            <text:p>0,14%</text:p>
          </table:table-cell>
          <table:table-cell table:style-name="ce67" office:value-type="percentage" office:value="0.227756" calcext:value-type="percentage">
            <text:p>22,78%</text:p>
          </table:table-cell>
          <table:table-cell table:style-name="ce100" office:value-type="float" office:value="613796" calcext:value-type="float">
            <text:p>613.796</text:p>
          </table:table-cell>
          <table:table-cell table:style-name="ce67" office:value-type="percentage" office:value="0.003096" calcext:value-type="percentage">
            <text:p>0,31%</text:p>
          </table:table-cell>
          <table:table-cell table:style-name="ce67" office:value-type="percentage" office:value="0.124716" calcext:value-type="percentage">
            <text:p>12,47%</text:p>
          </table:table-cell>
          <table:table-cell table:style-name="ce67" office:value-type="percentage" office:value="0.021027" calcext:value-type="percentage">
            <text:p>2,10%</text:p>
          </table:table-cell>
          <table:table-cell table:style-name="ce67" office:value-type="percentage" office:value="0.076494" calcext:value-type="percentage">
            <text:p>7,65%</text:p>
          </table:table-cell>
          <table:table-cell table:style-name="ce67" office:value-type="percentage" office:value="0.003268" calcext:value-type="percentage">
            <text:p>0,33%</text:p>
          </table:table-cell>
          <table:table-cell table:style-name="ce67" office:value-type="percentage" office:value="0.000575" calcext:value-type="percentage">
            <text:p>0,06%</text:p>
          </table:table-cell>
          <table:table-cell table:style-name="ce67" office:value-type="percentage" office:value="0.227002" calcext:value-type="percentage">
            <text:p>22,70%</text:p>
          </table:table-cell>
          <table:table-cell table:style-name="ce67" office:value-type="percentage" office:value="0.000007" calcext:value-type="percentage">
            <text:p>0,00%</text:p>
          </table:table-cell>
          <table:table-cell table:style-name="ce67" office:value-type="percentage" office:value="0.002168" calcext:value-type="percentage">
            <text:p>0,22%</text:p>
          </table:table-cell>
          <table:table-cell table:style-name="ce67" office:value-type="percentage" office:value="0.008366" calcext:value-type="percentage">
            <text:p>0,84%</text:p>
          </table:table-cell>
          <table:table-cell table:style-name="ce67" office:value-type="percentage" office:value="0.206591" calcext:value-type="percentage">
            <text:p>20,66%</text:p>
          </table:table-cell>
          <table:table-cell table:style-name="ce67" office:value-type="percentage" office:value="0.011137" calcext:value-type="percentage">
            <text:p>1,11%</text:p>
          </table:table-cell>
          <table:table-cell table:style-name="ce67" office:value-type="percentage" office:value="0.002852" calcext:value-type="percentage">
            <text:p>0,29%</text:p>
          </table:table-cell>
          <table:table-cell table:style-name="ce67" office:value-type="percentage" office:value="0.000231" calcext:value-type="percentage">
            <text:p>0,02%</text:p>
          </table:table-cell>
          <table:table-cell table:style-name="ce67" office:value-type="percentage" office:value="0.044991" calcext:value-type="percentage">
            <text:p>4,50%</text:p>
          </table:table-cell>
          <table:table-cell table:style-name="ce67" office:value-type="percentage" office:value="0.003771" calcext:value-type="percentage">
            <text:p>0,38%</text:p>
          </table:table-cell>
          <table:table-cell table:style-name="ce67" office:value-type="percentage" office:value="0.011125" calcext:value-type="percentage">
            <text:p>1,11%</text:p>
          </table:table-cell>
          <table:table-cell table:style-name="ce67" office:value-type="percentage" office:value="0.006012" calcext:value-type="percentage">
            <text:p>0,60%</text:p>
          </table:table-cell>
          <table:table-cell table:style-name="ce67" office:value-type="percentage" office:value="0.013103" calcext:value-type="percentage">
            <text:p>1,31%</text:p>
          </table:table-cell>
          <table:table-cell table:style-name="ce67" office:value-type="percentage" office:value="0.035711" calcext:value-type="percentage">
            <text:p>3,57%</text:p>
          </table:table-cell>
          <table:table-cell table:style-name="ce67" office:value-type="percentage" office:value="0.02435" calcext:value-type="percentage">
            <text:p>2,44%</text:p>
          </table:table-cell>
          <table:table-cell table:style-name="ce67" office:value-type="percentage" office:value="0.033936" calcext:value-type="percentage">
            <text:p>3,39%</text:p>
          </table:table-cell>
          <table:table-cell table:style-name="ce67" office:value-type="percentage" office:value="0.021692" calcext:value-type="percentage">
            <text:p>2,17%</text:p>
          </table:table-cell>
          <table:table-cell table:style-name="ce67" office:value-type="percentage" office:value="0.013608" calcext:value-type="percentage">
            <text:p>1,36%</text:p>
          </table:table-cell>
          <table:table-cell table:style-name="ce67" office:value-type="percentage" office:value="0.009063" calcext:value-type="percentage">
            <text:p>0,91%</text:p>
          </table:table-cell>
          <table:table-cell table:style-name="ce67" office:value-type="percentage" office:value="0.006771" calcext:value-type="percentage">
            <text:p>0,68%</text:p>
          </table:table-cell>
          <table:table-cell table:style-name="ce67" office:value-type="percentage" office:value="0.005044" calcext:value-type="percentage">
            <text:p>0,50%</text:p>
          </table:table-cell>
          <table:table-cell table:style-name="ce67" office:value-type="percentage" office:value="0.000069" calcext:value-type="percentage">
            <text:p>0,01%</text:p>
          </table:table-cell>
          <table:table-cell table:style-name="ce67" office:value-type="percentage" office:value="0.224936" calcext:value-type="percentage">
            <text:p>22,49%</text:p>
          </table:table-cell>
          <table:table-cell table:style-name="ce67" office:value-type="percentage" office:value="0.003072" calcext:value-type="percentage">
            <text:p>0,31%</text:p>
          </table:table-cell>
          <table:table-cell table:style-name="ce67" office:value-type="percentage" office:value="0.000394" calcext:value-type="percentage">
            <text:p>0,04%</text:p>
          </table:table-cell>
          <table:table-cell table:style-name="ce67" office:value-type="percentage" office:value="0.000705" calcext:value-type="percentage">
            <text:p>0,07%</text:p>
          </table:table-cell>
          <table:table-cell table:style-name="ce67" office:value-type="percentage" office:value="0.136365" calcext:value-type="percentage">
            <text:p>13,64%</text:p>
          </table:table-cell>
          <table:table-cell table:style-name="ce67" office:value-type="percentage" office:value="0.092812" calcext:value-type="percentage">
            <text:p>9,28%</text:p>
          </table:table-cell>
          <table:table-cell table:style-name="ce67" office:value-type="percentage" office:value="0.145215" calcext:value-type="percentage">
            <text:p>14,52%</text:p>
          </table:table-cell>
          <table:table-cell table:style-name="ce67" office:value-type="percentage" office:value="0.002176" calcext:value-type="percentage">
            <text:p>0,22%</text:p>
          </table:table-cell>
          <table:table-cell table:style-name="ce67" office:value-type="percentage" office:value="0.080398" calcext:value-type="percentage">
            <text:p>8,04%</text:p>
          </table:table-cell>
          <table:table-cell table:style-name="ce117" office:value-type="percentage" office:value="0.001387" calcext:value-type="percentage">
            <text:p>0,14%</text:p>
          </table:table-cell>
          <table:table-cell table:style-name="ce126" office:value-type="percentage" office:value="614372.661132" calcext:value-type="percentage">
            <text:p>61437266,11%</text:p>
          </table:table-cell>
          <table:table-cell table:number-columns-repeated="1621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48" office:value-type="percentage" office:value="0.021597" calcext:value-type="percentage">
            <text:p>2,16%</text:p>
          </table:table-cell>
          <table:table-cell table:style-name="ce67" office:value-type="percentage" office:value="0.032171" calcext:value-type="percentage">
            <text:p>3,22%</text:p>
          </table:table-cell>
          <table:table-cell table:style-name="ce67" office:value-type="percentage" office:value="0.013495" calcext:value-type="percentage">
            <text:p>1,35%</text:p>
          </table:table-cell>
          <table:table-cell table:style-name="ce67" office:value-type="percentage" office:value="0.08516" calcext:value-type="percentage">
            <text:p>8,52%</text:p>
          </table:table-cell>
          <table:table-cell table:style-name="ce67" office:value-type="percentage" office:value="0.033969" calcext:value-type="percentage">
            <text:p>3,40%</text:p>
          </table:table-cell>
          <table:table-cell table:style-name="ce86" office:value-type="float" office:value="542.0951" calcext:value-type="float">
            <text:p>542,10</text:p>
          </table:table-cell>
          <table:table-cell table:style-name="ce67" office:value-type="percentage" office:value="0.001637" calcext:value-type="percentage">
            <text:p>0,16%</text:p>
          </table:table-cell>
          <table:table-cell table:style-name="ce67" office:value-type="percentage" office:value="0.015886" calcext:value-type="percentage">
            <text:p>1,59%</text:p>
          </table:table-cell>
          <table:table-cell table:style-name="ce67" office:value-type="percentage" office:value="0.023008" calcext:value-type="percentage">
            <text:p>2,30%</text:p>
          </table:table-cell>
          <table:table-cell table:style-name="ce67" office:value-type="percentage" office:value="0.025331" calcext:value-type="percentage">
            <text:p>2,53%</text:p>
          </table:table-cell>
          <table:table-cell table:style-name="ce67" office:value-type="percentage" office:value="0.076373" calcext:value-type="percentage">
            <text:p>7,64%</text:p>
          </table:table-cell>
          <table:table-cell table:style-name="ce67" office:value-type="percentage" office:value="0.017449" calcext:value-type="percentage">
            <text:p>1,74%</text:p>
          </table:table-cell>
          <table:table-cell table:style-name="ce67" office:value-type="percentage" office:value="0.008558" calcext:value-type="percentage">
            <text:p>0,86%</text:p>
          </table:table-cell>
          <table:table-cell table:style-name="ce67" office:value-type="percentage" office:value="0.018149" calcext:value-type="percentage">
            <text:p>1,81%</text:p>
          </table:table-cell>
          <table:table-cell table:style-name="ce67" office:value-type="percentage" office:value="0.000774" calcext:value-type="percentage">
            <text:p>0,08%</text:p>
          </table:table-cell>
          <table:table-cell table:style-name="ce67" office:value-type="percentage" office:value="0.008518" calcext:value-type="percentage">
            <text:p>0,85%</text:p>
          </table:table-cell>
          <table:table-cell table:style-name="ce67" office:value-type="percentage" office:value="0.01501" calcext:value-type="percentage">
            <text:p>1,50%</text:p>
          </table:table-cell>
          <table:table-cell table:style-name="ce67" office:value-type="percentage" office:value="0.022726" calcext:value-type="percentage">
            <text:p>2,27%</text:p>
          </table:table-cell>
          <table:table-cell table:style-name="ce67" office:value-type="percentage" office:value="0.086555" calcext:value-type="percentage">
            <text:p>8,66%</text:p>
          </table:table-cell>
          <table:table-cell table:style-name="ce67" office:value-type="percentage" office:value="0.025711" calcext:value-type="percentage">
            <text:p>2,57%</text:p>
          </table:table-cell>
          <table:table-cell table:style-name="ce67" office:value-type="percentage" office:value="0.021158" calcext:value-type="percentage">
            <text:p>2,12%</text:p>
          </table:table-cell>
          <table:table-cell table:style-name="ce67" office:value-type="percentage" office:value="0.005939" calcext:value-type="percentage">
            <text:p>0,59%</text:p>
          </table:table-cell>
          <table:table-cell table:style-name="ce67" office:value-type="percentage" office:value="0.014272" calcext:value-type="percentage">
            <text:p>1,43%</text:p>
          </table:table-cell>
          <table:table-cell table:style-name="ce67" office:value-type="percentage" office:value="0.036851" calcext:value-type="percentage">
            <text:p>3,69%</text:p>
          </table:table-cell>
          <table:table-cell table:style-name="ce67" office:value-type="percentage" office:value="0.060381" calcext:value-type="percentage">
            <text:p>6,04%</text:p>
          </table:table-cell>
          <table:table-cell table:style-name="ce67" office:value-type="percentage" office:value="0.044107" calcext:value-type="percentage">
            <text:p>4,41%</text:p>
          </table:table-cell>
          <table:table-cell table:style-name="ce67" office:value-type="percentage" office:value="0.00716" calcext:value-type="percentage">
            <text:p>0,72%</text:p>
          </table:table-cell>
          <table:table-cell table:style-name="ce67" office:value-type="percentage" office:value="0.023622" calcext:value-type="percentage">
            <text:p>2,36%</text:p>
          </table:table-cell>
          <table:table-cell table:style-name="ce67" office:value-type="percentage" office:value="0.007802" calcext:value-type="percentage">
            <text:p>0,78%</text:p>
          </table:table-cell>
          <table:table-cell table:style-name="ce67" office:value-type="percentage" office:value="0.082022" calcext:value-type="percentage">
            <text:p>8,20%</text:p>
          </table:table-cell>
          <table:table-cell table:style-name="ce67" office:value-type="percentage" office:value="0.016718" calcext:value-type="percentage">
            <text:p>1,67%</text:p>
          </table:table-cell>
          <table:table-cell table:style-name="ce67" office:value-type="percentage" office:value="0.055478" calcext:value-type="percentage">
            <text:p>5,55%</text:p>
          </table:table-cell>
          <table:table-cell table:style-name="ce67" office:value-type="percentage" office:value="0.005606" calcext:value-type="percentage">
            <text:p>0,56%</text:p>
          </table:table-cell>
          <table:table-cell table:style-name="ce67" office:value-type="percentage" office:value="0.018766" calcext:value-type="percentage">
            <text:p>1,88%</text:p>
          </table:table-cell>
          <table:table-cell table:style-name="ce67" office:value-type="percentage" office:value="0.000414" calcext:value-type="percentage">
            <text:p>0,04%</text:p>
          </table:table-cell>
          <table:table-cell table:style-name="ce67" office:value-type="percentage" office:value="0.019788" calcext:value-type="percentage">
            <text:p>1,98%</text:p>
          </table:table-cell>
          <table:table-cell table:style-name="ce67" office:value-type="percentage" office:value="0.058247" calcext:value-type="percentage">
            <text:p>5,82%</text:p>
          </table:table-cell>
          <table:table-cell table:style-name="ce67" office:value-type="percentage" office:value="0.067426" calcext:value-type="percentage">
            <text:p>6,74%</text:p>
          </table:table-cell>
          <table:table-cell table:style-name="ce67" office:value-type="percentage" office:value="0.040516" calcext:value-type="percentage">
            <text:p>4,05%</text:p>
          </table:table-cell>
          <table:table-cell table:style-name="ce67" office:value-type="percentage" office:value="0.00274" calcext:value-type="percentage">
            <text:p>0,27%</text:p>
          </table:table-cell>
          <table:table-cell table:style-name="ce67" office:value-type="percentage" office:value="0.026285" calcext:value-type="percentage">
            <text:p>2,63%</text:p>
          </table:table-cell>
          <table:table-cell table:style-name="ce67" office:value-type="percentage" office:value="0.037065" calcext:value-type="percentage">
            <text:p>3,71%</text:p>
          </table:table-cell>
          <table:table-cell table:style-name="ce67" office:value-type="percentage" office:value="0.033929" calcext:value-type="percentage">
            <text:p>3,39%</text:p>
          </table:table-cell>
          <table:table-cell table:style-name="ce67" office:value-type="percentage" office:value="0.025951" calcext:value-type="percentage">
            <text:p>2,60%</text:p>
          </table:table-cell>
          <table:table-cell table:style-name="ce67" office:value-type="percentage" office:value="0.015555" calcext:value-type="percentage">
            <text:p>1,56%</text:p>
          </table:table-cell>
          <table:table-cell table:style-name="ce67" office:value-type="percentage" office:value="0.021831" calcext:value-type="percentage">
            <text:p>2,18%</text:p>
          </table:table-cell>
          <table:table-cell table:style-name="ce67" office:value-type="percentage" office:value="0.009477" calcext:value-type="percentage">
            <text:p>0,95%</text:p>
          </table:table-cell>
          <table:table-cell table:style-name="ce67" office:value-type="percentage" office:value="0.005027" calcext:value-type="percentage">
            <text:p>0,50%</text:p>
          </table:table-cell>
          <table:table-cell table:style-name="ce67" office:value-type="percentage" office:value="0.003569" calcext:value-type="percentage">
            <text:p>0,36%</text:p>
          </table:table-cell>
          <table:table-cell table:style-name="ce67" office:value-type="percentage" office:value="0.002108" calcext:value-type="percentage">
            <text:p>0,21%</text:p>
          </table:table-cell>
          <table:table-cell table:style-name="ce67" office:value-type="percentage" office:value="0.002854" calcext:value-type="percentage">
            <text:p>0,29%</text:p>
          </table:table-cell>
          <table:table-cell table:style-name="ce67" office:value-type="percentage" office:value="0.179769" calcext:value-type="percentage">
            <text:p>17,98%</text:p>
          </table:table-cell>
          <table:table-cell table:style-name="ce67" office:value-type="percentage" office:value="0.0035" calcext:value-type="percentage">
            <text:p>0,35%</text:p>
          </table:table-cell>
          <table:table-cell table:style-name="ce67" office:value-type="percentage" office:value="0.001011" calcext:value-type="percentage">
            <text:p>0,10%</text:p>
          </table:table-cell>
          <table:table-cell table:style-name="ce67" office:value-type="percentage" office:value="0.002111" calcext:value-type="percentage">
            <text:p>0,21%</text:p>
          </table:table-cell>
          <table:table-cell table:style-name="ce67" office:value-type="percentage" office:value="0.000189" calcext:value-type="percentage">
            <text:p>0,02%</text:p>
          </table:table-cell>
          <table:table-cell table:style-name="ce67" office:value-type="percentage" office:value="0.11094" calcext:value-type="percentage">
            <text:p>11,09%</text:p>
          </table:table-cell>
          <table:table-cell table:style-name="ce67" office:value-type="percentage" office:value="0.0637" calcext:value-type="percentage">
            <text:p>6,37%</text:p>
          </table:table-cell>
          <table:table-cell table:style-name="ce67" office:value-type="percentage" office:value="0.009924" calcext:value-type="percentage">
            <text:p>0,99%</text:p>
          </table:table-cell>
          <table:table-cell table:style-name="ce67" office:value-type="percentage" office:value="0.001638" calcext:value-type="percentage">
            <text:p>0,16%</text:p>
          </table:table-cell>
          <table:table-cell table:style-name="ce67" office:value-type="percentage" office:value="0.000293" calcext:value-type="percentage">
            <text:p>0,03%</text:p>
          </table:table-cell>
          <table:table-cell table:style-name="ce67" office:value-type="percentage" office:value="0.008049" calcext:value-type="percentage">
            <text:p>0,80%</text:p>
          </table:table-cell>
          <table:table-cell table:style-name="ce67" office:value-type="percentage" office:value="0.099722" calcext:value-type="percentage">
            <text:p>9,97%</text:p>
          </table:table-cell>
          <table:table-cell table:style-name="ce67" office:value-type="percentage" office:value="0.070229" calcext:value-type="percentage">
            <text:p>7,02%</text:p>
          </table:table-cell>
          <table:table-cell table:style-name="ce67" office:value-type="percentage" office:value="0.008098" calcext:value-type="percentage">
            <text:p>0,81%</text:p>
          </table:table-cell>
          <table:table-cell table:style-name="ce67" office:value-type="percentage" office:value="0.054243" calcext:value-type="percentage">
            <text:p>5,42%</text:p>
          </table:table-cell>
          <table:table-cell table:style-name="ce67" office:value-type="percentage" office:value="0.117176" calcext:value-type="percentage">
            <text:p>11,72%</text:p>
          </table:table-cell>
          <table:table-cell table:style-name="ce67" office:value-type="percentage" office:value="0.013604" calcext:value-type="percentage">
            <text:p>1,36%</text:p>
          </table:table-cell>
          <table:table-cell table:style-name="ce67" office:value-type="percentage" office:value="0.001164" calcext:value-type="percentage">
            <text:p>0,12%</text:p>
          </table:table-cell>
          <table:table-cell table:style-name="ce67" office:value-type="percentage" office:value="0.000203" calcext:value-type="percentage">
            <text:p>0,02%</text:p>
          </table:table-cell>
          <table:table-cell table:style-name="ce67" office:value-type="percentage" office:value="0.13386" calcext:value-type="percentage">
            <text:p>13,39%</text:p>
          </table:table-cell>
          <table:table-cell table:style-name="ce67" office:value-type="percentage" office:value="0.045141" calcext:value-type="percentage">
            <text:p>4,51%</text:p>
          </table:table-cell>
          <table:table-cell table:style-name="ce67" office:value-type="percentage" office:value="0.006632" calcext:value-type="percentage">
            <text:p>0,66%</text:p>
          </table:table-cell>
          <table:table-cell table:style-name="ce67" office:value-type="percentage" office:value="0.000656" calcext:value-type="percentage">
            <text:p>0,07%</text:p>
          </table:table-cell>
          <table:table-cell table:style-name="ce67" office:value-type="percentage" office:value="0.000103" calcext:value-type="percentage">
            <text:p>0,01%</text:p>
          </table:table-cell>
          <table:table-cell table:style-name="ce67" office:value-type="percentage" office:value="0.000467" calcext:value-type="percentage">
            <text:p>0,05%</text:p>
          </table:table-cell>
          <table:table-cell table:style-name="ce67" office:value-type="percentage" office:value="0.177293" calcext:value-type="percentage">
            <text:p>17,73%</text:p>
          </table:table-cell>
          <table:table-cell table:style-name="ce67" office:value-type="percentage" office:value="0.008173" calcext:value-type="percentage">
            <text:p>0,82%</text:p>
          </table:table-cell>
          <table:table-cell table:style-name="ce67" office:value-type="percentage" office:value="0.000397" calcext:value-type="percentage">
            <text:p>0,04%</text:p>
          </table:table-cell>
          <table:table-cell table:style-name="ce67" office:value-type="percentage" office:value="0.000061" calcext:value-type="percentage">
            <text:p>0,01%</text:p>
          </table:table-cell>
          <table:table-cell table:style-name="ce67" office:value-type="percentage" office:value="0.068475" calcext:value-type="percentage">
            <text:p>6,85%</text:p>
          </table:table-cell>
          <table:table-cell table:style-name="ce67" office:value-type="percentage" office:value="0.112057" calcext:value-type="percentage">
            <text:p>11,21%</text:p>
          </table:table-cell>
          <table:table-cell table:style-name="ce67" office:value-type="percentage" office:value="0.005204" calcext:value-type="percentage">
            <text:p>0,52%</text:p>
          </table:table-cell>
          <table:table-cell table:style-name="ce67" office:value-type="percentage" office:value="0.000521" calcext:value-type="percentage">
            <text:p>0,05%</text:p>
          </table:table-cell>
          <table:table-cell table:style-name="ce67" office:value-type="percentage" office:value="0.000135" calcext:value-type="percentage">
            <text:p>0,01%</text:p>
          </table:table-cell>
          <table:table-cell table:style-name="ce67" office:value-type="percentage" office:value="0.016736" calcext:value-type="percentage">
            <text:p>1,67%</text:p>
          </table:table-cell>
          <table:table-cell table:style-name="ce67" office:value-type="percentage" office:value="0.166916" calcext:value-type="percentage">
            <text:p>16,69%</text:p>
          </table:table-cell>
          <table:table-cell table:style-name="ce67" office:value-type="percentage" office:value="0.002639" calcext:value-type="percentage">
            <text:p>0,26%</text:p>
          </table:table-cell>
          <table:table-cell table:style-name="ce67" office:value-type="percentage" office:value="0.000088" calcext:value-type="percentage">
            <text:p>0,01%</text:p>
          </table:table-cell>
          <table:table-cell table:style-name="ce67" office:value-type="percentage" office:value="0.000012" calcext:value-type="percentage">
            <text:p>0,00%</text:p>
          </table:table-cell>
          <table:table-cell table:style-name="ce67" office:value-type="percentage" office:value="0.15576" calcext:value-type="percentage">
            <text:p>15,58%</text:p>
          </table:table-cell>
          <table:table-cell table:style-name="ce67" office:value-type="percentage" office:value="0.030312" calcext:value-type="percentage">
            <text:p>3,03%</text:p>
          </table:table-cell>
          <table:table-cell table:style-name="ce67" office:value-type="percentage" office:value="0.000299" calcext:value-type="percentage">
            <text:p>0,03%</text:p>
          </table:table-cell>
          <table:table-cell table:style-name="ce67" office:value-type="percentage" office:value="0.000016" calcext:value-type="percentage">
            <text:p>0,00%</text:p>
          </table:table-cell>
          <table:table-cell table:style-name="ce67" office:value-type="percentage" office:value="0.000003" calcext:value-type="percentage">
            <text:p>0,00%</text:p>
          </table:table-cell>
          <table:table-cell table:style-name="ce67" office:value-type="percentage" office:value="0.053543" calcext:value-type="percentage">
            <text:p>5,35%</text:p>
          </table:table-cell>
          <table:table-cell table:style-name="ce67" office:value-type="percentage" office:value="0.131657" calcext:value-type="percentage">
            <text:p>13,17%</text:p>
          </table:table-cell>
          <table:table-cell table:style-name="ce67" office:value-type="percentage" office:value="0.001138" calcext:value-type="percentage">
            <text:p>0,11%</text:p>
          </table:table-cell>
          <table:table-cell table:style-name="ce67" office:value-type="percentage" office:value="0.000039" calcext:value-type="percentage">
            <text:p>0,00%</text:p>
          </table:table-cell>
          <table:table-cell table:style-name="ce67" office:value-type="percentage" office:value="0.000013" calcext:value-type="percentage">
            <text:p>0,00%</text:p>
          </table:table-cell>
          <table:table-cell table:style-name="ce67" office:value-type="percentage" office:value="0.183265" calcext:value-type="percentage">
            <text:p>18,33%</text:p>
          </table:table-cell>
          <table:table-cell table:style-name="ce67" office:value-type="percentage" office:value="0.003063" calcext:value-type="percentage">
            <text:p>0,31%</text:p>
          </table:table-cell>
          <table:table-cell table:style-name="ce67" office:value-type="percentage" office:value="0.000053" calcext:value-type="percentage">
            <text:p>0,01%</text:p>
          </table:table-cell>
          <table:table-cell table:style-name="ce67" office:value-type="percentage" office:value="0.000006" calcext:value-type="percentage">
            <text:p>0,00%</text:p>
          </table:table-cell>
          <table:table-cell table:style-name="ce67" office:value-type="percentage" office:value="0.000003" calcext:value-type="percentage">
            <text:p>0,00%</text:p>
          </table:table-cell>
          <table:table-cell table:style-name="ce67" office:value-type="percentage" office:value="0.131176" calcext:value-type="percentage">
            <text:p>13,12%</text:p>
          </table:table-cell>
          <table:table-cell table:style-name="ce67" office:value-type="percentage" office:value="0.055215" calcext:value-type="percentage">
            <text:p>5,52%</text:p>
          </table:table-cell>
          <table:table-cell table:style-name="ce67" office:value-type="percentage" office:value="0.005448" calcext:value-type="percentage">
            <text:p>0,54%</text:p>
          </table:table-cell>
          <table:table-cell table:style-name="ce67" office:value-type="percentage" office:value="0.118904" calcext:value-type="percentage">
            <text:p>11,89%</text:p>
          </table:table-cell>
          <table:table-cell table:style-name="ce67" office:value-type="percentage" office:value="0.048113" calcext:value-type="percentage">
            <text:p>4,81%</text:p>
          </table:table-cell>
          <table:table-cell table:style-name="ce67" office:value-type="percentage" office:value="0.011883" calcext:value-type="percentage">
            <text:p>1,19%</text:p>
          </table:table-cell>
          <table:table-cell table:style-name="ce67" office:value-type="percentage" office:value="0.002043" calcext:value-type="percentage">
            <text:p>0,20%</text:p>
          </table:table-cell>
          <table:table-cell table:style-name="ce67" office:value-type="percentage" office:value="0.161036" calcext:value-type="percentage">
            <text:p>16,10%</text:p>
          </table:table-cell>
          <table:table-cell table:style-name="ce67" office:value-type="percentage" office:value="0.025354" calcext:value-type="percentage">
            <text:p>2,54%</text:p>
          </table:table-cell>
          <table:table-cell table:style-name="ce67" office:value-type="percentage" office:value="0.139517" calcext:value-type="percentage">
            <text:p>13,95%</text:p>
          </table:table-cell>
          <table:table-cell table:style-name="ce67" office:value-type="percentage" office:value="0.046874" calcext:value-type="percentage">
            <text:p>4,69%</text:p>
          </table:table-cell>
          <table:table-cell table:style-name="ce67" office:value-type="percentage" office:value="0.003925" calcext:value-type="percentage">
            <text:p>0,39%</text:p>
          </table:table-cell>
          <table:table-cell table:style-name="ce67" office:value-type="percentage" office:value="0.010945" calcext:value-type="percentage">
            <text:p>1,09%</text:p>
          </table:table-cell>
          <table:table-cell table:style-name="ce67" office:value-type="percentage" office:value="0.03696" calcext:value-type="percentage">
            <text:p>3,70%</text:p>
          </table:table-cell>
          <table:table-cell table:style-name="ce67" office:value-type="percentage" office:value="0.080687" calcext:value-type="percentage">
            <text:p>8,07%</text:p>
          </table:table-cell>
          <table:table-cell table:style-name="ce67" office:value-type="percentage" office:value="0.053874" calcext:value-type="percentage">
            <text:p>5,39%</text:p>
          </table:table-cell>
          <table:table-cell table:style-name="ce67" office:value-type="percentage" office:value="0.166873" calcext:value-type="percentage">
            <text:p>16,69%</text:p>
          </table:table-cell>
          <table:table-cell table:style-name="ce67" office:value-type="percentage" office:value="0.019518" calcext:value-type="percentage">
            <text:p>1,95%</text:p>
          </table:table-cell>
          <table:table-cell table:style-name="ce67" office:value-type="percentage" office:value="0.068567" calcext:value-type="percentage">
            <text:p>6,86%</text:p>
          </table:table-cell>
          <table:table-cell table:style-name="ce67" office:value-type="percentage" office:value="0.098951" calcext:value-type="percentage">
            <text:p>9,90%</text:p>
          </table:table-cell>
          <table:table-cell table:style-name="ce67" office:value-type="percentage" office:value="0.015568" calcext:value-type="percentage">
            <text:p>1,56%</text:p>
          </table:table-cell>
          <table:table-cell table:style-name="ce67" office:value-type="percentage" office:value="0.002756" calcext:value-type="percentage">
            <text:p>0,28%</text:p>
          </table:table-cell>
          <table:table-cell table:style-name="ce67" office:value-type="percentage" office:value="0.000549" calcext:value-type="percentage">
            <text:p>0,05%</text:p>
          </table:table-cell>
          <table:table-cell table:style-name="ce67" office:value-type="percentage" office:value="0.002255" calcext:value-type="percentage">
            <text:p>0,23%</text:p>
          </table:table-cell>
          <table:table-cell table:style-name="ce67" office:value-type="percentage" office:value="0.184136" calcext:value-type="percentage">
            <text:p>18,41%</text:p>
          </table:table-cell>
          <table:table-cell table:style-name="ce100" office:value-type="float" office:value="499204" calcext:value-type="float">
            <text:p>499.204</text:p>
          </table:table-cell>
          <table:table-cell table:style-name="ce67" office:value-type="percentage" office:value="0.001856" calcext:value-type="percentage">
            <text:p>0,19%</text:p>
          </table:table-cell>
          <table:table-cell table:style-name="ce67" office:value-type="percentage" office:value="0.09527" calcext:value-type="percentage">
            <text:p>9,53%</text:p>
          </table:table-cell>
          <table:table-cell table:style-name="ce67" office:value-type="percentage" office:value="0.01933" calcext:value-type="percentage">
            <text:p>1,93%</text:p>
          </table:table-cell>
          <table:table-cell table:style-name="ce67" office:value-type="percentage" office:value="0.066803" calcext:value-type="percentage">
            <text:p>6,68%</text:p>
          </table:table-cell>
          <table:table-cell table:style-name="ce67" office:value-type="percentage" office:value="0.002453" calcext:value-type="percentage">
            <text:p>0,25%</text:p>
          </table:table-cell>
          <table:table-cell table:style-name="ce67" office:value-type="percentage" office:value="0.000678" calcext:value-type="percentage">
            <text:p>0,07%</text:p>
          </table:table-cell>
          <table:table-cell table:style-name="ce67" office:value-type="percentage" office:value="0.000001" calcext:value-type="percentage">
            <text:p>0,00%</text:p>
          </table:table-cell>
          <table:table-cell table:style-name="ce67" office:value-type="percentage" office:value="0.156616" calcext:value-type="percentage">
            <text:p>15,66%</text:p>
          </table:table-cell>
          <table:table-cell table:style-name="ce67" office:value-type="percentage" office:value="0.029773" calcext:value-type="percentage">
            <text:p>2,98%</text:p>
          </table:table-cell>
          <table:table-cell table:style-name="ce67" office:value-type="percentage" office:value="0.006794" calcext:value-type="percentage">
            <text:p>0,68%</text:p>
          </table:table-cell>
          <table:table-cell table:style-name="ce67" office:value-type="percentage" office:value="0.177277" calcext:value-type="percentage">
            <text:p>17,73%</text:p>
          </table:table-cell>
          <table:table-cell table:style-name="ce67" office:value-type="percentage" office:value="0.000886" calcext:value-type="percentage">
            <text:p>0,09%</text:p>
          </table:table-cell>
          <table:table-cell table:style-name="ce67" office:value-type="percentage" office:value="0.001396" calcext:value-type="percentage">
            <text:p>0,14%</text:p>
          </table:table-cell>
          <table:table-cell table:style-name="ce67" office:value-type="percentage" office:value="0.000037" calcext:value-type="percentage">
            <text:p>0,00%</text:p>
          </table:table-cell>
          <table:table-cell table:style-name="ce67" office:value-type="percentage" office:value="0.00081" calcext:value-type="percentage">
            <text:p>0,08%</text:p>
          </table:table-cell>
          <table:table-cell table:style-name="ce67" office:value-type="percentage" office:value="0.000047" calcext:value-type="percentage">
            <text:p>0,00%</text:p>
          </table:table-cell>
          <table:table-cell table:style-name="ce67" office:value-type="percentage" office:value="0.000137" calcext:value-type="percentage">
            <text:p>0,01%</text:p>
          </table:table-cell>
          <table:table-cell table:style-name="ce67" office:value-type="percentage" office:value="0.00009" calcext:value-type="percentage">
            <text:p>0,01%</text:p>
          </table:table-cell>
          <table:table-cell table:style-name="ce67" office:value-type="percentage" office:value="0.000405" calcext:value-type="percentage">
            <text:p>0,04%</text:p>
          </table:table-cell>
          <table:table-cell table:style-name="ce67" office:value-type="percentage" office:value="0.072184" calcext:value-type="percentage">
            <text:p>7,22%</text:p>
          </table:table-cell>
          <table:table-cell table:style-name="ce67" office:value-type="percentage" office:value="0.098566" calcext:value-type="percentage">
            <text:p>9,86%</text:p>
          </table:table-cell>
          <table:table-cell table:style-name="ce67" office:value-type="percentage" office:value="0.011224" calcext:value-type="percentage">
            <text:p>1,12%</text:p>
          </table:table-cell>
          <table:table-cell table:style-name="ce67" office:value-type="percentage" office:value="0.002071" calcext:value-type="percentage">
            <text:p>0,21%</text:p>
          </table:table-cell>
          <table:table-cell table:style-name="ce67" office:value-type="percentage" office:value="0.000517" calcext:value-type="percentage">
            <text:p>0,05%</text:p>
          </table:table-cell>
          <table:table-cell table:style-name="ce67" office:value-type="percentage" office:value="0.000179" calcext:value-type="percentage">
            <text:p>0,02%</text:p>
          </table:table-cell>
          <table:table-cell table:style-name="ce67" office:value-type="percentage" office:value="0.0001" calcext:value-type="percentage">
            <text:p>0,01%</text:p>
          </table:table-cell>
          <table:table-cell table:style-name="ce67" office:value-type="percentage" office:value="0.00006" calcext:value-type="percentage">
            <text:p>0,01%</text:p>
          </table:table-cell>
          <table:table-cell table:style-name="ce67" office:value-type="percentage" office:value="0.000093" calcext:value-type="percentage">
            <text:p>0,01%</text:p>
          </table:table-cell>
          <table:table-cell table:style-name="ce67" office:value-type="percentage" office:value="0.181857" calcext:value-type="percentage">
            <text:p>18,19%</text:p>
          </table:table-cell>
          <table:table-cell table:style-name="ce67" office:value-type="percentage" office:value="0.003459" calcext:value-type="percentage">
            <text:p>0,35%</text:p>
          </table:table-cell>
          <table:table-cell table:style-name="ce67" office:value-type="percentage" office:value="0.000432" calcext:value-type="percentage">
            <text:p>0,04%</text:p>
          </table:table-cell>
          <table:table-cell table:style-name="ce67" office:value-type="percentage" office:value="0.00055" calcext:value-type="percentage">
            <text:p>0,06%</text:p>
          </table:table-cell>
          <table:table-cell table:style-name="ce67" office:value-type="percentage" office:value="0.107024" calcext:value-type="percentage">
            <text:p>10,70%</text:p>
          </table:table-cell>
          <table:table-cell table:style-name="ce67" office:value-type="percentage" office:value="0.079367" calcext:value-type="percentage">
            <text:p>7,94%</text:p>
          </table:table-cell>
          <table:table-cell table:style-name="ce67" office:value-type="percentage" office:value="0" calcext:value-type="percentage">
            <text:p>0,00%</text:p>
          </table:table-cell>
          <table:table-cell table:style-name="ce67" office:value-type="percentage" office:value="0.18639" calcext:value-type="percentage">
            <text:p>18,64%</text:p>
          </table:table-cell>
          <table:table-cell table:style-name="ce67" office:value-type="percentage" office:value="0.000001" calcext:value-type="percentage">
            <text:p>0,00%</text:p>
          </table:table-cell>
          <table:table-cell table:style-name="ce117" office:value-type="percentage" office:value="0" calcext:value-type="percentage">
            <text:p>0,00%</text:p>
          </table:table-cell>
          <table:table-cell table:style-name="ce126" office:value-type="percentage" office:value="499752.246" calcext:value-type="percentage">
            <text:p>49975224,60%</text:p>
          </table:table-cell>
          <table:table-cell table:number-columns-repeated="16213"/>
        </table:table-row>
        <table:table-row table:style-name="ro1">
          <table:table-cell table:style-name="ce12" office:value-type="string" calcext:value-type="string">
            <text:p>All</text:p>
          </table:table-cell>
          <table:table-cell table:style-name="ce50" office:value-type="percentage" office:value="0.081896" calcext:value-type="percentage">
            <text:p>8,19%</text:p>
          </table:table-cell>
          <table:table-cell table:style-name="ce69" office:value-type="percentage" office:value="0.37051" calcext:value-type="percentage">
            <text:p>37,05%</text:p>
          </table:table-cell>
          <table:table-cell table:style-name="ce69" office:value-type="percentage" office:value="0.106472" calcext:value-type="percentage">
            <text:p>10,65%</text:p>
          </table:table-cell>
          <table:table-cell table:style-name="ce69" office:value-type="percentage" office:value="0.333512" calcext:value-type="percentage">
            <text:p>33,35%</text:p>
          </table:table-cell>
          <table:table-cell table:style-name="ce69" office:value-type="percentage" office:value="0.107611" calcext:value-type="percentage">
            <text:p>10,76%</text:p>
          </table:table-cell>
          <table:table-cell table:style-name="ce88" office:value-type="float" office:value="540.6086" calcext:value-type="float">
            <text:p>540,61</text:p>
          </table:table-cell>
          <table:table-cell table:style-name="ce69" office:value-type="percentage" office:value="0.035971" calcext:value-type="percentage">
            <text:p>3,60%</text:p>
          </table:table-cell>
          <table:table-cell table:style-name="ce69" office:value-type="percentage" office:value="0.153109" calcext:value-type="percentage">
            <text:p>15,31%</text:p>
          </table:table-cell>
          <table:table-cell table:style-name="ce69" office:value-type="percentage" office:value="0.123748" calcext:value-type="percentage">
            <text:p>12,37%</text:p>
          </table:table-cell>
          <table:table-cell table:style-name="ce69" office:value-type="percentage" office:value="0.11098" calcext:value-type="percentage">
            <text:p>11,10%</text:p>
          </table:table-cell>
          <table:table-cell table:style-name="ce69" office:value-type="percentage" office:value="0.302126" calcext:value-type="percentage">
            <text:p>30,21%</text:p>
          </table:table-cell>
          <table:table-cell table:style-name="ce69" office:value-type="percentage" office:value="0.100738" calcext:value-type="percentage">
            <text:p>10,07%</text:p>
          </table:table-cell>
          <table:table-cell table:style-name="ce69" office:value-type="percentage" office:value="0.08013" calcext:value-type="percentage">
            <text:p>8,01%</text:p>
          </table:table-cell>
          <table:table-cell table:style-name="ce69" office:value-type="percentage" office:value="0.093199" calcext:value-type="percentage">
            <text:p>9,32%</text:p>
          </table:table-cell>
          <table:table-cell table:style-name="ce69" office:value-type="percentage" office:value="0.02157" calcext:value-type="percentage">
            <text:p>2,16%</text:p>
          </table:table-cell>
          <table:table-cell table:style-name="ce69" office:value-type="percentage" office:value="0.104686" calcext:value-type="percentage">
            <text:p>10,47%</text:p>
          </table:table-cell>
          <table:table-cell table:style-name="ce69" office:value-type="percentage" office:value="0.099193" calcext:value-type="percentage">
            <text:p>9,92%</text:p>
          </table:table-cell>
          <table:table-cell table:style-name="ce69" office:value-type="percentage" office:value="0.11349" calcext:value-type="percentage">
            <text:p>11,35%</text:p>
          </table:table-cell>
          <table:table-cell table:style-name="ce69" office:value-type="percentage" office:value="0.362528" calcext:value-type="percentage">
            <text:p>36,25%</text:p>
          </table:table-cell>
          <table:table-cell table:style-name="ce69" office:value-type="percentage" office:value="0.134123" calcext:value-type="percentage">
            <text:p>13,41%</text:p>
          </table:table-cell>
          <table:table-cell table:style-name="ce69" office:value-type="percentage" office:value="0.135493" calcext:value-type="percentage">
            <text:p>13,55%</text:p>
          </table:table-cell>
          <table:table-cell table:style-name="ce69" office:value-type="percentage" office:value="0.028915" calcext:value-type="percentage">
            <text:p>2,89%</text:p>
          </table:table-cell>
          <table:table-cell table:style-name="ce69" office:value-type="percentage" office:value="0.174908" calcext:value-type="percentage">
            <text:p>17,49%</text:p>
          </table:table-cell>
          <table:table-cell table:style-name="ce69" office:value-type="percentage" office:value="0.189111" calcext:value-type="percentage">
            <text:p>18,91%</text:p>
          </table:table-cell>
          <table:table-cell table:style-name="ce69" office:value-type="percentage" office:value="0.228125" calcext:value-type="percentage">
            <text:p>22,81%</text:p>
          </table:table-cell>
          <table:table-cell table:style-name="ce69" office:value-type="percentage" office:value="0.206639" calcext:value-type="percentage">
            <text:p>20,66%</text:p>
          </table:table-cell>
          <table:table-cell table:style-name="ce69" office:value-type="percentage" office:value="0.081987" calcext:value-type="percentage">
            <text:p>8,20%</text:p>
          </table:table-cell>
          <table:table-cell table:style-name="ce69" office:value-type="percentage" office:value="0.119232" calcext:value-type="percentage">
            <text:p>11,92%</text:p>
          </table:table-cell>
          <table:table-cell table:style-name="ce69" office:value-type="percentage" office:value="0.140068" calcext:value-type="percentage">
            <text:p>14,01%</text:p>
          </table:table-cell>
          <table:table-cell table:style-name="ce69" office:value-type="percentage" office:value="0.391095" calcext:value-type="percentage">
            <text:p>39,11%</text:p>
          </table:table-cell>
          <table:table-cell table:style-name="ce69" office:value-type="percentage" office:value="0.060983" calcext:value-type="percentage">
            <text:p>6,10%</text:p>
          </table:table-cell>
          <table:table-cell table:style-name="ce69" office:value-type="percentage" office:value="0.259934" calcext:value-type="percentage">
            <text:p>25,99%</text:p>
          </table:table-cell>
          <table:table-cell table:style-name="ce69" office:value-type="percentage" office:value="0.061396" calcext:value-type="percentage">
            <text:p>6,14%</text:p>
          </table:table-cell>
          <table:table-cell table:style-name="ce69" office:value-type="percentage" office:value="0.086524" calcext:value-type="percentage">
            <text:p>8,65%</text:p>
          </table:table-cell>
          <table:table-cell table:style-name="ce69" office:value-type="percentage" office:value="0.027031" calcext:value-type="percentage">
            <text:p>2,70%</text:p>
          </table:table-cell>
          <table:table-cell table:style-name="ce69" office:value-type="percentage" office:value="0.130704" calcext:value-type="percentage">
            <text:p>13,07%</text:p>
          </table:table-cell>
          <table:table-cell table:style-name="ce69" office:value-type="percentage" office:value="0.282526" calcext:value-type="percentage">
            <text:p>28,25%</text:p>
          </table:table-cell>
          <table:table-cell table:style-name="ce69" office:value-type="percentage" office:value="0.337525" calcext:value-type="percentage">
            <text:p>33,75%</text:p>
          </table:table-cell>
          <table:table-cell table:style-name="ce69" office:value-type="percentage" office:value="0.222214" calcext:value-type="percentage">
            <text:p>22,22%</text:p>
          </table:table-cell>
          <table:table-cell table:style-name="ce69" office:value-type="percentage" office:value="0.058097" calcext:value-type="percentage">
            <text:p>5,81%</text:p>
          </table:table-cell>
          <table:table-cell table:style-name="ce69" office:value-type="percentage" office:value="0.290901" calcext:value-type="percentage">
            <text:p>29,09%</text:p>
          </table:table-cell>
          <table:table-cell table:style-name="ce69" office:value-type="percentage" office:value="0.154744" calcext:value-type="percentage">
            <text:p>15,47%</text:p>
          </table:table-cell>
          <table:table-cell table:style-name="ce69" office:value-type="percentage" office:value="0.110473" calcext:value-type="percentage">
            <text:p>11,05%</text:p>
          </table:table-cell>
          <table:table-cell table:style-name="ce69" office:value-type="percentage" office:value="0.078228" calcext:value-type="percentage">
            <text:p>7,82%</text:p>
          </table:table-cell>
          <table:table-cell table:style-name="ce69" office:value-type="percentage" office:value="0.047496" calcext:value-type="percentage">
            <text:p>4,75%</text:p>
          </table:table-cell>
          <table:table-cell table:style-name="ce69" office:value-type="percentage" office:value="0.075315" calcext:value-type="percentage">
            <text:p>7,53%</text:p>
          </table:table-cell>
          <table:table-cell table:style-name="ce69" office:value-type="percentage" office:value="0.041233" calcext:value-type="percentage">
            <text:p>4,12%</text:p>
          </table:table-cell>
          <table:table-cell table:style-name="ce69" office:value-type="percentage" office:value="0.025924" calcext:value-type="percentage">
            <text:p>2,59%</text:p>
          </table:table-cell>
          <table:table-cell table:style-name="ce69" office:value-type="percentage" office:value="0.023032" calcext:value-type="percentage">
            <text:p>2,30%</text:p>
          </table:table-cell>
          <table:table-cell table:style-name="ce69" office:value-type="percentage" office:value="0.018406" calcext:value-type="percentage">
            <text:p>1,84%</text:p>
          </table:table-cell>
          <table:table-cell table:style-name="ce69" office:value-type="percentage" office:value="0.07615" calcext:value-type="percentage">
            <text:p>7,62%</text:p>
          </table:table-cell>
          <table:table-cell table:style-name="ce69" office:value-type="percentage" office:value="0.908275" calcext:value-type="percentage">
            <text:p>90,83%</text:p>
          </table:table-cell>
          <table:table-cell table:style-name="ce69" office:value-type="percentage" office:value="0.050528" calcext:value-type="percentage">
            <text:p>5,05%</text:p>
          </table:table-cell>
          <table:table-cell table:style-name="ce69" office:value-type="percentage" office:value="0.011179" calcext:value-type="percentage">
            <text:p>1,12%</text:p>
          </table:table-cell>
          <table:table-cell table:style-name="ce69" office:value-type="percentage" office:value="0.030018" calcext:value-type="percentage">
            <text:p>3,00%</text:p>
          </table:table-cell>
          <table:table-cell table:style-name="ce69" office:value-type="percentage" office:value="0.008431" calcext:value-type="percentage">
            <text:p>0,84%</text:p>
          </table:table-cell>
          <table:table-cell table:style-name="ce69" office:value-type="percentage" office:value="0.631027" calcext:value-type="percentage">
            <text:p>63,10%</text:p>
          </table:table-cell>
          <table:table-cell table:style-name="ce69" office:value-type="percentage" office:value="0.23988" calcext:value-type="percentage">
            <text:p>23,99%</text:p>
          </table:table-cell>
          <table:table-cell table:style-name="ce69" office:value-type="percentage" office:value="0.077078" calcext:value-type="percentage">
            <text:p>7,71%</text:p>
          </table:table-cell>
          <table:table-cell table:style-name="ce69" office:value-type="percentage" office:value="0.043584" calcext:value-type="percentage">
            <text:p>4,36%</text:p>
          </table:table-cell>
          <table:table-cell table:style-name="ce69" office:value-type="percentage" office:value="0.007149" calcext:value-type="percentage">
            <text:p>0,71%</text:p>
          </table:table-cell>
          <table:table-cell table:style-name="ce69" office:value-type="percentage" office:value="0.117743" calcext:value-type="percentage">
            <text:p>11,77%</text:p>
          </table:table-cell>
          <table:table-cell table:style-name="ce69" office:value-type="percentage" office:value="0.492372" calcext:value-type="percentage">
            <text:p>49,24%</text:p>
          </table:table-cell>
          <table:table-cell table:style-name="ce69" office:value-type="percentage" office:value="0.32484" calcext:value-type="percentage">
            <text:p>32,48%</text:p>
          </table:table-cell>
          <table:table-cell table:style-name="ce69" office:value-type="percentage" office:value="0.057896" calcext:value-type="percentage">
            <text:p>5,79%</text:p>
          </table:table-cell>
          <table:table-cell table:style-name="ce69" office:value-type="percentage" office:value="0.502337" calcext:value-type="percentage">
            <text:p>50,23%</text:p>
          </table:table-cell>
          <table:table-cell table:style-name="ce69" office:value-type="percentage" office:value="0.38511" calcext:value-type="percentage">
            <text:p>38,51%</text:p>
          </table:table-cell>
          <table:table-cell table:style-name="ce69" office:value-type="percentage" office:value="0.097742" calcext:value-type="percentage">
            <text:p>9,77%</text:p>
          </table:table-cell>
          <table:table-cell table:style-name="ce69" office:value-type="percentage" office:value="0.012135" calcext:value-type="percentage">
            <text:p>1,21%</text:p>
          </table:table-cell>
          <table:table-cell table:style-name="ce69" office:value-type="percentage" office:value="0.002676" calcext:value-type="percentage">
            <text:p>0,27%</text:p>
          </table:table-cell>
          <table:table-cell table:style-name="ce69" office:value-type="percentage" office:value="0.750958" calcext:value-type="percentage">
            <text:p>75,10%</text:p>
          </table:table-cell>
          <table:table-cell table:style-name="ce69" office:value-type="percentage" office:value="0.220415" calcext:value-type="percentage">
            <text:p>22,04%</text:p>
          </table:table-cell>
          <table:table-cell table:style-name="ce69" office:value-type="percentage" office:value="0.025591" calcext:value-type="percentage">
            <text:p>2,56%</text:p>
          </table:table-cell>
          <table:table-cell table:style-name="ce69" office:value-type="percentage" office:value="0.002541" calcext:value-type="percentage">
            <text:p>0,25%</text:p>
          </table:table-cell>
          <table:table-cell table:style-name="ce69" office:value-type="percentage" office:value="0.000495" calcext:value-type="percentage">
            <text:p>0,05%</text:p>
          </table:table-cell>
          <table:table-cell table:style-name="ce69" office:value-type="percentage" office:value="0.016412" calcext:value-type="percentage">
            <text:p>1,64%</text:p>
          </table:table-cell>
          <table:table-cell table:style-name="ce69" office:value-type="percentage" office:value="0.924999" calcext:value-type="percentage">
            <text:p>92,50%</text:p>
          </table:table-cell>
          <table:table-cell table:style-name="ce69" office:value-type="percentage" office:value="0.053496" calcext:value-type="percentage">
            <text:p>5,35%</text:p>
          </table:table-cell>
          <table:table-cell table:style-name="ce69" office:value-type="percentage" office:value="0.004223" calcext:value-type="percentage">
            <text:p>0,42%</text:p>
          </table:table-cell>
          <table:table-cell table:style-name="ce69" office:value-type="percentage" office:value="0.00087" calcext:value-type="percentage">
            <text:p>0,09%</text:p>
          </table:table-cell>
          <table:table-cell table:style-name="ce69" office:value-type="percentage" office:value="0.530428" calcext:value-type="percentage">
            <text:p>53,04%</text:p>
          </table:table-cell>
          <table:table-cell table:style-name="ce69" office:value-type="percentage" office:value="0.429019" calcext:value-type="percentage">
            <text:p>42,90%</text:p>
          </table:table-cell>
          <table:table-cell table:style-name="ce69" office:value-type="percentage" office:value="0.035048" calcext:value-type="percentage">
            <text:p>3,50%</text:p>
          </table:table-cell>
          <table:table-cell table:style-name="ce69" office:value-type="percentage" office:value="0.004506" calcext:value-type="percentage">
            <text:p>0,45%</text:p>
          </table:table-cell>
          <table:table-cell table:style-name="ce69" office:value-type="percentage" office:value="0.000998" calcext:value-type="percentage">
            <text:p>0,10%</text:p>
          </table:table-cell>
          <table:table-cell table:style-name="ce69" office:value-type="percentage" office:value="0.360386" calcext:value-type="percentage">
            <text:p>36,04%</text:p>
          </table:table-cell>
          <table:table-cell table:style-name="ce69" office:value-type="percentage" office:value="0.626591" calcext:value-type="percentage">
            <text:p>62,66%</text:p>
          </table:table-cell>
          <table:table-cell table:style-name="ce69" office:value-type="percentage" office:value="0.012445" calcext:value-type="percentage">
            <text:p>1,24%</text:p>
          </table:table-cell>
          <table:table-cell table:style-name="ce69" office:value-type="percentage" office:value="0.000473" calcext:value-type="percentage">
            <text:p>0,05%</text:p>
          </table:table-cell>
          <table:table-cell table:style-name="ce69" office:value-type="percentage" office:value="0.000104" calcext:value-type="percentage">
            <text:p>0,01%</text:p>
          </table:table-cell>
          <table:table-cell table:style-name="ce69" office:value-type="percentage" office:value="0.866117" calcext:value-type="percentage">
            <text:p>86,61%</text:p>
          </table:table-cell>
          <table:table-cell table:style-name="ce69" office:value-type="percentage" office:value="0.132082" calcext:value-type="percentage">
            <text:p>13,21%</text:p>
          </table:table-cell>
          <table:table-cell table:style-name="ce69" office:value-type="percentage" office:value="0.001622" calcext:value-type="percentage">
            <text:p>0,16%</text:p>
          </table:table-cell>
          <table:table-cell table:style-name="ce69" office:value-type="percentage" office:value="0.000116" calcext:value-type="percentage">
            <text:p>0,01%</text:p>
          </table:table-cell>
          <table:table-cell table:style-name="ce69" office:value-type="percentage" office:value="0.000062" calcext:value-type="percentage">
            <text:p>0,01%</text:p>
          </table:table-cell>
          <table:table-cell table:style-name="ce69" office:value-type="percentage" office:value="0.494432" calcext:value-type="percentage">
            <text:p>49,44%</text:p>
          </table:table-cell>
          <table:table-cell table:style-name="ce69" office:value-type="percentage" office:value="0.496966" calcext:value-type="percentage">
            <text:p>49,70%</text:p>
          </table:table-cell>
          <table:table-cell table:style-name="ce69" office:value-type="percentage" office:value="0.008078" calcext:value-type="percentage">
            <text:p>0,81%</text:p>
          </table:table-cell>
          <table:table-cell table:style-name="ce69" office:value-type="percentage" office:value="0.000405" calcext:value-type="percentage">
            <text:p>0,04%</text:p>
          </table:table-cell>
          <table:table-cell table:style-name="ce69" office:value-type="percentage" office:value="0.000118" calcext:value-type="percentage">
            <text:p>0,01%</text:p>
          </table:table-cell>
          <table:table-cell table:style-name="ce69" office:value-type="percentage" office:value="0.96207" calcext:value-type="percentage">
            <text:p>96,21%</text:p>
          </table:table-cell>
          <table:table-cell table:style-name="ce69" office:value-type="percentage" office:value="0.037221" calcext:value-type="percentage">
            <text:p>3,72%</text:p>
          </table:table-cell>
          <table:table-cell table:style-name="ce69" office:value-type="percentage" office:value="0.000588" calcext:value-type="percentage">
            <text:p>0,06%</text:p>
          </table:table-cell>
          <table:table-cell table:style-name="ce69" office:value-type="percentage" office:value="0.000063" calcext:value-type="percentage">
            <text:p>0,01%</text:p>
          </table:table-cell>
          <table:table-cell table:style-name="ce69" office:value-type="percentage" office:value="0.000058" calcext:value-type="percentage">
            <text:p>0,01%</text:p>
          </table:table-cell>
          <table:table-cell table:style-name="ce69" office:value-type="percentage" office:value="0.740948" calcext:value-type="percentage">
            <text:p>74,09%</text:p>
          </table:table-cell>
          <table:table-cell table:style-name="ce69" office:value-type="percentage" office:value="0.259052" calcext:value-type="percentage">
            <text:p>25,91%</text:p>
          </table:table-cell>
          <table:table-cell table:style-name="ce69" office:value-type="percentage" office:value="0.06841" calcext:value-type="percentage">
            <text:p>6,84%</text:p>
          </table:table-cell>
          <table:table-cell table:style-name="ce69" office:value-type="percentage" office:value="0.638819" calcext:value-type="percentage">
            <text:p>63,88%</text:p>
          </table:table-cell>
          <table:table-cell table:style-name="ce69" office:value-type="percentage" office:value="0.184419" calcext:value-type="percentage">
            <text:p>18,44%</text:p>
          </table:table-cell>
          <table:table-cell table:style-name="ce69" office:value-type="percentage" office:value="0.071915" calcext:value-type="percentage">
            <text:p>7,19%</text:p>
          </table:table-cell>
          <table:table-cell table:style-name="ce69" office:value-type="percentage" office:value="0.036437" calcext:value-type="percentage">
            <text:p>3,64%</text:p>
          </table:table-cell>
          <table:table-cell table:style-name="ce69" office:value-type="percentage" office:value="0.858493" calcext:value-type="percentage">
            <text:p>85,85%</text:p>
          </table:table-cell>
          <table:table-cell table:style-name="ce69" office:value-type="percentage" office:value="0.141507" calcext:value-type="percentage">
            <text:p>14,15%</text:p>
          </table:table-cell>
          <table:table-cell table:style-name="ce69" office:value-type="percentage" office:value="0.765572" calcext:value-type="percentage">
            <text:p>76,56%</text:p>
          </table:table-cell>
          <table:table-cell table:style-name="ce69" office:value-type="percentage" office:value="0.234428" calcext:value-type="percentage">
            <text:p>23,44%</text:p>
          </table:table-cell>
          <table:table-cell table:style-name="ce69" office:value-type="percentage" office:value="0.023733" calcext:value-type="percentage">
            <text:p>2,37%</text:p>
          </table:table-cell>
          <table:table-cell table:style-name="ce69" office:value-type="percentage" office:value="0.165236" calcext:value-type="percentage">
            <text:p>16,52%</text:p>
          </table:table-cell>
          <table:table-cell table:style-name="ce69" office:value-type="percentage" office:value="0.262408" calcext:value-type="percentage">
            <text:p>26,24%</text:p>
          </table:table-cell>
          <table:table-cell table:style-name="ce69" office:value-type="percentage" office:value="0.310347" calcext:value-type="percentage">
            <text:p>31,03%</text:p>
          </table:table-cell>
          <table:table-cell table:style-name="ce69" office:value-type="percentage" office:value="0.238277" calcext:value-type="percentage">
            <text:p>23,83%</text:p>
          </table:table-cell>
          <table:table-cell table:style-name="ce69" office:value-type="percentage" office:value="0.89907" calcext:value-type="percentage">
            <text:p>89,91%</text:p>
          </table:table-cell>
          <table:table-cell table:style-name="ce69" office:value-type="percentage" office:value="0.10093" calcext:value-type="percentage">
            <text:p>10,09%</text:p>
          </table:table-cell>
          <table:table-cell table:style-name="ce69" office:value-type="percentage" office:value="0.479321" calcext:value-type="percentage">
            <text:p>47,93%</text:p>
          </table:table-cell>
          <table:table-cell table:style-name="ce69" office:value-type="percentage" office:value="0.361269" calcext:value-type="percentage">
            <text:p>36,13%</text:p>
          </table:table-cell>
          <table:table-cell table:style-name="ce69" office:value-type="percentage" office:value="0.100742" calcext:value-type="percentage">
            <text:p>10,07%</text:p>
          </table:table-cell>
          <table:table-cell table:style-name="ce69" office:value-type="percentage" office:value="0.03914" calcext:value-type="percentage">
            <text:p>3,91%</text:p>
          </table:table-cell>
          <table:table-cell table:style-name="ce69" office:value-type="percentage" office:value="0.019528" calcext:value-type="percentage">
            <text:p>1,95%</text:p>
          </table:table-cell>
          <table:table-cell table:style-name="ce69" office:value-type="percentage" office:value="0.083046" calcext:value-type="percentage">
            <text:p>8,30%</text:p>
          </table:table-cell>
          <table:table-cell table:style-name="ce69" office:value-type="percentage" office:value="0.916954" calcext:value-type="percentage">
            <text:p>91,70%</text:p>
          </table:table-cell>
          <table:table-cell table:style-name="ce102" office:value-type="float" office:value="2678264" calcext:value-type="float">
            <text:p>2.678.264</text:p>
          </table:table-cell>
          <table:table-cell table:style-name="ce69" office:value-type="percentage" office:value="0.012407" calcext:value-type="percentage">
            <text:p>1,24%</text:p>
          </table:table-cell>
          <table:table-cell table:style-name="ce69" office:value-type="percentage" office:value="0.430795" calcext:value-type="percentage">
            <text:p>43,08%</text:p>
          </table:table-cell>
          <table:table-cell table:style-name="ce69" office:value-type="percentage" office:value="0.118359" calcext:value-type="percentage">
            <text:p>11,84%</text:p>
          </table:table-cell>
          <table:table-cell table:style-name="ce69" office:value-type="percentage" office:value="0.417146" calcext:value-type="percentage">
            <text:p>41,71%</text:p>
          </table:table-cell>
          <table:table-cell table:style-name="ce69" office:value-type="percentage" office:value="0.015933" calcext:value-type="percentage">
            <text:p>1,59%</text:p>
          </table:table-cell>
          <table:table-cell table:style-name="ce69" office:value-type="percentage" office:value="0.005359" calcext:value-type="percentage">
            <text:p>0,54%</text:p>
          </table:table-cell>
          <table:table-cell table:style-name="ce69" office:value-type="percentage" office:value="0.607635" calcext:value-type="percentage">
            <text:p>60,76%</text:p>
          </table:table-cell>
          <table:table-cell table:style-name="ce69" office:value-type="percentage" office:value="0.309727" calcext:value-type="percentage">
            <text:p>30,97%</text:p>
          </table:table-cell>
          <table:table-cell table:style-name="ce69" office:value-type="percentage" office:value="0.082639" calcext:value-type="percentage">
            <text:p>8,26%</text:p>
          </table:table-cell>
          <table:table-cell table:style-name="ce69" office:value-type="percentage" office:value="0.038895" calcext:value-type="percentage">
            <text:p>3,89%</text:p>
          </table:table-cell>
          <table:table-cell table:style-name="ce69" office:value-type="percentage" office:value="0.91148" calcext:value-type="percentage">
            <text:p>91,15%</text:p>
          </table:table-cell>
          <table:table-cell table:style-name="ce69" office:value-type="percentage" office:value="0.035858" calcext:value-type="percentage">
            <text:p>3,59%</text:p>
          </table:table-cell>
          <table:table-cell table:style-name="ce69" office:value-type="percentage" office:value="0.012848" calcext:value-type="percentage">
            <text:p>1,28%</text:p>
          </table:table-cell>
          <table:table-cell table:style-name="ce69" office:value-type="percentage" office:value="0.00092" calcext:value-type="percentage">
            <text:p>0,09%</text:p>
          </table:table-cell>
          <table:table-cell table:style-name="ce69" office:value-type="percentage" office:value="0.107725" calcext:value-type="percentage">
            <text:p>10,77%</text:p>
          </table:table-cell>
          <table:table-cell table:style-name="ce69" office:value-type="percentage" office:value="0.013483" calcext:value-type="percentage">
            <text:p>1,35%</text:p>
          </table:table-cell>
          <table:table-cell table:style-name="ce69" office:value-type="percentage" office:value="0.042724" calcext:value-type="percentage">
            <text:p>4,27%</text:p>
          </table:table-cell>
          <table:table-cell table:style-name="ce69" office:value-type="percentage" office:value="0.022485" calcext:value-type="percentage">
            <text:p>2,25%</text:p>
          </table:table-cell>
          <table:table-cell table:style-name="ce69" office:value-type="percentage" office:value="0.045074" calcext:value-type="percentage">
            <text:p>4,51%</text:p>
          </table:table-cell>
          <table:table-cell table:style-name="ce69" office:value-type="percentage" office:value="0.231791" calcext:value-type="percentage">
            <text:p>23,18%</text:p>
          </table:table-cell>
          <table:table-cell table:style-name="ce69" office:value-type="percentage" office:value="0.254951" calcext:value-type="percentage">
            <text:p>25,50%</text:p>
          </table:table-cell>
          <table:table-cell table:style-name="ce69" office:value-type="percentage" office:value="0.109149" calcext:value-type="percentage">
            <text:p>10,91%</text:p>
          </table:table-cell>
          <table:table-cell table:style-name="ce69" office:value-type="percentage" office:value="0.063235" calcext:value-type="percentage">
            <text:p>6,32%</text:p>
          </table:table-cell>
          <table:table-cell table:style-name="ce69" office:value-type="percentage" office:value="0.040599" calcext:value-type="percentage">
            <text:p>4,06%</text:p>
          </table:table-cell>
          <table:table-cell table:style-name="ce69" office:value-type="percentage" office:value="0.029054" calcext:value-type="percentage">
            <text:p>2,91%</text:p>
          </table:table-cell>
          <table:table-cell table:style-name="ce69" office:value-type="percentage" office:value="0.022298" calcext:value-type="percentage">
            <text:p>2,23%</text:p>
          </table:table-cell>
          <table:table-cell table:style-name="ce69" office:value-type="percentage" office:value="0.017433" calcext:value-type="percentage">
            <text:p>1,74%</text:p>
          </table:table-cell>
          <table:table-cell table:style-name="ce69" office:value-type="percentage" office:value="0.000464" calcext:value-type="percentage">
            <text:p>0,05%</text:p>
          </table:table-cell>
          <table:table-cell table:style-name="ce69" office:value-type="percentage" office:value="0.977643" calcext:value-type="percentage">
            <text:p>97,76%</text:p>
          </table:table-cell>
          <table:table-cell table:style-name="ce69" office:value-type="percentage" office:value="0.017775" calcext:value-type="percentage">
            <text:p>1,78%</text:p>
          </table:table-cell>
          <table:table-cell table:style-name="ce69" office:value-type="percentage" office:value="0.001751" calcext:value-type="percentage">
            <text:p>0,18%</text:p>
          </table:table-cell>
          <table:table-cell table:style-name="ce69" office:value-type="percentage" office:value="0.002366" calcext:value-type="percentage">
            <text:p>0,24%</text:p>
          </table:table-cell>
          <table:table-cell table:style-name="ce69" office:value-type="percentage" office:value="0.613848" calcext:value-type="percentage">
            <text:p>61,38%</text:p>
          </table:table-cell>
          <table:table-cell table:style-name="ce69" office:value-type="percentage" office:value="0.386152" calcext:value-type="percentage">
            <text:p>38,62%</text:p>
          </table:table-cell>
          <table:table-cell table:style-name="ce69" office:value-type="percentage" office:value="0.412947" calcext:value-type="percentage">
            <text:p>41,29%</text:p>
          </table:table-cell>
          <table:table-cell table:style-name="ce69" office:value-type="percentage" office:value="0.392367" calcext:value-type="percentage">
            <text:p>39,24%</text:p>
          </table:table-cell>
          <table:table-cell table:style-name="ce69" office:value-type="percentage" office:value="0.190952" calcext:value-type="percentage">
            <text:p>19,10%</text:p>
          </table:table-cell>
          <table:table-cell table:style-name="ce119" office:value-type="percentage" office:value="0.003733" calcext:value-type="percentage">
            <text:p>0,37%</text:p>
          </table:table-cell>
          <table:table-cell table:style-name="ce128" office:value-type="percentage" office:value="2678837.608598" calcext:value-type="percentage">
            <text:p>267883760,86%</text:p>
          </table:table-cell>
          <table:table-cell table:style-name="Default" table:number-columns-repeated="16213"/>
        </table:table-row>
        <table:table-row table:style-name="ro1">
          <table:table-cell table:style-name="ce15" office:value-type="string" calcext:value-type="string">
            <text:p>Total Resultado</text:p>
          </table:table-cell>
          <table:table-cell table:style-name="ce51" office:value-type="percentage" office:value="0.163792" calcext:value-type="percentage">
            <text:p>16,38%</text:p>
          </table:table-cell>
          <table:table-cell table:style-name="ce70" office:value-type="percentage" office:value="0.74102" calcext:value-type="percentage">
            <text:p>74,10%</text:p>
          </table:table-cell>
          <table:table-cell table:style-name="ce70" office:value-type="percentage" office:value="0.212945" calcext:value-type="percentage">
            <text:p>21,29%</text:p>
          </table:table-cell>
          <table:table-cell table:style-name="ce70" office:value-type="percentage" office:value="0.667024" calcext:value-type="percentage">
            <text:p>66,70%</text:p>
          </table:table-cell>
          <table:table-cell table:style-name="ce70" office:value-type="percentage" office:value="0.215222" calcext:value-type="percentage">
            <text:p>21,52%</text:p>
          </table:table-cell>
          <table:table-cell table:style-name="ce89" office:value-type="float" office:value="3270.6329" calcext:value-type="float">
            <text:p>3270,63</text:p>
          </table:table-cell>
          <table:table-cell table:style-name="ce70" office:value-type="percentage" office:value="0.071942" calcext:value-type="percentage">
            <text:p>7,19%</text:p>
          </table:table-cell>
          <table:table-cell table:style-name="ce70" office:value-type="percentage" office:value="0.306218" calcext:value-type="percentage">
            <text:p>30,62%</text:p>
          </table:table-cell>
          <table:table-cell table:style-name="ce70" office:value-type="percentage" office:value="0.247497" calcext:value-type="percentage">
            <text:p>24,75%</text:p>
          </table:table-cell>
          <table:table-cell table:style-name="ce70" office:value-type="percentage" office:value="0.221958" calcext:value-type="percentage">
            <text:p>22,20%</text:p>
          </table:table-cell>
          <table:table-cell table:style-name="ce70" office:value-type="percentage" office:value="0.604253" calcext:value-type="percentage">
            <text:p>60,43%</text:p>
          </table:table-cell>
          <table:table-cell table:style-name="ce70" office:value-type="percentage" office:value="0.201476" calcext:value-type="percentage">
            <text:p>20,15%</text:p>
          </table:table-cell>
          <table:table-cell table:style-name="ce70" office:value-type="percentage" office:value="0.160259" calcext:value-type="percentage">
            <text:p>16,03%</text:p>
          </table:table-cell>
          <table:table-cell table:style-name="ce70" office:value-type="percentage" office:value="0.186397" calcext:value-type="percentage">
            <text:p>18,64%</text:p>
          </table:table-cell>
          <table:table-cell table:style-name="ce70" office:value-type="percentage" office:value="0.04314" calcext:value-type="percentage">
            <text:p>4,31%</text:p>
          </table:table-cell>
          <table:table-cell table:style-name="ce70" office:value-type="percentage" office:value="0.209373" calcext:value-type="percentage">
            <text:p>20,94%</text:p>
          </table:table-cell>
          <table:table-cell table:style-name="ce70" office:value-type="percentage" office:value="0.198387" calcext:value-type="percentage">
            <text:p>19,84%</text:p>
          </table:table-cell>
          <table:table-cell table:style-name="ce70" office:value-type="percentage" office:value="0.226979" calcext:value-type="percentage">
            <text:p>22,70%</text:p>
          </table:table-cell>
          <table:table-cell table:style-name="ce70" office:value-type="percentage" office:value="0.725056" calcext:value-type="percentage">
            <text:p>72,51%</text:p>
          </table:table-cell>
          <table:table-cell table:style-name="ce70" office:value-type="percentage" office:value="0.268246" calcext:value-type="percentage">
            <text:p>26,82%</text:p>
          </table:table-cell>
          <table:table-cell table:style-name="ce70" office:value-type="percentage" office:value="0.270986" calcext:value-type="percentage">
            <text:p>27,10%</text:p>
          </table:table-cell>
          <table:table-cell table:style-name="ce70" office:value-type="percentage" office:value="0.057831" calcext:value-type="percentage">
            <text:p>5,78%</text:p>
          </table:table-cell>
          <table:table-cell table:style-name="ce70" office:value-type="percentage" office:value="0.349816" calcext:value-type="percentage">
            <text:p>34,98%</text:p>
          </table:table-cell>
          <table:table-cell table:style-name="ce70" office:value-type="percentage" office:value="0.378222" calcext:value-type="percentage">
            <text:p>37,82%</text:p>
          </table:table-cell>
          <table:table-cell table:style-name="ce70" office:value-type="percentage" office:value="0.45625" calcext:value-type="percentage">
            <text:p>45,63%</text:p>
          </table:table-cell>
          <table:table-cell table:style-name="ce70" office:value-type="percentage" office:value="0.413278" calcext:value-type="percentage">
            <text:p>41,33%</text:p>
          </table:table-cell>
          <table:table-cell table:style-name="ce70" office:value-type="percentage" office:value="0.163974" calcext:value-type="percentage">
            <text:p>16,40%</text:p>
          </table:table-cell>
          <table:table-cell table:style-name="ce70" office:value-type="percentage" office:value="0.238464" calcext:value-type="percentage">
            <text:p>23,85%</text:p>
          </table:table-cell>
          <table:table-cell table:style-name="ce70" office:value-type="percentage" office:value="0.280137" calcext:value-type="percentage">
            <text:p>28,01%</text:p>
          </table:table-cell>
          <table:table-cell table:style-name="ce70" office:value-type="percentage" office:value="0.78219" calcext:value-type="percentage">
            <text:p>78,22%</text:p>
          </table:table-cell>
          <table:table-cell table:style-name="ce70" office:value-type="percentage" office:value="0.121968" calcext:value-type="percentage">
            <text:p>12,20%</text:p>
          </table:table-cell>
          <table:table-cell table:style-name="ce70" office:value-type="percentage" office:value="0.519867" calcext:value-type="percentage">
            <text:p>51,99%</text:p>
          </table:table-cell>
          <table:table-cell table:style-name="ce70" office:value-type="percentage" office:value="0.122791" calcext:value-type="percentage">
            <text:p>12,28%</text:p>
          </table:table-cell>
          <table:table-cell table:style-name="ce70" office:value-type="percentage" office:value="0.173049" calcext:value-type="percentage">
            <text:p>17,30%</text:p>
          </table:table-cell>
          <table:table-cell table:style-name="ce70" office:value-type="percentage" office:value="0.054061" calcext:value-type="percentage">
            <text:p>5,41%</text:p>
          </table:table-cell>
          <table:table-cell table:style-name="ce70" office:value-type="percentage" office:value="0.261407" calcext:value-type="percentage">
            <text:p>26,14%</text:p>
          </table:table-cell>
          <table:table-cell table:style-name="ce70" office:value-type="percentage" office:value="0.565052" calcext:value-type="percentage">
            <text:p>56,51%</text:p>
          </table:table-cell>
          <table:table-cell table:style-name="ce70" office:value-type="percentage" office:value="0.675051" calcext:value-type="percentage">
            <text:p>67,51%</text:p>
          </table:table-cell>
          <table:table-cell table:style-name="ce70" office:value-type="percentage" office:value="0.444429" calcext:value-type="percentage">
            <text:p>44,44%</text:p>
          </table:table-cell>
          <table:table-cell table:style-name="ce70" office:value-type="percentage" office:value="0.116194" calcext:value-type="percentage">
            <text:p>11,62%</text:p>
          </table:table-cell>
          <table:table-cell table:style-name="ce70" office:value-type="percentage" office:value="0.581803" calcext:value-type="percentage">
            <text:p>58,18%</text:p>
          </table:table-cell>
          <table:table-cell table:style-name="ce70" office:value-type="percentage" office:value="0.309488" calcext:value-type="percentage">
            <text:p>30,95%</text:p>
          </table:table-cell>
          <table:table-cell table:style-name="ce70" office:value-type="percentage" office:value="0.220947" calcext:value-type="percentage">
            <text:p>22,09%</text:p>
          </table:table-cell>
          <table:table-cell table:style-name="ce70" office:value-type="percentage" office:value="0.156457" calcext:value-type="percentage">
            <text:p>15,65%</text:p>
          </table:table-cell>
          <table:table-cell table:style-name="ce70" office:value-type="percentage" office:value="0.094992" calcext:value-type="percentage">
            <text:p>9,50%</text:p>
          </table:table-cell>
          <table:table-cell table:style-name="ce70" office:value-type="percentage" office:value="0.15063" calcext:value-type="percentage">
            <text:p>15,06%</text:p>
          </table:table-cell>
          <table:table-cell table:style-name="ce70" office:value-type="percentage" office:value="0.082465" calcext:value-type="percentage">
            <text:p>8,25%</text:p>
          </table:table-cell>
          <table:table-cell table:style-name="ce70" office:value-type="percentage" office:value="0.051848" calcext:value-type="percentage">
            <text:p>5,18%</text:p>
          </table:table-cell>
          <table:table-cell table:style-name="ce70" office:value-type="percentage" office:value="0.046064" calcext:value-type="percentage">
            <text:p>4,61%</text:p>
          </table:table-cell>
          <table:table-cell table:style-name="ce70" office:value-type="percentage" office:value="0.036813" calcext:value-type="percentage">
            <text:p>3,68%</text:p>
          </table:table-cell>
          <table:table-cell table:style-name="ce70" office:value-type="percentage" office:value="0.152299" calcext:value-type="percentage">
            <text:p>15,23%</text:p>
          </table:table-cell>
          <table:table-cell table:style-name="ce70" office:value-type="percentage" office:value="1.81655" calcext:value-type="percentage">
            <text:p>181,66%</text:p>
          </table:table-cell>
          <table:table-cell table:style-name="ce70" office:value-type="percentage" office:value="0.101056" calcext:value-type="percentage">
            <text:p>10,11%</text:p>
          </table:table-cell>
          <table:table-cell table:style-name="ce70" office:value-type="percentage" office:value="0.022357" calcext:value-type="percentage">
            <text:p>2,24%</text:p>
          </table:table-cell>
          <table:table-cell table:style-name="ce70" office:value-type="percentage" office:value="0.060037" calcext:value-type="percentage">
            <text:p>6,00%</text:p>
          </table:table-cell>
          <table:table-cell table:style-name="ce70" office:value-type="percentage" office:value="0.016861" calcext:value-type="percentage">
            <text:p>1,69%</text:p>
          </table:table-cell>
          <table:table-cell table:style-name="ce70" office:value-type="percentage" office:value="1.262054" calcext:value-type="percentage">
            <text:p>126,21%</text:p>
          </table:table-cell>
          <table:table-cell table:style-name="ce70" office:value-type="percentage" office:value="0.47976" calcext:value-type="percentage">
            <text:p>47,98%</text:p>
          </table:table-cell>
          <table:table-cell table:style-name="ce70" office:value-type="percentage" office:value="0.154157" calcext:value-type="percentage">
            <text:p>15,42%</text:p>
          </table:table-cell>
          <table:table-cell table:style-name="ce70" office:value-type="percentage" office:value="0.087167" calcext:value-type="percentage">
            <text:p>8,72%</text:p>
          </table:table-cell>
          <table:table-cell table:style-name="ce70" office:value-type="percentage" office:value="0.014299" calcext:value-type="percentage">
            <text:p>1,43%</text:p>
          </table:table-cell>
          <table:table-cell table:style-name="ce70" office:value-type="percentage" office:value="0.235486" calcext:value-type="percentage">
            <text:p>23,55%</text:p>
          </table:table-cell>
          <table:table-cell table:style-name="ce70" office:value-type="percentage" office:value="0.984743" calcext:value-type="percentage">
            <text:p>98,47%</text:p>
          </table:table-cell>
          <table:table-cell table:style-name="ce70" office:value-type="percentage" office:value="0.64968" calcext:value-type="percentage">
            <text:p>64,97%</text:p>
          </table:table-cell>
          <table:table-cell table:style-name="ce70" office:value-type="percentage" office:value="0.115793" calcext:value-type="percentage">
            <text:p>11,58%</text:p>
          </table:table-cell>
          <table:table-cell table:style-name="ce70" office:value-type="percentage" office:value="1.004674" calcext:value-type="percentage">
            <text:p>100,47%</text:p>
          </table:table-cell>
          <table:table-cell table:style-name="ce70" office:value-type="percentage" office:value="0.770219" calcext:value-type="percentage">
            <text:p>77,02%</text:p>
          </table:table-cell>
          <table:table-cell table:style-name="ce70" office:value-type="percentage" office:value="0.195484" calcext:value-type="percentage">
            <text:p>19,55%</text:p>
          </table:table-cell>
          <table:table-cell table:style-name="ce70" office:value-type="percentage" office:value="0.02427" calcext:value-type="percentage">
            <text:p>2,43%</text:p>
          </table:table-cell>
          <table:table-cell table:style-name="ce70" office:value-type="percentage" office:value="0.005353" calcext:value-type="percentage">
            <text:p>0,54%</text:p>
          </table:table-cell>
          <table:table-cell table:style-name="ce70" office:value-type="percentage" office:value="1.501915" calcext:value-type="percentage">
            <text:p>150,19%</text:p>
          </table:table-cell>
          <table:table-cell table:style-name="ce70" office:value-type="percentage" office:value="0.44083" calcext:value-type="percentage">
            <text:p>44,08%</text:p>
          </table:table-cell>
          <table:table-cell table:style-name="ce70" office:value-type="percentage" office:value="0.051182" calcext:value-type="percentage">
            <text:p>5,12%</text:p>
          </table:table-cell>
          <table:table-cell table:style-name="ce70" office:value-type="percentage" office:value="0.005083" calcext:value-type="percentage">
            <text:p>0,51%</text:p>
          </table:table-cell>
          <table:table-cell table:style-name="ce70" office:value-type="percentage" office:value="0.000991" calcext:value-type="percentage">
            <text:p>0,10%</text:p>
          </table:table-cell>
          <table:table-cell table:style-name="ce70" office:value-type="percentage" office:value="0.032824" calcext:value-type="percentage">
            <text:p>3,28%</text:p>
          </table:table-cell>
          <table:table-cell table:style-name="ce70" office:value-type="percentage" office:value="1.849997" calcext:value-type="percentage">
            <text:p>185,00%</text:p>
          </table:table-cell>
          <table:table-cell table:style-name="ce70" office:value-type="percentage" office:value="0.106992" calcext:value-type="percentage">
            <text:p>10,70%</text:p>
          </table:table-cell>
          <table:table-cell table:style-name="ce70" office:value-type="percentage" office:value="0.008446" calcext:value-type="percentage">
            <text:p>0,84%</text:p>
          </table:table-cell>
          <table:table-cell table:style-name="ce70" office:value-type="percentage" office:value="0.001739" calcext:value-type="percentage">
            <text:p>0,17%</text:p>
          </table:table-cell>
          <table:table-cell table:style-name="ce70" office:value-type="percentage" office:value="1.060857" calcext:value-type="percentage">
            <text:p>106,09%</text:p>
          </table:table-cell>
          <table:table-cell table:style-name="ce70" office:value-type="percentage" office:value="0.858038" calcext:value-type="percentage">
            <text:p>85,80%</text:p>
          </table:table-cell>
          <table:table-cell table:style-name="ce70" office:value-type="percentage" office:value="0.070096" calcext:value-type="percentage">
            <text:p>7,01%</text:p>
          </table:table-cell>
          <table:table-cell table:style-name="ce70" office:value-type="percentage" office:value="0.009014" calcext:value-type="percentage">
            <text:p>0,90%</text:p>
          </table:table-cell>
          <table:table-cell table:style-name="ce70" office:value-type="percentage" office:value="0.001997" calcext:value-type="percentage">
            <text:p>0,20%</text:p>
          </table:table-cell>
          <table:table-cell table:style-name="ce70" office:value-type="percentage" office:value="0.720772" calcext:value-type="percentage">
            <text:p>72,08%</text:p>
          </table:table-cell>
          <table:table-cell table:style-name="ce70" office:value-type="percentage" office:value="1.253183" calcext:value-type="percentage">
            <text:p>125,32%</text:p>
          </table:table-cell>
          <table:table-cell table:style-name="ce70" office:value-type="percentage" office:value="0.02489" calcext:value-type="percentage">
            <text:p>2,49%</text:p>
          </table:table-cell>
          <table:table-cell table:style-name="ce70" office:value-type="percentage" office:value="0.000946" calcext:value-type="percentage">
            <text:p>0,09%</text:p>
          </table:table-cell>
          <table:table-cell table:style-name="ce70" office:value-type="percentage" office:value="0.000208" calcext:value-type="percentage">
            <text:p>0,02%</text:p>
          </table:table-cell>
          <table:table-cell table:style-name="ce70" office:value-type="percentage" office:value="1.732234" calcext:value-type="percentage">
            <text:p>173,22%</text:p>
          </table:table-cell>
          <table:table-cell table:style-name="ce70" office:value-type="percentage" office:value="0.264164" calcext:value-type="percentage">
            <text:p>26,42%</text:p>
          </table:table-cell>
          <table:table-cell table:style-name="ce70" office:value-type="percentage" office:value="0.003245" calcext:value-type="percentage">
            <text:p>0,32%</text:p>
          </table:table-cell>
          <table:table-cell table:style-name="ce70" office:value-type="percentage" office:value="0.000231" calcext:value-type="percentage">
            <text:p>0,02%</text:p>
          </table:table-cell>
          <table:table-cell table:style-name="ce70" office:value-type="percentage" office:value="0.000124" calcext:value-type="percentage">
            <text:p>0,01%</text:p>
          </table:table-cell>
          <table:table-cell table:style-name="ce70" office:value-type="percentage" office:value="0.988864" calcext:value-type="percentage">
            <text:p>98,89%</text:p>
          </table:table-cell>
          <table:table-cell table:style-name="ce70" office:value-type="percentage" office:value="0.993932" calcext:value-type="percentage">
            <text:p>99,39%</text:p>
          </table:table-cell>
          <table:table-cell table:style-name="ce70" office:value-type="percentage" office:value="0.016156" calcext:value-type="percentage">
            <text:p>1,62%</text:p>
          </table:table-cell>
          <table:table-cell table:style-name="ce70" office:value-type="percentage" office:value="0.000809" calcext:value-type="percentage">
            <text:p>0,08%</text:p>
          </table:table-cell>
          <table:table-cell table:style-name="ce70" office:value-type="percentage" office:value="0.000235" calcext:value-type="percentage">
            <text:p>0,02%</text:p>
          </table:table-cell>
          <table:table-cell table:style-name="ce70" office:value-type="percentage" office:value="1.924139" calcext:value-type="percentage">
            <text:p>192,41%</text:p>
          </table:table-cell>
          <table:table-cell table:style-name="ce70" office:value-type="percentage" office:value="0.074441" calcext:value-type="percentage">
            <text:p>7,44%</text:p>
          </table:table-cell>
          <table:table-cell table:style-name="ce70" office:value-type="percentage" office:value="0.001177" calcext:value-type="percentage">
            <text:p>0,12%</text:p>
          </table:table-cell>
          <table:table-cell table:style-name="ce70" office:value-type="percentage" office:value="0.000125" calcext:value-type="percentage">
            <text:p>0,01%</text:p>
          </table:table-cell>
          <table:table-cell table:style-name="ce70" office:value-type="percentage" office:value="0.000116" calcext:value-type="percentage">
            <text:p>0,01%</text:p>
          </table:table-cell>
          <table:table-cell table:style-name="ce70" office:value-type="percentage" office:value="1.481896" calcext:value-type="percentage">
            <text:p>148,19%</text:p>
          </table:table-cell>
          <table:table-cell table:style-name="ce70" office:value-type="percentage" office:value="0.518104" calcext:value-type="percentage">
            <text:p>51,81%</text:p>
          </table:table-cell>
          <table:table-cell table:style-name="ce70" office:value-type="percentage" office:value="0.13682" calcext:value-type="percentage">
            <text:p>13,68%</text:p>
          </table:table-cell>
          <table:table-cell table:style-name="ce70" office:value-type="percentage" office:value="1.277638" calcext:value-type="percentage">
            <text:p>127,76%</text:p>
          </table:table-cell>
          <table:table-cell table:style-name="ce70" office:value-type="percentage" office:value="0.368838" calcext:value-type="percentage">
            <text:p>36,88%</text:p>
          </table:table-cell>
          <table:table-cell table:style-name="ce70" office:value-type="percentage" office:value="0.143831" calcext:value-type="percentage">
            <text:p>14,38%</text:p>
          </table:table-cell>
          <table:table-cell table:style-name="ce70" office:value-type="percentage" office:value="0.072874" calcext:value-type="percentage">
            <text:p>7,29%</text:p>
          </table:table-cell>
          <table:table-cell table:style-name="ce70" office:value-type="percentage" office:value="1.716986" calcext:value-type="percentage">
            <text:p>171,70%</text:p>
          </table:table-cell>
          <table:table-cell table:style-name="ce70" office:value-type="percentage" office:value="0.283014" calcext:value-type="percentage">
            <text:p>28,30%</text:p>
          </table:table-cell>
          <table:table-cell table:style-name="ce70" office:value-type="percentage" office:value="1.531145" calcext:value-type="percentage">
            <text:p>153,11%</text:p>
          </table:table-cell>
          <table:table-cell table:style-name="ce70" office:value-type="percentage" office:value="0.468856" calcext:value-type="percentage">
            <text:p>46,89%</text:p>
          </table:table-cell>
          <table:table-cell table:style-name="ce70" office:value-type="percentage" office:value="0.047466" calcext:value-type="percentage">
            <text:p>4,75%</text:p>
          </table:table-cell>
          <table:table-cell table:style-name="ce70" office:value-type="percentage" office:value="0.330472" calcext:value-type="percentage">
            <text:p>33,05%</text:p>
          </table:table-cell>
          <table:table-cell table:style-name="ce70" office:value-type="percentage" office:value="0.524815" calcext:value-type="percentage">
            <text:p>52,48%</text:p>
          </table:table-cell>
          <table:table-cell table:style-name="ce70" office:value-type="percentage" office:value="0.620694" calcext:value-type="percentage">
            <text:p>62,07%</text:p>
          </table:table-cell>
          <table:table-cell table:style-name="ce70" office:value-type="percentage" office:value="0.476554" calcext:value-type="percentage">
            <text:p>47,66%</text:p>
          </table:table-cell>
          <table:table-cell table:style-name="ce70" office:value-type="percentage" office:value="1.79814" calcext:value-type="percentage">
            <text:p>179,81%</text:p>
          </table:table-cell>
          <table:table-cell table:style-name="ce70" office:value-type="percentage" office:value="0.201859" calcext:value-type="percentage">
            <text:p>20,19%</text:p>
          </table:table-cell>
          <table:table-cell table:style-name="ce70" office:value-type="percentage" office:value="0.958641" calcext:value-type="percentage">
            <text:p>95,86%</text:p>
          </table:table-cell>
          <table:table-cell table:style-name="ce70" office:value-type="percentage" office:value="0.722538" calcext:value-type="percentage">
            <text:p>72,25%</text:p>
          </table:table-cell>
          <table:table-cell table:style-name="ce70" office:value-type="percentage" office:value="0.201485" calcext:value-type="percentage">
            <text:p>20,15%</text:p>
          </table:table-cell>
          <table:table-cell table:style-name="ce70" office:value-type="percentage" office:value="0.078279" calcext:value-type="percentage">
            <text:p>7,83%</text:p>
          </table:table-cell>
          <table:table-cell table:style-name="ce70" office:value-type="percentage" office:value="0.039057" calcext:value-type="percentage">
            <text:p>3,91%</text:p>
          </table:table-cell>
          <table:table-cell table:style-name="ce70" office:value-type="percentage" office:value="0.166092" calcext:value-type="percentage">
            <text:p>16,61%</text:p>
          </table:table-cell>
          <table:table-cell table:style-name="ce70" office:value-type="percentage" office:value="1.833909" calcext:value-type="percentage">
            <text:p>183,39%</text:p>
          </table:table-cell>
          <table:table-cell table:style-name="ce103" office:value-type="float" office:value="5356528" calcext:value-type="float">
            <text:p>5.356.528</text:p>
          </table:table-cell>
          <table:table-cell table:style-name="ce70" office:value-type="percentage" office:value="0.024814" calcext:value-type="percentage">
            <text:p>2,48%</text:p>
          </table:table-cell>
          <table:table-cell table:style-name="ce70" office:value-type="percentage" office:value="0.861589" calcext:value-type="percentage">
            <text:p>86,16%</text:p>
          </table:table-cell>
          <table:table-cell table:style-name="ce70" office:value-type="percentage" office:value="0.236717" calcext:value-type="percentage">
            <text:p>23,67%</text:p>
          </table:table-cell>
          <table:table-cell table:style-name="ce70" office:value-type="percentage" office:value="0.834292" calcext:value-type="percentage">
            <text:p>83,43%</text:p>
          </table:table-cell>
          <table:table-cell table:style-name="ce70" office:value-type="percentage" office:value="0.031866" calcext:value-type="percentage">
            <text:p>3,19%</text:p>
          </table:table-cell>
          <table:table-cell table:style-name="ce70" office:value-type="percentage" office:value="0.010718" calcext:value-type="percentage">
            <text:p>1,07%</text:p>
          </table:table-cell>
          <table:table-cell table:style-name="ce70" office:value-type="percentage" office:value="1.21527" calcext:value-type="percentage">
            <text:p>121,53%</text:p>
          </table:table-cell>
          <table:table-cell table:style-name="ce70" office:value-type="percentage" office:value="0.619454" calcext:value-type="percentage">
            <text:p>61,95%</text:p>
          </table:table-cell>
          <table:table-cell table:style-name="ce70" office:value-type="percentage" office:value="0.165278" calcext:value-type="percentage">
            <text:p>16,53%</text:p>
          </table:table-cell>
          <table:table-cell table:style-name="ce70" office:value-type="percentage" office:value="0.07779" calcext:value-type="percentage">
            <text:p>7,78%</text:p>
          </table:table-cell>
          <table:table-cell table:style-name="ce70" office:value-type="percentage" office:value="1.82296" calcext:value-type="percentage">
            <text:p>182,30%</text:p>
          </table:table-cell>
          <table:table-cell table:style-name="ce70" office:value-type="percentage" office:value="0.071715" calcext:value-type="percentage">
            <text:p>7,17%</text:p>
          </table:table-cell>
          <table:table-cell table:style-name="ce70" office:value-type="percentage" office:value="0.025695" calcext:value-type="percentage">
            <text:p>2,57%</text:p>
          </table:table-cell>
          <table:table-cell table:style-name="ce70" office:value-type="percentage" office:value="0.001841" calcext:value-type="percentage">
            <text:p>0,18%</text:p>
          </table:table-cell>
          <table:table-cell table:style-name="ce70" office:value-type="percentage" office:value="0.21545" calcext:value-type="percentage">
            <text:p>21,55%</text:p>
          </table:table-cell>
          <table:table-cell table:style-name="ce70" office:value-type="percentage" office:value="0.026966" calcext:value-type="percentage">
            <text:p>2,70%</text:p>
          </table:table-cell>
          <table:table-cell table:style-name="ce70" office:value-type="percentage" office:value="0.085448" calcext:value-type="percentage">
            <text:p>8,54%</text:p>
          </table:table-cell>
          <table:table-cell table:style-name="ce70" office:value-type="percentage" office:value="0.044969" calcext:value-type="percentage">
            <text:p>4,50%</text:p>
          </table:table-cell>
          <table:table-cell table:style-name="ce70" office:value-type="percentage" office:value="0.090148" calcext:value-type="percentage">
            <text:p>9,01%</text:p>
          </table:table-cell>
          <table:table-cell table:style-name="ce70" office:value-type="percentage" office:value="0.463583" calcext:value-type="percentage">
            <text:p>46,36%</text:p>
          </table:table-cell>
          <table:table-cell table:style-name="ce70" office:value-type="percentage" office:value="0.509902" calcext:value-type="percentage">
            <text:p>50,99%</text:p>
          </table:table-cell>
          <table:table-cell table:style-name="ce70" office:value-type="percentage" office:value="0.218298" calcext:value-type="percentage">
            <text:p>21,83%</text:p>
          </table:table-cell>
          <table:table-cell table:style-name="ce70" office:value-type="percentage" office:value="0.126469" calcext:value-type="percentage">
            <text:p>12,65%</text:p>
          </table:table-cell>
          <table:table-cell table:style-name="ce70" office:value-type="percentage" office:value="0.081198" calcext:value-type="percentage">
            <text:p>8,12%</text:p>
          </table:table-cell>
          <table:table-cell table:style-name="ce70" office:value-type="percentage" office:value="0.058108" calcext:value-type="percentage">
            <text:p>5,81%</text:p>
          </table:table-cell>
          <table:table-cell table:style-name="ce70" office:value-type="percentage" office:value="0.044595" calcext:value-type="percentage">
            <text:p>4,46%</text:p>
          </table:table-cell>
          <table:table-cell table:style-name="ce70" office:value-type="percentage" office:value="0.034865" calcext:value-type="percentage">
            <text:p>3,49%</text:p>
          </table:table-cell>
          <table:table-cell table:style-name="ce70" office:value-type="percentage" office:value="0.000928" calcext:value-type="percentage">
            <text:p>0,09%</text:p>
          </table:table-cell>
          <table:table-cell table:style-name="ce70" office:value-type="percentage" office:value="1.955286" calcext:value-type="percentage">
            <text:p>195,53%</text:p>
          </table:table-cell>
          <table:table-cell table:style-name="ce70" office:value-type="percentage" office:value="0.035549" calcext:value-type="percentage">
            <text:p>3,55%</text:p>
          </table:table-cell>
          <table:table-cell table:style-name="ce70" office:value-type="percentage" office:value="0.003502" calcext:value-type="percentage">
            <text:p>0,35%</text:p>
          </table:table-cell>
          <table:table-cell table:style-name="ce70" office:value-type="percentage" office:value="0.004732" calcext:value-type="percentage">
            <text:p>0,47%</text:p>
          </table:table-cell>
          <table:table-cell table:style-name="ce70" office:value-type="percentage" office:value="1.227696" calcext:value-type="percentage">
            <text:p>122,77%</text:p>
          </table:table-cell>
          <table:table-cell table:style-name="ce70" office:value-type="percentage" office:value="0.772304" calcext:value-type="percentage">
            <text:p>77,23%</text:p>
          </table:table-cell>
          <table:table-cell table:style-name="ce70" office:value-type="percentage" office:value="0.825894" calcext:value-type="percentage">
            <text:p>82,59%</text:p>
          </table:table-cell>
          <table:table-cell table:style-name="ce70" office:value-type="percentage" office:value="0.784734" calcext:value-type="percentage">
            <text:p>78,47%</text:p>
          </table:table-cell>
          <table:table-cell table:style-name="ce70" office:value-type="percentage" office:value="0.381904" calcext:value-type="percentage">
            <text:p>38,19%</text:p>
          </table:table-cell>
          <table:table-cell table:style-name="ce120" office:value-type="percentage" office:value="0.007466" calcext:value-type="percentage">
            <text:p>0,75%</text:p>
          </table:table-cell>
          <table:table-cell table:style-name="ce129" office:value-type="percentage" office:value="5359864.63289499" calcext:value-type="percentage">
            <text:p>535986463,29%</text:p>
          </table:table-cell>
          <table:table-cell table:number-columns-repeated="1621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1" office:value-type="string" calcext:value-type="string">
            <text:p>MACRO_REGIAO_CENTRO_OESTE</text:p>
          </table:table-cell>
          <table:table-cell table:style-name="ce22" office:value-type="string" calcext:value-type="string">
            <text:p>MACRO_REGIAO_NORDESTE</text:p>
          </table:table-cell>
          <table:table-cell table:style-name="ce22" office:value-type="string" calcext:value-type="string">
            <text:p>MACRO_REGIAO_NORTE</text:p>
          </table:table-cell>
          <table:table-cell table:style-name="ce22" office:value-type="string" calcext:value-type="string">
            <text:p>MACRO_REGIAO_SUDESTE</text:p>
          </table:table-cell>
          <table:table-cell table:style-name="ce22" office:value-type="string" calcext:value-type="string">
            <text:p>MACRO_REGIAO_SUL</text:p>
          </table:table-cell>
          <table:table-cell table:style-name="ce22" office:value-type="string" calcext:value-type="string">
            <text:p>MEDIA_NOTAS</text:p>
          </table:table-cell>
          <table:table-cell table:style-name="ce22" office:value-type="string" calcext:value-type="string">
            <text:p>Q001_A</text:p>
          </table:table-cell>
          <table:table-cell table:style-name="ce22" office:value-type="string" calcext:value-type="string">
            <text:p>Q001_B</text:p>
          </table:table-cell>
          <table:table-cell table:style-name="ce22" office:value-type="string" calcext:value-type="string">
            <text:p>Q001_C</text:p>
          </table:table-cell>
          <table:table-cell table:style-name="ce22" office:value-type="string" calcext:value-type="string">
            <text:p>Q001_D</text:p>
          </table:table-cell>
          <table:table-cell table:style-name="ce22" office:value-type="string" calcext:value-type="string">
            <text:p>Q001_E</text:p>
          </table:table-cell>
          <table:table-cell table:style-name="ce22" office:value-type="string" calcext:value-type="string">
            <text:p>Q001_F</text:p>
          </table:table-cell>
          <table:table-cell table:style-name="ce22" office:value-type="string" calcext:value-type="string">
            <text:p>Q001_G</text:p>
          </table:table-cell>
          <table:table-cell table:style-name="ce22" office:value-type="string" calcext:value-type="string">
            <text:p>Q001_H</text:p>
          </table:table-cell>
          <table:table-cell table:style-name="ce22" office:value-type="string" calcext:value-type="string">
            <text:p>Q002_A</text:p>
          </table:table-cell>
          <table:table-cell table:style-name="ce22" office:value-type="string" calcext:value-type="string">
            <text:p>Q002_B</text:p>
          </table:table-cell>
          <table:table-cell table:style-name="ce22" office:value-type="string" calcext:value-type="string">
            <text:p>Q002_C</text:p>
          </table:table-cell>
          <table:table-cell table:style-name="ce22" office:value-type="string" calcext:value-type="string">
            <text:p>Q002_D</text:p>
          </table:table-cell>
          <table:table-cell table:style-name="ce22" office:value-type="string" calcext:value-type="string">
            <text:p>Q002_E</text:p>
          </table:table-cell>
          <table:table-cell table:style-name="ce22" office:value-type="string" calcext:value-type="string">
            <text:p>Q002_F</text:p>
          </table:table-cell>
          <table:table-cell table:style-name="ce22" office:value-type="string" calcext:value-type="string">
            <text:p>Q002_G</text:p>
          </table:table-cell>
          <table:table-cell table:style-name="ce22" office:value-type="string" calcext:value-type="string">
            <text:p>Q002_H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0 – A</text:p>
          </table:table-cell>
          <table:table-cell table:style-name="ce16" table:formula="of:=[.B3]/SUM([.$B$3:.$F$3])" office:value-type="percentage" office:value="0.0577663940146841" calcext:value-type="percentage">
            <text:p>5,78%</text:p>
          </table:table-cell>
          <table:table-cell table:style-name="ce16" table:formula="of:=[.C3]/SUM([.$B$3:.$F$3])" office:value-type="percentage" office:value="0.623216828117585" calcext:value-type="percentage">
            <text:p>62,32%</text:p>
          </table:table-cell>
          <table:table-cell table:style-name="ce16" table:formula="of:=[.D3]/SUM([.$B$3:.$F$3])" office:value-type="percentage" office:value="0.150910080678931" calcext:value-type="percentage">
            <text:p>15,09%</text:p>
          </table:table-cell>
          <table:table-cell table:style-name="ce16" table:formula="of:=[.E3]/SUM([.$B$3:.$F$3])" office:value-type="percentage" office:value="0.136937829764663" calcext:value-type="percentage">
            <text:p>13,69%</text:p>
          </table:table-cell>
          <table:table-cell table:style-name="ce16" table:formula="of:=[.F3]/SUM([.$B$3:.$F$3])" office:value-type="percentage" office:value="0.0311688674241367" calcext:value-type="percentage">
            <text:p>3,12%</text:p>
          </table:table-cell>
          <table:table-cell table:style-name="ce31" office:value-type="float" office:value="494.2913" calcext:value-type="float">
            <text:p>494,29</text:p>
          </table:table-cell>
          <table:table-cell table:style-name="ce33" table:formula="of:=[.H3]/SUM([.H3:.O3])" office:value-type="percentage" office:value="0.0624921483508047" calcext:value-type="percentage">
            <text:p>6,25%</text:p>
          </table:table-cell>
          <table:table-cell table:style-name="ce33" table:formula="of:=[.I3]/SUM([.H3:.O3])" office:value-type="percentage" office:value="0.227907203975377" calcext:value-type="percentage">
            <text:p>22,79%</text:p>
          </table:table-cell>
          <table:table-cell table:style-name="ce33" table:formula="of:=[.J3]/SUM([.H3:.O3])" office:value-type="percentage" office:value="0.163202635362432" calcext:value-type="percentage">
            <text:p>16,32%</text:p>
          </table:table-cell>
          <table:table-cell table:style-name="ce33" table:formula="of:=[.K3]/SUM([.H3:.O3])" office:value-type="percentage" office:value="0.134964615234293" calcext:value-type="percentage">
            <text:p>13,50%</text:p>
          </table:table-cell>
          <table:table-cell table:style-name="ce33" table:formula="of:=[.L3]/SUM([.H3:.O3])" office:value-type="percentage" office:value="0.2255900950573" calcext:value-type="percentage">
            <text:p>22,56%</text:p>
          </table:table-cell>
          <table:table-cell table:style-name="ce33" table:formula="of:=[.M3]/SUM([.H3:.O3])" office:value-type="percentage" office:value="0.0231920269119638" calcext:value-type="percentage">
            <text:p>2,32%</text:p>
          </table:table-cell>
          <table:table-cell table:style-name="ce33" table:formula="of:=[.N3]/SUM([.H3:.O3])" office:value-type="percentage" office:value="0.0104967825686409" calcext:value-type="percentage">
            <text:p>1,05%</text:p>
          </table:table-cell>
          <table:table-cell table:style-name="ce33" table:formula="of:=[.O3]/SUM([.H3:.O3])" office:value-type="percentage" office:value="0.152154492539188" calcext:value-type="percentage">
            <text:p>15,22%</text:p>
          </table:table-cell>
          <table:table-cell table:style-name="ce34" table:formula="of:=[.P3]/SUM([.$P$3:.$W$3])" office:value-type="percentage" office:value="0.0325370071815917" calcext:value-type="percentage">
            <text:p>3,25%</text:p>
          </table:table-cell>
          <table:table-cell table:style-name="ce34" table:formula="of:=[.Q3]/SUM([.$P$3:.$W$3])" office:value-type="percentage" office:value="0.155608132158037" calcext:value-type="percentage">
            <text:p>15,56%</text:p>
          </table:table-cell>
          <table:table-cell table:style-name="ce34" table:formula="of:=[.R3]/SUM([.$P$3:.$W$3])" office:value-type="percentage" office:value="0.152013846722919" calcext:value-type="percentage">
            <text:p>15,20%</text:p>
          </table:table-cell>
          <table:table-cell table:style-name="ce34" table:formula="of:=[.S3]/SUM([.$P$3:.$W$3])" office:value-type="percentage" office:value="0.167835681832457" calcext:value-type="percentage">
            <text:p>16,78%</text:p>
          </table:table-cell>
          <table:table-cell table:style-name="ce34" table:formula="of:=[.T3]/SUM([.$P$3:.$W$3])" office:value-type="percentage" office:value="0.351227989363707" calcext:value-type="percentage">
            <text:p>35,12%</text:p>
          </table:table-cell>
          <table:table-cell table:style-name="ce34" table:formula="of:=[.U3]/SUM([.$P$3:.$W$3])" office:value-type="percentage" office:value="0.0526510472282127" calcext:value-type="percentage">
            <text:p>5,27%</text:p>
          </table:table-cell>
          <table:table-cell table:style-name="ce34" table:formula="of:=[.V3]/SUM([.$P$3:.$W$3])" office:value-type="percentage" office:value="0.0303943943105602" calcext:value-type="percentage">
            <text:p>3,04%</text:p>
          </table:table-cell>
          <table:table-cell table:style-name="ce34" table:formula="of:=[.W3]/SUM([.$P$3:.$W$3])" office:value-type="percentage" office:value="0.0577319012025153" calcext:value-type="percentage">
            <text:p>5,77%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1 – B</text:p>
          </table:table-cell>
          <table:table-cell table:style-name="ce17" table:formula="of:=[.B4]/SUM([.$B$4:.$F$4])" office:value-type="percentage" office:value="0.05284698832992" calcext:value-type="percentage">
            <text:p>5,28%</text:p>
          </table:table-cell>
          <table:table-cell table:style-name="ce17" table:formula="of:=[.C4]/SUM([.$B$4:.$F$4])" office:value-type="percentage" office:value="0.558432902701881" calcext:value-type="percentage">
            <text:p>55,84%</text:p>
          </table:table-cell>
          <table:table-cell table:style-name="ce17" table:formula="of:=[.D4]/SUM([.$B$4:.$F$4])" office:value-type="percentage" office:value="0.159579527696623" calcext:value-type="percentage">
            <text:p>15,96%</text:p>
          </table:table-cell>
          <table:table-cell table:style-name="ce17" table:formula="of:=[.E4]/SUM([.$B$4:.$F$4])" office:value-type="percentage" office:value="0.18854604456437" calcext:value-type="percentage">
            <text:p>18,85%</text:p>
          </table:table-cell>
          <table:table-cell table:style-name="ce17" table:formula="of:=[.F4]/SUM([.$B$4:.$F$4])" office:value-type="percentage" office:value="0.0405945367072062" calcext:value-type="percentage">
            <text:p>4,06%</text:p>
          </table:table-cell>
          <table:table-cell table:style-name="ce32" office:value-type="float" office:value="507.3274" calcext:value-type="float">
            <text:p>507,33</text:p>
          </table:table-cell>
          <table:table-cell table:style-name="ce33" table:formula="of:=[.H4]/SUM([.H4:.O4])" office:value-type="percentage" office:value="0.0734174102665312" calcext:value-type="percentage">
            <text:p>7,34%</text:p>
          </table:table-cell>
          <table:table-cell table:style-name="ce33" table:formula="of:=[.I4]/SUM([.H4:.O4])" office:value-type="percentage" office:value="0.271222523472735" calcext:value-type="percentage">
            <text:p>27,12%</text:p>
          </table:table-cell>
          <table:table-cell table:style-name="ce33" table:formula="of:=[.J4]/SUM([.H4:.O4])" office:value-type="percentage" office:value="0.156667162759397" calcext:value-type="percentage">
            <text:p>15,67%</text:p>
          </table:table-cell>
          <table:table-cell table:style-name="ce33" table:formula="of:=[.K4]/SUM([.H4:.O4])" office:value-type="percentage" office:value="0.113300030412641" calcext:value-type="percentage">
            <text:p>11,33%</text:p>
          </table:table-cell>
          <table:table-cell table:style-name="ce33" table:formula="of:=[.L4]/SUM([.H4:.O4])" office:value-type="percentage" office:value="0.232553173591474" calcext:value-type="percentage">
            <text:p>23,26%</text:p>
          </table:table-cell>
          <table:table-cell table:style-name="ce33" table:formula="of:=[.M4]/SUM([.H4:.O4])" office:value-type="percentage" office:value="0.0302023411263031" calcext:value-type="percentage">
            <text:p>3,02%</text:p>
          </table:table-cell>
          <table:table-cell table:style-name="ce33" table:formula="of:=[.N4]/SUM([.H4:.O4])" office:value-type="percentage" office:value="0.0127474262493448" calcext:value-type="percentage">
            <text:p>1,27%</text:p>
          </table:table-cell>
          <table:table-cell table:style-name="ce33" table:formula="of:=[.O4]/SUM([.H4:.O4])" office:value-type="percentage" office:value="0.109889932121573" calcext:value-type="percentage">
            <text:p>10,99%</text:p>
          </table:table-cell>
          <table:table-cell table:style-name="ce35" table:formula="of:=[.P4]/SUM([.$P$4:.$W$4])" office:value-type="percentage" office:value="0.0461400086061583" calcext:value-type="percentage">
            <text:p>4,61%</text:p>
          </table:table-cell>
          <table:table-cell table:style-name="ce35" table:formula="of:=[.Q4]/SUM([.$P$4:.$W$4])" office:value-type="percentage" office:value="0.198805491117215" calcext:value-type="percentage">
            <text:p>19,88%</text:p>
          </table:table-cell>
          <table:table-cell table:style-name="ce35" table:formula="of:=[.R4]/SUM([.$P$4:.$W$4])" office:value-type="percentage" office:value="0.1437487260621" calcext:value-type="percentage">
            <text:p>14,37%</text:p>
          </table:table-cell>
          <table:table-cell table:style-name="ce35" table:formula="of:=[.S4]/SUM([.$P$4:.$W$4])" office:value-type="percentage" office:value="0.136925272016073" calcext:value-type="percentage">
            <text:p>13,69%</text:p>
          </table:table-cell>
          <table:table-cell table:style-name="ce35" table:formula="of:=[.T4]/SUM([.$P$4:.$W$4])" office:value-type="percentage" office:value="0.346815236135511" calcext:value-type="percentage">
            <text:p>34,68%</text:p>
          </table:table-cell>
          <table:table-cell table:style-name="ce35" table:formula="of:=[.U4]/SUM([.$P$4:.$W$4])" office:value-type="percentage" office:value="0.0613140244790201" calcext:value-type="percentage">
            <text:p>6,13%</text:p>
          </table:table-cell>
          <table:table-cell table:style-name="ce35" table:formula="of:=[.V4]/SUM([.$P$4:.$W$4])" office:value-type="percentage" office:value="0.0383459352079228" calcext:value-type="percentage">
            <text:p>3,83%</text:p>
          </table:table-cell>
          <table:table-cell table:style-name="ce35" table:formula="of:=[.W4]/SUM([.$P$4:.$W$4])" office:value-type="percentage" office:value="0.0279053063759985" calcext:value-type="percentage">
            <text:p>2,79%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 – E</text:p>
          </table:table-cell>
          <table:table-cell table:style-name="ce18" table:formula="of:=[.B5]/SUM([.$B$5:.$F$5])" office:value-type="percentage" office:value="0.105112517793864" calcext:value-type="percentage">
            <text:p>10,51%</text:p>
          </table:table-cell>
          <table:table-cell table:style-name="ce18" table:formula="of:=[.C5]/SUM([.$B$5:.$F$5])" office:value-type="percentage" office:value="0.164468304206924" calcext:value-type="percentage">
            <text:p>16,45%</text:p>
          </table:table-cell>
          <table:table-cell table:style-name="ce18" table:formula="of:=[.D5]/SUM([.$B$5:.$F$5])" office:value-type="percentage" office:value="0.0436744707272011" calcext:value-type="percentage">
            <text:p>4,37%</text:p>
          </table:table-cell>
          <table:table-cell table:style-name="ce18" table:formula="of:=[.E5]/SUM([.$B$5:.$F$5])" office:value-type="percentage" office:value="0.504255383590272" calcext:value-type="percentage">
            <text:p>50,43%</text:p>
          </table:table-cell>
          <table:table-cell table:style-name="ce18" table:formula="of:=[.F5]/SUM([.$B$5:.$F$5])" office:value-type="percentage" office:value="0.18248932368174" calcext:value-type="percentage">
            <text:p>18,25%</text:p>
          </table:table-cell>
          <table:table-cell table:style-name="ce32" office:value-type="float" office:value="617.2122" calcext:value-type="float">
            <text:p>617,21</text:p>
          </table:table-cell>
          <table:table-cell table:style-name="ce33" table:formula="of:=[.H5]/SUM([.H5:.O5])" office:value-type="percentage" office:value="0.00104492416727873" calcext:value-type="percentage">
            <text:p>0,10%</text:p>
          </table:table-cell>
          <table:table-cell table:style-name="ce33" table:formula="of:=[.I5]/SUM([.H5:.O5])" office:value-type="percentage" office:value="0.0112064330983516" calcext:value-type="percentage">
            <text:p>1,12%</text:p>
          </table:table-cell>
          <table:table-cell table:style-name="ce33" table:formula="of:=[.J5]/SUM([.H5:.O5])" office:value-type="percentage" office:value="0.0278419287179992" calcext:value-type="percentage">
            <text:p>2,78%</text:p>
          </table:table-cell>
          <table:table-cell table:style-name="ce33" table:formula="of:=[.K5]/SUM([.H5:.O5])" office:value-type="percentage" office:value="0.0453784821340683" calcext:value-type="percentage">
            <text:p>4,54%</text:p>
          </table:table-cell>
          <table:table-cell table:style-name="ce33" table:formula="of:=[.L5]/SUM([.H5:.O5])" office:value-type="percentage" office:value="0.217715250592502" calcext:value-type="percentage">
            <text:p>21,77%</text:p>
          </table:table-cell>
          <table:table-cell table:style-name="ce33" table:formula="of:=[.M5]/SUM([.H5:.O5])" office:value-type="percentage" office:value="0.295032067056873" calcext:value-type="percentage">
            <text:p>29,50%</text:p>
          </table:table-cell>
          <table:table-cell table:style-name="ce33" table:formula="of:=[.N5]/SUM([.H5:.O5])" office:value-type="percentage" office:value="0.370319610500731" calcext:value-type="percentage">
            <text:p>37,03%</text:p>
          </table:table-cell>
          <table:table-cell table:style-name="ce33" table:formula="of:=[.O5]/SUM([.H5:.O5])" office:value-type="percentage" office:value="0.0314613037321965" calcext:value-type="percentage">
            <text:p>3,15%</text:p>
          </table:table-cell>
          <table:table-cell table:style-name="ce36" table:formula="of:=[.P5]/SUM([.$P$5:.$W$5])" office:value-type="percentage" office:value="0.000575461126086562" calcext:value-type="percentage">
            <text:p>0,06%</text:p>
          </table:table-cell>
          <table:table-cell table:style-name="ce36" table:formula="of:=[.Q5]/SUM([.$P$5:.$W$5])" office:value-type="percentage" office:value="0.00500499742556865" calcext:value-type="percentage">
            <text:p>0,50%</text:p>
          </table:table-cell>
          <table:table-cell table:style-name="ce36" table:formula="of:=[.R5]/SUM([.$P$5:.$W$5])" office:value-type="percentage" office:value="0.0118045249416967" calcext:value-type="percentage">
            <text:p>1,18%</text:p>
          </table:table-cell>
          <table:table-cell table:style-name="ce36" table:formula="of:=[.S5]/SUM([.$P$5:.$W$5])" office:value-type="percentage" office:value="0.0254262955447194" calcext:value-type="percentage">
            <text:p>2,54%</text:p>
          </table:table-cell>
          <table:table-cell table:style-name="ce36" table:formula="of:=[.T5]/SUM([.$P$5:.$W$5])" office:value-type="percentage" office:value="0.179778598903595" calcext:value-type="percentage">
            <text:p>17,98%</text:p>
          </table:table-cell>
          <table:table-cell table:style-name="ce36" table:formula="of:=[.U5]/SUM([.$P$5:.$W$5])" office:value-type="percentage" office:value="0.30714480419178" calcext:value-type="percentage">
            <text:p>30,71%</text:p>
          </table:table-cell>
          <table:table-cell table:style-name="ce36" table:formula="of:=[.V5]/SUM([.$P$5:.$W$5])" office:value-type="percentage" office:value="0.456628403549687" calcext:value-type="percentage">
            <text:p>45,66%</text:p>
          </table:table-cell>
          <table:table-cell table:style-name="ce36" table:formula="of:=[.W5]/SUM([.$P$5:.$W$5])" office:value-type="percentage" office:value="0.0136369143168671" calcext:value-type="percentage">
            <text:p>1,36%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3 – D</text:p>
          </table:table-cell>
          <table:table-cell table:style-name="ce19" table:formula="of:=[.B6]/SUM([.$B$6:.$F$6])" office:value-type="percentage" office:value="0.0951491641831423" calcext:value-type="percentage">
            <text:p>9,51%</text:p>
          </table:table-cell>
          <table:table-cell table:style-name="ce19" table:formula="of:=[.C6]/SUM([.$B$6:.$F$6])" office:value-type="percentage" office:value="0.238767415578352" calcext:value-type="percentage">
            <text:p>23,88%</text:p>
          </table:table-cell>
          <table:table-cell table:style-name="ce19" table:formula="of:=[.D6]/SUM([.$B$6:.$F$6])" office:value-type="percentage" office:value="0.0709669818524547" calcext:value-type="percentage">
            <text:p>7,10%</text:p>
          </table:table-cell>
          <table:table-cell table:style-name="ce19" table:formula="of:=[.E6]/SUM([.$B$6:.$F$6])" office:value-type="percentage" office:value="0.453182474681142" calcext:value-type="percentage">
            <text:p>45,32%</text:p>
          </table:table-cell>
          <table:table-cell table:style-name="ce19" table:formula="of:=[.F6]/SUM([.$B$6:.$F$6])" office:value-type="percentage" office:value="0.141933963704909" calcext:value-type="percentage">
            <text:p>14,19%</text:p>
          </table:table-cell>
          <table:table-cell table:style-name="ce32" office:value-type="float" office:value="569.0983" calcext:value-type="float">
            <text:p>569,10</text:p>
          </table:table-cell>
          <table:table-cell table:style-name="ce33" table:formula="of:=[.H6]/SUM([.H6:.O6])" office:value-type="percentage" office:value="0.0111267710110526" calcext:value-type="percentage">
            <text:p>1,11%</text:p>
          </table:table-cell>
          <table:table-cell table:style-name="ce33" table:formula="of:=[.I6]/SUM([.H6:.O6])" office:value-type="percentage" office:value="0.0840311200513141" calcext:value-type="percentage">
            <text:p>8,40%</text:p>
          </table:table-cell>
          <table:table-cell table:style-name="ce33" table:formula="of:=[.J6]/SUM([.H6:.O6])" office:value-type="percentage" office:value="0.110207394284767" calcext:value-type="percentage">
            <text:p>11,02%</text:p>
          </table:table-cell>
          <table:table-cell table:style-name="ce33" table:formula="of:=[.K6]/SUM([.H6:.O6])" office:value-type="percentage" office:value="0.110381931869254" calcext:value-type="percentage">
            <text:p>11,04%</text:p>
          </table:table-cell>
          <table:table-cell table:style-name="ce33" table:formula="of:=[.L6]/SUM([.H6:.O6])" office:value-type="percentage" office:value="0.404927196010071" calcext:value-type="percentage">
            <text:p>40,49%</text:p>
          </table:table-cell>
          <table:table-cell table:style-name="ce33" table:formula="of:=[.M6]/SUM([.H6:.O6])" office:value-type="percentage" office:value="0.138177042198824" calcext:value-type="percentage">
            <text:p>13,82%</text:p>
          </table:table-cell>
          <table:table-cell table:style-name="ce33" table:formula="of:=[.N6]/SUM([.H6:.O6])" office:value-type="percentage" office:value="0.0751384301216963" calcext:value-type="percentage">
            <text:p>7,51%</text:p>
          </table:table-cell>
          <table:table-cell table:style-name="ce33" table:formula="of:=[.O6]/SUM([.H6:.O6])" office:value-type="percentage" office:value="0.066010114453021" calcext:value-type="percentage">
            <text:p>6,60%</text:p>
          </table:table-cell>
          <table:table-cell table:style-name="ce37" table:formula="of:=[.P6]/SUM([.$P$6:.$W$6])" office:value-type="percentage" office:value="0.00784110098308294" calcext:value-type="percentage">
            <text:p>0,78%</text:p>
          </table:table-cell>
          <table:table-cell table:style-name="ce37" table:formula="of:=[.Q6]/SUM([.$P$6:.$W$6])" office:value-type="percentage" office:value="0.0513358670372681" calcext:value-type="percentage">
            <text:p>5,13%</text:p>
          </table:table-cell>
          <table:table-cell table:style-name="ce37" table:formula="of:=[.R6]/SUM([.$P$6:.$W$6])" office:value-type="percentage" office:value="0.0716214977942813" calcext:value-type="percentage">
            <text:p>7,16%</text:p>
          </table:table-cell>
          <table:table-cell table:style-name="ce37" table:formula="of:=[.S6]/SUM([.$P$6:.$W$6])" office:value-type="percentage" office:value="0.0917893156817656" calcext:value-type="percentage">
            <text:p>9,18%</text:p>
          </table:table-cell>
          <table:table-cell table:style-name="ce37" table:formula="of:=[.T6]/SUM([.$P$6:.$W$6])" office:value-type="percentage" office:value="0.413265729108942" calcext:value-type="percentage">
            <text:p>41,33%</text:p>
          </table:table-cell>
          <table:table-cell table:style-name="ce37" table:formula="of:=[.U6]/SUM([.$P$6:.$W$6])" office:value-type="percentage" office:value="0.180441318282376" calcext:value-type="percentage">
            <text:p>18,04%</text:p>
          </table:table-cell>
          <table:table-cell table:style-name="ce37" table:formula="of:=[.V6]/SUM([.$P$6:.$W$6])" office:value-type="percentage" office:value="0.165034013011777" calcext:value-type="percentage">
            <text:p>16,50%</text:p>
          </table:table-cell>
          <table:table-cell table:style-name="ce37" table:formula="of:=[.W6]/SUM([.$P$6:.$W$6])" office:value-type="percentage" office:value="0.0186711581005075" calcext:value-type="percentage">
            <text:p>1,87%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4 – C</text:p>
          </table:table-cell>
          <table:table-cell table:style-name="ce20" table:formula="of:=[.B7]/SUM([.$B$7:.$F$7])" office:value-type="percentage" office:value="0.115868706811451" calcext:value-type="percentage">
            <text:p>11,59%</text:p>
          </table:table-cell>
          <table:table-cell table:style-name="ce20" table:formula="of:=[.C7]/SUM([.$B$7:.$F$7])" office:value-type="percentage" office:value="0.172598609382377" calcext:value-type="percentage">
            <text:p>17,26%</text:p>
          </table:table-cell>
          <table:table-cell table:style-name="ce20" table:formula="of:=[.D7]/SUM([.$B$7:.$F$7])" office:value-type="percentage" office:value="0.072401176016138" calcext:value-type="percentage">
            <text:p>7,24%</text:p>
          </table:table-cell>
          <table:table-cell table:style-name="ce20" table:formula="of:=[.E7]/SUM([.$B$7:.$F$7])" office:value-type="percentage" office:value="0.456886561655007" calcext:value-type="percentage">
            <text:p>45,69%</text:p>
          </table:table-cell>
          <table:table-cell table:style-name="ce20" table:formula="of:=[.F7]/SUM([.$B$7:.$F$7])" office:value-type="percentage" office:value="0.182244946135027" calcext:value-type="percentage">
            <text:p>18,22%</text:p>
          </table:table-cell>
          <table:table-cell table:style-name="ce32" office:value-type="float" office:value="542.0951" calcext:value-type="float">
            <text:p>542,10</text:p>
          </table:table-cell>
          <table:table-cell table:style-name="ce33" table:formula="of:=[.H7]/SUM([.H7:.O7])" office:value-type="percentage" office:value="0.00878261289439941" calcext:value-type="percentage">
            <text:p>0,88%</text:p>
          </table:table-cell>
          <table:table-cell table:style-name="ce33" table:formula="of:=[.I7]/SUM([.H7:.O7])" office:value-type="percentage" office:value="0.0852294370436341" calcext:value-type="percentage">
            <text:p>8,52%</text:p>
          </table:table-cell>
          <table:table-cell table:style-name="ce33" table:formula="of:=[.J7]/SUM([.H7:.O7])" office:value-type="percentage" office:value="0.123439436453477" calcext:value-type="percentage">
            <text:p>12,34%</text:p>
          </table:table-cell>
          <table:table-cell table:style-name="ce33" table:formula="of:=[.K7]/SUM([.H7:.O7])" office:value-type="percentage" office:value="0.135902484562023" calcext:value-type="percentage">
            <text:p>13,59%</text:p>
          </table:table-cell>
          <table:table-cell table:style-name="ce33" table:formula="of:=[.L7]/SUM([.H7:.O7])" office:value-type="percentage" office:value="0.409746178731806" calcext:value-type="percentage">
            <text:p>40,97%</text:p>
          </table:table-cell>
          <table:table-cell table:style-name="ce33" table:formula="of:=[.M7]/SUM([.H7:.O7])" office:value-type="percentage" office:value="0.0936150350607057" calcext:value-type="percentage">
            <text:p>9,36%</text:p>
          </table:table-cell>
          <table:table-cell table:style-name="ce33" table:formula="of:=[.N7]/SUM([.H7:.O7])" office:value-type="percentage" office:value="0.0459142340563654" calcext:value-type="percentage">
            <text:p>4,59%</text:p>
          </table:table-cell>
          <table:table-cell table:style-name="ce33" table:formula="of:=[.O7]/SUM([.H7:.O7])" office:value-type="percentage" office:value="0.09737058119759" calcext:value-type="percentage">
            <text:p>9,74%</text:p>
          </table:table-cell>
          <table:table-cell table:style-name="ce38" table:formula="of:=[.P7]/SUM([.$P$7:.$W$7])" office:value-type="percentage" office:value="0.00415256101421206" calcext:value-type="percentage">
            <text:p>0,42%</text:p>
          </table:table-cell>
          <table:table-cell table:style-name="ce38" table:formula="of:=[.Q7]/SUM([.$P$7:.$W$7])" office:value-type="percentage" office:value="0.045699631419972" calcext:value-type="percentage">
            <text:p>4,57%</text:p>
          </table:table-cell>
          <table:table-cell table:style-name="ce38" table:formula="of:=[.R7]/SUM([.$P$7:.$W$7])" office:value-type="percentage" office:value="0.0805296393066189" calcext:value-type="percentage">
            <text:p>8,05%</text:p>
          </table:table-cell>
          <table:table-cell table:style-name="ce38" table:formula="of:=[.S7]/SUM([.$P$7:.$W$7])" office:value-type="percentage" office:value="0.121926487866903" calcext:value-type="percentage">
            <text:p>12,19%</text:p>
          </table:table-cell>
          <table:table-cell table:style-name="ce38" table:formula="of:=[.T7]/SUM([.$P$7:.$W$7])" office:value-type="percentage" office:value="0.464373279825743" calcext:value-type="percentage">
            <text:p>46,44%</text:p>
          </table:table-cell>
          <table:table-cell table:style-name="ce38" table:formula="of:=[.U7]/SUM([.$P$7:.$W$7])" office:value-type="percentage" office:value="0.13794120960776" calcext:value-type="percentage">
            <text:p>13,79%</text:p>
          </table:table-cell>
          <table:table-cell table:style-name="ce38" table:formula="of:=[.V7]/SUM([.$P$7:.$W$7])" office:value-type="percentage" office:value="0.113514064520283" calcext:value-type="percentage">
            <text:p>11,35%</text:p>
          </table:table-cell>
          <table:table-cell table:style-name="ce38" table:formula="of:=[.W7]/SUM([.$P$7:.$W$7])" office:value-type="percentage" office:value="0.0318631264385083" calcext:value-type="percentage">
            <text:p>3,19%</text:p>
          </table:table-cell>
          <table:table-cell table:number-columns-repeated="16361"/>
        </table:table-row>
        <table:table-row table:style-name="ro1">
          <table:table-cell table:style-name="ce13" office:value-type="string" calcext:value-type="string">
            <text:p>All</text:p>
          </table:table-cell>
          <table:table-cell table:style-name="ce14" office:value-type="percentage" office:value="0.081896" calcext:value-type="percentage">
            <text:p>8,19%</text:p>
          </table:table-cell>
          <table:table-cell table:style-name="ce25" office:value-type="percentage" office:value="0.37051" calcext:value-type="percentage">
            <text:p>37,05%</text:p>
          </table:table-cell>
          <table:table-cell table:style-name="ce25" office:value-type="percentage" office:value="0.106472" calcext:value-type="percentage">
            <text:p>10,65%</text:p>
          </table:table-cell>
          <table:table-cell table:style-name="ce25" office:value-type="percentage" office:value="0.333512" calcext:value-type="percentage">
            <text:p>33,35%</text:p>
          </table:table-cell>
          <table:table-cell table:style-name="ce25" office:value-type="percentage" office:value="0.107611" calcext:value-type="percentage">
            <text:p>10,76%</text:p>
          </table:table-cell>
          <table:table-cell table:style-name="ce29" office:value-type="float" office:value="540.6086" calcext:value-type="float">
            <text:p>540,61</text:p>
          </table:table-cell>
          <table:table-cell table:style-name="ce25" office:value-type="percentage" office:value="0.035971" calcext:value-type="percentage">
            <text:p>3,60%</text:p>
          </table:table-cell>
          <table:table-cell table:style-name="ce25" office:value-type="percentage" office:value="0.153109" calcext:value-type="percentage">
            <text:p>15,31%</text:p>
          </table:table-cell>
          <table:table-cell table:style-name="ce25" office:value-type="percentage" office:value="0.123748" calcext:value-type="percentage">
            <text:p>12,37%</text:p>
          </table:table-cell>
          <table:table-cell table:style-name="ce25" office:value-type="percentage" office:value="0.11098" calcext:value-type="percentage">
            <text:p>11,10%</text:p>
          </table:table-cell>
          <table:table-cell table:style-name="ce25" office:value-type="percentage" office:value="0.302126" calcext:value-type="percentage">
            <text:p>30,21%</text:p>
          </table:table-cell>
          <table:table-cell table:style-name="ce25" office:value-type="percentage" office:value="0.100738" calcext:value-type="percentage">
            <text:p>10,07%</text:p>
          </table:table-cell>
          <table:table-cell table:style-name="ce25" office:value-type="percentage" office:value="0.08013" calcext:value-type="percentage">
            <text:p>8,01%</text:p>
          </table:table-cell>
          <table:table-cell table:style-name="ce25" office:value-type="percentage" office:value="0.093199" calcext:value-type="percentage">
            <text:p>9,32%</text:p>
          </table:table-cell>
          <table:table-cell table:style-name="ce25" office:value-type="percentage" office:value="0.02157" calcext:value-type="percentage">
            <text:p>2,16%</text:p>
          </table:table-cell>
          <table:table-cell table:style-name="ce25" office:value-type="percentage" office:value="0.104686" calcext:value-type="percentage">
            <text:p>10,47%</text:p>
          </table:table-cell>
          <table:table-cell table:style-name="ce25" office:value-type="percentage" office:value="0.099193" calcext:value-type="percentage">
            <text:p>9,92%</text:p>
          </table:table-cell>
          <table:table-cell table:style-name="ce25" office:value-type="percentage" office:value="0.11349" calcext:value-type="percentage">
            <text:p>11,35%</text:p>
          </table:table-cell>
          <table:table-cell table:style-name="ce25" office:value-type="percentage" office:value="0.362528" calcext:value-type="percentage">
            <text:p>36,25%</text:p>
          </table:table-cell>
          <table:table-cell table:style-name="ce25" office:value-type="percentage" office:value="0.134123" calcext:value-type="percentage">
            <text:p>13,41%</text:p>
          </table:table-cell>
          <table:table-cell table:style-name="ce25" office:value-type="percentage" office:value="0.135493" calcext:value-type="percentage">
            <text:p>13,55%</text:p>
          </table:table-cell>
          <table:table-cell table:style-name="ce25" office:value-type="percentage" office:value="0.028915" calcext:value-type="percentage">
            <text:p>2,89%</text:p>
          </table:table-cell>
          <table:table-cell table:number-columns-repeated="16361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2"/>
          <table:table-cell table:style-name="ce74" table:formula="of:=SUM([.EC5:.EH5])" office:value-type="float" office:value="0.132068" calcext:value-type="float">
            <text:p>0,132068</text:p>
          </table:table-cell>
          <table:table-cell/>
          <table:table-cell table:style-name="ce75" office:value-type="string" calcext:value-type="string" table:number-columns-spanned="2" table:number-rows-spanned="1">
            <text:p>GRUPO E</text:p>
          </table:table-cell>
          <table:covered-table-cell table:style-name="Default"/>
          <table:table-cell table:number-columns-repeated="16378"/>
        </table:table-row>
        <table:table-row table:style-name="ro1">
          <table:table-cell table:number-columns-repeated="4"/>
          <table:table-cell table:style-name="ce80" office:value-type="string" calcext:value-type="string">
            <text:p>TP_COR_RACA_0</text:p>
          </table:table-cell>
          <table:table-cell table:style-name="Default" table:formula="of:=([.EC5]*100)/[.C28]" office:value-type="float" office:value="1.04188751249356" calcext:value-type="float">
            <text:p>1,04188751249356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80" office:value-type="string" calcext:value-type="string">
            <text:p>TP_COR_RACA_1</text:p>
          </table:table-cell>
          <table:table-cell table:style-name="Default" table:formula="of:=([.ED5]*100)/[.C28]" office:value-type="float" office:value="78.3566041736075" calcext:value-type="float">
            <text:p>78,3566041736075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80" office:value-type="string" calcext:value-type="string">
            <text:p>TP_COR_RACA_2</text:p>
          </table:table-cell>
          <table:table-cell table:style-name="Default" table:formula="of:=([.EE5]*100)/[.C28]" office:value-type="float" office:value="3.1339915800951" calcext:value-type="float">
            <text:p>3,1339915800951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80" office:value-type="string" calcext:value-type="string">
            <text:p>TP_COR_RACA_3</text:p>
          </table:table-cell>
          <table:table-cell table:style-name="Default" table:formula="of:=([.EF5]*100)/[.C28]" office:value-type="float" office:value="15.4011569797377" calcext:value-type="float">
            <text:p>15,4011569797377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80" office:value-type="string" calcext:value-type="string">
            <text:p>TP_COR_RACA_4</text:p>
          </table:table-cell>
          <table:table-cell table:style-name="Default" table:formula="of:=([.EG5]*100)/[.C28]" office:value-type="float" office:value="1.96111094284762" calcext:value-type="float">
            <text:p>1,96111094284762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80" office:value-type="string" calcext:value-type="string">
            <text:p>TP_COR_RACA_5</text:p>
          </table:table-cell>
          <table:table-cell table:style-name="Default" table:formula="of:=([.EH5]*100)/[.C28]" office:value-type="float" office:value="0.105248811218463" calcext:value-type="float">
            <text:p>0,105248811218463</text:p>
          </table:table-cell>
          <table:table-cell table:number-columns-repeated="16378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Tabela dinâmica_Planilha1_1'.H13:'Tabela dinâmica_Planilha1_1'.O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B13:'Tabela dinâmica_Planilha1_1'.F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B14:'Tabela dinâmica_Planilha1_1'.F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B15:'Tabela dinâmica_Planilha1_1'.F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B16:'Tabela dinâmica_Planilha1_1'.F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B17:'Tabela dinâmica_Planilha1_1'.F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G13:'Tabela dinâmica_Planilha1_1'.G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P13:'Tabela dinâmica_Planilha1_1'.W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P14:'Tabela dinâmica_Planilha1_1'.W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P15:'Tabela dinâmica_Planilha1_1'.W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P16:'Tabela dinâmica_Planilha1_1'.W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P17:'Tabela dinâmica_Planilha1_1'.W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-pilot-tables>
        <table:data-pilot-table table:name="DataPilot1" table:application-data="" table:target-range-address="'Tabela dinâmica_Planilha1_1'.A1:'Tabela dinâmica_Planilha1_1'.FO9" table:buttons="'Tabela dinâmica_Planilha1_1'.A2 'Tabela dinâmica_Planilha1_1'.B1" table:show-filter-button="false" table:drill-down-on-double-click="false">
          <table:source-cell-range table:cell-range-address="Planilha1.A1:Planilha1.C1015"/>
          <table:data-pilot-field table:source-field-name="Coluna" table:orientation="column" table:used-hierarchy="0" table:function="auto">
            <table:data-pilot-level table:show-empty="false" calcext:repeat-item-labels="false">
              <table:data-pilot-members>
                <table:data-pilot-member table:name="MACRO_REGIAO_CENTRO_OESTE" table:display="true" table:show-details="true"/>
                <table:data-pilot-member table:name="MACRO_REGIAO_NORDESTE" table:display="true" table:show-details="true"/>
                <table:data-pilot-member table:name="MACRO_REGIAO_NORTE" table:display="true" table:show-details="true"/>
                <table:data-pilot-member table:name="MACRO_REGIAO_SUDESTE" table:display="true" table:show-details="true"/>
                <table:data-pilot-member table:name="MACRO_REGIAO_SUL" table:display="true" table:show-details="true"/>
                <table:data-pilot-member table:name="MEDIA_NOTAS" table:display="true" table:show-details="true"/>
                <table:data-pilot-member table:name="Q001_A" table:display="true" table:show-details="true"/>
                <table:data-pilot-member table:name="Q001_B" table:display="true" table:show-details="true"/>
                <table:data-pilot-member table:name="Q001_C" table:display="true" table:show-details="true"/>
                <table:data-pilot-member table:name="Q001_D" table:display="true" table:show-details="true"/>
                <table:data-pilot-member table:name="Q001_E" table:display="true" table:show-details="true"/>
                <table:data-pilot-member table:name="Q001_F" table:display="true" table:show-details="true"/>
                <table:data-pilot-member table:name="Q001_G" table:display="true" table:show-details="true"/>
                <table:data-pilot-member table:name="Q001_H" table:display="true" table:show-details="true"/>
                <table:data-pilot-member table:name="Q002_A" table:display="true" table:show-details="true"/>
                <table:data-pilot-member table:name="Q002_B" table:display="true" table:show-details="true"/>
                <table:data-pilot-member table:name="Q002_C" table:display="true" table:show-details="true"/>
                <table:data-pilot-member table:name="Q002_D" table:display="true" table:show-details="true"/>
                <table:data-pilot-member table:name="Q002_E" table:display="true" table:show-details="true"/>
                <table:data-pilot-member table:name="Q002_F" table:display="true" table:show-details="true"/>
                <table:data-pilot-member table:name="Q002_G" table:display="true" table:show-details="true"/>
                <table:data-pilot-member table:name="Q002_H" table:display="true" table:show-details="true"/>
                <table:data-pilot-member table:name="Q003_A" table:display="true" table:show-details="true"/>
                <table:data-pilot-member table:name="Q003_B" table:display="true" table:show-details="true"/>
                <table:data-pilot-member table:name="Q003_C" table:display="true" table:show-details="true"/>
                <table:data-pilot-member table:name="Q003_D" table:display="true" table:show-details="true"/>
                <table:data-pilot-member table:name="Q003_E" table:display="true" table:show-details="true"/>
                <table:data-pilot-member table:name="Q003_F" table:display="true" table:show-details="true"/>
                <table:data-pilot-member table:name="Q004_A" table:display="true" table:show-details="true"/>
                <table:data-pilot-member table:name="Q004_B" table:display="true" table:show-details="true"/>
                <table:data-pilot-member table:name="Q004_C" table:display="true" table:show-details="true"/>
                <table:data-pilot-member table:name="Q004_D" table:display="true" table:show-details="true"/>
                <table:data-pilot-member table:name="Q004_E" table:display="true" table:show-details="true"/>
                <table:data-pilot-member table:name="Q004_F" table:display="true" table:show-details="true"/>
                <table:data-pilot-member table:name="Q005_1" table:display="true" table:show-details="true"/>
                <table:data-pilot-member table:name="Q005_2" table:display="true" table:show-details="true"/>
                <table:data-pilot-member table:name="Q005_3" table:display="true" table:show-details="true"/>
                <table:data-pilot-member table:name="Q005_4" table:display="true" table:show-details="true"/>
                <table:data-pilot-member table:name="Q005_5" table:display="true" table:show-details="true"/>
                <table:data-pilot-member table:name="Q006_A" table:display="true" table:show-details="true"/>
                <table:data-pilot-member table:name="Q006_B" table:display="true" table:show-details="true"/>
                <table:data-pilot-member table:name="Q006_C" table:display="true" table:show-details="true"/>
                <table:data-pilot-member table:name="Q006_D" table:display="true" table:show-details="true"/>
                <table:data-pilot-member table:name="Q006_E" table:display="true" table:show-details="true"/>
                <table:data-pilot-member table:name="Q006_F" table:display="true" table:show-details="true"/>
                <table:data-pilot-member table:name="Q006_G" table:display="true" table:show-details="true"/>
                <table:data-pilot-member table:name="Q006_H" table:display="true" table:show-details="true"/>
                <table:data-pilot-member table:name="Q006_I" table:display="true" table:show-details="true"/>
                <table:data-pilot-member table:name="Q006_J" table:display="true" table:show-details="true"/>
                <table:data-pilot-member table:name="Q006_K" table:display="true" table:show-details="true"/>
                <table:data-pilot-member table:name="Q006_L" table:display="true" table:show-details="true"/>
                <table:data-pilot-member table:name="Q007_A" table:display="true" table:show-details="true"/>
                <table:data-pilot-member table:name="Q007_B" table:display="true" table:show-details="true"/>
                <table:data-pilot-member table:name="Q007_C" table:display="true" table:show-details="true"/>
                <table:data-pilot-member table:name="Q007_D" table:display="true" table:show-details="true"/>
                <table:data-pilot-member table:name="Q008_A" table:display="true" table:show-details="true"/>
                <table:data-pilot-member table:name="Q008_B" table:display="true" table:show-details="true"/>
                <table:data-pilot-member table:name="Q008_C" table:display="true" table:show-details="true"/>
                <table:data-pilot-member table:name="Q008_D" table:display="true" table:show-details="true"/>
                <table:data-pilot-member table:name="Q008_E" table:display="true" table:show-details="true"/>
                <table:data-pilot-member table:name="Q009_A" table:display="true" table:show-details="true"/>
                <table:data-pilot-member table:name="Q009_B" table:display="true" table:show-details="true"/>
                <table:data-pilot-member table:name="Q009_C" table:display="true" table:show-details="true"/>
                <table:data-pilot-member table:name="Q009_D" table:display="true" table:show-details="true"/>
                <table:data-pilot-member table:name="Q009_E" table:display="true" table:show-details="true"/>
                <table:data-pilot-member table:name="Q010_A" table:display="true" table:show-details="true"/>
                <table:data-pilot-member table:name="Q010_B" table:display="true" table:show-details="true"/>
                <table:data-pilot-member table:name="Q010_C" table:display="true" table:show-details="true"/>
                <table:data-pilot-member table:name="Q010_D" table:display="true" table:show-details="true"/>
                <table:data-pilot-member table:name="Q010_E" table:display="true" table:show-details="true"/>
                <table:data-pilot-member table:name="Q011_A" table:display="true" table:show-details="true"/>
                <table:data-pilot-member table:name="Q011_B" table:display="true" table:show-details="true"/>
                <table:data-pilot-member table:name="Q011_C" table:display="true" table:show-details="true"/>
                <table:data-pilot-member table:name="Q011_D" table:display="true" table:show-details="true"/>
                <table:data-pilot-member table:name="Q011_E" table:display="true" table:show-details="true"/>
                <table:data-pilot-member table:name="Q012_A" table:display="true" table:show-details="true"/>
                <table:data-pilot-member table:name="Q012_B" table:display="true" table:show-details="true"/>
                <table:data-pilot-member table:name="Q012_C" table:display="true" table:show-details="true"/>
                <table:data-pilot-member table:name="Q012_D" table:display="true" table:show-details="true"/>
                <table:data-pilot-member table:name="Q012_E" table:display="true" table:show-details="true"/>
                <table:data-pilot-member table:name="Q013_A" table:display="true" table:show-details="true"/>
                <table:data-pilot-member table:name="Q013_B" table:display="true" table:show-details="true"/>
                <table:data-pilot-member table:name="Q013_C" table:display="true" table:show-details="true"/>
                <table:data-pilot-member table:name="Q013_D" table:display="true" table:show-details="true"/>
                <table:data-pilot-member table:name="Q013_E" table:display="true" table:show-details="true"/>
                <table:data-pilot-member table:name="Q014_A" table:display="true" table:show-details="true"/>
                <table:data-pilot-member table:name="Q014_B" table:display="true" table:show-details="true"/>
                <table:data-pilot-member table:name="Q014_C" table:display="true" table:show-details="true"/>
                <table:data-pilot-member table:name="Q014_D" table:display="true" table:show-details="true"/>
                <table:data-pilot-member table:name="Q014_E" table:display="true" table:show-details="true"/>
                <table:data-pilot-member table:name="Q015_A" table:display="true" table:show-details="true"/>
                <table:data-pilot-member table:name="Q015_B" table:display="true" table:show-details="true"/>
                <table:data-pilot-member table:name="Q015_C" table:display="true" table:show-details="true"/>
                <table:data-pilot-member table:name="Q015_D" table:display="true" table:show-details="true"/>
                <table:data-pilot-member table:name="Q015_E" table:display="true" table:show-details="true"/>
                <table:data-pilot-member table:name="Q016_A" table:display="true" table:show-details="true"/>
                <table:data-pilot-member table:name="Q016_B" table:display="true" table:show-details="true"/>
                <table:data-pilot-member table:name="Q016_C" table:display="true" table:show-details="true"/>
                <table:data-pilot-member table:name="Q016_D" table:display="true" table:show-details="true"/>
                <table:data-pilot-member table:name="Q016_E" table:display="true" table:show-details="true"/>
                <table:data-pilot-member table:name="Q017_A" table:display="true" table:show-details="true"/>
                <table:data-pilot-member table:name="Q017_B" table:display="true" table:show-details="true"/>
                <table:data-pilot-member table:name="Q017_C" table:display="true" table:show-details="true"/>
                <table:data-pilot-member table:name="Q017_D" table:display="true" table:show-details="true"/>
                <table:data-pilot-member table:name="Q017_E" table:display="true" table:show-details="true"/>
                <table:data-pilot-member table:name="Q018_A" table:display="true" table:show-details="true"/>
                <table:data-pilot-member table:name="Q018_B" table:display="true" table:show-details="true"/>
                <table:data-pilot-member table:name="Q019_A" table:display="true" table:show-details="true"/>
                <table:data-pilot-member table:name="Q019_B" table:display="true" table:show-details="true"/>
                <table:data-pilot-member table:name="Q019_C" table:display="true" table:show-details="true"/>
                <table:data-pilot-member table:name="Q019_D" table:display="true" table:show-details="true"/>
                <table:data-pilot-member table:name="Q019_E" table:display="true" table:show-details="true"/>
                <table:data-pilot-member table:name="Q020_A" table:display="true" table:show-details="true"/>
                <table:data-pilot-member table:name="Q020_B" table:display="true" table:show-details="true"/>
                <table:data-pilot-member table:name="Q021_A" table:display="true" table:show-details="true"/>
                <table:data-pilot-member table:name="Q021_B" table:display="true" table:show-details="true"/>
                <table:data-pilot-member table:name="Q022_A" table:display="true" table:show-details="true"/>
                <table:data-pilot-member table:name="Q022_B" table:display="true" table:show-details="true"/>
                <table:data-pilot-member table:name="Q022_C" table:display="true" table:show-details="true"/>
                <table:data-pilot-member table:name="Q022_D" table:display="true" table:show-details="true"/>
                <table:data-pilot-member table:name="Q022_E" table:display="true" table:show-details="true"/>
                <table:data-pilot-member table:name="Q023_A" table:display="true" table:show-details="true"/>
                <table:data-pilot-member table:name="Q023_B" table:display="true" table:show-details="true"/>
                <table:data-pilot-member table:name="Q024_A" table:display="true" table:show-details="true"/>
                <table:data-pilot-member table:name="Q024_B" table:display="true" table:show-details="true"/>
                <table:data-pilot-member table:name="Q024_C" table:display="true" table:show-details="true"/>
                <table:data-pilot-member table:name="Q024_D" table:display="true" table:show-details="true"/>
                <table:data-pilot-member table:name="Q024_E" table:display="true" table:show-details="true"/>
                <table:data-pilot-member table:name="Q025_A" table:display="true" table:show-details="true"/>
                <table:data-pilot-member table:name="Q025_B" table:display="true" table:show-details="true"/>
                <table:data-pilot-member table:name="Quantidade" table:display="true" table:show-details="true"/>
                <table:data-pilot-member table:name="TP_COR_RACA_0" table:display="true" table:show-details="true"/>
                <table:data-pilot-member table:name="TP_COR_RACA_1" table:display="true" table:show-details="true"/>
                <table:data-pilot-member table:name="TP_COR_RACA_2" table:display="true" table:show-details="true"/>
                <table:data-pilot-member table:name="TP_COR_RACA_3" table:display="true" table:show-details="true"/>
                <table:data-pilot-member table:name="TP_COR_RACA_4" table:display="true" table:show-details="true"/>
                <table:data-pilot-member table:name="TP_COR_RACA_5" table:display="true" table:show-details="true"/>
                <table:data-pilot-member table:name="TP_ESCOLA_1" table:display="true" table:show-details="true"/>
                <table:data-pilot-member table:name="TP_ESCOLA_2" table:display="true" table:show-details="true"/>
                <table:data-pilot-member table:name="TP_ESCOLA_3" table:display="true" table:show-details="true"/>
                <table:data-pilot-member table:name="TP_ESTADO_CIVIL_0" table:display="true" table:show-details="true"/>
                <table:data-pilot-member table:name="TP_ESTADO_CIVIL_1" table:display="true" table:show-details="true"/>
                <table:data-pilot-member table:name="TP_ESTADO_CIVIL_2" table:display="true" table:show-details="true"/>
                <table:data-pilot-member table:name="TP_ESTADO_CIVIL_3" table:display="true" table:show-details="true"/>
                <table:data-pilot-member table:name="TP_ESTADO_CIVIL_4" table:display="true" table:show-details="true"/>
                <table:data-pilot-member table:name="TP_FAIXA_ETARIA_1" table:display="true" table:show-details="true"/>
                <table:data-pilot-member table:name="TP_FAIXA_ETARIA_10" table:display="true" table:show-details="true"/>
                <table:data-pilot-member table:name="TP_FAIXA_ETARIA_11" table:display="true" table:show-details="true"/>
                <table:data-pilot-member table:name="TP_FAIXA_ETARIA_12" table:display="true" table:show-details="true"/>
                <table:data-pilot-member table:name="TP_FAIXA_ETARIA_13" table:display="true" table:show-details="true"/>
                <table:data-pilot-member table:name="TP_FAIXA_ETARIA_2" table:display="true" table:show-details="true"/>
                <table:data-pilot-member table:name="TP_FAIXA_ETARIA_3" table:display="true" table:show-details="true"/>
                <table:data-pilot-member table:name="TP_FAIXA_ETARIA_4" table:display="true" table:show-details="true"/>
                <table:data-pilot-member table:name="TP_FAIXA_ETARIA_5" table:display="true" table:show-details="true"/>
                <table:data-pilot-member table:name="TP_FAIXA_ETARIA_6" table:display="true" table:show-details="true"/>
                <table:data-pilot-member table:name="TP_FAIXA_ETARIA_7" table:display="true" table:show-details="true"/>
                <table:data-pilot-member table:name="TP_FAIXA_ETARIA_8" table:display="true" table:show-details="true"/>
                <table:data-pilot-member table:name="TP_FAIXA_ETARIA_9" table:display="true" table:show-details="true"/>
                <table:data-pilot-member table:name="TP_NACIONALIDADE_0" table:display="true" table:show-details="true"/>
                <table:data-pilot-member table:name="TP_NACIONALIDADE_1" table:display="true" table:show-details="true"/>
                <table:data-pilot-member table:name="TP_NACIONALIDADE_2" table:display="true" table:show-details="true"/>
                <table:data-pilot-member table:name="TP_NACIONALIDADE_3" table:display="true" table:show-details="true"/>
                <table:data-pilot-member table:name="TP_NACIONALIDADE_4" table:display="true" table:show-details="true"/>
                <table:data-pilot-member table:name="TP_SEXO_F" table:display="true" table:show-details="true"/>
                <table:data-pilot-member table:name="TP_SEXO_M" table:display="true" table:show-details="true"/>
                <table:data-pilot-member table:name="TP_ST_CONCLUSAO_1" table:display="true" table:show-details="true"/>
                <table:data-pilot-member table:name="TP_ST_CONCLUSAO_2" table:display="true" table:show-details="true"/>
                <table:data-pilot-member table:name="TP_ST_CONCLUSAO_3" table:display="true" table:show-details="true"/>
                <table:data-pilot-member table:name="TP_ST_CONCLUSAO_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uster" table:orientation="row" table:used-hierarchy="0" table:function="auto">
            <table:data-pilot-level table:show-empty="false" calcext:repeat-item-labels="false">
              <table:data-pilot-members>
                <table:data-pilot-member table:name="0" tableooo:display-name="0 – alpha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All" tableooo:display-name="clust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dos2" tableooo:display-name="Soma – Dados" table:orientation="data" table:used-hierarchy="0" table:function="sum">
            <table:data-pilot-level table:show-empty="false" calcext:repeat-item-labels="false">
              <table:data-pilot-members>
                <table:data-pilot-member table:name="0,00%" table:display="true" table:show-details="true"/>
                <table:data-pilot-member table:name="0,01%" table:display="true" table:show-details="true"/>
                <table:data-pilot-member table:name="0,02%" table:display="true" table:show-details="true"/>
                <table:data-pilot-member table:name="0,03%" table:display="true" table:show-details="true"/>
                <table:data-pilot-member table:name="0,04%" table:display="true" table:show-details="true"/>
                <table:data-pilot-member table:name="0,05%" table:display="true" table:show-details="true"/>
                <table:data-pilot-member table:name="0,06%" table:display="true" table:show-details="true"/>
                <table:data-pilot-member table:name="0,07%" table:display="true" table:show-details="true"/>
                <table:data-pilot-member table:name="0,08%" table:display="true" table:show-details="true"/>
                <table:data-pilot-member table:name="0,09%" table:display="true" table:show-details="true"/>
                <table:data-pilot-member table:name="0,10%" table:display="true" table:show-details="true"/>
                <table:data-pilot-member table:name="0,11%" table:display="true" table:show-details="true"/>
                <table:data-pilot-member table:name="0,12%" table:display="true" table:show-details="true"/>
                <table:data-pilot-member table:name="0,13%" table:display="true" table:show-details="true"/>
                <table:data-pilot-member table:name="0,14%" table:display="true" table:show-details="true"/>
                <table:data-pilot-member table:name="0,15%" table:display="true" table:show-details="true"/>
                <table:data-pilot-member table:name="0,16%" table:display="true" table:show-details="true"/>
                <table:data-pilot-member table:name="0,17%" table:display="true" table:show-details="true"/>
                <table:data-pilot-member table:name="0,18%" table:display="true" table:show-details="true"/>
                <table:data-pilot-member table:name="0,19%" table:display="true" table:show-details="true"/>
                <table:data-pilot-member table:name="0,20%" table:display="true" table:show-details="true"/>
                <table:data-pilot-member table:name="0,21%" table:display="true" table:show-details="true"/>
                <table:data-pilot-member table:name="0,22%" table:display="true" table:show-details="true"/>
                <table:data-pilot-member table:name="0,23%" table:display="true" table:show-details="true"/>
                <table:data-pilot-member table:name="0,24%" table:display="true" table:show-details="true"/>
                <table:data-pilot-member table:name="0,25%" table:display="true" table:show-details="true"/>
                <table:data-pilot-member table:name="0,26%" table:display="true" table:show-details="true"/>
                <table:data-pilot-member table:name="0,27%" table:display="true" table:show-details="true"/>
                <table:data-pilot-member table:name="0,28%" table:display="true" table:show-details="true"/>
                <table:data-pilot-member table:name="0,29%" table:display="true" table:show-details="true"/>
                <table:data-pilot-member table:name="0,30%" table:display="true" table:show-details="true"/>
                <table:data-pilot-member table:name="0,31%" table:display="true" table:show-details="true"/>
                <table:data-pilot-member table:name="0,32%" table:display="true" table:show-details="true"/>
                <table:data-pilot-member table:name="0,33%" table:display="true" table:show-details="true"/>
                <table:data-pilot-member table:name="0,34%" table:display="true" table:show-details="true"/>
                <table:data-pilot-member table:name="0,35%" table:display="true" table:show-details="true"/>
                <table:data-pilot-member table:name="0,36%" table:display="true" table:show-details="true"/>
                <table:data-pilot-member table:name="0,37%" table:display="true" table:show-details="true"/>
                <table:data-pilot-member table:name="0,38%" table:display="true" table:show-details="true"/>
                <table:data-pilot-member table:name="0,39%" table:display="true" table:show-details="true"/>
                <table:data-pilot-member table:name="0,40%" table:display="true" table:show-details="true"/>
                <table:data-pilot-member table:name="0,41%" table:display="true" table:show-details="true"/>
                <table:data-pilot-member table:name="0,42%" table:display="true" table:show-details="true"/>
                <table:data-pilot-member table:name="0,43%" table:display="true" table:show-details="true"/>
                <table:data-pilot-member table:name="0,44%" table:display="true" table:show-details="true"/>
                <table:data-pilot-member table:name="0,45%" table:display="true" table:show-details="true"/>
                <table:data-pilot-member table:name="0,46%" table:display="true" table:show-details="true"/>
                <table:data-pilot-member table:name="0,47%" table:display="true" table:show-details="true"/>
                <table:data-pilot-member table:name="0,48%" table:display="true" table:show-details="true"/>
                <table:data-pilot-member table:name="0,50%" table:display="true" table:show-details="true"/>
                <table:data-pilot-member table:name="0,52%" table:display="true" table:show-details="true"/>
                <table:data-pilot-member table:name="0,53%" table:display="true" table:show-details="true"/>
                <table:data-pilot-member table:name="0,54%" table:display="true" table:show-details="true"/>
                <table:data-pilot-member table:name="0,55%" table:display="true" table:show-details="true"/>
                <table:data-pilot-member table:name="0,56%" table:display="true" table:show-details="true"/>
                <table:data-pilot-member table:name="0,57%" table:display="true" table:show-details="true"/>
                <table:data-pilot-member table:name="0,58%" table:display="true" table:show-details="true"/>
                <table:data-pilot-member table:name="0,59%" table:display="true" table:show-details="true"/>
                <table:data-pilot-member table:name="0,60%" table:display="true" table:show-details="true"/>
                <table:data-pilot-member table:name="0,61%" table:display="true" table:show-details="true"/>
                <table:data-pilot-member table:name="0,62%" table:display="true" table:show-details="true"/>
                <table:data-pilot-member table:name="0,66%" table:display="true" table:show-details="true"/>
                <table:data-pilot-member table:name="0,67%" table:display="true" table:show-details="true"/>
                <table:data-pilot-member table:name="0,68%" table:display="true" table:show-details="true"/>
                <table:data-pilot-member table:name="0,69%" table:display="true" table:show-details="true"/>
                <table:data-pilot-member table:name="0,70%" table:display="true" table:show-details="true"/>
                <table:data-pilot-member table:name="0,71%" table:display="true" table:show-details="true"/>
                <table:data-pilot-member table:name="0,72%" table:display="true" table:show-details="true"/>
                <table:data-pilot-member table:name="0,74%" table:display="true" table:show-details="true"/>
                <table:data-pilot-member table:name="0,75%" table:display="true" table:show-details="true"/>
                <table:data-pilot-member table:name="0,78%" table:display="true" table:show-details="true"/>
                <table:data-pilot-member table:name="0,79%" table:display="true" table:show-details="true"/>
                <table:data-pilot-member table:name="0,80%" table:display="true" table:show-details="true"/>
                <table:data-pilot-member table:name="0,81%" table:display="true" table:show-details="true"/>
                <table:data-pilot-member table:name="0,82%" table:display="true" table:show-details="true"/>
                <table:data-pilot-member table:name="0,83%" table:display="true" table:show-details="true"/>
                <table:data-pilot-member table:name="0,84%" table:display="true" table:show-details="true"/>
                <table:data-pilot-member table:name="0,85%" table:display="true" table:show-details="true"/>
                <table:data-pilot-member table:name="0,86%" table:display="true" table:show-details="true"/>
                <table:data-pilot-member table:name="0,87%" table:display="true" table:show-details="true"/>
                <table:data-pilot-member table:name="0,88%" table:display="true" table:show-details="true"/>
                <table:data-pilot-member table:name="0,89%" table:display="true" table:show-details="true"/>
                <table:data-pilot-member table:name="0,90%" table:display="true" table:show-details="true"/>
                <table:data-pilot-member table:name="0,91%" table:display="true" table:show-details="true"/>
                <table:data-pilot-member table:name="0,93%" table:display="true" table:show-details="true"/>
                <table:data-pilot-member table:name="0,94%" table:display="true" table:show-details="true"/>
                <table:data-pilot-member table:name="0,95%" table:display="true" table:show-details="true"/>
                <table:data-pilot-member table:name="0,96%" table:display="true" table:show-details="true"/>
                <table:data-pilot-member table:name="0,97%" table:display="true" table:show-details="true"/>
                <table:data-pilot-member table:name="0,98%" table:display="true" table:show-details="true"/>
                <table:data-pilot-member table:name="0,99%" table:display="true" table:show-details="true"/>
                <table:data-pilot-member table:name="1,06%" table:display="true" table:show-details="true"/>
                <table:data-pilot-member table:name="1,07%" table:display="true" table:show-details="true"/>
                <table:data-pilot-member table:name="1,08%" table:display="true" table:show-details="true"/>
                <table:data-pilot-member table:name="1,09%" table:display="true" table:show-details="true"/>
                <table:data-pilot-member table:name="1,11%" table:display="true" table:show-details="true"/>
                <table:data-pilot-member table:name="1,12%" table:display="true" table:show-details="true"/>
                <table:data-pilot-member table:name="1,15%" table:display="true" table:show-details="true"/>
                <table:data-pilot-member table:name="1,18%" table:display="true" table:show-details="true"/>
                <table:data-pilot-member table:name="1,19%" table:display="true" table:show-details="true"/>
                <table:data-pilot-member table:name="1,21%" table:display="true" table:show-details="true"/>
                <table:data-pilot-member table:name="1,24%" table:display="true" table:show-details="true"/>
                <table:data-pilot-member table:name="1,25%" table:display="true" table:show-details="true"/>
                <table:data-pilot-member table:name="1,26%" table:display="true" table:show-details="true"/>
                <table:data-pilot-member table:name="1,28%" table:display="true" table:show-details="true"/>
                <table:data-pilot-member table:name="1,30%" table:display="true" table:show-details="true"/>
                <table:data-pilot-member table:name="1,31%" table:display="true" table:show-details="true"/>
                <table:data-pilot-member table:name="1,35%" table:display="true" table:show-details="true"/>
                <table:data-pilot-member table:name="1,36%" table:display="true" table:show-details="true"/>
                <table:data-pilot-member table:name="1,39%" table:display="true" table:show-details="true"/>
                <table:data-pilot-member table:name="1,41%" table:display="true" table:show-details="true"/>
                <table:data-pilot-member table:name="1,42%" table:display="true" table:show-details="true"/>
                <table:data-pilot-member table:name="1,43%" table:display="true" table:show-details="true"/>
                <table:data-pilot-member table:name="1,48%" table:display="true" table:show-details="true"/>
                <table:data-pilot-member table:name="1,50%" table:display="true" table:show-details="true"/>
                <table:data-pilot-member table:name="1,51%" table:display="true" table:show-details="true"/>
                <table:data-pilot-member table:name="1,54%" table:display="true" table:show-details="true"/>
                <table:data-pilot-member table:name="1,55%" table:display="true" table:show-details="true"/>
                <table:data-pilot-member table:name="1,56%" table:display="true" table:show-details="true"/>
                <table:data-pilot-member table:name="1,58%" table:display="true" table:show-details="true"/>
                <table:data-pilot-member table:name="1,59%" table:display="true" table:show-details="true"/>
                <table:data-pilot-member table:name="1,61%" table:display="true" table:show-details="true"/>
                <table:data-pilot-member table:name="1,63%" table:display="true" table:show-details="true"/>
                <table:data-pilot-member table:name="1,64%" table:display="true" table:show-details="true"/>
                <table:data-pilot-member table:name="1,65%" table:display="true" table:show-details="true"/>
                <table:data-pilot-member table:name="1,67%" table:display="true" table:show-details="true"/>
                <table:data-pilot-member table:name="1,68%" table:display="true" table:show-details="true"/>
                <table:data-pilot-member table:name="1,70%" table:display="true" table:show-details="true"/>
                <table:data-pilot-member table:name="1,71%" table:display="true" table:show-details="true"/>
                <table:data-pilot-member table:name="1,72%" table:display="true" table:show-details="true"/>
                <table:data-pilot-member table:name="1,74%" table:display="true" table:show-details="true"/>
                <table:data-pilot-member table:name="1,75%" table:display="true" table:show-details="true"/>
                <table:data-pilot-member table:name="1,78%" table:display="true" table:show-details="true"/>
                <table:data-pilot-member table:name="1,80%" table:display="true" table:show-details="true"/>
                <table:data-pilot-member table:name="1,81%" table:display="true" table:show-details="true"/>
                <table:data-pilot-member table:name="1,84%" table:display="true" table:show-details="true"/>
                <table:data-pilot-member table:name="1,85%" table:display="true" table:show-details="true"/>
                <table:data-pilot-member table:name="1,86%" table:display="true" table:show-details="true"/>
                <table:data-pilot-member table:name="1,88%" table:display="true" table:show-details="true"/>
                <table:data-pilot-member table:name="1,90%" table:display="true" table:show-details="true"/>
                <table:data-pilot-member table:name="1,92%" table:display="true" table:show-details="true"/>
                <table:data-pilot-member table:name="1,93%" table:display="true" table:show-details="true"/>
                <table:data-pilot-member table:name="1,95%" table:display="true" table:show-details="true"/>
                <table:data-pilot-member table:name="1,96%" table:display="true" table:show-details="true"/>
                <table:data-pilot-member table:name="1,97%" table:display="true" table:show-details="true"/>
                <table:data-pilot-member table:name="1,98%" table:display="true" table:show-details="true"/>
                <table:data-pilot-member table:name="2,03%" table:display="true" table:show-details="true"/>
                <table:data-pilot-member table:name="2,04%" table:display="true" table:show-details="true"/>
                <table:data-pilot-member table:name="2,10%" table:display="true" table:show-details="true"/>
                <table:data-pilot-member table:name="2,11%" table:display="true" table:show-details="true"/>
                <table:data-pilot-member table:name="2,12%" table:display="true" table:show-details="true"/>
                <table:data-pilot-member table:name="2,14%" table:display="true" table:show-details="true"/>
                <table:data-pilot-member table:name="2,15%" table:display="true" table:show-details="true"/>
                <table:data-pilot-member table:name="2,16%" table:display="true" table:show-details="true"/>
                <table:data-pilot-member table:name="2,17%" table:display="true" table:show-details="true"/>
                <table:data-pilot-member table:name="2,18%" table:display="true" table:show-details="true"/>
                <table:data-pilot-member table:name="2,19%" table:display="true" table:show-details="true"/>
                <table:data-pilot-member table:name="2,21%" table:display="true" table:show-details="true"/>
                <table:data-pilot-member table:name="2,22%" table:display="true" table:show-details="true"/>
                <table:data-pilot-member table:name="2,23%" table:display="true" table:show-details="true"/>
                <table:data-pilot-member table:name="2,25%" table:display="true" table:show-details="true"/>
                <table:data-pilot-member table:name="2,27%" table:display="true" table:show-details="true"/>
                <table:data-pilot-member table:name="2,30%" table:display="true" table:show-details="true"/>
                <table:data-pilot-member table:name="2,31%" table:display="true" table:show-details="true"/>
                <table:data-pilot-member table:name="2,32%" table:display="true" table:show-details="true"/>
                <table:data-pilot-member table:name="2,33%" table:display="true" table:show-details="true"/>
                <table:data-pilot-member table:name="2,34%" table:display="true" table:show-details="true"/>
                <table:data-pilot-member table:name="2,36%" table:display="true" table:show-details="true"/>
                <table:data-pilot-member table:name="2,37%" table:display="true" table:show-details="true"/>
                <table:data-pilot-member table:name="2,39%" table:display="true" table:show-details="true"/>
                <table:data-pilot-member table:name="2,40%" table:display="true" table:show-details="true"/>
                <table:data-pilot-member table:name="2,41%" table:display="true" table:show-details="true"/>
                <table:data-pilot-member table:name="2,42%" table:display="true" table:show-details="true"/>
                <table:data-pilot-member table:name="2,43%" table:display="true" table:show-details="true"/>
                <table:data-pilot-member table:name="2,44%" table:display="true" table:show-details="true"/>
                <table:data-pilot-member table:name="2,52%" table:display="true" table:show-details="true"/>
                <table:data-pilot-member table:name="2,53%" table:display="true" table:show-details="true"/>
                <table:data-pilot-member table:name="2,54%" table:display="true" table:show-details="true"/>
                <table:data-pilot-member table:name="2,56%" table:display="true" table:show-details="true"/>
                <table:data-pilot-member table:name="2,57%" table:display="true" table:show-details="true"/>
                <table:data-pilot-member table:name="2,59%" table:display="true" table:show-details="true"/>
                <table:data-pilot-member table:name="2,60%" table:display="true" table:show-details="true"/>
                <table:data-pilot-member table:name="2,63%" table:display="true" table:show-details="true"/>
                <table:data-pilot-member table:name="2,70%" table:display="true" table:show-details="true"/>
                <table:data-pilot-member table:name="2,74%" table:display="true" table:show-details="true"/>
                <table:data-pilot-member table:name="2,82%" table:display="true" table:show-details="true"/>
                <table:data-pilot-member table:name="2,88%" table:display="true" table:show-details="true"/>
                <table:data-pilot-member table:name="2,89%" table:display="true" table:show-details="true"/>
                <table:data-pilot-member table:name="2,91%" table:display="true" table:show-details="true"/>
                <table:data-pilot-member table:name="2,94%" table:display="true" table:show-details="true"/>
                <table:data-pilot-member table:name="2,95%" table:display="true" table:show-details="true"/>
                <table:data-pilot-member table:name="2,96%" table:display="true" table:show-details="true"/>
                <table:data-pilot-member table:name="2,97%" table:display="true" table:show-details="true"/>
                <table:data-pilot-member table:name="2,98%" table:display="true" table:show-details="true"/>
                <table:data-pilot-member table:name="3,00%" table:display="true" table:show-details="true"/>
                <table:data-pilot-member table:name="3,03%" table:display="true" table:show-details="true"/>
                <table:data-pilot-member table:name="3,04%" table:display="true" table:show-details="true"/>
                <table:data-pilot-member table:name="3,05%" table:display="true" table:show-details="true"/>
                <table:data-pilot-member table:name="3,07%" table:display="true" table:show-details="true"/>
                <table:data-pilot-member table:name="3,11%" table:display="true" table:show-details="true"/>
                <table:data-pilot-member table:name="3,15%" table:display="true" table:show-details="true"/>
                <table:data-pilot-member table:name="3,17%" table:display="true" table:show-details="true"/>
                <table:data-pilot-member table:name="3,18%" table:display="true" table:show-details="true"/>
                <table:data-pilot-member table:name="3,20%" table:display="true" table:show-details="true"/>
                <table:data-pilot-member table:name="3,22%" table:display="true" table:show-details="true"/>
                <table:data-pilot-member table:name="3,23%" table:display="true" table:show-details="true"/>
                <table:data-pilot-member table:name="3,24%" table:display="true" table:show-details="true"/>
                <table:data-pilot-member table:name="3,25%" table:display="true" table:show-details="true"/>
                <table:data-pilot-member table:name="3,27%" table:display="true" table:show-details="true"/>
                <table:data-pilot-member table:name="3,28%" table:display="true" table:show-details="true"/>
                <table:data-pilot-member table:name="3,30%" table:display="true" table:show-details="true"/>
                <table:data-pilot-member table:name="3,39%" table:display="true" table:show-details="true"/>
                <table:data-pilot-member table:name="3,40%" table:display="true" table:show-details="true"/>
                <table:data-pilot-member table:name="3,41%" table:display="true" table:show-details="true"/>
                <table:data-pilot-member table:name="3,46%" table:display="true" table:show-details="true"/>
                <table:data-pilot-member table:name="3,49%" table:display="true" table:show-details="true"/>
                <table:data-pilot-member table:name="3,50%" table:display="true" table:show-details="true"/>
                <table:data-pilot-member table:name="3,51%" table:display="true" table:show-details="true"/>
                <table:data-pilot-member table:name="3,57%" table:display="true" table:show-details="true"/>
                <table:data-pilot-member table:name="3,59%" table:display="true" table:show-details="true"/>
                <table:data-pilot-member table:name="3,60%" table:display="true" table:show-details="true"/>
                <table:data-pilot-member table:name="3,62%" table:display="true" table:show-details="true"/>
                <table:data-pilot-member table:name="3,64%" table:display="true" table:show-details="true"/>
                <table:data-pilot-member table:name="3,68%" table:display="true" table:show-details="true"/>
                <table:data-pilot-member table:name="3,69%" table:display="true" table:show-details="true"/>
                <table:data-pilot-member table:name="3,70%" table:display="true" table:show-details="true"/>
                <table:data-pilot-member table:name="3,71%" table:display="true" table:show-details="true"/>
                <table:data-pilot-member table:name="3,72%" table:display="true" table:show-details="true"/>
                <table:data-pilot-member table:name="3,78%" table:display="true" table:show-details="true"/>
                <table:data-pilot-member table:name="3,79%" table:display="true" table:show-details="true"/>
                <table:data-pilot-member table:name="3,80%" table:display="true" table:show-details="true"/>
                <table:data-pilot-member table:name="3,89%" table:display="true" table:show-details="true"/>
                <table:data-pilot-member table:name="3,90%" table:display="true" table:show-details="true"/>
                <table:data-pilot-member table:name="3,91%" table:display="true" table:show-details="true"/>
                <table:data-pilot-member table:name="3,93%" table:display="true" table:show-details="true"/>
                <table:data-pilot-member table:name="3,96%" table:display="true" table:show-details="true"/>
                <table:data-pilot-member table:name="3,97%" table:display="true" table:show-details="true"/>
                <table:data-pilot-member table:name="4,05%" table:display="true" table:show-details="true"/>
                <table:data-pilot-member table:name="4,06%" table:display="true" table:show-details="true"/>
                <table:data-pilot-member table:name="4,11%" table:display="true" table:show-details="true"/>
                <table:data-pilot-member table:name="4,12%" table:display="true" table:show-details="true"/>
                <table:data-pilot-member table:name="4,14%" table:display="true" table:show-details="true"/>
                <table:data-pilot-member table:name="4,16%" table:display="true" table:show-details="true"/>
                <table:data-pilot-member table:name="4,19%" table:display="true" table:show-details="true"/>
                <table:data-pilot-member table:name="4,23%" table:display="true" table:show-details="true"/>
                <table:data-pilot-member table:name="4,24%" table:display="true" table:show-details="true"/>
                <table:data-pilot-member table:name="4,27%" table:display="true" table:show-details="true"/>
                <table:data-pilot-member table:name="4,30%" table:display="true" table:show-details="true"/>
                <table:data-pilot-member table:name="4,35%" table:display="true" table:show-details="true"/>
                <table:data-pilot-member table:name="4,36%" table:display="true" table:show-details="true"/>
                <table:data-pilot-member table:name="4,39%" table:display="true" table:show-details="true"/>
                <table:data-pilot-member table:name="4,41%" table:display="true" table:show-details="true"/>
                <table:data-pilot-member table:name="4,43%" table:display="true" table:show-details="true"/>
                <table:data-pilot-member table:name="4,44%" table:display="true" table:show-details="true"/>
                <table:data-pilot-member table:name="4,45%" table:display="true" table:show-details="true"/>
                <table:data-pilot-member table:name="4,50%" table:display="true" table:show-details="true"/>
                <table:data-pilot-member table:name="4,51%" table:display="true" table:show-details="true"/>
                <table:data-pilot-member table:name="4,52%" table:display="true" table:show-details="true"/>
                <table:data-pilot-member table:name="4,55%" table:display="true" table:show-details="true"/>
                <table:data-pilot-member table:name="4,58%" table:display="true" table:show-details="true"/>
                <table:data-pilot-member table:name="4,60%" table:display="true" table:show-details="true"/>
                <table:data-pilot-member table:name="4,62%" table:display="true" table:show-details="true"/>
                <table:data-pilot-member table:name="4,63%" table:display="true" table:show-details="true"/>
                <table:data-pilot-member table:name="4,69%" table:display="true" table:show-details="true"/>
                <table:data-pilot-member table:name="4,75%" table:display="true" table:show-details="true"/>
                <table:data-pilot-member table:name="4,81%" table:display="true" table:show-details="true"/>
                <table:data-pilot-member table:name="4,84%" table:display="true" table:show-details="true"/>
                <table:data-pilot-member table:name="4,87%" table:display="true" table:show-details="true"/>
                <table:data-pilot-member table:name="4,89%" table:display="true" table:show-details="true"/>
                <table:data-pilot-member table:name="4,93%" table:display="true" table:show-details="true"/>
                <table:data-pilot-member table:name="4,98%" table:display="true" table:show-details="true"/>
                <table:data-pilot-member table:name="5,02%" table:display="true" table:show-details="true"/>
                <table:data-pilot-member table:name="5,03%" table:display="true" table:show-details="true"/>
                <table:data-pilot-member table:name="5,05%" table:display="true" table:show-details="true"/>
                <table:data-pilot-member table:name="5,06%" table:display="true" table:show-details="true"/>
                <table:data-pilot-member table:name="5,17%" table:display="true" table:show-details="true"/>
                <table:data-pilot-member table:name="5,24%" table:display="true" table:show-details="true"/>
                <table:data-pilot-member table:name="5,32%" table:display="true" table:show-details="true"/>
                <table:data-pilot-member table:name="5,35%" table:display="true" table:show-details="true"/>
                <table:data-pilot-member table:name="5,36%" table:display="true" table:show-details="true"/>
                <table:data-pilot-member table:name="5,37%" table:display="true" table:show-details="true"/>
                <table:data-pilot-member table:name="5,39%" table:display="true" table:show-details="true"/>
                <table:data-pilot-member table:name="5,42%" table:display="true" table:show-details="true"/>
                <table:data-pilot-member table:name="5,47%" table:display="true" table:show-details="true"/>
                <table:data-pilot-member table:name="5,52%" table:display="true" table:show-details="true"/>
                <table:data-pilot-member table:name="5,55%" table:display="true" table:show-details="true"/>
                <table:data-pilot-member table:name="5,59%" table:display="true" table:show-details="true"/>
                <table:data-pilot-member table:name="5,61%" table:display="true" table:show-details="true"/>
                <table:data-pilot-member table:name="5,64%" table:display="true" table:show-details="true"/>
                <table:data-pilot-member table:name="5,65%" table:display="true" table:show-details="true"/>
                <table:data-pilot-member table:name="5,79%" table:display="true" table:show-details="true"/>
                <table:data-pilot-member table:name="5,81%" table:display="true" table:show-details="true"/>
                <table:data-pilot-member table:name="5,82%" table:display="true" table:show-details="true"/>
                <table:data-pilot-member table:name="5,83%" table:display="true" table:show-details="true"/>
                <table:data-pilot-member table:name="6,03%" table:display="true" table:show-details="true"/>
                <table:data-pilot-member table:name="6,04%" table:display="true" table:show-details="true"/>
                <table:data-pilot-member table:name="6,05%" table:display="true" table:show-details="true"/>
                <table:data-pilot-member table:name="6,06%" table:display="true" table:show-details="true"/>
                <table:data-pilot-member table:name="6,10%" table:display="true" table:show-details="true"/>
                <table:data-pilot-member table:name="6,11%" table:display="true" table:show-details="true"/>
                <table:data-pilot-member table:name="6,14%" table:display="true" table:show-details="true"/>
                <table:data-pilot-member table:name="6,24%" table:display="true" table:show-details="true"/>
                <table:data-pilot-member table:name="6,28%" table:display="true" table:show-details="true"/>
                <table:data-pilot-member table:name="6,32%" table:display="true" table:show-details="true"/>
                <table:data-pilot-member table:name="6,33%" table:display="true" table:show-details="true"/>
                <table:data-pilot-member table:name="6,37%" table:display="true" table:show-details="true"/>
                <table:data-pilot-member table:name="6,40%" table:display="true" table:show-details="true"/>
                <table:data-pilot-member table:name="6,43%" table:display="true" table:show-details="true"/>
                <table:data-pilot-member table:name="6,45%" table:display="true" table:show-details="true"/>
                <table:data-pilot-member table:name="6,59%" table:display="true" table:show-details="true"/>
                <table:data-pilot-member table:name="6,61%" table:display="true" table:show-details="true"/>
                <table:data-pilot-member table:name="6,66%" table:display="true" table:show-details="true"/>
                <table:data-pilot-member table:name="6,68%" table:display="true" table:show-details="true"/>
                <table:data-pilot-member table:name="6,74%" table:display="true" table:show-details="true"/>
                <table:data-pilot-member table:name="6,80%" table:display="true" table:show-details="true"/>
                <table:data-pilot-member table:name="6,84%" table:display="true" table:show-details="true"/>
                <table:data-pilot-member table:name="6,85%" table:display="true" table:show-details="true"/>
                <table:data-pilot-member table:name="6,86%" table:display="true" table:show-details="true"/>
                <table:data-pilot-member table:name="6,89%" table:display="true" table:show-details="true"/>
                <table:data-pilot-member table:name="6,91%" table:display="true" table:show-details="true"/>
                <table:data-pilot-member table:name="7,02%" table:display="true" table:show-details="true"/>
                <table:data-pilot-member table:name="7,06%" table:display="true" table:show-details="true"/>
                <table:data-pilot-member table:name="7,12%" table:display="true" table:show-details="true"/>
                <table:data-pilot-member table:name="7,15%" table:display="true" table:show-details="true"/>
                <table:data-pilot-member table:name="7,16%" table:display="true" table:show-details="true"/>
                <table:data-pilot-member table:name="7,19%" table:display="true" table:show-details="true"/>
                <table:data-pilot-member table:name="7,22%" table:display="true" table:show-details="true"/>
                <table:data-pilot-member table:name="7,27%" table:display="true" table:show-details="true"/>
                <table:data-pilot-member table:name="7,34%" table:display="true" table:show-details="true"/>
                <table:data-pilot-member table:name="7,47%" table:display="true" table:show-details="true"/>
                <table:data-pilot-member table:name="7,48%" table:display="true" table:show-details="true"/>
                <table:data-pilot-member table:name="7,49%" table:display="true" table:show-details="true"/>
                <table:data-pilot-member table:name="7,53%" table:display="true" table:show-details="true"/>
                <table:data-pilot-member table:name="7,54%" table:display="true" table:show-details="true"/>
                <table:data-pilot-member table:name="7,60%" table:display="true" table:show-details="true"/>
                <table:data-pilot-member table:name="7,62%" table:display="true" table:show-details="true"/>
                <table:data-pilot-member table:name="7,64%" table:display="true" table:show-details="true"/>
                <table:data-pilot-member table:name="7,65%" table:display="true" table:show-details="true"/>
                <table:data-pilot-member table:name="7,71%" table:display="true" table:show-details="true"/>
                <table:data-pilot-member table:name="7,77%" table:display="true" table:show-details="true"/>
                <table:data-pilot-member table:name="7,82%" table:display="true" table:show-details="true"/>
                <table:data-pilot-member table:name="7,84%" table:display="true" table:show-details="true"/>
                <table:data-pilot-member table:name="7,92%" table:display="true" table:show-details="true"/>
                <table:data-pilot-member table:name="7,94%" table:display="true" table:show-details="true"/>
                <table:data-pilot-member table:name="7,98%" table:display="true" table:show-details="true"/>
                <table:data-pilot-member table:name="8,01%" table:display="true" table:show-details="true"/>
                <table:data-pilot-member table:name="8,04%" table:display="true" table:show-details="true"/>
                <table:data-pilot-member table:name="8,07%" table:display="true" table:show-details="true"/>
                <table:data-pilot-member table:name="8,12%" table:display="true" table:show-details="true"/>
                <table:data-pilot-member table:name="8,13%" table:display="true" table:show-details="true"/>
                <table:data-pilot-member table:name="8,19%" table:display="true" table:show-details="true"/>
                <table:data-pilot-member table:name="8,20%" table:display="true" table:show-details="true"/>
                <table:data-pilot-member table:name="8,26%" table:display="true" table:show-details="true"/>
                <table:data-pilot-member table:name="8,30%" table:display="true" table:show-details="true"/>
                <table:data-pilot-member table:name="8,31%" table:display="true" table:show-details="true"/>
                <table:data-pilot-member table:name="8,36%" table:display="true" table:show-details="true"/>
                <table:data-pilot-member table:name="8,38%" table:display="true" table:show-details="true"/>
                <table:data-pilot-member table:name="8,46%" table:display="true" table:show-details="true"/>
                <table:data-pilot-member table:name="8,52%" table:display="true" table:show-details="true"/>
                <table:data-pilot-member table:name="8,61%" table:display="true" table:show-details="true"/>
                <table:data-pilot-member table:name="8,65%" table:display="true" table:show-details="true"/>
                <table:data-pilot-member table:name="8,66%" table:display="true" table:show-details="true"/>
                <table:data-pilot-member table:name="8,72%" table:display="true" table:show-details="true"/>
                <table:data-pilot-member table:name="8,93%" table:display="true" table:show-details="true"/>
                <table:data-pilot-member table:name="8,95%" table:display="true" table:show-details="true"/>
                <table:data-pilot-member table:name="9,02%" table:display="true" table:show-details="true"/>
                <table:data-pilot-member table:name="9,15%" table:display="true" table:show-details="true"/>
                <table:data-pilot-member table:name="9,28%" table:display="true" table:show-details="true"/>
                <table:data-pilot-member table:name="9,31%" table:display="true" table:show-details="true"/>
                <table:data-pilot-member table:name="9,32%" table:display="true" table:show-details="true"/>
                <table:data-pilot-member table:name="9,47%" table:display="true" table:show-details="true"/>
                <table:data-pilot-member table:name="9,53%" table:display="true" table:show-details="true"/>
                <table:data-pilot-member table:name="9,55%" table:display="true" table:show-details="true"/>
                <table:data-pilot-member table:name="9,59%" table:display="true" table:show-details="true"/>
                <table:data-pilot-member table:name="9,61%" table:display="true" table:show-details="true"/>
                <table:data-pilot-member table:name="9,62%" table:display="true" table:show-details="true"/>
                <table:data-pilot-member table:name="9,77%" table:display="true" table:show-details="true"/>
                <table:data-pilot-member table:name="9,86%" table:display="true" table:show-details="true"/>
                <table:data-pilot-member table:name="9,89%" table:display="true" table:show-details="true"/>
                <table:data-pilot-member table:name="9,90%" table:display="true" table:show-details="true"/>
                <table:data-pilot-member table:name="9,92%" table:display="true" table:show-details="true"/>
                <table:data-pilot-member table:name="9,94%" table:display="true" table:show-details="true"/>
                <table:data-pilot-member table:name="9,97%" table:display="true" table:show-details="true"/>
                <table:data-pilot-member table:name="10,07%" table:display="true" table:show-details="true"/>
                <table:data-pilot-member table:name="10,09%" table:display="true" table:show-details="true"/>
                <table:data-pilot-member table:name="10,13%" table:display="true" table:show-details="true"/>
                <table:data-pilot-member table:name="10,31%" table:display="true" table:show-details="true"/>
                <table:data-pilot-member table:name="10,35%" table:display="true" table:show-details="true"/>
                <table:data-pilot-member table:name="10,39%" table:display="true" table:show-details="true"/>
                <table:data-pilot-member table:name="10,41%" table:display="true" table:show-details="true"/>
                <table:data-pilot-member table:name="10,47%" table:display="true" table:show-details="true"/>
                <table:data-pilot-member table:name="10,53%" table:display="true" table:show-details="true"/>
                <table:data-pilot-member table:name="10,59%" table:display="true" table:show-details="true"/>
                <table:data-pilot-member table:name="10,65%" table:display="true" table:show-details="true"/>
                <table:data-pilot-member table:name="10,70%" table:display="true" table:show-details="true"/>
                <table:data-pilot-member table:name="10,72%" table:display="true" table:show-details="true"/>
                <table:data-pilot-member table:name="10,76%" table:display="true" table:show-details="true"/>
                <table:data-pilot-member table:name="10,77%" table:display="true" table:show-details="true"/>
                <table:data-pilot-member table:name="10,91%" table:display="true" table:show-details="true"/>
                <table:data-pilot-member table:name="11,05%" table:display="true" table:show-details="true"/>
                <table:data-pilot-member table:name="11,09%" table:display="true" table:show-details="true"/>
                <table:data-pilot-member table:name="11,10%" table:display="true" table:show-details="true"/>
                <table:data-pilot-member table:name="11,17%" table:display="true" table:show-details="true"/>
                <table:data-pilot-member table:name="11,20%" table:display="true" table:show-details="true"/>
                <table:data-pilot-member table:name="11,21%" table:display="true" table:show-details="true"/>
                <table:data-pilot-member table:name="11,35%" table:display="true" table:show-details="true"/>
                <table:data-pilot-member table:name="11,38%" table:display="true" table:show-details="true"/>
                <table:data-pilot-member table:name="11,72%" table:display="true" table:show-details="true"/>
                <table:data-pilot-member table:name="11,76%" table:display="true" table:show-details="true"/>
                <table:data-pilot-member table:name="11,77%" table:display="true" table:show-details="true"/>
                <table:data-pilot-member table:name="11,78%" table:display="true" table:show-details="true"/>
                <table:data-pilot-member table:name="11,84%" table:display="true" table:show-details="true"/>
                <table:data-pilot-member table:name="11,89%" table:display="true" table:show-details="true"/>
                <table:data-pilot-member table:name="11,92%" table:display="true" table:show-details="true"/>
                <table:data-pilot-member table:name="11,96%" table:display="true" table:show-details="true"/>
                <table:data-pilot-member table:name="11,97%" table:display="true" table:show-details="true"/>
                <table:data-pilot-member table:name="12,34%" table:display="true" table:show-details="true"/>
                <table:data-pilot-member table:name="12,37%" table:display="true" table:show-details="true"/>
                <table:data-pilot-member table:name="12,47%" table:display="true" table:show-details="true"/>
                <table:data-pilot-member table:name="12,53%" table:display="true" table:show-details="true"/>
                <table:data-pilot-member table:name="12,56%" table:display="true" table:show-details="true"/>
                <table:data-pilot-member table:name="12,62%" table:display="true" table:show-details="true"/>
                <table:data-pilot-member table:name="12,74%" table:display="true" table:show-details="true"/>
                <table:data-pilot-member table:name="12,85%" table:display="true" table:show-details="true"/>
                <table:data-pilot-member table:name="13,02%" table:display="true" table:show-details="true"/>
                <table:data-pilot-member table:name="13,03%" table:display="true" table:show-details="true"/>
                <table:data-pilot-member table:name="13,07%" table:display="true" table:show-details="true"/>
                <table:data-pilot-member table:name="13,12%" table:display="true" table:show-details="true"/>
                <table:data-pilot-member table:name="13,17%" table:display="true" table:show-details="true"/>
                <table:data-pilot-member table:name="13,20%" table:display="true" table:show-details="true"/>
                <table:data-pilot-member table:name="13,21%" table:display="true" table:show-details="true"/>
                <table:data-pilot-member table:name="13,36%" table:display="true" table:show-details="true"/>
                <table:data-pilot-member table:name="13,39%" table:display="true" table:show-details="true"/>
                <table:data-pilot-member table:name="13,41%" table:display="true" table:show-details="true"/>
                <table:data-pilot-member table:name="13,46%" table:display="true" table:show-details="true"/>
                <table:data-pilot-member table:name="13,55%" table:display="true" table:show-details="true"/>
                <table:data-pilot-member table:name="13,64%" table:display="true" table:show-details="true"/>
                <table:data-pilot-member table:name="13,66%" table:display="true" table:show-details="true"/>
                <table:data-pilot-member table:name="13,85%" table:display="true" table:show-details="true"/>
                <table:data-pilot-member table:name="13,89%" table:display="true" table:show-details="true"/>
                <table:data-pilot-member table:name="13,93%" table:display="true" table:show-details="true"/>
                <table:data-pilot-member table:name="13,95%" table:display="true" table:show-details="true"/>
                <table:data-pilot-member table:name="13,98%" table:display="true" table:show-details="true"/>
                <table:data-pilot-member table:name="14,01%" table:display="true" table:show-details="true"/>
                <table:data-pilot-member table:name="14,03%" table:display="true" table:show-details="true"/>
                <table:data-pilot-member table:name="14,15%" table:display="true" table:show-details="true"/>
                <table:data-pilot-member table:name="14,16%" table:display="true" table:show-details="true"/>
                <table:data-pilot-member table:name="14,19%" table:display="true" table:show-details="true"/>
                <table:data-pilot-member table:name="14,26%" table:display="true" table:show-details="true"/>
                <table:data-pilot-member table:name="14,33%" table:display="true" table:show-details="true"/>
                <table:data-pilot-member table:name="14,42%" table:display="true" table:show-details="true"/>
                <table:data-pilot-member table:name="14,46%" table:display="true" table:show-details="true"/>
                <table:data-pilot-member table:name="14,52%" table:display="true" table:show-details="true"/>
                <table:data-pilot-member table:name="14,88%" table:display="true" table:show-details="true"/>
                <table:data-pilot-member table:name="15,31%" table:display="true" table:show-details="true"/>
                <table:data-pilot-member table:name="15,47%" table:display="true" table:show-details="true"/>
                <table:data-pilot-member table:name="15,51%" table:display="true" table:show-details="true"/>
                <table:data-pilot-member table:name="15,58%" table:display="true" table:show-details="true"/>
                <table:data-pilot-member table:name="15,66%" table:display="true" table:show-details="true"/>
                <table:data-pilot-member table:name="15,74%" table:display="true" table:show-details="true"/>
                <table:data-pilot-member table:name="16,10%" table:display="true" table:show-details="true"/>
                <table:data-pilot-member table:name="16,49%" table:display="true" table:show-details="true"/>
                <table:data-pilot-member table:name="16,52%" table:display="true" table:show-details="true"/>
                <table:data-pilot-member table:name="16,69%" table:display="true" table:show-details="true"/>
                <table:data-pilot-member table:name="16,70%" table:display="true" table:show-details="true"/>
                <table:data-pilot-member table:name="16,97%" table:display="true" table:show-details="true"/>
                <table:data-pilot-member table:name="17,26%" table:display="true" table:show-details="true"/>
                <table:data-pilot-member table:name="17,44%" table:display="true" table:show-details="true"/>
                <table:data-pilot-member table:name="17,49%" table:display="true" table:show-details="true"/>
                <table:data-pilot-member table:name="17,73%" table:display="true" table:show-details="true"/>
                <table:data-pilot-member table:name="17,98%" table:display="true" table:show-details="true"/>
                <table:data-pilot-member table:name="18,19%" table:display="true" table:show-details="true"/>
                <table:data-pilot-member table:name="18,33%" table:display="true" table:show-details="true"/>
                <table:data-pilot-member table:name="18,36%" table:display="true" table:show-details="true"/>
                <table:data-pilot-member table:name="18,41%" table:display="true" table:show-details="true"/>
                <table:data-pilot-member table:name="18,44%" table:display="true" table:show-details="true"/>
                <table:data-pilot-member table:name="18,64%" table:display="true" table:show-details="true"/>
                <table:data-pilot-member table:name="18,91%" table:display="true" table:show-details="true"/>
                <table:data-pilot-member table:name="19,10%" table:display="true" table:show-details="true"/>
                <table:data-pilot-member table:name="19,21%" table:display="true" table:show-details="true"/>
                <table:data-pilot-member table:name="19,69%" table:display="true" table:show-details="true"/>
                <table:data-pilot-member table:name="19,98%" table:display="true" table:show-details="true"/>
                <table:data-pilot-member table:name="20,59%" table:display="true" table:show-details="true"/>
                <table:data-pilot-member table:name="20,66%" table:display="true" table:show-details="true"/>
                <table:data-pilot-member table:name="20,96%" table:display="true" table:show-details="true"/>
                <table:data-pilot-member table:name="21,32%" table:display="true" table:show-details="true"/>
                <table:data-pilot-member table:name="21,77%" table:display="true" table:show-details="true"/>
                <table:data-pilot-member table:name="21,80%" table:display="true" table:show-details="true"/>
                <table:data-pilot-member table:name="22,04%" table:display="true" table:show-details="true"/>
                <table:data-pilot-member table:name="22,22%" table:display="true" table:show-details="true"/>
                <table:data-pilot-member table:name="22,43%" table:display="true" table:show-details="true"/>
                <table:data-pilot-member table:name="22,49%" table:display="true" table:show-details="true"/>
                <table:data-pilot-member table:name="22,70%" table:display="true" table:show-details="true"/>
                <table:data-pilot-member table:name="22,78%" table:display="true" table:show-details="true"/>
                <table:data-pilot-member table:name="22,81%" table:display="true" table:show-details="true"/>
                <table:data-pilot-member table:name="23,18%" table:display="true" table:show-details="true"/>
                <table:data-pilot-member table:name="23,22%" table:display="true" table:show-details="true"/>
                <table:data-pilot-member table:name="23,44%" table:display="true" table:show-details="true"/>
                <table:data-pilot-member table:name="23,51%" table:display="true" table:show-details="true"/>
                <table:data-pilot-member table:name="23,83%" table:display="true" table:show-details="true"/>
                <table:data-pilot-member table:name="23,99%" table:display="true" table:show-details="true"/>
                <table:data-pilot-member table:name="24,34%" table:display="true" table:show-details="true"/>
                <table:data-pilot-member table:name="24,50%" table:display="true" table:show-details="true"/>
                <table:data-pilot-member table:name="25,29%" table:display="true" table:show-details="true"/>
                <table:data-pilot-member table:name="25,50%" table:display="true" table:show-details="true"/>
                <table:data-pilot-member table:name="25,75%" table:display="true" table:show-details="true"/>
                <table:data-pilot-member table:name="25,91%" table:display="true" table:show-details="true"/>
                <table:data-pilot-member table:name="25,93%" table:display="true" table:show-details="true"/>
                <table:data-pilot-member table:name="25,99%" table:display="true" table:show-details="true"/>
                <table:data-pilot-member table:name="26,24%" table:display="true" table:show-details="true"/>
                <table:data-pilot-member table:name="26,59%" table:display="true" table:show-details="true"/>
                <table:data-pilot-member table:name="26,78%" table:display="true" table:show-details="true"/>
                <table:data-pilot-member table:name="28,15%" table:display="true" table:show-details="true"/>
                <table:data-pilot-member table:name="28,25%" table:display="true" table:show-details="true"/>
                <table:data-pilot-member table:name="29,07%" table:display="true" table:show-details="true"/>
                <table:data-pilot-member table:name="29,09%" table:display="true" table:show-details="true"/>
                <table:data-pilot-member table:name="29,30%" table:display="true" table:show-details="true"/>
                <table:data-pilot-member table:name="29,75%" table:display="true" table:show-details="true"/>
                <table:data-pilot-member table:name="29,93%" table:display="true" table:show-details="true"/>
                <table:data-pilot-member table:name="30,06%" table:display="true" table:show-details="true"/>
                <table:data-pilot-member table:name="30,13%" table:display="true" table:show-details="true"/>
                <table:data-pilot-member table:name="30,14%" table:display="true" table:show-details="true"/>
                <table:data-pilot-member table:name="30,21%" table:display="true" table:show-details="true"/>
                <table:data-pilot-member table:name="30,29%" table:display="true" table:show-details="true"/>
                <table:data-pilot-member table:name="30,78%" table:display="true" table:show-details="true"/>
                <table:data-pilot-member table:name="30,91%" table:display="true" table:show-details="true"/>
                <table:data-pilot-member table:name="30,97%" table:display="true" table:show-details="true"/>
                <table:data-pilot-member table:name="31,03%" table:display="true" table:show-details="true"/>
                <table:data-pilot-member table:name="32,48%" table:display="true" table:show-details="true"/>
                <table:data-pilot-member table:name="33,35%" table:display="true" table:show-details="true"/>
                <table:data-pilot-member table:name="33,75%" table:display="true" table:show-details="true"/>
                <table:data-pilot-member table:name="36,04%" table:display="true" table:show-details="true"/>
                <table:data-pilot-member table:name="36,13%" table:display="true" table:show-details="true"/>
                <table:data-pilot-member table:name="36,25%" table:display="true" table:show-details="true"/>
                <table:data-pilot-member table:name="37,05%" table:display="true" table:show-details="true"/>
                <table:data-pilot-member table:name="38,51%" table:display="true" table:show-details="true"/>
                <table:data-pilot-member table:name="38,62%" table:display="true" table:show-details="true"/>
                <table:data-pilot-member table:name="39,11%" table:display="true" table:show-details="true"/>
                <table:data-pilot-member table:name="39,24%" table:display="true" table:show-details="true"/>
                <table:data-pilot-member table:name="41,29%" table:display="true" table:show-details="true"/>
                <table:data-pilot-member table:name="41,71%" table:display="true" table:show-details="true"/>
                <table:data-pilot-member table:name="42,90%" table:display="true" table:show-details="true"/>
                <table:data-pilot-member table:name="43,08%" table:display="true" table:show-details="true"/>
                <table:data-pilot-member table:name="47,93%" table:display="true" table:show-details="true"/>
                <table:data-pilot-member table:name="49,24%" table:display="true" table:show-details="true"/>
                <table:data-pilot-member table:name="49,44%" table:display="true" table:show-details="true"/>
                <table:data-pilot-member table:name="49,70%" table:display="true" table:show-details="true"/>
                <table:data-pilot-member table:name="50,23%" table:display="true" table:show-details="true"/>
                <table:data-pilot-member table:name="53,04%" table:display="true" table:show-details="true"/>
                <table:data-pilot-member table:name="60,76%" table:display="true" table:show-details="true"/>
                <table:data-pilot-member table:name="61,38%" table:display="true" table:show-details="true"/>
                <table:data-pilot-member table:name="62,66%" table:display="true" table:show-details="true"/>
                <table:data-pilot-member table:name="63,10%" table:display="true" table:show-details="true"/>
                <table:data-pilot-member table:name="63,88%" table:display="true" table:show-details="true"/>
                <table:data-pilot-member table:name="74,09%" table:display="true" table:show-details="true"/>
                <table:data-pilot-member table:name="75,10%" table:display="true" table:show-details="true"/>
                <table:data-pilot-member table:name="76,56%" table:display="true" table:show-details="true"/>
                <table:data-pilot-member table:name="85,85%" table:display="true" table:show-details="true"/>
                <table:data-pilot-member table:name="86,61%" table:display="true" table:show-details="true"/>
                <table:data-pilot-member table:name="89,91%" table:display="true" table:show-details="true"/>
                <table:data-pilot-member table:name="90,83%" table:display="true" table:show-details="true"/>
                <table:data-pilot-member table:name="91,15%" table:display="true" table:show-details="true"/>
                <table:data-pilot-member table:name="91,70%" table:display="true" table:show-details="true"/>
                <table:data-pilot-member table:name="92,50%" table:display="true" table:show-details="true"/>
                <table:data-pilot-member table:name="96,21%" table:display="true" table:show-details="true"/>
                <table:data-pilot-member table:name="97,76%" table:display="true" table:show-details="true"/>
                <table:data-pilot-member table:name="49429,13%" table:display="true" table:show-details="true"/>
                <table:data-pilot-member table:name="50732,74%" table:display="true" table:show-details="true"/>
                <table:data-pilot-member table:name="54060,86%" table:display="true" table:show-details="true"/>
                <table:data-pilot-member table:name="54209,51%" table:display="true" table:show-details="true"/>
                <table:data-pilot-member table:name="56909,83%" table:display="true" table:show-details="true"/>
                <table:data-pilot-member table:name="61721,22%" table:display="true" table:show-details="true"/>
                <table:data-pilot-member table:name="35371300,00%" table:display="true" table:show-details="true"/>
                <table:data-pilot-member table:name="38375000,00%" table:display="true" table:show-details="true"/>
                <table:data-pilot-member table:name="49920400,00%" table:display="true" table:show-details="true"/>
                <table:data-pilot-member table:name="61379600,00%" table:display="true" table:show-details="true"/>
                <table:data-pilot-member table:name="82780100,00%" table:display="true" table:show-details="true"/>
                <table:data-pilot-member table:name="267826400,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1" number:min-decimal-places="1" number:min-integer-digits="1"/>
    </number:number-style>
    <number:percentage-style style:name="N116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 style:data-style-name="N2" text:time-value="13:13:41.33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21:46:48.513000000</meta:creation-date>
    <dc:date>2025-03-02T13:17:52.621000000</dc:date>
    <meta:editing-duration>PT1H36M35S</meta:editing-duration>
    <meta:editing-cycles>10</meta:editing-cycles>
    <meta:generator>LibreOffice/24.2.3.2$Windows_X86_64 LibreOffice_project/433d9c2ded56988e8a90e6b2e771ee4e6a5ab2ba</meta:generator>
    <meta:document-statistic meta:table-count="2" meta:cell-count="4589" meta:object-count="0"/>
  </office:meta>
</office:document-meta>
</file>